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24.2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67.56pt" svg:height="322.24pt" svg:x="656.62pt" svg:y="12.81pt">
            <loext:p draw:notify-on-update-of-ranges="Sheet1.G1:Sheet1.G1 Sheet1.G2:Sheet1.G152 Sheet1.A2:Sheet1.A152 Sheet1.A2:Sheet1.A152 Sheet1.C1:Sheet1.C1 Sheet1.C2:Sheet1.C152 Sheet1.A2:Sheet1.A152 Sheet1.D1:Sheet1.D1 Sheet1.D2:Sheet1.D152 Sheet1.A2:Sheet1.A152 Sheet1.E1:Sheet1.E1 Sheet1.E2:Sheet1.E152 Sheet1.A2:Sheet1.A152 Sheet1.F1:Sheet1.F1 Sheet1.F2:Sheet1.F1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 de noeuds attaqués</text:p>
          </table:table-cell>
          <table:table-cell/>
          <table:table-cell office:value-type="string" calcext:value-type="string">
            <text:p>Q=2, ring_size=41</text:p>
          </table:table-cell>
          <table:table-cell office:value-type="string" calcext:value-type="string">
            <text:p>Q=3, ring_size=51</text:p>
          </table:table-cell>
          <table:table-cell office:value-type="string" calcext:value-type="string">
            <text:p>Q=4, ring_size=61</text:p>
          </table:table-cell>
          <table:table-cell office:value-type="string" calcext:value-type="string">
            <text:p>Q=5, ring_size=68</text:p>
          </table:table-cell>
          <table:table-cell office:value-type="string" calcext:value-type="string">
            <text:p>basic_sche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218715119896162" calcext:value-type="float">
            <text:p>0.0021871512</text:p>
          </table:table-cell>
          <table:table-cell office:value-type="float" office:value="0.00120800048944028" calcext:value-type="float">
            <text:p>0.0012080005</text:p>
          </table:table-cell>
          <table:table-cell office:value-type="float" office:value="0.00176126856224699" calcext:value-type="float">
            <text:p>0.0017612686</text:p>
          </table:table-cell>
          <table:table-cell office:value-type="float" office:value="0.00147277217499939" calcext:value-type="float">
            <text:p>0.0014727722</text:p>
          </table:table-cell>
          <table:table-cell office:value-type="float" office:value="0.0276768993125326" calcext:value-type="float">
            <text:p>0.0276768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0611916721130479" calcext:value-type="float">
            <text:p>0.0061191672</text:p>
          </table:table-cell>
          <table:table-cell office:value-type="float" office:value="0.00506904078898684" calcext:value-type="float">
            <text:p>0.0050690408</text:p>
          </table:table-cell>
          <table:table-cell office:value-type="float" office:value="0.00299369475099546" calcext:value-type="float">
            <text:p>0.0029936948</text:p>
          </table:table-cell>
          <table:table-cell office:value-type="float" office:value="0.00217432598278576" calcext:value-type="float">
            <text:p>0.002174326</text:p>
          </table:table-cell>
          <table:table-cell office:value-type="float" office:value="0.0512279006084767" calcext:value-type="float">
            <text:p>0.0512279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121419790699634" calcext:value-type="float">
            <text:p>0.0121419791</text:p>
          </table:table-cell>
          <table:table-cell office:value-type="float" office:value="0.00494056401817483" calcext:value-type="float">
            <text:p>0.004940564</text:p>
          </table:table-cell>
          <table:table-cell office:value-type="float" office:value="0.00388278920730994" calcext:value-type="float">
            <text:p>0.0038827892</text:p>
          </table:table-cell>
          <table:table-cell office:value-type="float" office:value="0.00409017354239167" calcext:value-type="float">
            <text:p>0.0040901735</text:p>
          </table:table-cell>
          <table:table-cell office:value-type="float" office:value="0.0780118207161092" calcext:value-type="float">
            <text:p>0.0780118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203624869260451" calcext:value-type="float">
            <text:p>0.0203624869</text:p>
          </table:table-cell>
          <table:table-cell office:value-type="float" office:value="0.0101199574228204" calcext:value-type="float">
            <text:p>0.0101199574</text:p>
          </table:table-cell>
          <table:table-cell office:value-type="float" office:value="0.00580731254576335" calcext:value-type="float">
            <text:p>0.0058073125</text:p>
          </table:table-cell>
          <table:table-cell office:value-type="float" office:value="0.00559069251141912" calcext:value-type="float">
            <text:p>0.0055906925</text:p>
          </table:table-cell>
          <table:table-cell office:value-type="float" office:value="0.108359233738272" calcext:value-type="float">
            <text:p>0.10835923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292719790362824" calcext:value-type="float">
            <text:p>0.029271979</text:p>
          </table:table-cell>
          <table:table-cell office:value-type="float" office:value="0.0162316898252139" calcext:value-type="float">
            <text:p>0.0162316898</text:p>
          </table:table-cell>
          <table:table-cell office:value-type="float" office:value="0.00582569247042788" calcext:value-type="float">
            <text:p>0.0058256925</text:p>
          </table:table-cell>
          <table:table-cell office:value-type="float" office:value="0.00862340125306297" calcext:value-type="float">
            <text:p>0.0086234013</text:p>
          </table:table-cell>
          <table:table-cell office:value-type="float" office:value="0.128242733284966" calcext:value-type="float">
            <text:p>0.1282427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329800621482249" calcext:value-type="float">
            <text:p>0.0329800621</text:p>
          </table:table-cell>
          <table:table-cell office:value-type="float" office:value="0.0160405022097244" calcext:value-type="float">
            <text:p>0.0160405022</text:p>
          </table:table-cell>
          <table:table-cell office:value-type="float" office:value="0.0131215152862698" calcext:value-type="float">
            <text:p>0.0131215153</text:p>
          </table:table-cell>
          <table:table-cell office:value-type="float" office:value="0.0112782801293743" calcext:value-type="float">
            <text:p>0.0112782801</text:p>
          </table:table-cell>
          <table:table-cell office:value-type="float" office:value="0.15299469648109" calcext:value-type="float">
            <text:p>0.15299469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466597527300478" calcext:value-type="float">
            <text:p>0.0466597527</text:p>
          </table:table-cell>
          <table:table-cell office:value-type="float" office:value="0.0276186857652568" calcext:value-type="float">
            <text:p>0.0276186858</text:p>
          </table:table-cell>
          <table:table-cell office:value-type="float" office:value="0.0196252483031342" calcext:value-type="float">
            <text:p>0.0196252483</text:p>
          </table:table-cell>
          <table:table-cell office:value-type="float" office:value="0.0149990127968918" calcext:value-type="float">
            <text:p>0.0149990128</text:p>
          </table:table-cell>
          <table:table-cell office:value-type="float" office:value="0.182509985878643" calcext:value-type="float">
            <text:p>0.18250998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577868317556815" calcext:value-type="float">
            <text:p>0.0577868318</text:p>
          </table:table-cell>
          <table:table-cell office:value-type="float" office:value="0.0329732369162728" calcext:value-type="float">
            <text:p>0.0329732369</text:p>
          </table:table-cell>
          <table:table-cell office:value-type="float" office:value="0.026299627563221" calcext:value-type="float">
            <text:p>0.0262996276</text:p>
          </table:table-cell>
          <table:table-cell office:value-type="float" office:value="0.0154978442419267" calcext:value-type="float">
            <text:p>0.0154978442</text:p>
          </table:table-cell>
          <table:table-cell office:value-type="float" office:value="0.196198576870484" calcext:value-type="float">
            <text:p>0.19619857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703227153164093" calcext:value-type="float">
            <text:p>0.0703227153</text:p>
          </table:table-cell>
          <table:table-cell office:value-type="float" office:value="0.0415744235895185" calcext:value-type="float">
            <text:p>0.0415744236</text:p>
          </table:table-cell>
          <table:table-cell office:value-type="float" office:value="0.0343087379620247" calcext:value-type="float">
            <text:p>0.034308738</text:p>
          </table:table-cell>
          <table:table-cell office:value-type="float" office:value="0.0247178683875453" calcext:value-type="float">
            <text:p>0.0247178684</text:p>
          </table:table-cell>
          <table:table-cell office:value-type="float" office:value="0.22362867028163" calcext:value-type="float">
            <text:p>0.2236286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89596473075778" calcext:value-type="float">
            <text:p>0.0895964731</text:p>
          </table:table-cell>
          <table:table-cell office:value-type="float" office:value="0.0584598410031732" calcext:value-type="float">
            <text:p>0.058459841</text:p>
          </table:table-cell>
          <table:table-cell office:value-type="float" office:value="0.0415934791756046" calcext:value-type="float">
            <text:p>0.0415934792</text:p>
          </table:table-cell>
          <table:table-cell office:value-type="float" office:value="0.0305285656062428" calcext:value-type="float">
            <text:p>0.0305285656</text:p>
          </table:table-cell>
          <table:table-cell office:value-type="float" office:value="0.242302072980423" calcext:value-type="float">
            <text:p>0.2423020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112768212652395" calcext:value-type="float">
            <text:p>0.1127682127</text:p>
          </table:table-cell>
          <table:table-cell office:value-type="float" office:value="0.0731374255456097" calcext:value-type="float">
            <text:p>0.0731374255</text:p>
          </table:table-cell>
          <table:table-cell office:value-type="float" office:value="0.0584398789412818" calcext:value-type="float">
            <text:p>0.0584398789</text:p>
          </table:table-cell>
          <table:table-cell office:value-type="float" office:value="0.0405059196884662" calcext:value-type="float">
            <text:p>0.0405059197</text:p>
          </table:table-cell>
          <table:table-cell office:value-type="float" office:value="0.275417920706198" calcext:value-type="float">
            <text:p>0.27541792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117352862961791" calcext:value-type="float">
            <text:p>0.117352863</text:p>
          </table:table-cell>
          <table:table-cell office:value-type="float" office:value="0.0825811300576217" calcext:value-type="float">
            <text:p>0.0825811301</text:p>
          </table:table-cell>
          <table:table-cell office:value-type="float" office:value="0.0528784891340323" calcext:value-type="float">
            <text:p>0.0528784891</text:p>
          </table:table-cell>
          <table:table-cell office:value-type="float" office:value="0.0554383480108626" calcext:value-type="float">
            <text:p>0.055438348</text:p>
          </table:table-cell>
          <table:table-cell office:value-type="float" office:value="0.278732199520039" calcext:value-type="float">
            <text:p>0.2787321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35799713321092" calcext:value-type="float">
            <text:p>0.1357997133</text:p>
          </table:table-cell>
          <table:table-cell office:value-type="float" office:value="0.0991143961049451" calcext:value-type="float">
            <text:p>0.0991143961</text:p>
          </table:table-cell>
          <table:table-cell office:value-type="float" office:value="0.082091426733036" calcext:value-type="float">
            <text:p>0.0820914267</text:p>
          </table:table-cell>
          <table:table-cell office:value-type="float" office:value="0.0695360899343539" calcext:value-type="float">
            <text:p>0.0695360899</text:p>
          </table:table-cell>
          <table:table-cell office:value-type="float" office:value="0.296639609668122" calcext:value-type="float">
            <text:p>0.2966396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.155270482191156" calcext:value-type="float">
            <text:p>0.1552704822</text:p>
          </table:table-cell>
          <table:table-cell office:value-type="float" office:value="0.122068746301854" calcext:value-type="float">
            <text:p>0.1220687463</text:p>
          </table:table-cell>
          <table:table-cell office:value-type="float" office:value="0.0862612212772089" calcext:value-type="float">
            <text:p>0.0862612213</text:p>
          </table:table-cell>
          <table:table-cell office:value-type="float" office:value="0.0760023943542805" calcext:value-type="float">
            <text:p>0.0760023944</text:p>
          </table:table-cell>
          <table:table-cell office:value-type="float" office:value="0.322006974696013" calcext:value-type="float">
            <text:p>0.32200697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167659417205151" calcext:value-type="float">
            <text:p>0.1676594172</text:p>
          </table:table-cell>
          <table:table-cell office:value-type="float" office:value="0.130613402466216" calcext:value-type="float">
            <text:p>0.1306134025</text:p>
          </table:table-cell>
          <table:table-cell office:value-type="float" office:value="0.115770190427571" calcext:value-type="float">
            <text:p>0.1157701904</text:p>
          </table:table-cell>
          <table:table-cell office:value-type="float" office:value="0.10231358750184" calcext:value-type="float">
            <text:p>0.1023135875</text:p>
          </table:table-cell>
          <table:table-cell office:value-type="float" office:value="0.338631920900978" calcext:value-type="float">
            <text:p>0.3386319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186633060315026" calcext:value-type="float">
            <text:p>0.1866330603</text:p>
          </table:table-cell>
          <table:table-cell office:value-type="float" office:value="0.142969498209564" calcext:value-type="float">
            <text:p>0.1429694982</text:p>
          </table:table-cell>
          <table:table-cell office:value-type="float" office:value="0.121739734835279" calcext:value-type="float">
            <text:p>0.1217397348</text:p>
          </table:table-cell>
          <table:table-cell office:value-type="float" office:value="0.117152314762232" calcext:value-type="float">
            <text:p>0.1171523148</text:p>
          </table:table-cell>
          <table:table-cell office:value-type="float" office:value="0.361980134738612" calcext:value-type="float">
            <text:p>0.3619801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213073590046623" calcext:value-type="float">
            <text:p>0.21307359</text:p>
          </table:table-cell>
          <table:table-cell office:value-type="float" office:value="0.163899683988422" calcext:value-type="float">
            <text:p>0.163899684</text:p>
          </table:table-cell>
          <table:table-cell office:value-type="float" office:value="0.147982734423583" calcext:value-type="float">
            <text:p>0.1479827344</text:p>
          </table:table-cell>
          <table:table-cell office:value-type="float" office:value="0.141407069387624" calcext:value-type="float">
            <text:p>0.1414070694</text:p>
          </table:table-cell>
          <table:table-cell office:value-type="float" office:value="0.375136322124184" calcext:value-type="float">
            <text:p>0.3751363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22577855757481" calcext:value-type="float">
            <text:p>0.2257785576</text:p>
          </table:table-cell>
          <table:table-cell office:value-type="float" office:value="0.185897627794739" calcext:value-type="float">
            <text:p>0.1858976278</text:p>
          </table:table-cell>
          <table:table-cell office:value-type="float" office:value="0.171253609352322" calcext:value-type="float">
            <text:p>0.1712536094</text:p>
          </table:table-cell>
          <table:table-cell office:value-type="float" office:value="0.157192527415725" calcext:value-type="float">
            <text:p>0.1571925274</text:p>
          </table:table-cell>
          <table:table-cell office:value-type="float" office:value="0.395255373401075" calcext:value-type="float">
            <text:p>0.39525537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232400742555631" calcext:value-type="float">
            <text:p>0.2324007426</text:p>
          </table:table-cell>
          <table:table-cell office:value-type="float" office:value="0.191075150292111" calcext:value-type="float">
            <text:p>0.1910751503</text:p>
          </table:table-cell>
          <table:table-cell office:value-type="float" office:value="0.200881865920123" calcext:value-type="float">
            <text:p>0.2008818659</text:p>
          </table:table-cell>
          <table:table-cell office:value-type="float" office:value="0.178903065357734" calcext:value-type="float">
            <text:p>0.1789030654</text:p>
          </table:table-cell>
          <table:table-cell office:value-type="float" office:value="0.406368517523248" calcext:value-type="float">
            <text:p>0.40636851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261625123899323" calcext:value-type="float">
            <text:p>0.2616251239</text:p>
          </table:table-cell>
          <table:table-cell office:value-type="float" office:value="0.217215655175508" calcext:value-type="float">
            <text:p>0.2172156552</text:p>
          </table:table-cell>
          <table:table-cell office:value-type="float" office:value="0.217352639993332" calcext:value-type="float">
            <text:p>0.21735264</text:p>
          </table:table-cell>
          <table:table-cell office:value-type="float" office:value="0.195769997571519" calcext:value-type="float">
            <text:p>0.1957699976</text:p>
          </table:table-cell>
          <table:table-cell office:value-type="float" office:value="0.412656561806644" calcext:value-type="float">
            <text:p>0.41265656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282252036674109" calcext:value-type="float">
            <text:p>0.2822520367</text:p>
          </table:table-cell>
          <table:table-cell office:value-type="float" office:value="0.24977173150323" calcext:value-type="float">
            <text:p>0.2497717315</text:p>
          </table:table-cell>
          <table:table-cell office:value-type="float" office:value="0.248793325665859" calcext:value-type="float">
            <text:p>0.2487933257</text:p>
          </table:table-cell>
          <table:table-cell office:value-type="float" office:value="0.224854424358184" calcext:value-type="float">
            <text:p>0.2248544244</text:p>
          </table:table-cell>
          <table:table-cell office:value-type="float" office:value="0.443768948412064" calcext:value-type="float">
            <text:p>0.44376894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293639575190139" calcext:value-type="float">
            <text:p>0.2936395752</text:p>
          </table:table-cell>
          <table:table-cell office:value-type="float" office:value="0.264797642139243" calcext:value-type="float">
            <text:p>0.2647976421</text:p>
          </table:table-cell>
          <table:table-cell office:value-type="float" office:value="0.269134920425433" calcext:value-type="float">
            <text:p>0.2691349204</text:p>
          </table:table-cell>
          <table:table-cell office:value-type="float" office:value="0.255291200280834" calcext:value-type="float">
            <text:p>0.2552912003</text:p>
          </table:table-cell>
          <table:table-cell office:value-type="float" office:value="0.461912458228123" calcext:value-type="float">
            <text:p>0.46191245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330458752383458" calcext:value-type="float">
            <text:p>0.3304587524</text:p>
          </table:table-cell>
          <table:table-cell office:value-type="float" office:value="0.275441997947118" calcext:value-type="float">
            <text:p>0.2754419979</text:p>
          </table:table-cell>
          <table:table-cell office:value-type="float" office:value="0.287166202010858" calcext:value-type="float">
            <text:p>0.287166202</text:p>
          </table:table-cell>
          <table:table-cell office:value-type="float" office:value="0.297159940463071" calcext:value-type="float">
            <text:p>0.2971599405</text:p>
          </table:table-cell>
          <table:table-cell office:value-type="float" office:value="0.46458088699254" calcext:value-type="float">
            <text:p>0.464580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346715246898343" calcext:value-type="float">
            <text:p>0.3467152469</text:p>
          </table:table-cell>
          <table:table-cell office:value-type="float" office:value="0.319611069828312" calcext:value-type="float">
            <text:p>0.3196110698</text:p>
          </table:table-cell>
          <table:table-cell office:value-type="float" office:value="0.302382718350317" calcext:value-type="float">
            <text:p>0.3023827184</text:p>
          </table:table-cell>
          <table:table-cell office:value-type="float" office:value="0.315652497794084" calcext:value-type="float">
            <text:p>0.3156524978</text:p>
          </table:table-cell>
          <table:table-cell office:value-type="float" office:value="0.478131569924356" calcext:value-type="float">
            <text:p>0.47813156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358832444495497" calcext:value-type="float">
            <text:p>0.3588324445</text:p>
          </table:table-cell>
          <table:table-cell office:value-type="float" office:value="0.325264844732228" calcext:value-type="float">
            <text:p>0.3252648447</text:p>
          </table:table-cell>
          <table:table-cell office:value-type="float" office:value="0.331129074483345" calcext:value-type="float">
            <text:p>0.3311290745</text:p>
          </table:table-cell>
          <table:table-cell office:value-type="float" office:value="0.340695616983375" calcext:value-type="float">
            <text:p>0.340695617</text:p>
          </table:table-cell>
          <table:table-cell office:value-type="float" office:value="0.50743966918099" calcext:value-type="float">
            <text:p>0.50743966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370954144589938" calcext:value-type="float">
            <text:p>0.3709541446</text:p>
          </table:table-cell>
          <table:table-cell office:value-type="float" office:value="0.352649411211163" calcext:value-type="float">
            <text:p>0.3526494112</text:p>
          </table:table-cell>
          <table:table-cell office:value-type="float" office:value="0.357052153024806" calcext:value-type="float">
            <text:p>0.357052153</text:p>
          </table:table-cell>
          <table:table-cell office:value-type="float" office:value="0.354456884632221" calcext:value-type="float">
            <text:p>0.3544568846</text:p>
          </table:table-cell>
          <table:table-cell office:value-type="float" office:value="0.515047665839374" calcext:value-type="float">
            <text:p>0.51504766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406317937279687" calcext:value-type="float">
            <text:p>0.4063179373</text:p>
          </table:table-cell>
          <table:table-cell office:value-type="float" office:value="0.374307562215262" calcext:value-type="float">
            <text:p>0.3743075622</text:p>
          </table:table-cell>
          <table:table-cell office:value-type="float" office:value="0.385290067410966" calcext:value-type="float">
            <text:p>0.3852900674</text:p>
          </table:table-cell>
          <table:table-cell office:value-type="float" office:value="0.39912731386409" calcext:value-type="float">
            <text:p>0.3991273139</text:p>
          </table:table-cell>
          <table:table-cell office:value-type="float" office:value="0.534705718710547" calcext:value-type="float">
            <text:p>0.53470571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403176664763078" calcext:value-type="float">
            <text:p>0.4031766648</text:p>
          </table:table-cell>
          <table:table-cell office:value-type="float" office:value="0.399938121981413" calcext:value-type="float">
            <text:p>0.399938122</text:p>
          </table:table-cell>
          <table:table-cell office:value-type="float" office:value="0.40877354402927" calcext:value-type="float">
            <text:p>0.408773544</text:p>
          </table:table-cell>
          <table:table-cell office:value-type="float" office:value="0.405248122918821" calcext:value-type="float">
            <text:p>0.4052481229</text:p>
          </table:table-cell>
          <table:table-cell office:value-type="float" office:value="0.541178913131667" calcext:value-type="float">
            <text:p>0.54117891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444228772587937" calcext:value-type="float">
            <text:p>0.4442287726</text:p>
          </table:table-cell>
          <table:table-cell office:value-type="float" office:value="0.41715793696443" calcext:value-type="float">
            <text:p>0.417157937</text:p>
          </table:table-cell>
          <table:table-cell office:value-type="float" office:value="0.448790272130599" calcext:value-type="float">
            <text:p>0.4487902721</text:p>
          </table:table-cell>
          <table:table-cell office:value-type="float" office:value="0.430830730570875" calcext:value-type="float">
            <text:p>0.4308307306</text:p>
          </table:table-cell>
          <table:table-cell office:value-type="float" office:value="0.552912672163398" calcext:value-type="float">
            <text:p>0.55291267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449037302243101" calcext:value-type="float">
            <text:p>0.4490373022</text:p>
          </table:table-cell>
          <table:table-cell office:value-type="float" office:value="0.423343951203793" calcext:value-type="float">
            <text:p>0.4233439512</text:p>
          </table:table-cell>
          <table:table-cell office:value-type="float" office:value="0.450772489049608" calcext:value-type="float">
            <text:p>0.450772489</text:p>
          </table:table-cell>
          <table:table-cell office:value-type="float" office:value="0.469271599013219" calcext:value-type="float">
            <text:p>0.469271599</text:p>
          </table:table-cell>
          <table:table-cell office:value-type="float" office:value="0.565931300396315" calcext:value-type="float">
            <text:p>0.56593130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470349780283026" calcext:value-type="float">
            <text:p>0.4703497803</text:p>
          </table:table-cell>
          <table:table-cell office:value-type="float" office:value="0.466643322554815" calcext:value-type="float">
            <text:p>0.4666433226</text:p>
          </table:table-cell>
          <table:table-cell office:value-type="float" office:value="0.495133177858598" calcext:value-type="float">
            <text:p>0.4951331779</text:p>
          </table:table-cell>
          <table:table-cell office:value-type="float" office:value="0.485576409388508" calcext:value-type="float">
            <text:p>0.4855764094</text:p>
          </table:table-cell>
          <table:table-cell office:value-type="float" office:value="0.577734074547932" calcext:value-type="float">
            <text:p>0.57773407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465049428455832" calcext:value-type="float">
            <text:p>0.4650494285</text:p>
          </table:table-cell>
          <table:table-cell office:value-type="float" office:value="0.480300670810462" calcext:value-type="float">
            <text:p>0.4803006708</text:p>
          </table:table-cell>
          <table:table-cell office:value-type="float" office:value="0.524126893825299" calcext:value-type="float">
            <text:p>0.5241268938</text:p>
          </table:table-cell>
          <table:table-cell office:value-type="float" office:value="0.527225644689312" calcext:value-type="float">
            <text:p>0.5272256447</text:p>
          </table:table-cell>
          <table:table-cell office:value-type="float" office:value="0.588499769171338" calcext:value-type="float">
            <text:p>0.58849976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.494141194015975" calcext:value-type="float">
            <text:p>0.494141194</text:p>
          </table:table-cell>
          <table:table-cell office:value-type="float" office:value="0.520974087708991" calcext:value-type="float">
            <text:p>0.5209740877</text:p>
          </table:table-cell>
          <table:table-cell office:value-type="float" office:value="0.530638205830569" calcext:value-type="float">
            <text:p>0.5306382058</text:p>
          </table:table-cell>
          <table:table-cell office:value-type="float" office:value="0.526421559337333" calcext:value-type="float">
            <text:p>0.5264215593</text:p>
          </table:table-cell>
          <table:table-cell office:value-type="float" office:value="0.608006746739467" calcext:value-type="float">
            <text:p>0.60800674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.505121353728651" calcext:value-type="float">
            <text:p>0.5051213537</text:p>
          </table:table-cell>
          <table:table-cell office:value-type="float" office:value="0.514820998831695" calcext:value-type="float">
            <text:p>0.5148209988</text:p>
          </table:table-cell>
          <table:table-cell office:value-type="float" office:value="0.544356188698782" calcext:value-type="float">
            <text:p>0.5443561887</text:p>
          </table:table-cell>
          <table:table-cell office:value-type="float" office:value="0.575652977539574" calcext:value-type="float">
            <text:p>0.5756529775</text:p>
          </table:table-cell>
          <table:table-cell office:value-type="float" office:value="0.607142418649328" calcext:value-type="float">
            <text:p>0.60714241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537632070143809" calcext:value-type="float">
            <text:p>0.5376320701</text:p>
          </table:table-cell>
          <table:table-cell office:value-type="float" office:value="0.536369264603292" calcext:value-type="float">
            <text:p>0.5363692646</text:p>
          </table:table-cell>
          <table:table-cell office:value-type="float" office:value="0.552861748330958" calcext:value-type="float">
            <text:p>0.5528617483</text:p>
          </table:table-cell>
          <table:table-cell office:value-type="float" office:value="0.583685808804219" calcext:value-type="float">
            <text:p>0.5836858088</text:p>
          </table:table-cell>
          <table:table-cell office:value-type="float" office:value="0.622863126275307" calcext:value-type="float">
            <text:p>0.62286312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543326714561811" calcext:value-type="float">
            <text:p>0.5433267146</text:p>
          </table:table-cell>
          <table:table-cell office:value-type="float" office:value="0.559895152349651" calcext:value-type="float">
            <text:p>0.5598951523</text:p>
          </table:table-cell>
          <table:table-cell office:value-type="float" office:value="0.604298851577234" calcext:value-type="float">
            <text:p>0.6042988516</text:p>
          </table:table-cell>
          <table:table-cell office:value-type="float" office:value="0.627471865512763" calcext:value-type="float">
            <text:p>0.6274718655</text:p>
          </table:table-cell>
          <table:table-cell office:value-type="float" office:value="0.629382042064168" calcext:value-type="float">
            <text:p>0.62938204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.554341144657217" calcext:value-type="float">
            <text:p>0.5543411447</text:p>
          </table:table-cell>
          <table:table-cell office:value-type="float" office:value="0.580289734131345" calcext:value-type="float">
            <text:p>0.5802897341</text:p>
          </table:table-cell>
          <table:table-cell office:value-type="float" office:value="0.629003960943896" calcext:value-type="float">
            <text:p>0.6290039609</text:p>
          </table:table-cell>
          <table:table-cell office:value-type="float" office:value="0.638492825223139" calcext:value-type="float">
            <text:p>0.6384928252</text:p>
          </table:table-cell>
          <table:table-cell office:value-type="float" office:value="0.646572268427473" calcext:value-type="float">
            <text:p>0.64657226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.566454583087274" calcext:value-type="float">
            <text:p>0.5664545831</text:p>
          </table:table-cell>
          <table:table-cell office:value-type="float" office:value="0.589009404884351" calcext:value-type="float">
            <text:p>0.5890094049</text:p>
          </table:table-cell>
          <table:table-cell office:value-type="float" office:value="0.632768566878059" calcext:value-type="float">
            <text:p>0.6327685669</text:p>
          </table:table-cell>
          <table:table-cell office:value-type="float" office:value="0.663265712179114" calcext:value-type="float">
            <text:p>0.6632657122</text:p>
          </table:table-cell>
          <table:table-cell office:value-type="float" office:value="0.650401324753325" calcext:value-type="float">
            <text:p>0.65040132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.591472878882876" calcext:value-type="float">
            <text:p>0.5914728789</text:p>
          </table:table-cell>
          <table:table-cell office:value-type="float" office:value="0.608449938222285" calcext:value-type="float">
            <text:p>0.6084499382</text:p>
          </table:table-cell>
          <table:table-cell office:value-type="float" office:value="0.653399314337883" calcext:value-type="float">
            <text:p>0.6533993143</text:p>
          </table:table-cell>
          <table:table-cell office:value-type="float" office:value="0.672753059020189" calcext:value-type="float">
            <text:p>0.672753059</text:p>
          </table:table-cell>
          <table:table-cell office:value-type="float" office:value="0.655131138882657" calcext:value-type="float">
            <text:p>0.65513113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.605094142470999" calcext:value-type="float">
            <text:p>0.6050941425</text:p>
          </table:table-cell>
          <table:table-cell office:value-type="float" office:value="0.623319855777844" calcext:value-type="float">
            <text:p>0.6233198558</text:p>
          </table:table-cell>
          <table:table-cell office:value-type="float" office:value="0.668637951004237" calcext:value-type="float">
            <text:p>0.668637951</text:p>
          </table:table-cell>
          <table:table-cell office:value-type="float" office:value="0.705798589125468" calcext:value-type="float">
            <text:p>0.7057985891</text:p>
          </table:table-cell>
          <table:table-cell office:value-type="float" office:value="0.661869023927854" calcext:value-type="float">
            <text:p>0.66186902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.628512080092952" calcext:value-type="float">
            <text:p>0.6285120801</text:p>
          </table:table-cell>
          <table:table-cell office:value-type="float" office:value="0.649424624669134" calcext:value-type="float">
            <text:p>0.6494246247</text:p>
          </table:table-cell>
          <table:table-cell office:value-type="float" office:value="0.687053329998873" calcext:value-type="float">
            <text:p>0.68705333</text:p>
          </table:table-cell>
          <table:table-cell office:value-type="float" office:value="0.714142720201928" calcext:value-type="float">
            <text:p>0.7141427202</text:p>
          </table:table-cell>
          <table:table-cell office:value-type="float" office:value="0.681579956983533" calcext:value-type="float">
            <text:p>0.6815799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.653306263373834" calcext:value-type="float">
            <text:p>0.6533062634</text:p>
          </table:table-cell>
          <table:table-cell office:value-type="float" office:value="0.666895796075847" calcext:value-type="float">
            <text:p>0.6668957961</text:p>
          </table:table-cell>
          <table:table-cell office:value-type="float" office:value="0.698484444649722" calcext:value-type="float">
            <text:p>0.6984844446</text:p>
          </table:table-cell>
          <table:table-cell office:value-type="float" office:value="0.718651215767722" calcext:value-type="float">
            <text:p>0.7186512158</text:p>
          </table:table-cell>
          <table:table-cell office:value-type="float" office:value="0.677261162119858" calcext:value-type="float">
            <text:p>0.67726116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.619227663493281" calcext:value-type="float">
            <text:p>0.6192276635</text:p>
          </table:table-cell>
          <table:table-cell office:value-type="float" office:value="0.6735843281295" calcext:value-type="float">
            <text:p>0.6735843281</text:p>
          </table:table-cell>
          <table:table-cell office:value-type="float" office:value="0.743530610430236" calcext:value-type="float">
            <text:p>0.7435306104</text:p>
          </table:table-cell>
          <table:table-cell office:value-type="float" office:value="0.755726247215585" calcext:value-type="float">
            <text:p>0.7557262472</text:p>
          </table:table-cell>
          <table:table-cell office:value-type="float" office:value="0.699148938493018" calcext:value-type="float">
            <text:p>0.69914893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.645766242193644" calcext:value-type="float">
            <text:p>0.6457662422</text:p>
          </table:table-cell>
          <table:table-cell office:value-type="float" office:value="0.68712230237605" calcext:value-type="float">
            <text:p>0.6871223024</text:p>
          </table:table-cell>
          <table:table-cell office:value-type="float" office:value="0.748066746539926" calcext:value-type="float">
            <text:p>0.7480667465</text:p>
          </table:table-cell>
          <table:table-cell office:value-type="float" office:value="0.781408738467332" calcext:value-type="float">
            <text:p>0.7814087385</text:p>
          </table:table-cell>
          <table:table-cell office:value-type="float" office:value="0.715668671462334" calcext:value-type="float">
            <text:p>0.71566867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674565071746444" calcext:value-type="float">
            <text:p>0.6745650717</text:p>
          </table:table-cell>
          <table:table-cell office:value-type="float" office:value="0.702079810406211" calcext:value-type="float">
            <text:p>0.7020798104</text:p>
          </table:table-cell>
          <table:table-cell office:value-type="float" office:value="0.758417451580454" calcext:value-type="float">
            <text:p>0.7584174516</text:p>
          </table:table-cell>
          <table:table-cell office:value-type="float" office:value="0.792659814650577" calcext:value-type="float">
            <text:p>0.7926598147</text:p>
          </table:table-cell>
          <table:table-cell office:value-type="float" office:value="0.701595436454697" calcext:value-type="float">
            <text:p>0.70159543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.690332063668207" calcext:value-type="float">
            <text:p>0.6903320637</text:p>
          </table:table-cell>
          <table:table-cell office:value-type="float" office:value="0.709050550244342" calcext:value-type="float">
            <text:p>0.7090505502</text:p>
          </table:table-cell>
          <table:table-cell office:value-type="float" office:value="0.764506876967749" calcext:value-type="float">
            <text:p>0.764506877</text:p>
          </table:table-cell>
          <table:table-cell office:value-type="float" office:value="0.784291610820126" calcext:value-type="float">
            <text:p>0.7842916108</text:p>
          </table:table-cell>
          <table:table-cell office:value-type="float" office:value="0.719778111956671" calcext:value-type="float">
            <text:p>0.7197781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702979025723923" calcext:value-type="float">
            <text:p>0.7029790257</text:p>
          </table:table-cell>
          <table:table-cell office:value-type="float" office:value="0.720184446340187" calcext:value-type="float">
            <text:p>0.7201844463</text:p>
          </table:table-cell>
          <table:table-cell office:value-type="float" office:value="0.777318497647814" calcext:value-type="float">
            <text:p>0.7773184976</text:p>
          </table:table-cell>
          <table:table-cell office:value-type="float" office:value="0.812138515326209" calcext:value-type="float">
            <text:p>0.8121385153</text:p>
          </table:table-cell>
          <table:table-cell office:value-type="float" office:value="0.72840016697348" calcext:value-type="float">
            <text:p>0.7284001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.703650576312864" calcext:value-type="float">
            <text:p>0.7036505763</text:p>
          </table:table-cell>
          <table:table-cell office:value-type="float" office:value="0.744579135362025" calcext:value-type="float">
            <text:p>0.7445791354</text:p>
          </table:table-cell>
          <table:table-cell office:value-type="float" office:value="0.794778452790399" calcext:value-type="float">
            <text:p>0.7947784528</text:p>
          </table:table-cell>
          <table:table-cell office:value-type="float" office:value="0.820914731710967" calcext:value-type="float">
            <text:p>0.8209147317</text:p>
          </table:table-cell>
          <table:table-cell office:value-type="float" office:value="0.739928060991663" calcext:value-type="float">
            <text:p>0.7399280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71511856312264" calcext:value-type="float">
            <text:p>0.7151185631</text:p>
          </table:table-cell>
          <table:table-cell office:value-type="float" office:value="0.754245855928958" calcext:value-type="float">
            <text:p>0.7542458559</text:p>
          </table:table-cell>
          <table:table-cell office:value-type="float" office:value="0.813507604383178" calcext:value-type="float">
            <text:p>0.8135076044</text:p>
          </table:table-cell>
          <table:table-cell office:value-type="float" office:value="0.830354538774063" calcext:value-type="float">
            <text:p>0.8303545388</text:p>
          </table:table-cell>
          <table:table-cell office:value-type="float" office:value="0.743769385165821" calcext:value-type="float">
            <text:p>0.74376938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725074740041565" calcext:value-type="float">
            <text:p>0.72507474</text:p>
          </table:table-cell>
          <table:table-cell office:value-type="float" office:value="0.771145987570997" calcext:value-type="float">
            <text:p>0.7711459876</text:p>
          </table:table-cell>
          <table:table-cell office:value-type="float" office:value="0.808421168951542" calcext:value-type="float">
            <text:p>0.808421169</text:p>
          </table:table-cell>
          <table:table-cell office:value-type="float" office:value="0.841859515583577" calcext:value-type="float">
            <text:p>0.8418595156</text:p>
          </table:table-cell>
          <table:table-cell office:value-type="float" office:value="0.747817211633745" calcext:value-type="float">
            <text:p>0.74781721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7218578945022" calcext:value-type="float">
            <text:p>0.7218578945</text:p>
          </table:table-cell>
          <table:table-cell office:value-type="float" office:value="0.776955237785584" calcext:value-type="float">
            <text:p>0.7769552378</text:p>
          </table:table-cell>
          <table:table-cell office:value-type="float" office:value="0.812050000673652" calcext:value-type="float">
            <text:p>0.8120500007</text:p>
          </table:table-cell>
          <table:table-cell office:value-type="float" office:value="0.846290383590299" calcext:value-type="float">
            <text:p>0.8462903836</text:p>
          </table:table-cell>
          <table:table-cell office:value-type="float" office:value="0.750289042063595" calcext:value-type="float">
            <text:p>0.75028904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74398662630379" calcext:value-type="float">
            <text:p>0.7439866263</text:p>
          </table:table-cell>
          <table:table-cell office:value-type="float" office:value="0.786885238399045" calcext:value-type="float">
            <text:p>0.7868852384</text:p>
          </table:table-cell>
          <table:table-cell office:value-type="float" office:value="0.845704699464781" calcext:value-type="float">
            <text:p>0.8457046995</text:p>
          </table:table-cell>
          <table:table-cell office:value-type="float" office:value="0.865910063067634" calcext:value-type="float">
            <text:p>0.8659100631</text:p>
          </table:table-cell>
          <table:table-cell office:value-type="float" office:value="0.765044957827208" calcext:value-type="float">
            <text:p>0.76504495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761432359205107" calcext:value-type="float">
            <text:p>0.7614323592</text:p>
          </table:table-cell>
          <table:table-cell office:value-type="float" office:value="0.80728781745135" calcext:value-type="float">
            <text:p>0.8072878175</text:p>
          </table:table-cell>
          <table:table-cell office:value-type="float" office:value="0.835925833201626" calcext:value-type="float">
            <text:p>0.8359258332</text:p>
          </table:table-cell>
          <table:table-cell office:value-type="float" office:value="0.881025931062621" calcext:value-type="float">
            <text:p>0.8810259311</text:p>
          </table:table-cell>
          <table:table-cell office:value-type="float" office:value="0.772714954371746" calcext:value-type="float">
            <text:p>0.77271495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67604416806008" calcext:value-type="float">
            <text:p>0.7676044168</text:p>
          </table:table-cell>
          <table:table-cell office:value-type="float" office:value="0.803487505125116" calcext:value-type="float">
            <text:p>0.8034875051</text:p>
          </table:table-cell>
          <table:table-cell office:value-type="float" office:value="0.850725218578342" calcext:value-type="float">
            <text:p>0.8507252186</text:p>
          </table:table-cell>
          <table:table-cell office:value-type="float" office:value="0.879301331087843" calcext:value-type="float">
            <text:p>0.8793013311</text:p>
          </table:table-cell>
          <table:table-cell office:value-type="float" office:value="0.777695260874857" calcext:value-type="float">
            <text:p>0.77769526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776482332914124" calcext:value-type="float">
            <text:p>0.7764823329</text:p>
          </table:table-cell>
          <table:table-cell office:value-type="float" office:value="0.809947440691963" calcext:value-type="float">
            <text:p>0.8099474407</text:p>
          </table:table-cell>
          <table:table-cell office:value-type="float" office:value="0.86111398314703" calcext:value-type="float">
            <text:p>0.8611139831</text:p>
          </table:table-cell>
          <table:table-cell office:value-type="float" office:value="0.891452930079973" calcext:value-type="float">
            <text:p>0.8914529301</text:p>
          </table:table-cell>
          <table:table-cell office:value-type="float" office:value="0.783534181787281" calcext:value-type="float">
            <text:p>0.78353418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78133797451811" calcext:value-type="float">
            <text:p>0.7813379745</text:p>
          </table:table-cell>
          <table:table-cell office:value-type="float" office:value="0.8204881670242" calcext:value-type="float">
            <text:p>0.820488167</text:p>
          </table:table-cell>
          <table:table-cell office:value-type="float" office:value="0.868453363605551" calcext:value-type="float">
            <text:p>0.8684533636</text:p>
          </table:table-cell>
          <table:table-cell office:value-type="float" office:value="0.894063248389574" calcext:value-type="float">
            <text:p>0.8940632484</text:p>
          </table:table-cell>
          <table:table-cell office:value-type="float" office:value="0.789028152454118" calcext:value-type="float">
            <text:p>0.78902815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800980474721043" calcext:value-type="float">
            <text:p>0.8009804747</text:p>
          </table:table-cell>
          <table:table-cell office:value-type="float" office:value="0.834697357151332" calcext:value-type="float">
            <text:p>0.8346973572</text:p>
          </table:table-cell>
          <table:table-cell office:value-type="float" office:value="0.875961939755462" calcext:value-type="float">
            <text:p>0.8759619398</text:p>
          </table:table-cell>
          <table:table-cell office:value-type="float" office:value="0.902889749744089" calcext:value-type="float">
            <text:p>0.9028897497</text:p>
          </table:table-cell>
          <table:table-cell office:value-type="float" office:value="0.801410435635598" calcext:value-type="float">
            <text:p>0.80141043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789182864679701" calcext:value-type="float">
            <text:p>0.7891828647</text:p>
          </table:table-cell>
          <table:table-cell office:value-type="float" office:value="0.850411159621207" calcext:value-type="float">
            <text:p>0.8504111596</text:p>
          </table:table-cell>
          <table:table-cell office:value-type="float" office:value="0.88416164351049" calcext:value-type="float">
            <text:p>0.8841616435</text:p>
          </table:table-cell>
          <table:table-cell office:value-type="float" office:value="0.904756349642335" calcext:value-type="float">
            <text:p>0.9047563496</text:p>
          </table:table-cell>
          <table:table-cell office:value-type="float" office:value="0.794561850235395" calcext:value-type="float">
            <text:p>0.79456185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804718511733686" calcext:value-type="float">
            <text:p>0.8047185117</text:p>
          </table:table-cell>
          <table:table-cell office:value-type="float" office:value="0.857058094147613" calcext:value-type="float">
            <text:p>0.8570580941</text:p>
          </table:table-cell>
          <table:table-cell office:value-type="float" office:value="0.87869488956809" calcext:value-type="float">
            <text:p>0.8786948896</text:p>
          </table:table-cell>
          <table:table-cell office:value-type="float" office:value="0.915130165947624" calcext:value-type="float">
            <text:p>0.9151301659</text:p>
          </table:table-cell>
          <table:table-cell office:value-type="float" office:value="0.805100255224817" calcext:value-type="float">
            <text:p>0.80510025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.800032460183" calcext:value-type="float">
            <text:p>0.8000324602</text:p>
          </table:table-cell>
          <table:table-cell office:value-type="float" office:value="0.851369884269373" calcext:value-type="float">
            <text:p>0.8513698843</text:p>
          </table:table-cell>
          <table:table-cell office:value-type="float" office:value="0.893029962708861" calcext:value-type="float">
            <text:p>0.8930299627</text:p>
          </table:table-cell>
          <table:table-cell office:value-type="float" office:value="0.917945356386295" calcext:value-type="float">
            <text:p>0.9179453564</text:p>
          </table:table-cell>
          <table:table-cell office:value-type="float" office:value="0.802297917583781" calcext:value-type="float">
            <text:p>0.80229791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.825526088836481" calcext:value-type="float">
            <text:p>0.8255260888</text:p>
          </table:table-cell>
          <table:table-cell office:value-type="float" office:value="0.866807225832851" calcext:value-type="float">
            <text:p>0.8668072258</text:p>
          </table:table-cell>
          <table:table-cell office:value-type="float" office:value="0.901163238824169" calcext:value-type="float">
            <text:p>0.9011632388</text:p>
          </table:table-cell>
          <table:table-cell office:value-type="float" office:value="0.922195065444793" calcext:value-type="float">
            <text:p>0.9221950654</text:p>
          </table:table-cell>
          <table:table-cell office:value-type="float" office:value="0.817398197816264" calcext:value-type="float">
            <text:p>0.81739819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.821269645518827" calcext:value-type="float">
            <text:p>0.8212696455</text:p>
          </table:table-cell>
          <table:table-cell office:value-type="float" office:value="0.861903034067798" calcext:value-type="float">
            <text:p>0.8619030341</text:p>
          </table:table-cell>
          <table:table-cell office:value-type="float" office:value="0.90898401922246" calcext:value-type="float">
            <text:p>0.9089840192</text:p>
          </table:table-cell>
          <table:table-cell office:value-type="float" office:value="0.945342168171283" calcext:value-type="float">
            <text:p>0.9453421682</text:p>
          </table:table-cell>
          <table:table-cell office:value-type="float" office:value="0.82232253666591" calcext:value-type="float">
            <text:p>0.82232253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.820698654675991" calcext:value-type="float">
            <text:p>0.8206986547</text:p>
          </table:table-cell>
          <table:table-cell office:value-type="float" office:value="0.878823029811678" calcext:value-type="float">
            <text:p>0.8788230298</text:p>
          </table:table-cell>
          <table:table-cell office:value-type="float" office:value="0.932400791553856" calcext:value-type="float">
            <text:p>0.9324007916</text:p>
          </table:table-cell>
          <table:table-cell office:value-type="float" office:value="0.921526229871923" calcext:value-type="float">
            <text:p>0.9215262299</text:p>
          </table:table-cell>
          <table:table-cell office:value-type="float" office:value="0.825601486258391" calcext:value-type="float">
            <text:p>0.82560148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839862781721472" calcext:value-type="float">
            <text:p>0.8398627817</text:p>
          </table:table-cell>
          <table:table-cell office:value-type="float" office:value="0.889019923025346" calcext:value-type="float">
            <text:p>0.889019923</text:p>
          </table:table-cell>
          <table:table-cell office:value-type="float" office:value="0.923566298894977" calcext:value-type="float">
            <text:p>0.9235662989</text:p>
          </table:table-cell>
          <table:table-cell office:value-type="float" office:value="0.935744676201428" calcext:value-type="float">
            <text:p>0.9357446762</text:p>
          </table:table-cell>
          <table:table-cell office:value-type="float" office:value="0.831905942081999" calcext:value-type="float">
            <text:p>0.83190594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0.8445216859238" calcext:value-type="float">
            <text:p>0.8445216859</text:p>
          </table:table-cell>
          <table:table-cell office:value-type="float" office:value="0.877821731238597" calcext:value-type="float">
            <text:p>0.8778217312</text:p>
          </table:table-cell>
          <table:table-cell office:value-type="float" office:value="0.930165245237837" calcext:value-type="float">
            <text:p>0.9301652452</text:p>
          </table:table-cell>
          <table:table-cell office:value-type="float" office:value="0.953752998120317" calcext:value-type="float">
            <text:p>0.9537529981</text:p>
          </table:table-cell>
          <table:table-cell office:value-type="float" office:value="0.837178315912058" calcext:value-type="float">
            <text:p>0.83717831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0.862367239267963" calcext:value-type="float">
            <text:p>0.8623672393</text:p>
          </table:table-cell>
          <table:table-cell office:value-type="float" office:value="0.8919156735964" calcext:value-type="float">
            <text:p>0.8919156736</text:p>
          </table:table-cell>
          <table:table-cell office:value-type="float" office:value="0.931678187062837" calcext:value-type="float">
            <text:p>0.9316781871</text:p>
          </table:table-cell>
          <table:table-cell office:value-type="float" office:value="0.949676254457028" calcext:value-type="float">
            <text:p>0.9496762545</text:p>
          </table:table-cell>
          <table:table-cell office:value-type="float" office:value="0.827792189564665" calcext:value-type="float">
            <text:p>0.82779218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0.85266509932565" calcext:value-type="float">
            <text:p>0.8526650993</text:p>
          </table:table-cell>
          <table:table-cell office:value-type="float" office:value="0.896316999891588" calcext:value-type="float">
            <text:p>0.8963169999</text:p>
          </table:table-cell>
          <table:table-cell office:value-type="float" office:value="0.934606663769869" calcext:value-type="float">
            <text:p>0.9346066638</text:p>
          </table:table-cell>
          <table:table-cell office:value-type="float" office:value="0.959606102519191" calcext:value-type="float">
            <text:p>0.9596061025</text:p>
          </table:table-cell>
          <table:table-cell office:value-type="float" office:value="0.847136825150123" calcext:value-type="float">
            <text:p>0.84713682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0.865273682043867" calcext:value-type="float">
            <text:p>0.865273682</text:p>
          </table:table-cell>
          <table:table-cell office:value-type="float" office:value="0.911999911090605" calcext:value-type="float">
            <text:p>0.9119999111</text:p>
          </table:table-cell>
          <table:table-cell office:value-type="float" office:value="0.940509400050355" calcext:value-type="float">
            <text:p>0.9405094001</text:p>
          </table:table-cell>
          <table:table-cell office:value-type="float" office:value="0.963578351077985" calcext:value-type="float">
            <text:p>0.9635783511</text:p>
          </table:table-cell>
          <table:table-cell office:value-type="float" office:value="0.840983293925054" calcext:value-type="float">
            <text:p>0.84098329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0.870014815978652" calcext:value-type="float">
            <text:p>0.870014816</text:p>
          </table:table-cell>
          <table:table-cell office:value-type="float" office:value="0.90962466855008" calcext:value-type="float">
            <text:p>0.9096246686</text:p>
          </table:table-cell>
          <table:table-cell office:value-type="float" office:value="0.950316209122655" calcext:value-type="float">
            <text:p>0.9503162091</text:p>
          </table:table-cell>
          <table:table-cell office:value-type="float" office:value="0.955789923026674" calcext:value-type="float">
            <text:p>0.955789923</text:p>
          </table:table-cell>
          <table:table-cell office:value-type="float" office:value="0.857672511459187" calcext:value-type="float">
            <text:p>0.8576725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0.875921739720818" calcext:value-type="float">
            <text:p>0.8759217397</text:p>
          </table:table-cell>
          <table:table-cell office:value-type="float" office:value="0.904143853029034" calcext:value-type="float">
            <text:p>0.904143853</text:p>
          </table:table-cell>
          <table:table-cell office:value-type="float" office:value="0.943918936667236" calcext:value-type="float">
            <text:p>0.9439189367</text:p>
          </table:table-cell>
          <table:table-cell office:value-type="float" office:value="0.949681483567841" calcext:value-type="float">
            <text:p>0.9496814836</text:p>
          </table:table-cell>
          <table:table-cell office:value-type="float" office:value="0.855256679976563" calcext:value-type="float">
            <text:p>0.855256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0.889906822074976" calcext:value-type="float">
            <text:p>0.8899068221</text:p>
          </table:table-cell>
          <table:table-cell office:value-type="float" office:value="0.916638014457595" calcext:value-type="float">
            <text:p>0.9166380145</text:p>
          </table:table-cell>
          <table:table-cell office:value-type="float" office:value="0.952934659114178" calcext:value-type="float">
            <text:p>0.9529346591</text:p>
          </table:table-cell>
          <table:table-cell office:value-type="float" office:value="0.96488652610449" calcext:value-type="float">
            <text:p>0.9648865261</text:p>
          </table:table-cell>
          <table:table-cell office:value-type="float" office:value="0.854774552913939" calcext:value-type="float">
            <text:p>0.85477455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0.897430405795497" calcext:value-type="float">
            <text:p>0.8974304058</text:p>
          </table:table-cell>
          <table:table-cell office:value-type="float" office:value="0.929712205816803" calcext:value-type="float">
            <text:p>0.9297122058</text:p>
          </table:table-cell>
          <table:table-cell office:value-type="float" office:value="0.954763838842788" calcext:value-type="float">
            <text:p>0.9547638388</text:p>
          </table:table-cell>
          <table:table-cell office:value-type="float" office:value="0.95596340042605" calcext:value-type="float">
            <text:p>0.9559634004</text:p>
          </table:table-cell>
          <table:table-cell office:value-type="float" office:value="0.861056195486004" calcext:value-type="float">
            <text:p>0.86105619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0.892180193653234" calcext:value-type="float">
            <text:p>0.8921801937</text:p>
          </table:table-cell>
          <table:table-cell office:value-type="float" office:value="0.926271133697473" calcext:value-type="float">
            <text:p>0.9262711337</text:p>
          </table:table-cell>
          <table:table-cell office:value-type="float" office:value="0.95981208767767" calcext:value-type="float">
            <text:p>0.9598120877</text:p>
          </table:table-cell>
          <table:table-cell office:value-type="float" office:value="0.969121610948508" calcext:value-type="float">
            <text:p>0.9691216109</text:p>
          </table:table-cell>
          <table:table-cell office:value-type="float" office:value="0.8643535217728" calcext:value-type="float">
            <text:p>0.86435352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0.901232980521975" calcext:value-type="float">
            <text:p>0.9012329805</text:p>
          </table:table-cell>
          <table:table-cell office:value-type="float" office:value="0.935975605460601" calcext:value-type="float">
            <text:p>0.9359756055</text:p>
          </table:table-cell>
          <table:table-cell office:value-type="float" office:value="0.962390671517381" calcext:value-type="float">
            <text:p>0.9623906715</text:p>
          </table:table-cell>
          <table:table-cell office:value-type="float" office:value="0.968293930968323" calcext:value-type="float">
            <text:p>0.968293931</text:p>
          </table:table-cell>
          <table:table-cell office:value-type="float" office:value="0.880846685821511" calcext:value-type="float">
            <text:p>0.88084668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0.893662047283359" calcext:value-type="float">
            <text:p>0.8936620473</text:p>
          </table:table-cell>
          <table:table-cell office:value-type="float" office:value="0.928229975346956" calcext:value-type="float">
            <text:p>0.9282299753</text:p>
          </table:table-cell>
          <table:table-cell office:value-type="float" office:value="0.962462525129637" calcext:value-type="float">
            <text:p>0.9624625251</text:p>
          </table:table-cell>
          <table:table-cell office:value-type="float" office:value="0.97318739147687" calcext:value-type="float">
            <text:p>0.9731873915</text:p>
          </table:table-cell>
          <table:table-cell office:value-type="float" office:value="0.878358255860581" calcext:value-type="float">
            <text:p>0.87835825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.902140123918382" calcext:value-type="float">
            <text:p>0.9021401239</text:p>
          </table:table-cell>
          <table:table-cell office:value-type="float" office:value="0.933047055755647" calcext:value-type="float">
            <text:p>0.9330470558</text:p>
          </table:table-cell>
          <table:table-cell office:value-type="float" office:value="0.970202740158019" calcext:value-type="float">
            <text:p>0.9702027402</text:p>
          </table:table-cell>
          <table:table-cell office:value-type="float" office:value="0.979189991621416" calcext:value-type="float">
            <text:p>0.9791899916</text:p>
          </table:table-cell>
          <table:table-cell office:value-type="float" office:value="0.872318682825401" calcext:value-type="float">
            <text:p>0.87231868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0.903881333696494" calcext:value-type="float">
            <text:p>0.9038813337</text:p>
          </table:table-cell>
          <table:table-cell office:value-type="float" office:value="0.938697511885708" calcext:value-type="float">
            <text:p>0.9386975119</text:p>
          </table:table-cell>
          <table:table-cell office:value-type="float" office:value="0.974404127769183" calcext:value-type="float">
            <text:p>0.9744041278</text:p>
          </table:table-cell>
          <table:table-cell office:value-type="float" office:value="0.968534854230129" calcext:value-type="float">
            <text:p>0.9685348542</text:p>
          </table:table-cell>
          <table:table-cell office:value-type="float" office:value="0.887382503171035" calcext:value-type="float">
            <text:p>0.88738250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0.916841561261693" calcext:value-type="float">
            <text:p>0.9168415613</text:p>
          </table:table-cell>
          <table:table-cell office:value-type="float" office:value="0.94622914172326" calcext:value-type="float">
            <text:p>0.9462291417</text:p>
          </table:table-cell>
          <table:table-cell office:value-type="float" office:value="0.962241883129178" calcext:value-type="float">
            <text:p>0.9622418831</text:p>
          </table:table-cell>
          <table:table-cell office:value-type="float" office:value="0.973797352149421" calcext:value-type="float">
            <text:p>0.9737973521</text:p>
          </table:table-cell>
          <table:table-cell office:value-type="float" office:value="0.88455458292407" calcext:value-type="float">
            <text:p>0.88455458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0.911719006074138" calcext:value-type="float">
            <text:p>0.9117190061</text:p>
          </table:table-cell>
          <table:table-cell office:value-type="float" office:value="0.948275526222035" calcext:value-type="float">
            <text:p>0.9482755262</text:p>
          </table:table-cell>
          <table:table-cell office:value-type="float" office:value="0.975612129250445" calcext:value-type="float">
            <text:p>0.9756121293</text:p>
          </table:table-cell>
          <table:table-cell office:value-type="float" office:value="0.980878389838641" calcext:value-type="float">
            <text:p>0.9808783898</text:p>
          </table:table-cell>
          <table:table-cell office:value-type="float" office:value="0.874197570020446" calcext:value-type="float">
            <text:p>0.874197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.916044894834818" calcext:value-type="float">
            <text:p>0.9160448948</text:p>
          </table:table-cell>
          <table:table-cell office:value-type="float" office:value="0.945775214802636" calcext:value-type="float">
            <text:p>0.9457752148</text:p>
          </table:table-cell>
          <table:table-cell office:value-type="float" office:value="0.975143470799345" calcext:value-type="float">
            <text:p>0.9751434708</text:p>
          </table:table-cell>
          <table:table-cell office:value-type="float" office:value="0.985498406586069" calcext:value-type="float">
            <text:p>0.9854984066</text:p>
          </table:table-cell>
          <table:table-cell office:value-type="float" office:value="0.886934758519285" calcext:value-type="float">
            <text:p>0.88693475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.925745463053002" calcext:value-type="float">
            <text:p>0.9257454631</text:p>
          </table:table-cell>
          <table:table-cell office:value-type="float" office:value="0.945262221484354" calcext:value-type="float">
            <text:p>0.9452622215</text:p>
          </table:table-cell>
          <table:table-cell office:value-type="float" office:value="0.972739962812564" calcext:value-type="float">
            <text:p>0.9727399628</text:p>
          </table:table-cell>
          <table:table-cell office:value-type="float" office:value="0.979488744534551" calcext:value-type="float">
            <text:p>0.9794887445</text:p>
          </table:table-cell>
          <table:table-cell office:value-type="float" office:value="0.888277804424229" calcext:value-type="float">
            <text:p>0.88827780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0.921952408615967" calcext:value-type="float">
            <text:p>0.9219524086</text:p>
          </table:table-cell>
          <table:table-cell office:value-type="float" office:value="0.963161358992774" calcext:value-type="float">
            <text:p>0.963161359</text:p>
          </table:table-cell>
          <table:table-cell office:value-type="float" office:value="0.974786024692797" calcext:value-type="float">
            <text:p>0.9747860247</text:p>
          </table:table-cell>
          <table:table-cell office:value-type="float" office:value="0.988268830058453" calcext:value-type="float">
            <text:p>0.9882688301</text:p>
          </table:table-cell>
          <table:table-cell office:value-type="float" office:value="0.900301177384651" calcext:value-type="float">
            <text:p>0.90030117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0.935204033378243" calcext:value-type="float">
            <text:p>0.9352040334</text:p>
          </table:table-cell>
          <table:table-cell office:value-type="float" office:value="0.949986195603715" calcext:value-type="float">
            <text:p>0.9499861956</text:p>
          </table:table-cell>
          <table:table-cell office:value-type="float" office:value="0.973113639488494" calcext:value-type="float">
            <text:p>0.9731136395</text:p>
          </table:table-cell>
          <table:table-cell office:value-type="float" office:value="0.982526333776126" calcext:value-type="float">
            <text:p>0.9825263338</text:p>
          </table:table-cell>
          <table:table-cell office:value-type="float" office:value="0.894278854414619" calcext:value-type="float">
            <text:p>0.89427885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0.932353838494226" calcext:value-type="float">
            <text:p>0.9323538385</text:p>
          </table:table-cell>
          <table:table-cell office:value-type="float" office:value="0.964497291444792" calcext:value-type="float">
            <text:p>0.9644972914</text:p>
          </table:table-cell>
          <table:table-cell office:value-type="float" office:value="0.971475828340677" calcext:value-type="float">
            <text:p>0.9714758283</text:p>
          </table:table-cell>
          <table:table-cell office:value-type="float" office:value="0.988198614257838" calcext:value-type="float">
            <text:p>0.9881986143</text:p>
          </table:table-cell>
          <table:table-cell office:value-type="float" office:value="0.90251168882274" calcext:value-type="float">
            <text:p>0.90251168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0.927179574554718" calcext:value-type="float">
            <text:p>0.9271795746</text:p>
          </table:table-cell>
          <table:table-cell office:value-type="float" office:value="0.964959977820979" calcext:value-type="float">
            <text:p>0.9649599778</text:p>
          </table:table-cell>
          <table:table-cell office:value-type="float" office:value="0.97717304287663" calcext:value-type="float">
            <text:p>0.9771730429</text:p>
          </table:table-cell>
          <table:table-cell office:value-type="float" office:value="0.990904222218891" calcext:value-type="float">
            <text:p>0.9909042222</text:p>
          </table:table-cell>
          <table:table-cell office:value-type="float" office:value="0.906103894376444" calcext:value-type="float">
            <text:p>0.90610389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0.940335624262679" calcext:value-type="float">
            <text:p>0.9403356243</text:p>
          </table:table-cell>
          <table:table-cell office:value-type="float" office:value="0.952517139881141" calcext:value-type="float">
            <text:p>0.9525171399</text:p>
          </table:table-cell>
          <table:table-cell office:value-type="float" office:value="0.98335827036635" calcext:value-type="float">
            <text:p>0.9833582704</text:p>
          </table:table-cell>
          <table:table-cell office:value-type="float" office:value="0.986734419312512" calcext:value-type="float">
            <text:p>0.9867344193</text:p>
          </table:table-cell>
          <table:table-cell office:value-type="float" office:value="0.906272529098446" calcext:value-type="float">
            <text:p>0.90627252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0.942542477615848" calcext:value-type="float">
            <text:p>0.9425424776</text:p>
          </table:table-cell>
          <table:table-cell office:value-type="float" office:value="0.963398039707884" calcext:value-type="float">
            <text:p>0.9633980397</text:p>
          </table:table-cell>
          <table:table-cell office:value-type="float" office:value="0.979144970033986" calcext:value-type="float">
            <text:p>0.97914497</text:p>
          </table:table-cell>
          <table:table-cell office:value-type="float" office:value="0.986589344619365" calcext:value-type="float">
            <text:p>0.9865893446</text:p>
          </table:table-cell>
          <table:table-cell office:value-type="float" office:value="0.906589884640148" calcext:value-type="float">
            <text:p>0.90658988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0.934168842898015" calcext:value-type="float">
            <text:p>0.9341688429</text:p>
          </table:table-cell>
          <table:table-cell office:value-type="float" office:value="0.965762836716339" calcext:value-type="float">
            <text:p>0.9657628367</text:p>
          </table:table-cell>
          <table:table-cell office:value-type="float" office:value="0.985912065321369" calcext:value-type="float">
            <text:p>0.9859120653</text:p>
          </table:table-cell>
          <table:table-cell office:value-type="float" office:value="0.985420695301413" calcext:value-type="float">
            <text:p>0.9854206953</text:p>
          </table:table-cell>
          <table:table-cell office:value-type="float" office:value="0.912910320747206" calcext:value-type="float">
            <text:p>0.91291032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0.943470662908022" calcext:value-type="float">
            <text:p>0.9434706629</text:p>
          </table:table-cell>
          <table:table-cell office:value-type="float" office:value="0.972130792594998" calcext:value-type="float">
            <text:p>0.9721307926</text:p>
          </table:table-cell>
          <table:table-cell office:value-type="float" office:value="0.982791859784115" calcext:value-type="float">
            <text:p>0.9827918598</text:p>
          </table:table-cell>
          <table:table-cell office:value-type="float" office:value="0.990829069344253" calcext:value-type="float">
            <text:p>0.9908290693</text:p>
          </table:table-cell>
          <table:table-cell office:value-type="float" office:value="0.910718868028332" calcext:value-type="float">
            <text:p>0.910718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0.936289076720047" calcext:value-type="float">
            <text:p>0.9362890767</text:p>
          </table:table-cell>
          <table:table-cell office:value-type="float" office:value="0.965602361392387" calcext:value-type="float">
            <text:p>0.9656023614</text:p>
          </table:table-cell>
          <table:table-cell office:value-type="float" office:value="0.984735607209855" calcext:value-type="float">
            <text:p>0.9847356072</text:p>
          </table:table-cell>
          <table:table-cell office:value-type="float" office:value="0.992182765520777" calcext:value-type="float">
            <text:p>0.9921827655</text:p>
          </table:table-cell>
          <table:table-cell office:value-type="float" office:value="0.91790611407278" calcext:value-type="float">
            <text:p>0.91790611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0.955738501634528" calcext:value-type="float">
            <text:p>0.9557385016</text:p>
          </table:table-cell>
          <table:table-cell office:value-type="float" office:value="0.970960164313933" calcext:value-type="float">
            <text:p>0.9709601643</text:p>
          </table:table-cell>
          <table:table-cell office:value-type="float" office:value="0.987170661725726" calcext:value-type="float">
            <text:p>0.9871706617</text:p>
          </table:table-cell>
          <table:table-cell office:value-type="float" office:value="0.99168114979661" calcext:value-type="float">
            <text:p>0.9916811498</text:p>
          </table:table-cell>
          <table:table-cell office:value-type="float" office:value="0.920729712859655" calcext:value-type="float">
            <text:p>0.92072971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0.948366423741093" calcext:value-type="float">
            <text:p>0.9483664237</text:p>
          </table:table-cell>
          <table:table-cell office:value-type="float" office:value="0.97321253896803" calcext:value-type="float">
            <text:p>0.973212539</text:p>
          </table:table-cell>
          <table:table-cell office:value-type="float" office:value="0.988232509927061" calcext:value-type="float">
            <text:p>0.9882325099</text:p>
          </table:table-cell>
          <table:table-cell office:value-type="float" office:value="0.989935372131354" calcext:value-type="float">
            <text:p>0.9899353721</text:p>
          </table:table-cell>
          <table:table-cell office:value-type="float" office:value="0.921610687732744" calcext:value-type="float">
            <text:p>0.92161068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0.958371538706651" calcext:value-type="float">
            <text:p>0.9583715387</text:p>
          </table:table-cell>
          <table:table-cell office:value-type="float" office:value="0.977102237895621" calcext:value-type="float">
            <text:p>0.9771022379</text:p>
          </table:table-cell>
          <table:table-cell office:value-type="float" office:value="0.984962964433783" calcext:value-type="float">
            <text:p>0.9849629644</text:p>
          </table:table-cell>
          <table:table-cell office:value-type="float" office:value="0.990428854022612" calcext:value-type="float">
            <text:p>0.990428854</text:p>
          </table:table-cell>
          <table:table-cell office:value-type="float" office:value="0.917014589132554" calcext:value-type="float">
            <text:p>0.91701458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0.95711057409439" calcext:value-type="float">
            <text:p>0.9571105741</text:p>
          </table:table-cell>
          <table:table-cell office:value-type="float" office:value="0.978754400027417" calcext:value-type="float">
            <text:p>0.9787544</text:p>
          </table:table-cell>
          <table:table-cell office:value-type="float" office:value="0.985060485979275" calcext:value-type="float">
            <text:p>0.985060486</text:p>
          </table:table-cell>
          <table:table-cell office:value-type="float" office:value="0.995073681461401" calcext:value-type="float">
            <text:p>0.9950736815</text:p>
          </table:table-cell>
          <table:table-cell office:value-type="float" office:value="0.927522029880429" calcext:value-type="float">
            <text:p>0.92752202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0.96541475802701" calcext:value-type="float">
            <text:p>0.965414758</text:p>
          </table:table-cell>
          <table:table-cell office:value-type="float" office:value="0.976822496708282" calcext:value-type="float">
            <text:p>0.9768224967</text:p>
          </table:table-cell>
          <table:table-cell office:value-type="float" office:value="0.991296314895445" calcext:value-type="float">
            <text:p>0.9912963149</text:p>
          </table:table-cell>
          <table:table-cell office:value-type="float" office:value="0.989436359942818" calcext:value-type="float">
            <text:p>0.9894363599</text:p>
          </table:table-cell>
          <table:table-cell office:value-type="float" office:value="0.921716162982454" calcext:value-type="float">
            <text:p>0.9217161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0.953309679270009" calcext:value-type="float">
            <text:p>0.9533096793</text:p>
          </table:table-cell>
          <table:table-cell office:value-type="float" office:value="0.979483349306007" calcext:value-type="float">
            <text:p>0.9794833493</text:p>
          </table:table-cell>
          <table:table-cell office:value-type="float" office:value="0.990564446904109" calcext:value-type="float">
            <text:p>0.9905644469</text:p>
          </table:table-cell>
          <table:table-cell office:value-type="float" office:value="0.993052318224889" calcext:value-type="float">
            <text:p>0.9930523182</text:p>
          </table:table-cell>
          <table:table-cell office:value-type="float" office:value="0.926141488505213" calcext:value-type="float">
            <text:p>0.92614148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0.960501759195254" calcext:value-type="float">
            <text:p>0.9605017592</text:p>
          </table:table-cell>
          <table:table-cell office:value-type="float" office:value="0.981378073799679" calcext:value-type="float">
            <text:p>0.9813780738</text:p>
          </table:table-cell>
          <table:table-cell office:value-type="float" office:value="0.986090522486762" calcext:value-type="float">
            <text:p>0.9860905225</text:p>
          </table:table-cell>
          <table:table-cell office:value-type="float" office:value="0.99752862767307" calcext:value-type="float">
            <text:p>0.9975286277</text:p>
          </table:table-cell>
          <table:table-cell office:value-type="float" office:value="0.934914074125527" calcext:value-type="float">
            <text:p>0.93491407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0.963193748244839" calcext:value-type="float">
            <text:p>0.9631937482</text:p>
          </table:table-cell>
          <table:table-cell office:value-type="float" office:value="0.979491511784874" calcext:value-type="float">
            <text:p>0.9794915118</text:p>
          </table:table-cell>
          <table:table-cell office:value-type="float" office:value="0.993186792162639" calcext:value-type="float">
            <text:p>0.9931867922</text:p>
          </table:table-cell>
          <table:table-cell office:value-type="float" office:value="0.991804701219088" calcext:value-type="float">
            <text:p>0.9918047012</text:p>
          </table:table-cell>
          <table:table-cell office:value-type="float" office:value="0.929008501577325" calcext:value-type="float">
            <text:p>0.92900850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0.964820823699087" calcext:value-type="float">
            <text:p>0.9648208237</text:p>
          </table:table-cell>
          <table:table-cell office:value-type="float" office:value="0.983762961772154" calcext:value-type="float">
            <text:p>0.9837629618</text:p>
          </table:table-cell>
          <table:table-cell office:value-type="float" office:value="0.995531773506884" calcext:value-type="float">
            <text:p>0.9955317735</text:p>
          </table:table-cell>
          <table:table-cell office:value-type="float" office:value="0.991480461301215" calcext:value-type="float">
            <text:p>0.9914804613</text:p>
          </table:table-cell>
          <table:table-cell office:value-type="float" office:value="0.930436148881532" calcext:value-type="float">
            <text:p>0.93043614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96910803187491" calcext:value-type="float">
            <text:p>0.9691080319</text:p>
          </table:table-cell>
          <table:table-cell office:value-type="float" office:value="0.982670867432125" calcext:value-type="float">
            <text:p>0.9826708674</text:p>
          </table:table-cell>
          <table:table-cell office:value-type="float" office:value="0.990935702205454" calcext:value-type="float">
            <text:p>0.9909357022</text:p>
          </table:table-cell>
          <table:table-cell office:value-type="float" office:value="0.996793446084878" calcext:value-type="float">
            <text:p>0.9967934461</text:p>
          </table:table-cell>
          <table:table-cell office:value-type="float" office:value="0.93709247231379" calcext:value-type="float">
            <text:p>0.93709247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0.963212518849024" calcext:value-type="float">
            <text:p>0.9632125188</text:p>
          </table:table-cell>
          <table:table-cell office:value-type="float" office:value="0.982677517067519" calcext:value-type="float">
            <text:p>0.9826775171</text:p>
          </table:table-cell>
          <table:table-cell office:value-type="float" office:value="0.991025104033924" calcext:value-type="float">
            <text:p>0.991025104</text:p>
          </table:table-cell>
          <table:table-cell office:value-type="float" office:value="0.994337264836083" calcext:value-type="float">
            <text:p>0.9943372648</text:p>
          </table:table-cell>
          <table:table-cell office:value-type="float" office:value="0.942211782172951" calcext:value-type="float">
            <text:p>0.94221178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0.965535587056679" calcext:value-type="float">
            <text:p>0.9655355871</text:p>
          </table:table-cell>
          <table:table-cell office:value-type="float" office:value="0.98000057255283" calcext:value-type="float">
            <text:p>0.9800005726</text:p>
          </table:table-cell>
          <table:table-cell office:value-type="float" office:value="0.989123471307987" calcext:value-type="float">
            <text:p>0.9891234713</text:p>
          </table:table-cell>
          <table:table-cell office:value-type="float" office:value="0.994591260784708" calcext:value-type="float">
            <text:p>0.9945912608</text:p>
          </table:table-cell>
          <table:table-cell office:value-type="float" office:value="0.936570271092448" calcext:value-type="float">
            <text:p>0.93657027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0.970554787083974" calcext:value-type="float">
            <text:p>0.9705547871</text:p>
          </table:table-cell>
          <table:table-cell office:value-type="float" office:value="0.984756595971835" calcext:value-type="float">
            <text:p>0.984756596</text:p>
          </table:table-cell>
          <table:table-cell office:value-type="float" office:value="0.991771419265738" calcext:value-type="float">
            <text:p>0.9917714193</text:p>
          </table:table-cell>
          <table:table-cell office:value-type="float" office:value="0.999214604863355" calcext:value-type="float">
            <text:p>0.9992146049</text:p>
          </table:table-cell>
          <table:table-cell office:value-type="float" office:value="0.946231817980891" calcext:value-type="float">
            <text:p>0.9462318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0.966126768824503" calcext:value-type="float">
            <text:p>0.9661267688</text:p>
          </table:table-cell>
          <table:table-cell office:value-type="float" office:value="0.986272321313662" calcext:value-type="float">
            <text:p>0.9862723213</text:p>
          </table:table-cell>
          <table:table-cell office:value-type="float" office:value="0.99135580870108" calcext:value-type="float">
            <text:p>0.9913558087</text:p>
          </table:table-cell>
          <table:table-cell office:value-type="float" office:value="0.998589777379509" calcext:value-type="float">
            <text:p>0.9985897774</text:p>
          </table:table-cell>
          <table:table-cell office:value-type="float" office:value="0.947170009271518" calcext:value-type="float">
            <text:p>0.94717000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0.970047386195378" calcext:value-type="float">
            <text:p>0.9700473862</text:p>
          </table:table-cell>
          <table:table-cell office:value-type="float" office:value="0.984966163282371" calcext:value-type="float">
            <text:p>0.9849661633</text:p>
          </table:table-cell>
          <table:table-cell office:value-type="float" office:value="0.993886439982846" calcext:value-type="float">
            <text:p>0.99388644</text:p>
          </table:table-cell>
          <table:table-cell office:value-type="float" office:value="0.996549775296713" calcext:value-type="float">
            <text:p>0.9965497753</text:p>
          </table:table-cell>
          <table:table-cell office:value-type="float" office:value="0.940611412517436" calcext:value-type="float">
            <text:p>0.94061141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0.97161712187828" calcext:value-type="float">
            <text:p>0.9716171219</text:p>
          </table:table-cell>
          <table:table-cell office:value-type="float" office:value="0.982834600488398" calcext:value-type="float">
            <text:p>0.9828346005</text:p>
          </table:table-cell>
          <table:table-cell office:value-type="float" office:value="0.99655866727005" calcext:value-type="float">
            <text:p>0.9965586673</text:p>
          </table:table-cell>
          <table:table-cell office:value-type="float" office:value="0.998517389684717" calcext:value-type="float">
            <text:p>0.9985173897</text:p>
          </table:table-cell>
          <table:table-cell office:value-type="float" office:value="0.950811363884971" calcext:value-type="float">
            <text:p>0.95081136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0.976378201808128" calcext:value-type="float">
            <text:p>0.9763782018</text:p>
          </table:table-cell>
          <table:table-cell office:value-type="float" office:value="0.991010772629544" calcext:value-type="float">
            <text:p>0.9910107726</text:p>
          </table:table-cell>
          <table:table-cell office:value-type="float" office:value="0.996526828433285" calcext:value-type="float">
            <text:p>0.9965268284</text:p>
          </table:table-cell>
          <table:table-cell office:value-type="float" office:value="0.995393810622582" calcext:value-type="float">
            <text:p>0.9953938106</text:p>
          </table:table-cell>
          <table:table-cell office:value-type="float" office:value="0.947520524201029" calcext:value-type="float">
            <text:p>0.94752052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0.972349276394989" calcext:value-type="float">
            <text:p>0.9723492764</text:p>
          </table:table-cell>
          <table:table-cell office:value-type="float" office:value="0.988230700392973" calcext:value-type="float">
            <text:p>0.9882307004</text:p>
          </table:table-cell>
          <table:table-cell office:value-type="float" office:value="0.995162221416191" calcext:value-type="float">
            <text:p>0.9951622214</text:p>
          </table:table-cell>
          <table:table-cell office:value-type="float" office:value="0.997305531294733" calcext:value-type="float">
            <text:p>0.9973055313</text:p>
          </table:table-cell>
          <table:table-cell office:value-type="float" office:value="0.940697948020804" calcext:value-type="float">
            <text:p>0.9406979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0.977508521662475" calcext:value-type="float">
            <text:p>0.9775085217</text:p>
          </table:table-cell>
          <table:table-cell office:value-type="float" office:value="0.990919304821961" calcext:value-type="float">
            <text:p>0.9909193048</text:p>
          </table:table-cell>
          <table:table-cell office:value-type="float" office:value="0.995987612496887" calcext:value-type="float">
            <text:p>0.9959876125</text:p>
          </table:table-cell>
          <table:table-cell office:value-type="float" office:value="0.997676636952901" calcext:value-type="float">
            <text:p>0.997676637</text:p>
          </table:table-cell>
          <table:table-cell office:value-type="float" office:value="0.954055610006385" calcext:value-type="float">
            <text:p>0.954055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0.977433013233173" calcext:value-type="float">
            <text:p>0.9774330132</text:p>
          </table:table-cell>
          <table:table-cell office:value-type="float" office:value="0.987377741264933" calcext:value-type="float">
            <text:p>0.9873777413</text:p>
          </table:table-cell>
          <table:table-cell office:value-type="float" office:value="0.993153276634293" calcext:value-type="float">
            <text:p>0.9931532766</text:p>
          </table:table-cell>
          <table:table-cell office:value-type="float" office:value="0.998062961659271" calcext:value-type="float">
            <text:p>0.9980629617</text:p>
          </table:table-cell>
          <table:table-cell office:value-type="float" office:value="0.952789497119792" calcext:value-type="float">
            <text:p>0.95278949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0.981271708144851" calcext:value-type="float">
            <text:p>0.9812717081</text:p>
          </table:table-cell>
          <table:table-cell office:value-type="float" office:value="0.993923973929624" calcext:value-type="float">
            <text:p>0.9939239739</text:p>
          </table:table-cell>
          <table:table-cell office:value-type="float" office:value="0.994723162228448" calcext:value-type="float">
            <text:p>0.9947231622</text:p>
          </table:table-cell>
          <table:table-cell office:value-type="float" office:value="0.99951516594202" calcext:value-type="float">
            <text:p>0.9995151659</text:p>
          </table:table-cell>
          <table:table-cell office:value-type="float" office:value="0.952616945533908" calcext:value-type="float">
            <text:p>0.95261694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0.983047854470284" calcext:value-type="float">
            <text:p>0.9830478545</text:p>
          </table:table-cell>
          <table:table-cell office:value-type="float" office:value="0.992896306297464" calcext:value-type="float">
            <text:p>0.9928963063</text:p>
          </table:table-cell>
          <table:table-cell office:value-type="float" office:value="0.99502878708173" calcext:value-type="float">
            <text:p>0.9950287871</text:p>
          </table:table-cell>
          <table:table-cell office:value-type="float" office:value="0.997720094589451" calcext:value-type="float">
            <text:p>0.9977200946</text:p>
          </table:table-cell>
          <table:table-cell office:value-type="float" office:value="0.952215588983827" calcext:value-type="float">
            <text:p>0.9522155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0.978153905554695" calcext:value-type="float">
            <text:p>0.9781539056</text:p>
          </table:table-cell>
          <table:table-cell office:value-type="float" office:value="0.987666269495029" calcext:value-type="float">
            <text:p>0.9876662695</text:p>
          </table:table-cell>
          <table:table-cell office:value-type="float" office:value="0.998210461509277" calcext:value-type="float">
            <text:p>0.9982104615</text:p>
          </table:table-cell>
          <table:table-cell office:value-type="float" office:value="0.998616119681147" calcext:value-type="float">
            <text:p>0.9986161197</text:p>
          </table:table-cell>
          <table:table-cell office:value-type="float" office:value="0.961500401459121" calcext:value-type="float">
            <text:p>0.96150040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0.980241725287932" calcext:value-type="float">
            <text:p>0.9802417253</text:p>
          </table:table-cell>
          <table:table-cell office:value-type="float" office:value="0.991118438417713" calcext:value-type="float">
            <text:p>0.9911184384</text:p>
          </table:table-cell>
          <table:table-cell office:value-type="float" office:value="0.994288443866815" calcext:value-type="float">
            <text:p>0.9942884439</text:p>
          </table:table-cell>
          <table:table-cell office:value-type="float" office:value="0.997562140624427" calcext:value-type="float">
            <text:p>0.9975621406</text:p>
          </table:table-cell>
          <table:table-cell office:value-type="float" office:value="0.957059995002857" calcext:value-type="float">
            <text:p>0.9570599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0.980073285734063" calcext:value-type="float">
            <text:p>0.9800732857</text:p>
          </table:table-cell>
          <table:table-cell office:value-type="float" office:value="0.992449770887819" calcext:value-type="float">
            <text:p>0.9924497709</text:p>
          </table:table-cell>
          <table:table-cell office:value-type="float" office:value="0.997968570818326" calcext:value-type="float">
            <text:p>0.9979685708</text:p>
          </table:table-cell>
          <table:table-cell office:value-type="float" office:value="0.997356099811042" calcext:value-type="float">
            <text:p>0.9973560998</text:p>
          </table:table-cell>
          <table:table-cell office:value-type="float" office:value="0.959333850493994" calcext:value-type="float">
            <text:p>0.95933385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0.981397178668449" calcext:value-type="float">
            <text:p>0.9813971787</text:p>
          </table:table-cell>
          <table:table-cell office:value-type="float" office:value="0.989454281273436" calcext:value-type="float">
            <text:p>0.9894542813</text:p>
          </table:table-cell>
          <table:table-cell office:value-type="float" office:value="0.997462407772269" calcext:value-type="float">
            <text:p>0.9974624078</text:p>
          </table:table-cell>
          <table:table-cell office:value-type="float" office:value="0.997925352055297" calcext:value-type="float">
            <text:p>0.9979253521</text:p>
          </table:table-cell>
          <table:table-cell office:value-type="float" office:value="0.962233282575338" calcext:value-type="float">
            <text:p>0.96223328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0.984370460874164" calcext:value-type="float">
            <text:p>0.9843704609</text:p>
          </table:table-cell>
          <table:table-cell office:value-type="float" office:value="0.991152400418595" calcext:value-type="float">
            <text:p>0.9911524004</text:p>
          </table:table-cell>
          <table:table-cell office:value-type="float" office:value="0.996689363559566" calcext:value-type="float">
            <text:p>0.9966893636</text:p>
          </table:table-cell>
          <table:table-cell office:value-type="float" office:value="0.998931098543835" calcext:value-type="float">
            <text:p>0.9989310985</text:p>
          </table:table-cell>
          <table:table-cell office:value-type="float" office:value="0.967204257677333" calcext:value-type="float">
            <text:p>0.96720425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0.985355068003394" calcext:value-type="float">
            <text:p>0.985355068</text:p>
          </table:table-cell>
          <table:table-cell office:value-type="float" office:value="0.99242669652152" calcext:value-type="float">
            <text:p>0.9924266965</text:p>
          </table:table-cell>
          <table:table-cell office:value-type="float" office:value="0.995833831382268" calcext:value-type="float">
            <text:p>0.9958338314</text:p>
          </table:table-cell>
          <table:table-cell office:value-type="float" office:value="0.999306358381503" calcext:value-type="float">
            <text:p>0.9993063584</text:p>
          </table:table-cell>
          <table:table-cell office:value-type="float" office:value="0.965260072846906" calcext:value-type="float">
            <text:p>0.96526007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0.983269857148615" calcext:value-type="float">
            <text:p>0.9832698571</text:p>
          </table:table-cell>
          <table:table-cell office:value-type="float" office:value="0.993810021179676" calcext:value-type="float">
            <text:p>0.9938100212</text:p>
          </table:table-cell>
          <table:table-cell office:value-type="float" office:value="0.997919535546523" calcext:value-type="float">
            <text:p>0.9979195355</text:p>
          </table:table-cell>
          <table:table-cell office:value-type="float" office:value="0.998341463414634" calcext:value-type="float">
            <text:p>0.9983414634</text:p>
          </table:table-cell>
          <table:table-cell office:value-type="float" office:value="0.96195705804433" calcext:value-type="float">
            <text:p>0.9619570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0.984739077440993" calcext:value-type="float">
            <text:p>0.9847390774</text:p>
          </table:table-cell>
          <table:table-cell office:value-type="float" office:value="0.995345261009274" calcext:value-type="float">
            <text:p>0.995345261</text:p>
          </table:table-cell>
          <table:table-cell office:value-type="float" office:value="0.999185330144234" calcext:value-type="float">
            <text:p>0.9991853301</text:p>
          </table:table-cell>
          <table:table-cell office:value-type="float" office:value="0.998517933800422" calcext:value-type="float">
            <text:p>0.9985179338</text:p>
          </table:table-cell>
          <table:table-cell office:value-type="float" office:value="0.967529621800931" calcext:value-type="float">
            <text:p>0.96752962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0.988419920388335" calcext:value-type="float">
            <text:p>0.9884199204</text:p>
          </table:table-cell>
          <table:table-cell office:value-type="float" office:value="0.99565816351291" calcext:value-type="float">
            <text:p>0.9956581635</text:p>
          </table:table-cell>
          <table:table-cell office:value-type="float" office:value="0.997221989817937" calcext:value-type="float">
            <text:p>0.9972219898</text:p>
          </table:table-cell>
          <table:table-cell office:value-type="float" office:value="0.996951454530477" calcext:value-type="float">
            <text:p>0.9969514545</text:p>
          </table:table-cell>
          <table:table-cell office:value-type="float" office:value="0.966858114794165" calcext:value-type="float">
            <text:p>0.96685811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0.988934827380819" calcext:value-type="float">
            <text:p>0.9889348274</text:p>
          </table:table-cell>
          <table:table-cell office:value-type="float" office:value="0.99570614182338" calcext:value-type="float">
            <text:p>0.9957061418</text:p>
          </table:table-cell>
          <table:table-cell office:value-type="float" office:value="0.997816963912861" calcext:value-type="float">
            <text:p>0.9978169639</text:p>
          </table:table-cell>
          <table:table-cell office:value-type="float" office:value="0.9987874404097" calcext:value-type="float">
            <text:p>0.9987874404</text:p>
          </table:table-cell>
          <table:table-cell office:value-type="float" office:value="0.96863911356085" calcext:value-type="float">
            <text:p>0.96863911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0.98688484528846" calcext:value-type="float">
            <text:p>0.9868848453</text:p>
          </table:table-cell>
          <table:table-cell office:value-type="float" office:value="0.993583460519485" calcext:value-type="float">
            <text:p>0.9935834605</text:p>
          </table:table-cell>
          <table:table-cell office:value-type="float" office:value="0.998624863923176" calcext:value-type="float">
            <text:p>0.9986248639</text:p>
          </table:table-cell>
          <table:table-cell office:value-type="float" office:value="1" calcext:value-type="float">
            <text:p>1</text:p>
          </table:table-cell>
          <table:table-cell office:value-type="float" office:value="0.966238708982966" calcext:value-type="float">
            <text:p>0.9662387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0.988001518413907" calcext:value-type="float">
            <text:p>0.9880015184</text:p>
          </table:table-cell>
          <table:table-cell office:value-type="float" office:value="0.994349447264592" calcext:value-type="float">
            <text:p>0.9943494473</text:p>
          </table:table-cell>
          <table:table-cell office:value-type="float" office:value="0.998789043361526" calcext:value-type="float">
            <text:p>0.9987890434</text:p>
          </table:table-cell>
          <table:table-cell office:value-type="float" office:value="0.999445061043285" calcext:value-type="float">
            <text:p>0.999445061</text:p>
          </table:table-cell>
          <table:table-cell office:value-type="float" office:value="0.967429881407769" calcext:value-type="float">
            <text:p>0.96742988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0.990776491118532" calcext:value-type="float">
            <text:p>0.9907764911</text:p>
          </table:table-cell>
          <table:table-cell office:value-type="float" office:value="0.994993021358354" calcext:value-type="float">
            <text:p>0.9949930214</text:p>
          </table:table-cell>
          <table:table-cell office:value-type="float" office:value="0.999306358381503" calcext:value-type="float">
            <text:p>0.9993063584</text:p>
          </table:table-cell>
          <table:table-cell office:value-type="float" office:value="0.999073925884393" calcext:value-type="float">
            <text:p>0.9990739259</text:p>
          </table:table-cell>
          <table:table-cell office:value-type="float" office:value="0.970284128878391" calcext:value-type="float">
            <text:p>0.97028412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0.986365566779784" calcext:value-type="float">
            <text:p>0.9863655668</text:p>
          </table:table-cell>
          <table:table-cell office:value-type="float" office:value="0.995629723934744" calcext:value-type="float">
            <text:p>0.9956297239</text:p>
          </table:table-cell>
          <table:table-cell office:value-type="float" office:value="0.998069002508048" calcext:value-type="float">
            <text:p>0.9980690025</text:p>
          </table:table-cell>
          <table:table-cell office:value-type="float" office:value="0.999289099526066" calcext:value-type="float">
            <text:p>0.9992890995</text:p>
          </table:table-cell>
          <table:table-cell office:value-type="float" office:value="0.968116589275119" calcext:value-type="float">
            <text:p>0.96811658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0.986700827878383" calcext:value-type="float">
            <text:p>0.9867008279</text:p>
          </table:table-cell>
          <table:table-cell office:value-type="float" office:value="0.995528193315014" calcext:value-type="float">
            <text:p>0.9955281933</text:p>
          </table:table-cell>
          <table:table-cell office:value-type="float" office:value="0.997894853378724" calcext:value-type="float">
            <text:p>0.9978948534</text:p>
          </table:table-cell>
          <table:table-cell office:value-type="float" office:value="0.999283475207694" calcext:value-type="float">
            <text:p>0.9992834752</text:p>
          </table:table-cell>
          <table:table-cell office:value-type="float" office:value="0.97217095258897" calcext:value-type="float">
            <text:p>0.97217095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989431133778826" calcext:value-type="float">
            <text:p>0.9894311338</text:p>
          </table:table-cell>
          <table:table-cell office:value-type="float" office:value="0.995603502031551" calcext:value-type="float">
            <text:p>0.995603502</text:p>
          </table:table-cell>
          <table:table-cell office:value-type="float" office:value="0.996840795817705" calcext:value-type="float">
            <text:p>0.9968407958</text:p>
          </table:table-cell>
          <table:table-cell office:value-type="float" office:value="1" calcext:value-type="float">
            <text:p>1</text:p>
          </table:table-cell>
          <table:table-cell office:value-type="float" office:value="0.969711804569279" calcext:value-type="float">
            <text:p>0.96971180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0.989359610253609" calcext:value-type="float">
            <text:p>0.9893596103</text:p>
          </table:table-cell>
          <table:table-cell office:value-type="float" office:value="0.995437549879562" calcext:value-type="float">
            <text:p>0.9954375499</text:p>
          </table:table-cell>
          <table:table-cell office:value-type="float" office:value="0.998465517182732" calcext:value-type="float">
            <text:p>0.9984655172</text:p>
          </table:table-cell>
          <table:table-cell office:value-type="float" office:value="0.998852223816356" calcext:value-type="float">
            <text:p>0.9988522238</text:p>
          </table:table-cell>
          <table:table-cell office:value-type="float" office:value="0.969637343545266" calcext:value-type="float">
            <text:p>0.96963734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0.988368065146519" calcext:value-type="float">
            <text:p>0.9883680651</text:p>
          </table:table-cell>
          <table:table-cell office:value-type="float" office:value="0.994874813015241" calcext:value-type="float">
            <text:p>0.994874813</text:p>
          </table:table-cell>
          <table:table-cell office:value-type="float" office:value="0.998443519865" calcext:value-type="float">
            <text:p>0.9984435199</text:p>
          </table:table-cell>
          <table:table-cell office:value-type="float" office:value="0.999773499433749" calcext:value-type="float">
            <text:p>0.9997734994</text:p>
          </table:table-cell>
          <table:table-cell office:value-type="float" office:value="0.972682116023072" calcext:value-type="float">
            <text:p>0.9726821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0.986689387627067" calcext:value-type="float">
            <text:p>0.9866893876</text:p>
          </table:table-cell>
          <table:table-cell office:value-type="float" office:value="0.995114786449862" calcext:value-type="float">
            <text:p>0.9951147864</text:p>
          </table:table-cell>
          <table:table-cell office:value-type="float" office:value="0.999715995703991" calcext:value-type="float">
            <text:p>0.9997159957</text:p>
          </table:table-cell>
          <table:table-cell office:value-type="float" office:value="0.997737280338322" calcext:value-type="float">
            <text:p>0.9977372803</text:p>
          </table:table-cell>
          <table:table-cell office:value-type="float" office:value="0.971051485824351" calcext:value-type="float">
            <text:p>0.97105148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0.990724341356397" calcext:value-type="float">
            <text:p>0.9907243414</text:p>
          </table:table-cell>
          <table:table-cell office:value-type="float" office:value="0.99557165142949" calcext:value-type="float">
            <text:p>0.9955716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409015149888" calcext:value-type="float">
            <text:p>0.97409015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0.992775319345373" calcext:value-type="float">
            <text:p>0.9927753193</text:p>
          </table:table-cell>
          <table:table-cell office:value-type="float" office:value="0.997166443874129" calcext:value-type="float">
            <text:p>0.9971664439</text:p>
          </table:table-cell>
          <table:table-cell office:value-type="float" office:value="0.997613312814335" calcext:value-type="float">
            <text:p>0.9976133128</text:p>
          </table:table-cell>
          <table:table-cell office:value-type="float" office:value="0.997979797979798" calcext:value-type="float">
            <text:p>0.997979798</text:p>
          </table:table-cell>
          <table:table-cell office:value-type="float" office:value="0.97691272021385" calcext:value-type="float">
            <text:p>0.97691272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0.989910539659475" calcext:value-type="float">
            <text:p>0.9899105397</text:p>
          </table:table-cell>
          <table:table-cell office:value-type="float" office:value="0.997167773561037" calcext:value-type="float">
            <text:p>0.9971677736</text:p>
          </table:table-cell>
          <table:table-cell office:value-type="float" office:value="0.998870056497175" calcext:value-type="float">
            <text:p>0.9988700565</text:p>
          </table:table-cell>
          <table:table-cell office:value-type="float" office:value="1" calcext:value-type="float">
            <text:p>1</text:p>
          </table:table-cell>
          <table:table-cell office:value-type="float" office:value="0.972731661454937" calcext:value-type="float">
            <text:p>0.97273166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0.99402265344458" calcext:value-type="float">
            <text:p>0.9940226534</text:p>
          </table:table-cell>
          <table:table-cell office:value-type="float" office:value="0.997682065912401" calcext:value-type="float">
            <text:p>0.9976820659</text:p>
          </table:table-cell>
          <table:table-cell office:value-type="float" office:value="0.999667590027701" calcext:value-type="float">
            <text:p>0.99966759</text:p>
          </table:table-cell>
          <table:table-cell office:value-type="float" office:value="0.999142156862745" calcext:value-type="float">
            <text:p>0.9991421569</text:p>
          </table:table-cell>
          <table:table-cell office:value-type="float" office:value="0.975875799650679" calcext:value-type="float">
            <text:p>0.975875799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0.994302544087227" calcext:value-type="float">
            <text:p>0.9943025441</text:p>
          </table:table-cell>
          <table:table-cell office:value-type="float" office:value="0.997169144072007" calcext:value-type="float">
            <text:p>0.9971691441</text:p>
          </table:table-cell>
          <table:table-cell office:value-type="float" office:value="0.999154334038055" calcext:value-type="float">
            <text:p>0.999154334</text:p>
          </table:table-cell>
          <table:table-cell office:value-type="float" office:value="1" calcext:value-type="float">
            <text:p>1</text:p>
          </table:table-cell>
          <table:table-cell office:value-type="float" office:value="0.974535851117847" calcext:value-type="float">
            <text:p>0.97453585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0.993029850947828" calcext:value-type="float">
            <text:p>0.9930298509</text:p>
          </table:table-cell>
          <table:table-cell office:value-type="float" office:value="0.996060646536626" calcext:value-type="float">
            <text:p>0.9960606465</text:p>
          </table:table-cell>
          <table:table-cell office:value-type="float" office:value="0.998751358859766" calcext:value-type="float">
            <text:p>0.9987513589</text:p>
          </table:table-cell>
          <table:table-cell office:value-type="float" office:value="0.999149453219927" calcext:value-type="float">
            <text:p>0.9991494532</text:p>
          </table:table-cell>
          <table:table-cell office:value-type="float" office:value="0.974728743777044" calcext:value-type="float">
            <text:p>0.97472874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0.995604638138279" calcext:value-type="float">
            <text:p>0.9956046381</text:p>
          </table:table-cell>
          <table:table-cell office:value-type="float" office:value="0.998345881614018" calcext:value-type="float">
            <text:p>0.9983458816</text:p>
          </table:table-cell>
          <table:table-cell office:value-type="float" office:value="0.999396863691194" calcext:value-type="float">
            <text:p>0.9993968637</text:p>
          </table:table-cell>
          <table:table-cell office:value-type="float" office:value="0.9990625" calcext:value-type="float">
            <text:p>0.9990625</text:p>
          </table:table-cell>
          <table:table-cell office:value-type="float" office:value="0.980676710169382" calcext:value-type="float">
            <text:p>0.98067671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.991973287658852" calcext:value-type="float">
            <text:p>0.9919732877</text:p>
          </table:table-cell>
          <table:table-cell office:value-type="float" office:value="0.996685065352016" calcext:value-type="float">
            <text:p>0.9966850654</text:p>
          </table:table-cell>
          <table:table-cell office:value-type="float" office:value="0.999070847851336" calcext:value-type="float">
            <text:p>0.9990708479</text:p>
          </table:table-cell>
          <table:table-cell office:value-type="float" office:value="1" calcext:value-type="float">
            <text:p>1</text:p>
          </table:table-cell>
          <table:table-cell office:value-type="float" office:value="0.97705118604934" calcext:value-type="float">
            <text:p>0.9770511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0.994399712056634" calcext:value-type="float">
            <text:p>0.9943997121</text:p>
          </table:table-cell>
          <table:table-cell office:value-type="float" office:value="0.997658150605501" calcext:value-type="float">
            <text:p>0.9976581506</text:p>
          </table:table-cell>
          <table:table-cell office:value-type="float" office:value="0.998542993509965" calcext:value-type="float">
            <text:p>0.9985429935</text:p>
          </table:table-cell>
          <table:table-cell office:value-type="float" office:value="1" calcext:value-type="float">
            <text:p>1</text:p>
          </table:table-cell>
          <table:table-cell office:value-type="float" office:value="0.979737073124741" calcext:value-type="float">
            <text:p>0.97973707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0.993962624673733" calcext:value-type="float">
            <text:p>0.9939626247</text:p>
          </table:table-cell>
          <table:table-cell office:value-type="float" office:value="0.996440982904577" calcext:value-type="float">
            <text:p>0.9964409829</text:p>
          </table:table-cell>
          <table:table-cell office:value-type="float" office:value="0.999711677078328" calcext:value-type="float">
            <text:p>0.9997116771</text:p>
          </table:table-cell>
          <table:table-cell office:value-type="float" office:value="0.99938080495356" calcext:value-type="float">
            <text:p>0.999380805</text:p>
          </table:table-cell>
          <table:table-cell office:value-type="float" office:value="0.978245327879958" calcext:value-type="float">
            <text:p>0.97824532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0.989057665993231" calcext:value-type="float">
            <text:p>0.989057666</text:p>
          </table:table-cell>
          <table:table-cell office:value-type="float" office:value="0.997565039064262" calcext:value-type="float">
            <text:p>0.9975650391</text:p>
          </table:table-cell>
          <table:table-cell office:value-type="float" office:value="0.999157610520801" calcext:value-type="float">
            <text:p>0.9991576105</text:p>
          </table:table-cell>
          <table:table-cell office:value-type="float" office:value="0.9997799779978" calcext:value-type="float">
            <text:p>0.999779978</text:p>
          </table:table-cell>
          <table:table-cell office:value-type="float" office:value="0.983727419401294" calcext:value-type="float">
            <text:p>0.98372741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0.995131711287226" calcext:value-type="float">
            <text:p>0.9951317113</text:p>
          </table:table-cell>
          <table:table-cell office:value-type="float" office:value="0.999248512888302" calcext:value-type="float">
            <text:p>0.9992485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3066453237111" calcext:value-type="float">
            <text:p>0.98306645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0.995660913166068" calcext:value-type="float">
            <text:p>0.9956609132</text:p>
          </table:table-cell>
          <table:table-cell office:value-type="float" office:value="0.998968288824104" calcext:value-type="float">
            <text:p>0.9989682888</text:p>
          </table:table-cell>
          <table:table-cell office:value-type="float" office:value="0.999272197962154" calcext:value-type="float">
            <text:p>0.999272198</text:p>
          </table:table-cell>
          <table:table-cell office:value-type="float" office:value="0.998948355807272" calcext:value-type="float">
            <text:p>0.9989483558</text:p>
          </table:table-cell>
          <table:table-cell office:value-type="float" office:value="0.97683274232962" calcext:value-type="float">
            <text:p>0.97683274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0.995250138472202" calcext:value-type="float">
            <text:p>0.9952501385</text:p>
          </table:table-cell>
          <table:table-cell office:value-type="float" office:value="0.998146744104206" calcext:value-type="float">
            <text:p>0.99814674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2087575133419" calcext:value-type="float">
            <text:p>0.98208757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0.995243412592276" calcext:value-type="float">
            <text:p>0.9952434126</text:p>
          </table:table-cell>
          <table:table-cell office:value-type="float" office:value="0.999701332034777" calcext:value-type="float">
            <text:p>0.999701332</text:p>
          </table:table-cell>
          <table:table-cell office:value-type="float" office:value="1" calcext:value-type="float">
            <text:p>1</text:p>
          </table:table-cell>
          <table:table-cell office:value-type="float" office:value="0.999348534201954" calcext:value-type="float">
            <text:p>0.9993485342</text:p>
          </table:table-cell>
          <table:table-cell office:value-type="float" office:value="0.982046341021204" calcext:value-type="float">
            <text:p>0.9820463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0.995075450413306" calcext:value-type="float">
            <text:p>0.9950754504</text:p>
          </table:table-cell>
          <table:table-cell office:value-type="float" office:value="0.999059511611572" calcext:value-type="float">
            <text:p>0.9990595116</text:p>
          </table:table-cell>
          <table:table-cell office:value-type="float" office:value="0.999529208179053" calcext:value-type="float">
            <text:p>0.9995292082</text:p>
          </table:table-cell>
          <table:table-cell office:value-type="float" office:value="1" calcext:value-type="float">
            <text:p>1</text:p>
          </table:table-cell>
          <table:table-cell office:value-type="float" office:value="0.984794537948809" calcext:value-type="float">
            <text:p>0.98479453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0.996032553327643" calcext:value-type="float">
            <text:p>0.9960325533</text:p>
          </table:table-cell>
          <table:table-cell office:value-type="float" office:value="0.999465967405402" calcext:value-type="float">
            <text:p>0.9994659674</text:p>
          </table:table-cell>
          <table:table-cell office:value-type="float" office:value="0.999421965317919" calcext:value-type="float">
            <text:p>0.9994219653</text:p>
          </table:table-cell>
          <table:table-cell office:value-type="float" office:value="0.999206349206349" calcext:value-type="float">
            <text:p>0.9992063492</text:p>
          </table:table-cell>
          <table:table-cell office:value-type="float" office:value="0.981965527429759" calcext:value-type="float">
            <text:p>0.98196552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0.994185421286373" calcext:value-type="float">
            <text:p>0.9941854213</text:p>
          </table:table-cell>
          <table:table-cell office:value-type="float" office:value="0.998494581082079" calcext:value-type="float">
            <text:p>0.9984945811</text:p>
          </table:table-cell>
          <table:table-cell office:value-type="float" office:value="0.99975845410628" calcext:value-type="float">
            <text:p>0.9997584541</text:p>
          </table:table-cell>
          <table:table-cell office:value-type="float" office:value="1" calcext:value-type="float">
            <text:p>1</text:p>
          </table:table-cell>
          <table:table-cell office:value-type="float" office:value="0.982240741659255" calcext:value-type="float">
            <text:p>0.98224074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0.996329496841804" calcext:value-type="float">
            <text:p>0.9963294968</text:p>
          </table:table-cell>
          <table:table-cell office:value-type="float" office:value="0.997611657797293" calcext:value-type="float">
            <text:p>0.9976116578</text:p>
          </table:table-cell>
          <table:table-cell office:value-type="float" office:value="0.999547511312217" calcext:value-type="float">
            <text:p>0.9995475113</text:p>
          </table:table-cell>
          <table:table-cell office:value-type="float" office:value="1" calcext:value-type="float">
            <text:p>1</text:p>
          </table:table-cell>
          <table:table-cell office:value-type="float" office:value="0.97940420995188" calcext:value-type="float">
            <text:p>0.97940421</text:p>
          </table:table-cell>
        </table:table-row>
      </table:table>
      <table:table table:name="Sheet2" table:style-name="ta1">
        <table:shapes>
          <draw:frame draw:z-index="0" draw:style-name="gr1" draw:text-style-name="P1" svg:width="846.2pt" svg:height="374.2pt" svg:x="553.89pt" svg:y="134.79pt">
            <loext:p draw:notify-on-update-of-ranges="Sheet2.A2:Sheet2.A152 Sheet2.B1:Sheet2.B1 Sheet2.B2:Sheet2.B152 Sheet2.A2:Sheet2.A152 Sheet2.C1:Sheet2.C1 Sheet2.C2:Sheet2.C152 Sheet2.A2:Sheet2.A152 Sheet2.D1:Sheet2.D1 Sheet2.D2:Sheet2.D152 Sheet2.A2:Sheet2.A152 Sheet2.E1:Sheet2.E1 Sheet2.E2:Sheet2.E152 Sheet2.A2:Sheet2.A152 Sheet2.F1:Sheet2.F1 Sheet2.F2:Sheet2.F1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 de noeuds attaqués</text:p>
          </table:table-cell>
          <table:table-cell office:value-type="string" calcext:value-type="string">
            <text:p>Q=1</text:p>
          </table:table-cell>
          <table:table-cell office:value-type="string" calcext:value-type="string">
            <text:p>Q=2</text:p>
          </table:table-cell>
          <table:table-cell office:value-type="string" calcext:value-type="string">
            <text:p>Q=3</text:p>
          </table:table-cell>
          <table:table-cell office:value-type="string" calcext:value-type="string">
            <text:p>Q=4</text:p>
          </table:table-cell>
          <table:table-cell office:value-type="string" calcext:value-type="string">
            <text:p>Q=5,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844816195018" calcext:value-type="float">
            <text:p>0.0123844816</text:p>
          </table:table-cell>
          <table:table-cell office:value-type="float" office:value="0.00236934497025501" calcext:value-type="float">
            <text:p>0.002369345</text:p>
          </table:table-cell>
          <table:table-cell office:value-type="float" office:value="0.002766757159723" calcext:value-type="float">
            <text:p>0.0027667572</text:p>
          </table:table-cell>
          <table:table-cell office:value-type="float" office:value="0.00140273969734004" calcext:value-type="float">
            <text:p>0.0014027397</text:p>
          </table:table-cell>
          <table:table-cell table:style-name="ce1" office:value-type="float" office:value="0.000793128415059416" calcext:value-type="float">
            <text:p>7.93E-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69463273932748" calcext:value-type="float">
            <text:p>0.0269463274</text:p>
          </table:table-cell>
          <table:table-cell office:value-type="float" office:value="0.00742877449730957" calcext:value-type="float">
            <text:p>0.0074287745</text:p>
          </table:table-cell>
          <table:table-cell office:value-type="float" office:value="0.00303259598367487" calcext:value-type="float">
            <text:p>0.003032596</text:p>
          </table:table-cell>
          <table:table-cell office:value-type="float" office:value="0.00267353751610615" calcext:value-type="float">
            <text:p>0.0026735375</text:p>
          </table:table-cell>
          <table:table-cell table:style-name="ce1" office:value-type="float" office:value="-0.00033001656119406" calcext:value-type="float">
            <text:p>-3.30E-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99572577000283" calcext:value-type="float">
            <text:p>0.0399572577</text:p>
          </table:table-cell>
          <table:table-cell office:value-type="float" office:value="0.0123026786127559" calcext:value-type="float">
            <text:p>0.0123026786</text:p>
          </table:table-cell>
          <table:table-cell office:value-type="float" office:value="0.00592180396571337" calcext:value-type="float">
            <text:p>0.005921804</text:p>
          </table:table-cell>
          <table:table-cell office:value-type="float" office:value="0.00460809198519806" calcext:value-type="float">
            <text:p>0.004608092</text:p>
          </table:table-cell>
          <table:table-cell office:value-type="float" office:value="0.00813803147521591" calcext:value-type="float">
            <text:p>0.00813803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54246941361585" calcext:value-type="float">
            <text:p>0.0554246941</text:p>
          </table:table-cell>
          <table:table-cell office:value-type="float" office:value="0.0205250081955007" calcext:value-type="float">
            <text:p>0.0205250082</text:p>
          </table:table-cell>
          <table:table-cell office:value-type="float" office:value="0.0073283747859497" calcext:value-type="float">
            <text:p>0.0073283748</text:p>
          </table:table-cell>
          <table:table-cell office:value-type="float" office:value="0.0062502243568879" calcext:value-type="float">
            <text:p>0.0062502244</text:p>
          </table:table-cell>
          <table:table-cell office:value-type="float" office:value="0.00583390539597462" calcext:value-type="float">
            <text:p>0.00583390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07556021321453" calcext:value-type="float">
            <text:p>0.0707556021</text:p>
          </table:table-cell>
          <table:table-cell office:value-type="float" office:value="0.0270997543248871" calcext:value-type="float">
            <text:p>0.0270997543</text:p>
          </table:table-cell>
          <table:table-cell office:value-type="float" office:value="0.0121995427392931" calcext:value-type="float">
            <text:p>0.0121995427</text:p>
          </table:table-cell>
          <table:table-cell office:value-type="float" office:value="0.00379405759007394" calcext:value-type="float">
            <text:p>0.0037940576</text:p>
          </table:table-cell>
          <table:table-cell office:value-type="float" office:value="0.00937048604665464" calcext:value-type="float">
            <text:p>0.0093704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70780972669861" calcext:value-type="float">
            <text:p>0.0870780973</text:p>
          </table:table-cell>
          <table:table-cell office:value-type="float" office:value="0.0395548356411827" calcext:value-type="float">
            <text:p>0.0395548356</text:p>
          </table:table-cell>
          <table:table-cell office:value-type="float" office:value="0.0177452532446705" calcext:value-type="float">
            <text:p>0.0177452532</text:p>
          </table:table-cell>
          <table:table-cell office:value-type="float" office:value="0.00906782767959824" calcext:value-type="float">
            <text:p>0.0090678277</text:p>
          </table:table-cell>
          <table:table-cell office:value-type="float" office:value="0.0102052049020849" calcext:value-type="float">
            <text:p>0.01020520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6750397468468" calcext:value-type="float">
            <text:p>0.1067503975</text:p>
          </table:table-cell>
          <table:table-cell office:value-type="float" office:value="0.0477300447147914" calcext:value-type="float">
            <text:p>0.0477300447</text:p>
          </table:table-cell>
          <table:table-cell office:value-type="float" office:value="0.0263102859889067" calcext:value-type="float">
            <text:p>0.026310286</text:p>
          </table:table-cell>
          <table:table-cell office:value-type="float" office:value="0.0202722122976229" calcext:value-type="float">
            <text:p>0.0202722123</text:p>
          </table:table-cell>
          <table:table-cell office:value-type="float" office:value="0.0088005989894767" calcext:value-type="float">
            <text:p>0.0088005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7502512319416" calcext:value-type="float">
            <text:p>0.1275025123</text:p>
          </table:table-cell>
          <table:table-cell office:value-type="float" office:value="0.063228083518906" calcext:value-type="float">
            <text:p>0.0632280835</text:p>
          </table:table-cell>
          <table:table-cell office:value-type="float" office:value="0.0352914229564277" calcext:value-type="float">
            <text:p>0.035291423</text:p>
          </table:table-cell>
          <table:table-cell office:value-type="float" office:value="0.014852384817688" calcext:value-type="float">
            <text:p>0.0148523848</text:p>
          </table:table-cell>
          <table:table-cell office:value-type="float" office:value="0.0123756487833833" calcext:value-type="float">
            <text:p>0.01237564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4683923609021" calcext:value-type="float">
            <text:p>0.1446839236</text:p>
          </table:table-cell>
          <table:table-cell office:value-type="float" office:value="0.0791340153208753" calcext:value-type="float">
            <text:p>0.0791340153</text:p>
          </table:table-cell>
          <table:table-cell office:value-type="float" office:value="0.0469824252730613" calcext:value-type="float">
            <text:p>0.0469824253</text:p>
          </table:table-cell>
          <table:table-cell office:value-type="float" office:value="0.0244807614190858" calcext:value-type="float">
            <text:p>0.0244807614</text:p>
          </table:table-cell>
          <table:table-cell office:value-type="float" office:value="0.0172583314101639" calcext:value-type="float">
            <text:p>0.01725833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6485997754036" calcext:value-type="float">
            <text:p>0.1664859978</text:p>
          </table:table-cell>
          <table:table-cell office:value-type="float" office:value="0.0983620133424663" calcext:value-type="float">
            <text:p>0.0983620133</text:p>
          </table:table-cell>
          <table:table-cell office:value-type="float" office:value="0.0462037834310049" calcext:value-type="float">
            <text:p>0.0462037834</text:p>
          </table:table-cell>
          <table:table-cell office:value-type="float" office:value="0.0285682836585816" calcext:value-type="float">
            <text:p>0.0285682837</text:p>
          </table:table-cell>
          <table:table-cell office:value-type="float" office:value="0.0261943420234021" calcext:value-type="float">
            <text:p>0.0261943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9911750486164" calcext:value-type="float">
            <text:p>0.1799117505</text:p>
          </table:table-cell>
          <table:table-cell office:value-type="float" office:value="0.111338487810961" calcext:value-type="float">
            <text:p>0.1113384878</text:p>
          </table:table-cell>
          <table:table-cell office:value-type="float" office:value="0.0711416414391306" calcext:value-type="float">
            <text:p>0.0711416414</text:p>
          </table:table-cell>
          <table:table-cell office:value-type="float" office:value="0.037667303287484" calcext:value-type="float">
            <text:p>0.0376673033</text:p>
          </table:table-cell>
          <table:table-cell office:value-type="float" office:value="0.0208775243595497" calcext:value-type="float">
            <text:p>0.02087752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6480091839149" calcext:value-type="float">
            <text:p>0.2064800918</text:p>
          </table:table-cell>
          <table:table-cell office:value-type="float" office:value="0.1334217853304" calcext:value-type="float">
            <text:p>0.1334217853</text:p>
          </table:table-cell>
          <table:table-cell office:value-type="float" office:value="0.0862525515743666" calcext:value-type="float">
            <text:p>0.0862525516</text:p>
          </table:table-cell>
          <table:table-cell office:value-type="float" office:value="0.0494089075531796" calcext:value-type="float">
            <text:p>0.0494089076</text:p>
          </table:table-cell>
          <table:table-cell office:value-type="float" office:value="0.0372446094799514" calcext:value-type="float">
            <text:p>0.037244609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0467109009098" calcext:value-type="float">
            <text:p>0.220467109</text:p>
          </table:table-cell>
          <table:table-cell office:value-type="float" office:value="0.153701306597027" calcext:value-type="float">
            <text:p>0.1537013066</text:p>
          </table:table-cell>
          <table:table-cell office:value-type="float" office:value="0.0898408885823474" calcext:value-type="float">
            <text:p>0.0898408886</text:p>
          </table:table-cell>
          <table:table-cell office:value-type="float" office:value="0.0677230947329584" calcext:value-type="float">
            <text:p>0.0677230947</text:p>
          </table:table-cell>
          <table:table-cell office:value-type="float" office:value="0.0240740717494747" calcext:value-type="float">
            <text:p>0.02407407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6910592864131" calcext:value-type="float">
            <text:p>0.2469105929</text:p>
          </table:table-cell>
          <table:table-cell office:value-type="float" office:value="0.168024849798493" calcext:value-type="float">
            <text:p>0.1680248498</text:p>
          </table:table-cell>
          <table:table-cell office:value-type="float" office:value="0.107340543377639" calcext:value-type="float">
            <text:p>0.1073405434</text:p>
          </table:table-cell>
          <table:table-cell office:value-type="float" office:value="0.0644412151394682" calcext:value-type="float">
            <text:p>0.0644412151</text:p>
          </table:table-cell>
          <table:table-cell office:value-type="float" office:value="0.0464625894756888" calcext:value-type="float">
            <text:p>0.046462589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049483865705" calcext:value-type="float">
            <text:p>0.2604948387</text:p>
          </table:table-cell>
          <table:table-cell office:value-type="float" office:value="0.178853810811406" calcext:value-type="float">
            <text:p>0.1788538108</text:p>
          </table:table-cell>
          <table:table-cell office:value-type="float" office:value="0.137403794097797" calcext:value-type="float">
            <text:p>0.1374037941</text:p>
          </table:table-cell>
          <table:table-cell office:value-type="float" office:value="0.0745239282992564" calcext:value-type="float">
            <text:p>0.0745239283</text:p>
          </table:table-cell>
          <table:table-cell office:value-type="float" office:value="0.0370388560699518" calcext:value-type="float">
            <text:p>0.03703885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0076427309311" calcext:value-type="float">
            <text:p>0.2900764273</text:p>
          </table:table-cell>
          <table:table-cell office:value-type="float" office:value="0.213190704705554" calcext:value-type="float">
            <text:p>0.2131907047</text:p>
          </table:table-cell>
          <table:table-cell office:value-type="float" office:value="0.141332996758867" calcext:value-type="float">
            <text:p>0.1413329968</text:p>
          </table:table-cell>
          <table:table-cell office:value-type="float" office:value="0.10221350466881" calcext:value-type="float">
            <text:p>0.1022135047</text:p>
          </table:table-cell>
          <table:table-cell office:value-type="float" office:value="0.0674749988143135" calcext:value-type="float">
            <text:p>0.067474998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4699144009549" calcext:value-type="float">
            <text:p>0.314699144</text:p>
          </table:table-cell>
          <table:table-cell office:value-type="float" office:value="0.233102208014012" calcext:value-type="float">
            <text:p>0.233102208</text:p>
          </table:table-cell>
          <table:table-cell office:value-type="float" office:value="0.155323202896736" calcext:value-type="float">
            <text:p>0.1553232029</text:p>
          </table:table-cell>
          <table:table-cell office:value-type="float" office:value="0.10166114732858" calcext:value-type="float">
            <text:p>0.1016611473</text:p>
          </table:table-cell>
          <table:table-cell office:value-type="float" office:value="0.0724421689328529" calcext:value-type="float">
            <text:p>0.07244216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3290431691319" calcext:value-type="float">
            <text:p>0.3232904317</text:p>
          </table:table-cell>
          <table:table-cell office:value-type="float" office:value="0.253536579815044" calcext:value-type="float">
            <text:p>0.2535365798</text:p>
          </table:table-cell>
          <table:table-cell office:value-type="float" office:value="0.183042832269287" calcext:value-type="float">
            <text:p>0.1830428323</text:p>
          </table:table-cell>
          <table:table-cell office:value-type="float" office:value="0.133472222712596" calcext:value-type="float">
            <text:p>0.1334722227</text:p>
          </table:table-cell>
          <table:table-cell office:value-type="float" office:value="0.0716229947295677" calcext:value-type="float">
            <text:p>0.071622994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48984269634787" calcext:value-type="float">
            <text:p>0.3489842696</text:p>
          </table:table-cell>
          <table:table-cell office:value-type="float" office:value="0.27816675880685" calcext:value-type="float">
            <text:p>0.2781667588</text:p>
          </table:table-cell>
          <table:table-cell office:value-type="float" office:value="0.192284915192171" calcext:value-type="float">
            <text:p>0.1922849152</text:p>
          </table:table-cell>
          <table:table-cell office:value-type="float" office:value="0.133015097050395" calcext:value-type="float">
            <text:p>0.1330150971</text:p>
          </table:table-cell>
          <table:table-cell office:value-type="float" office:value="0.0822900480094793" calcext:value-type="float">
            <text:p>0.0822900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591577994259" calcext:value-type="float">
            <text:p>0.3859157799</text:p>
          </table:table-cell>
          <table:table-cell office:value-type="float" office:value="0.291854764594884" calcext:value-type="float">
            <text:p>0.2918547646</text:p>
          </table:table-cell>
          <table:table-cell office:value-type="float" office:value="0.209428618437591" calcext:value-type="float">
            <text:p>0.2094286184</text:p>
          </table:table-cell>
          <table:table-cell office:value-type="float" office:value="0.159606460701408" calcext:value-type="float">
            <text:p>0.1596064607</text:p>
          </table:table-cell>
          <table:table-cell office:value-type="float" office:value="0.125885403286271" calcext:value-type="float">
            <text:p>0.125885403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86296004922345" calcext:value-type="float">
            <text:p>0.3862960049</text:p>
          </table:table-cell>
          <table:table-cell office:value-type="float" office:value="0.311953452382248" calcext:value-type="float">
            <text:p>0.3119534524</text:p>
          </table:table-cell>
          <table:table-cell office:value-type="float" office:value="0.243563496944822" calcext:value-type="float">
            <text:p>0.2435634969</text:p>
          </table:table-cell>
          <table:table-cell office:value-type="float" office:value="0.178745644427936" calcext:value-type="float">
            <text:p>0.1787456444</text:p>
          </table:table-cell>
          <table:table-cell office:value-type="float" office:value="0.133492781329764" calcext:value-type="float">
            <text:p>0.133492781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11787710801856" calcext:value-type="float">
            <text:p>0.4117877108</text:p>
          </table:table-cell>
          <table:table-cell office:value-type="float" office:value="0.340390544036412" calcext:value-type="float">
            <text:p>0.340390544</text:p>
          </table:table-cell>
          <table:table-cell office:value-type="float" office:value="0.252890390393597" calcext:value-type="float">
            <text:p>0.2528903904</text:p>
          </table:table-cell>
          <table:table-cell office:value-type="float" office:value="0.209289942772739" calcext:value-type="float">
            <text:p>0.2092899428</text:p>
          </table:table-cell>
          <table:table-cell office:value-type="float" office:value="0.16733722933198" calcext:value-type="float">
            <text:p>0.167337229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31108041884632" calcext:value-type="float">
            <text:p>0.4311080419</text:p>
          </table:table-cell>
          <table:table-cell office:value-type="float" office:value="0.354361856754718" calcext:value-type="float">
            <text:p>0.3543618568</text:p>
          </table:table-cell>
          <table:table-cell office:value-type="float" office:value="0.277963158689493" calcext:value-type="float">
            <text:p>0.2779631587</text:p>
          </table:table-cell>
          <table:table-cell office:value-type="float" office:value="0.213748752494443" calcext:value-type="float">
            <text:p>0.2137487525</text:p>
          </table:table-cell>
          <table:table-cell office:value-type="float" office:value="0.173190896713482" calcext:value-type="float">
            <text:p>0.173190896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55418027836283" calcext:value-type="float">
            <text:p>0.4554180278</text:p>
          </table:table-cell>
          <table:table-cell office:value-type="float" office:value="0.387978010977015" calcext:value-type="float">
            <text:p>0.387978011</text:p>
          </table:table-cell>
          <table:table-cell office:value-type="float" office:value="0.291434508761851" calcext:value-type="float">
            <text:p>0.2914345088</text:p>
          </table:table-cell>
          <table:table-cell office:value-type="float" office:value="0.231049031698197" calcext:value-type="float">
            <text:p>0.2310490317</text:p>
          </table:table-cell>
          <table:table-cell office:value-type="float" office:value="0.201853639720024" calcext:value-type="float">
            <text:p>0.20185363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5215518976439" calcext:value-type="float">
            <text:p>0.475215519</text:p>
          </table:table-cell>
          <table:table-cell office:value-type="float" office:value="0.395536541222942" calcext:value-type="float">
            <text:p>0.3955365412</text:p>
          </table:table-cell>
          <table:table-cell office:value-type="float" office:value="0.312849072185109" calcext:value-type="float">
            <text:p>0.3128490722</text:p>
          </table:table-cell>
          <table:table-cell office:value-type="float" office:value="0.246986524429725" calcext:value-type="float">
            <text:p>0.2469865244</text:p>
          </table:table-cell>
          <table:table-cell office:value-type="float" office:value="0.209363889988151" calcext:value-type="float">
            <text:p>0.209363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4885418085226" calcext:value-type="float">
            <text:p>0.4948854181</text:p>
          </table:table-cell>
          <table:table-cell office:value-type="float" office:value="0.426056744368598" calcext:value-type="float">
            <text:p>0.4260567444</text:p>
          </table:table-cell>
          <table:table-cell office:value-type="float" office:value="0.353205172041695" calcext:value-type="float">
            <text:p>0.353205172</text:p>
          </table:table-cell>
          <table:table-cell office:value-type="float" office:value="0.279985830172934" calcext:value-type="float">
            <text:p>0.2799858302</text:p>
          </table:table-cell>
          <table:table-cell office:value-type="float" office:value="0.212129293841072" calcext:value-type="float">
            <text:p>0.21212929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19571448960215" calcext:value-type="float">
            <text:p>0.519571449</text:p>
          </table:table-cell>
          <table:table-cell office:value-type="float" office:value="0.437454097236055" calcext:value-type="float">
            <text:p>0.4374540972</text:p>
          </table:table-cell>
          <table:table-cell office:value-type="float" office:value="0.366762236122254" calcext:value-type="float">
            <text:p>0.3667622361</text:p>
          </table:table-cell>
          <table:table-cell office:value-type="float" office:value="0.291715276861891" calcext:value-type="float">
            <text:p>0.2917152769</text:p>
          </table:table-cell>
          <table:table-cell office:value-type="float" office:value="0.243151194785211" calcext:value-type="float">
            <text:p>0.24315119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27004721089283" calcext:value-type="float">
            <text:p>0.5270047211</text:p>
          </table:table-cell>
          <table:table-cell office:value-type="float" office:value="0.462467165814169" calcext:value-type="float">
            <text:p>0.4624671658</text:p>
          </table:table-cell>
          <table:table-cell office:value-type="float" office:value="0.366665008415296" calcext:value-type="float">
            <text:p>0.3666650084</text:p>
          </table:table-cell>
          <table:table-cell office:value-type="float" office:value="0.335147169358037" calcext:value-type="float">
            <text:p>0.3351471694</text:p>
          </table:table-cell>
          <table:table-cell office:value-type="float" office:value="0.278156689325844" calcext:value-type="float">
            <text:p>0.278156689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41057670834227" calcext:value-type="float">
            <text:p>0.5410576708</text:p>
          </table:table-cell>
          <table:table-cell office:value-type="float" office:value="0.489450850088933" calcext:value-type="float">
            <text:p>0.4894508501</text:p>
          </table:table-cell>
          <table:table-cell office:value-type="float" office:value="0.411101218430847" calcext:value-type="float">
            <text:p>0.4111012184</text:p>
          </table:table-cell>
          <table:table-cell office:value-type="float" office:value="0.32829611414389" calcext:value-type="float">
            <text:p>0.3282961141</text:p>
          </table:table-cell>
          <table:table-cell office:value-type="float" office:value="0.290157244190333" calcext:value-type="float">
            <text:p>0.290157244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9018946673839" calcext:value-type="float">
            <text:p>0.5690189467</text:p>
          </table:table-cell>
          <table:table-cell office:value-type="float" office:value="0.51292314130711" calcext:value-type="float">
            <text:p>0.5129231413</text:p>
          </table:table-cell>
          <table:table-cell office:value-type="float" office:value="0.435367423805947" calcext:value-type="float">
            <text:p>0.4353674238</text:p>
          </table:table-cell>
          <table:table-cell office:value-type="float" office:value="0.344701085549128" calcext:value-type="float">
            <text:p>0.3447010855</text:p>
          </table:table-cell>
          <table:table-cell office:value-type="float" office:value="0.290910364951347" calcext:value-type="float">
            <text:p>0.29091036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90932381094402" calcext:value-type="float">
            <text:p>0.5909323811</text:p>
          </table:table-cell>
          <table:table-cell office:value-type="float" office:value="0.516643329104371" calcext:value-type="float">
            <text:p>0.5166433291</text:p>
          </table:table-cell>
          <table:table-cell office:value-type="float" office:value="0.466844597430633" calcext:value-type="float">
            <text:p>0.4668445974</text:p>
          </table:table-cell>
          <table:table-cell office:value-type="float" office:value="0.352701510870714" calcext:value-type="float">
            <text:p>0.3527015109</text:p>
          </table:table-cell>
          <table:table-cell office:value-type="float" office:value="0.297506099961487" calcext:value-type="float">
            <text:p>0.297506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03308426442393" calcext:value-type="float">
            <text:p>0.6033084264</text:p>
          </table:table-cell>
          <table:table-cell office:value-type="float" office:value="0.544286114391533" calcext:value-type="float">
            <text:p>0.5442861144</text:p>
          </table:table-cell>
          <table:table-cell office:value-type="float" office:value="0.459392696435342" calcext:value-type="float">
            <text:p>0.4593926964</text:p>
          </table:table-cell>
          <table:table-cell office:value-type="float" office:value="0.433189656383531" calcext:value-type="float">
            <text:p>0.4331896564</text:p>
          </table:table-cell>
          <table:table-cell office:value-type="float" office:value="0.35235136993496" calcext:value-type="float">
            <text:p>0.352351369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23880962907272" calcext:value-type="float">
            <text:p>0.6238809629</text:p>
          </table:table-cell>
          <table:table-cell office:value-type="float" office:value="0.562288205803" calcext:value-type="float">
            <text:p>0.5622882058</text:p>
          </table:table-cell>
          <table:table-cell office:value-type="float" office:value="0.496713693332717" calcext:value-type="float">
            <text:p>0.4967136933</text:p>
          </table:table-cell>
          <table:table-cell office:value-type="float" office:value="0.429594366715661" calcext:value-type="float">
            <text:p>0.4295943667</text:p>
          </table:table-cell>
          <table:table-cell office:value-type="float" office:value="0.360413956234083" calcext:value-type="float">
            <text:p>0.360413956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5945704446389" calcext:value-type="float">
            <text:p>0.6259457044</text:p>
          </table:table-cell>
          <table:table-cell office:value-type="float" office:value="0.567377273610727" calcext:value-type="float">
            <text:p>0.5673772736</text:p>
          </table:table-cell>
          <table:table-cell office:value-type="float" office:value="0.511598242510178" calcext:value-type="float">
            <text:p>0.5115982425</text:p>
          </table:table-cell>
          <table:table-cell office:value-type="float" office:value="0.423150746691878" calcext:value-type="float">
            <text:p>0.4231507467</text:p>
          </table:table-cell>
          <table:table-cell office:value-type="float" office:value="0.386034402742137" calcext:value-type="float">
            <text:p>0.386034402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59417909878509" calcext:value-type="float">
            <text:p>0.6594179099</text:p>
          </table:table-cell>
          <table:table-cell office:value-type="float" office:value="0.603071936891968" calcext:value-type="float">
            <text:p>0.6030719369</text:p>
          </table:table-cell>
          <table:table-cell office:value-type="float" office:value="0.527957106971336" calcext:value-type="float">
            <text:p>0.527957107</text:p>
          </table:table-cell>
          <table:table-cell office:value-type="float" office:value="0.481673242678779" calcext:value-type="float">
            <text:p>0.4816732427</text:p>
          </table:table-cell>
          <table:table-cell office:value-type="float" office:value="0.370659047138864" calcext:value-type="float">
            <text:p>0.370659047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7626202736959" calcext:value-type="float">
            <text:p>0.6676262027</text:p>
          </table:table-cell>
          <table:table-cell office:value-type="float" office:value="0.609387384365778" calcext:value-type="float">
            <text:p>0.6093873844</text:p>
          </table:table-cell>
          <table:table-cell office:value-type="float" office:value="0.53808995282406" calcext:value-type="float">
            <text:p>0.5380899528</text:p>
          </table:table-cell>
          <table:table-cell office:value-type="float" office:value="0.483644106214909" calcext:value-type="float">
            <text:p>0.4836441062</text:p>
          </table:table-cell>
          <table:table-cell office:value-type="float" office:value="0.426998434917879" calcext:value-type="float">
            <text:p>0.426998434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92569553277681" calcext:value-type="float">
            <text:p>0.6925695533</text:p>
          </table:table-cell>
          <table:table-cell office:value-type="float" office:value="0.623314319920347" calcext:value-type="float">
            <text:p>0.6233143199</text:p>
          </table:table-cell>
          <table:table-cell office:value-type="float" office:value="0.571027548049255" calcext:value-type="float">
            <text:p>0.571027548</text:p>
          </table:table-cell>
          <table:table-cell office:value-type="float" office:value="0.508681547890134" calcext:value-type="float">
            <text:p>0.5086815479</text:p>
          </table:table-cell>
          <table:table-cell office:value-type="float" office:value="0.446538838922415" calcext:value-type="float">
            <text:p>0.446538838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87597469473321" calcext:value-type="float">
            <text:p>0.6875974695</text:p>
          </table:table-cell>
          <table:table-cell office:value-type="float" office:value="0.647558106440204" calcext:value-type="float">
            <text:p>0.6475581064</text:p>
          </table:table-cell>
          <table:table-cell office:value-type="float" office:value="0.596835576622979" calcext:value-type="float">
            <text:p>0.5968355766</text:p>
          </table:table-cell>
          <table:table-cell office:value-type="float" office:value="0.528568021522167" calcext:value-type="float">
            <text:p>0.5285680215</text:p>
          </table:table-cell>
          <table:table-cell office:value-type="float" office:value="0.463128832830526" calcext:value-type="float">
            <text:p>0.463128832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09037848111387" calcext:value-type="float">
            <text:p>0.7090378481</text:p>
          </table:table-cell>
          <table:table-cell office:value-type="float" office:value="0.65729231332637" calcext:value-type="float">
            <text:p>0.6572923133</text:p>
          </table:table-cell>
          <table:table-cell office:value-type="float" office:value="0.612667562290889" calcext:value-type="float">
            <text:p>0.6126675623</text:p>
          </table:table-cell>
          <table:table-cell office:value-type="float" office:value="0.534875579333243" calcext:value-type="float">
            <text:p>0.5348755793</text:p>
          </table:table-cell>
          <table:table-cell office:value-type="float" office:value="0.472950258505777" calcext:value-type="float">
            <text:p>0.472950258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07958562726065" calcext:value-type="float">
            <text:p>0.7079585627</text:p>
          </table:table-cell>
          <table:table-cell office:value-type="float" office:value="0.677583505677477" calcext:value-type="float">
            <text:p>0.6775835057</text:p>
          </table:table-cell>
          <table:table-cell office:value-type="float" office:value="0.626769935640652" calcext:value-type="float">
            <text:p>0.6267699356</text:p>
          </table:table-cell>
          <table:table-cell office:value-type="float" office:value="0.569968580363141" calcext:value-type="float">
            <text:p>0.5699685804</text:p>
          </table:table-cell>
          <table:table-cell office:value-type="float" office:value="0.469561094502121" calcext:value-type="float">
            <text:p>0.469561094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29069150602995" calcext:value-type="float">
            <text:p>0.7290691506</text:p>
          </table:table-cell>
          <table:table-cell office:value-type="float" office:value="0.685260798596347" calcext:value-type="float">
            <text:p>0.6852607986</text:p>
          </table:table-cell>
          <table:table-cell office:value-type="float" office:value="0.63886657970117" calcext:value-type="float">
            <text:p>0.6388665797</text:p>
          </table:table-cell>
          <table:table-cell office:value-type="float" office:value="0.576065528779681" calcext:value-type="float">
            <text:p>0.5760655288</text:p>
          </table:table-cell>
          <table:table-cell office:value-type="float" office:value="0.521584424186521" calcext:value-type="float">
            <text:p>0.52158442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31637464459262" calcext:value-type="float">
            <text:p>0.7316374645</text:p>
          </table:table-cell>
          <table:table-cell office:value-type="float" office:value="0.685843864708208" calcext:value-type="float">
            <text:p>0.6858438647</text:p>
          </table:table-cell>
          <table:table-cell office:value-type="float" office:value="0.646401999446887" calcext:value-type="float">
            <text:p>0.6464019994</text:p>
          </table:table-cell>
          <table:table-cell office:value-type="float" office:value="0.59289667916706" calcext:value-type="float">
            <text:p>0.5928966792</text:p>
          </table:table-cell>
          <table:table-cell office:value-type="float" office:value="0.473249117624026" calcext:value-type="float">
            <text:p>0.473249117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57837372367195" calcext:value-type="float">
            <text:p>0.7578373724</text:p>
          </table:table-cell>
          <table:table-cell office:value-type="float" office:value="0.724628896733272" calcext:value-type="float">
            <text:p>0.7246288967</text:p>
          </table:table-cell>
          <table:table-cell office:value-type="float" office:value="0.665356505078324" calcext:value-type="float">
            <text:p>0.6653565051</text:p>
          </table:table-cell>
          <table:table-cell office:value-type="float" office:value="0.615041622501776" calcext:value-type="float">
            <text:p>0.6150416225</text:p>
          </table:table-cell>
          <table:table-cell office:value-type="float" office:value="0.559196828293542" calcext:value-type="float">
            <text:p>0.559196828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71033048702048" calcext:value-type="float">
            <text:p>0.7710330487</text:p>
          </table:table-cell>
          <table:table-cell office:value-type="float" office:value="0.731244105708638" calcext:value-type="float">
            <text:p>0.7312441057</text:p>
          </table:table-cell>
          <table:table-cell office:value-type="float" office:value="0.6767821959976" calcext:value-type="float">
            <text:p>0.676782196</text:p>
          </table:table-cell>
          <table:table-cell office:value-type="float" office:value="0.623820258988515" calcext:value-type="float">
            <text:p>0.623820259</text:p>
          </table:table-cell>
          <table:table-cell office:value-type="float" office:value="0.559519528944323" calcext:value-type="float">
            <text:p>0.559519528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82433030533126" calcext:value-type="float">
            <text:p>0.7824330305</text:p>
          </table:table-cell>
          <table:table-cell office:value-type="float" office:value="0.732219838097926" calcext:value-type="float">
            <text:p>0.7322198381</text:p>
          </table:table-cell>
          <table:table-cell office:value-type="float" office:value="0.692967335171469" calcext:value-type="float">
            <text:p>0.6929673352</text:p>
          </table:table-cell>
          <table:table-cell office:value-type="float" office:value="0.64554680057696" calcext:value-type="float">
            <text:p>0.6455468006</text:p>
          </table:table-cell>
          <table:table-cell office:value-type="float" office:value="0.580268099978142" calcext:value-type="float">
            <text:p>0.580268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86070577945386" calcext:value-type="float">
            <text:p>0.7860705779</text:p>
          </table:table-cell>
          <table:table-cell office:value-type="float" office:value="0.753053545670293" calcext:value-type="float">
            <text:p>0.7530535457</text:p>
          </table:table-cell>
          <table:table-cell office:value-type="float" office:value="0.728204804550805" calcext:value-type="float">
            <text:p>0.7282048046</text:p>
          </table:table-cell>
          <table:table-cell office:value-type="float" office:value="0.660998139013395" calcext:value-type="float">
            <text:p>0.660998139</text:p>
          </table:table-cell>
          <table:table-cell office:value-type="float" office:value="0.622729340576153" calcext:value-type="float">
            <text:p>0.622729340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89702828861947" calcext:value-type="float">
            <text:p>0.7897028289</text:p>
          </table:table-cell>
          <table:table-cell office:value-type="float" office:value="0.75277002526056" calcext:value-type="float">
            <text:p>0.7527700253</text:p>
          </table:table-cell>
          <table:table-cell office:value-type="float" office:value="0.710772479053719" calcext:value-type="float">
            <text:p>0.7107724791</text:p>
          </table:table-cell>
          <table:table-cell office:value-type="float" office:value="0.662364320852277" calcext:value-type="float">
            <text:p>0.6623643209</text:p>
          </table:table-cell>
          <table:table-cell office:value-type="float" office:value="0.633332318048768" calcext:value-type="float">
            <text:p>0.6333323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11071262561708" calcext:value-type="float">
            <text:p>0.8110712626</text:p>
          </table:table-cell>
          <table:table-cell office:value-type="float" office:value="0.778624907782271" calcext:value-type="float">
            <text:p>0.7786249078</text:p>
          </table:table-cell>
          <table:table-cell office:value-type="float" office:value="0.725202669475179" calcext:value-type="float">
            <text:p>0.7252026695</text:p>
          </table:table-cell>
          <table:table-cell office:value-type="float" office:value="0.704537770581778" calcext:value-type="float">
            <text:p>0.7045377706</text:p>
          </table:table-cell>
          <table:table-cell office:value-type="float" office:value="0.620439827527028" calcext:value-type="float">
            <text:p>0.620439827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15120879106093" calcext:value-type="float">
            <text:p>0.8151208791</text:p>
          </table:table-cell>
          <table:table-cell office:value-type="float" office:value="0.80085499921176" calcext:value-type="float">
            <text:p>0.8008549992</text:p>
          </table:table-cell>
          <table:table-cell office:value-type="float" office:value="0.745525730827065" calcext:value-type="float">
            <text:p>0.7455257308</text:p>
          </table:table-cell>
          <table:table-cell office:value-type="float" office:value="0.704906980359088" calcext:value-type="float">
            <text:p>0.7049069804</text:p>
          </table:table-cell>
          <table:table-cell office:value-type="float" office:value="0.663716553543758" calcext:value-type="float">
            <text:p>0.66371655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19847288723982" calcext:value-type="float">
            <text:p>0.8198472887</text:p>
          </table:table-cell>
          <table:table-cell office:value-type="float" office:value="0.798877769703731" calcext:value-type="float">
            <text:p>0.7988777697</text:p>
          </table:table-cell>
          <table:table-cell office:value-type="float" office:value="0.763387962487856" calcext:value-type="float">
            <text:p>0.7633879625</text:p>
          </table:table-cell>
          <table:table-cell office:value-type="float" office:value="0.720769801116489" calcext:value-type="float">
            <text:p>0.7207698011</text:p>
          </table:table-cell>
          <table:table-cell office:value-type="float" office:value="0.67752676463151" calcext:value-type="float">
            <text:p>0.677526764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3525813509935" calcext:value-type="float">
            <text:p>0.8352581351</text:p>
          </table:table-cell>
          <table:table-cell office:value-type="float" office:value="0.806405048551058" calcext:value-type="float">
            <text:p>0.8064050486</text:p>
          </table:table-cell>
          <table:table-cell office:value-type="float" office:value="0.751072658381863" calcext:value-type="float">
            <text:p>0.7510726584</text:p>
          </table:table-cell>
          <table:table-cell office:value-type="float" office:value="0.716889855726897" calcext:value-type="float">
            <text:p>0.7168898557</text:p>
          </table:table-cell>
          <table:table-cell office:value-type="float" office:value="0.699131814939257" calcext:value-type="float">
            <text:p>0.699131814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40109652587283" calcext:value-type="float">
            <text:p>0.8401096526</text:p>
          </table:table-cell>
          <table:table-cell office:value-type="float" office:value="0.821957999879888" calcext:value-type="float">
            <text:p>0.8219579999</text:p>
          </table:table-cell>
          <table:table-cell office:value-type="float" office:value="0.788344808862553" calcext:value-type="float">
            <text:p>0.7883448089</text:p>
          </table:table-cell>
          <table:table-cell office:value-type="float" office:value="0.73735755138922" calcext:value-type="float">
            <text:p>0.7373575514</text:p>
          </table:table-cell>
          <table:table-cell office:value-type="float" office:value="0.688265799016439" calcext:value-type="float">
            <text:p>0.68826579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57300679479495" calcext:value-type="float">
            <text:p>0.8573006795</text:p>
          </table:table-cell>
          <table:table-cell office:value-type="float" office:value="0.827248971778278" calcext:value-type="float">
            <text:p>0.8272489718</text:p>
          </table:table-cell>
          <table:table-cell office:value-type="float" office:value="0.794038810336974" calcext:value-type="float">
            <text:p>0.7940388103</text:p>
          </table:table-cell>
          <table:table-cell office:value-type="float" office:value="0.754014408381053" calcext:value-type="float">
            <text:p>0.7540144084</text:p>
          </table:table-cell>
          <table:table-cell office:value-type="float" office:value="0.704125247862745" calcext:value-type="float">
            <text:p>0.704125247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59743519070837" calcext:value-type="float">
            <text:p>0.8597435191</text:p>
          </table:table-cell>
          <table:table-cell office:value-type="float" office:value="0.827546196632436" calcext:value-type="float">
            <text:p>0.8275461966</text:p>
          </table:table-cell>
          <table:table-cell office:value-type="float" office:value="0.790087601589492" calcext:value-type="float">
            <text:p>0.7900876016</text:p>
          </table:table-cell>
          <table:table-cell office:value-type="float" office:value="0.74349574055168" calcext:value-type="float">
            <text:p>0.7434957406</text:p>
          </table:table-cell>
          <table:table-cell office:value-type="float" office:value="0.713979920228174" calcext:value-type="float">
            <text:p>0.713979920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3792202674033" calcext:value-type="float">
            <text:p>0.8637922027</text:p>
          </table:table-cell>
          <table:table-cell office:value-type="float" office:value="0.823818341756535" calcext:value-type="float">
            <text:p>0.8238183418</text:p>
          </table:table-cell>
          <table:table-cell office:value-type="float" office:value="0.794642769344903" calcext:value-type="float">
            <text:p>0.7946427693</text:p>
          </table:table-cell>
          <table:table-cell office:value-type="float" office:value="0.770911831005921" calcext:value-type="float">
            <text:p>0.770911831</text:p>
          </table:table-cell>
          <table:table-cell office:value-type="float" office:value="0.739888699276964" calcext:value-type="float">
            <text:p>0.739888699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72101509811671" calcext:value-type="float">
            <text:p>0.8721015098</text:p>
          </table:table-cell>
          <table:table-cell office:value-type="float" office:value="0.862701052793863" calcext:value-type="float">
            <text:p>0.8627010528</text:p>
          </table:table-cell>
          <table:table-cell office:value-type="float" office:value="0.829873195899646" calcext:value-type="float">
            <text:p>0.8298731959</text:p>
          </table:table-cell>
          <table:table-cell office:value-type="float" office:value="0.795041977846825" calcext:value-type="float">
            <text:p>0.7950419778</text:p>
          </table:table-cell>
          <table:table-cell office:value-type="float" office:value="0.775493637871687" calcext:value-type="float">
            <text:p>0.775493637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2835405546168" calcext:value-type="float">
            <text:p>0.8728354055</text:p>
          </table:table-cell>
          <table:table-cell office:value-type="float" office:value="0.865357651700938" calcext:value-type="float">
            <text:p>0.8653576517</text:p>
          </table:table-cell>
          <table:table-cell office:value-type="float" office:value="0.82228438663289" calcext:value-type="float">
            <text:p>0.8222843866</text:p>
          </table:table-cell>
          <table:table-cell office:value-type="float" office:value="0.789294711868283" calcext:value-type="float">
            <text:p>0.7892947119</text:p>
          </table:table-cell>
          <table:table-cell office:value-type="float" office:value="0.734914980068402" calcext:value-type="float">
            <text:p>0.734914980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3338972073445" calcext:value-type="float">
            <text:p>0.8733389721</text:p>
          </table:table-cell>
          <table:table-cell office:value-type="float" office:value="0.86407964777291" calcext:value-type="float">
            <text:p>0.8640796478</text:p>
          </table:table-cell>
          <table:table-cell office:value-type="float" office:value="0.843553332800338" calcext:value-type="float">
            <text:p>0.8435533328</text:p>
          </table:table-cell>
          <table:table-cell office:value-type="float" office:value="0.803606126543047" calcext:value-type="float">
            <text:p>0.8036061265</text:p>
          </table:table-cell>
          <table:table-cell office:value-type="float" office:value="0.772710474363293" calcext:value-type="float">
            <text:p>0.772710474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88160675470957" calcext:value-type="float">
            <text:p>0.8881606755</text:p>
          </table:table-cell>
          <table:table-cell office:value-type="float" office:value="0.875029539748102" calcext:value-type="float">
            <text:p>0.8750295397</text:p>
          </table:table-cell>
          <table:table-cell office:value-type="float" office:value="0.843009174694509" calcext:value-type="float">
            <text:p>0.8430091747</text:p>
          </table:table-cell>
          <table:table-cell office:value-type="float" office:value="0.814203510715443" calcext:value-type="float">
            <text:p>0.8142035107</text:p>
          </table:table-cell>
          <table:table-cell office:value-type="float" office:value="0.815769073415701" calcext:value-type="float">
            <text:p>0.815769073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79036727611158" calcext:value-type="float">
            <text:p>0.8790367276</text:p>
          </table:table-cell>
          <table:table-cell office:value-type="float" office:value="0.869752125900576" calcext:value-type="float">
            <text:p>0.8697521259</text:p>
          </table:table-cell>
          <table:table-cell office:value-type="float" office:value="0.846695227960731" calcext:value-type="float">
            <text:p>0.846695228</text:p>
          </table:table-cell>
          <table:table-cell office:value-type="float" office:value="0.81616337430963" calcext:value-type="float">
            <text:p>0.8161633743</text:p>
          </table:table-cell>
          <table:table-cell office:value-type="float" office:value="0.770144653185839" calcext:value-type="float">
            <text:p>0.77014465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98558494419571" calcext:value-type="float">
            <text:p>0.8985584944</text:p>
          </table:table-cell>
          <table:table-cell office:value-type="float" office:value="0.893179480650208" calcext:value-type="float">
            <text:p>0.8931794807</text:p>
          </table:table-cell>
          <table:table-cell office:value-type="float" office:value="0.858033595998623" calcext:value-type="float">
            <text:p>0.858033596</text:p>
          </table:table-cell>
          <table:table-cell office:value-type="float" office:value="0.829828715169528" calcext:value-type="float">
            <text:p>0.8298287152</text:p>
          </table:table-cell>
          <table:table-cell office:value-type="float" office:value="0.789063196950614" calcext:value-type="float">
            <text:p>0.78906319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1369789820278" calcext:value-type="float">
            <text:p>0.9013697898</text:p>
          </table:table-cell>
          <table:table-cell office:value-type="float" office:value="0.895931891526749" calcext:value-type="float">
            <text:p>0.8959318915</text:p>
          </table:table-cell>
          <table:table-cell office:value-type="float" office:value="0.856723965520897" calcext:value-type="float">
            <text:p>0.8567239655</text:p>
          </table:table-cell>
          <table:table-cell office:value-type="float" office:value="0.853600050047159" calcext:value-type="float">
            <text:p>0.85360005</text:p>
          </table:table-cell>
          <table:table-cell office:value-type="float" office:value="0.805027324563771" calcext:value-type="float">
            <text:p>0.805027324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08370653600458" calcext:value-type="float">
            <text:p>0.9083706536</text:p>
          </table:table-cell>
          <table:table-cell office:value-type="float" office:value="0.896909091475724" calcext:value-type="float">
            <text:p>0.8969090915</text:p>
          </table:table-cell>
          <table:table-cell office:value-type="float" office:value="0.864413558497053" calcext:value-type="float">
            <text:p>0.8644135585</text:p>
          </table:table-cell>
          <table:table-cell office:value-type="float" office:value="0.847397819392837" calcext:value-type="float">
            <text:p>0.8473978194</text:p>
          </table:table-cell>
          <table:table-cell office:value-type="float" office:value="0.830840183941615" calcext:value-type="float">
            <text:p>0.830840183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06669392904475" calcext:value-type="float">
            <text:p>0.9066693929</text:p>
          </table:table-cell>
          <table:table-cell office:value-type="float" office:value="0.899811257922676" calcext:value-type="float">
            <text:p>0.8998112579</text:p>
          </table:table-cell>
          <table:table-cell office:value-type="float" office:value="0.874177686090459" calcext:value-type="float">
            <text:p>0.8741776861</text:p>
          </table:table-cell>
          <table:table-cell office:value-type="float" office:value="0.863219078804876" calcext:value-type="float">
            <text:p>0.8632190788</text:p>
          </table:table-cell>
          <table:table-cell office:value-type="float" office:value="0.813282674102627" calcext:value-type="float">
            <text:p>0.813282674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12532376661934" calcext:value-type="float">
            <text:p>0.9125323767</text:p>
          </table:table-cell>
          <table:table-cell office:value-type="float" office:value="0.903972442452336" calcext:value-type="float">
            <text:p>0.9039724425</text:p>
          </table:table-cell>
          <table:table-cell office:value-type="float" office:value="0.890564064080588" calcext:value-type="float">
            <text:p>0.8905640641</text:p>
          </table:table-cell>
          <table:table-cell office:value-type="float" office:value="0.866852318185156" calcext:value-type="float">
            <text:p>0.8668523182</text:p>
          </table:table-cell>
          <table:table-cell office:value-type="float" office:value="0.832826940764491" calcext:value-type="float">
            <text:p>0.832826940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19415724455515" calcext:value-type="float">
            <text:p>0.9194157245</text:p>
          </table:table-cell>
          <table:table-cell office:value-type="float" office:value="0.90935938818045" calcext:value-type="float">
            <text:p>0.9093593882</text:p>
          </table:table-cell>
          <table:table-cell office:value-type="float" office:value="0.873225170359479" calcext:value-type="float">
            <text:p>0.8732251704</text:p>
          </table:table-cell>
          <table:table-cell office:value-type="float" office:value="0.859263628206805" calcext:value-type="float">
            <text:p>0.8592636282</text:p>
          </table:table-cell>
          <table:table-cell office:value-type="float" office:value="0.820131989810427" calcext:value-type="float">
            <text:p>0.820131989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0799661705552" calcext:value-type="float">
            <text:p>0.9207996617</text:p>
          </table:table-cell>
          <table:table-cell office:value-type="float" office:value="0.909519588851469" calcext:value-type="float">
            <text:p>0.9095195889</text:p>
          </table:table-cell>
          <table:table-cell office:value-type="float" office:value="0.884810183247469" calcext:value-type="float">
            <text:p>0.8848101832</text:p>
          </table:table-cell>
          <table:table-cell office:value-type="float" office:value="0.866583387980487" calcext:value-type="float">
            <text:p>0.866583388</text:p>
          </table:table-cell>
          <table:table-cell office:value-type="float" office:value="0.847371546643388" calcext:value-type="float">
            <text:p>0.847371546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22365789551855" calcext:value-type="float">
            <text:p>0.9223657896</text:p>
          </table:table-cell>
          <table:table-cell office:value-type="float" office:value="0.908381682858617" calcext:value-type="float">
            <text:p>0.9083816829</text:p>
          </table:table-cell>
          <table:table-cell office:value-type="float" office:value="0.908113049239692" calcext:value-type="float">
            <text:p>0.9081130492</text:p>
          </table:table-cell>
          <table:table-cell office:value-type="float" office:value="0.877239638602925" calcext:value-type="float">
            <text:p>0.8772396386</text:p>
          </table:table-cell>
          <table:table-cell office:value-type="float" office:value="0.846924372764584" calcext:value-type="float">
            <text:p>0.846924372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5580712444529" calcext:value-type="float">
            <text:p>0.9255807124</text:p>
          </table:table-cell>
          <table:table-cell office:value-type="float" office:value="0.924520349927746" calcext:value-type="float">
            <text:p>0.9245203499</text:p>
          </table:table-cell>
          <table:table-cell office:value-type="float" office:value="0.906548626894867" calcext:value-type="float">
            <text:p>0.9065486269</text:p>
          </table:table-cell>
          <table:table-cell office:value-type="float" office:value="0.895299612885437" calcext:value-type="float">
            <text:p>0.8952996129</text:p>
          </table:table-cell>
          <table:table-cell office:value-type="float" office:value="0.865842290933696" calcext:value-type="float">
            <text:p>0.865842290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8763808132689" calcext:value-type="float">
            <text:p>0.9287638081</text:p>
          </table:table-cell>
          <table:table-cell office:value-type="float" office:value="0.922010964571312" calcext:value-type="float">
            <text:p>0.9220109646</text:p>
          </table:table-cell>
          <table:table-cell office:value-type="float" office:value="0.908224187193141" calcext:value-type="float">
            <text:p>0.9082241872</text:p>
          </table:table-cell>
          <table:table-cell office:value-type="float" office:value="0.890417581848866" calcext:value-type="float">
            <text:p>0.8904175818</text:p>
          </table:table-cell>
          <table:table-cell office:value-type="float" office:value="0.87866527951139" calcext:value-type="float">
            <text:p>0.878665279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363671279492" calcext:value-type="float">
            <text:p>0.9336367128</text:p>
          </table:table-cell>
          <table:table-cell office:value-type="float" office:value="0.92863515182686" calcext:value-type="float">
            <text:p>0.9286351518</text:p>
          </table:table-cell>
          <table:table-cell office:value-type="float" office:value="0.907451783219076" calcext:value-type="float">
            <text:p>0.9074517832</text:p>
          </table:table-cell>
          <table:table-cell office:value-type="float" office:value="0.898409853835634" calcext:value-type="float">
            <text:p>0.8984098538</text:p>
          </table:table-cell>
          <table:table-cell office:value-type="float" office:value="0.877750670416611" calcext:value-type="float">
            <text:p>0.877750670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43615543764248" calcext:value-type="float">
            <text:p>0.9436155438</text:p>
          </table:table-cell>
          <table:table-cell office:value-type="float" office:value="0.92305964664299" calcext:value-type="float">
            <text:p>0.9230596466</text:p>
          </table:table-cell>
          <table:table-cell office:value-type="float" office:value="0.915443573616733" calcext:value-type="float">
            <text:p>0.9154435736</text:p>
          </table:table-cell>
          <table:table-cell office:value-type="float" office:value="0.895094820938908" calcext:value-type="float">
            <text:p>0.8950948209</text:p>
          </table:table-cell>
          <table:table-cell office:value-type="float" office:value="0.892519073383116" calcext:value-type="float">
            <text:p>0.892519073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4500442388562" calcext:value-type="float">
            <text:p>0.9445004424</text:p>
          </table:table-cell>
          <table:table-cell office:value-type="float" office:value="0.936860769830857" calcext:value-type="float">
            <text:p>0.9368607698</text:p>
          </table:table-cell>
          <table:table-cell office:value-type="float" office:value="0.916440507605672" calcext:value-type="float">
            <text:p>0.9164405076</text:p>
          </table:table-cell>
          <table:table-cell office:value-type="float" office:value="0.898010469888163" calcext:value-type="float">
            <text:p>0.8980104699</text:p>
          </table:table-cell>
          <table:table-cell office:value-type="float" office:value="0.887370588554533" calcext:value-type="float">
            <text:p>0.887370588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8154167704666" calcext:value-type="float">
            <text:p>0.9481541677</text:p>
          </table:table-cell>
          <table:table-cell office:value-type="float" office:value="0.946291115504279" calcext:value-type="float">
            <text:p>0.9462911155</text:p>
          </table:table-cell>
          <table:table-cell office:value-type="float" office:value="0.923081116452432" calcext:value-type="float">
            <text:p>0.9230811165</text:p>
          </table:table-cell>
          <table:table-cell office:value-type="float" office:value="0.908458830965758" calcext:value-type="float">
            <text:p>0.908458831</text:p>
          </table:table-cell>
          <table:table-cell office:value-type="float" office:value="0.894039186099394" calcext:value-type="float">
            <text:p>0.894039186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891435778482" calcext:value-type="float">
            <text:p>0.9489143578</text:p>
          </table:table-cell>
          <table:table-cell office:value-type="float" office:value="0.949580134139896" calcext:value-type="float">
            <text:p>0.9495801341</text:p>
          </table:table-cell>
          <table:table-cell office:value-type="float" office:value="0.919353084346135" calcext:value-type="float">
            <text:p>0.9193530843</text:p>
          </table:table-cell>
          <table:table-cell office:value-type="float" office:value="0.909497952312111" calcext:value-type="float">
            <text:p>0.9094979523</text:p>
          </table:table-cell>
          <table:table-cell office:value-type="float" office:value="0.894369517295279" calcext:value-type="float">
            <text:p>0.894369517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2469241647044" calcext:value-type="float">
            <text:p>0.9524692416</text:p>
          </table:table-cell>
          <table:table-cell office:value-type="float" office:value="0.946471347303682" calcext:value-type="float">
            <text:p>0.9464713473</text:p>
          </table:table-cell>
          <table:table-cell office:value-type="float" office:value="0.929922498580075" calcext:value-type="float">
            <text:p>0.9299224986</text:p>
          </table:table-cell>
          <table:table-cell office:value-type="float" office:value="0.93400811346542" calcext:value-type="float">
            <text:p>0.9340081135</text:p>
          </table:table-cell>
          <table:table-cell office:value-type="float" office:value="0.897769047232477" calcext:value-type="float">
            <text:p>0.897769047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51127309095658" calcext:value-type="float">
            <text:p>0.9511273091</text:p>
          </table:table-cell>
          <table:table-cell office:value-type="float" office:value="0.946785988707008" calcext:value-type="float">
            <text:p>0.9467859887</text:p>
          </table:table-cell>
          <table:table-cell office:value-type="float" office:value="0.92192215869264" calcext:value-type="float">
            <text:p>0.9219221587</text:p>
          </table:table-cell>
          <table:table-cell office:value-type="float" office:value="0.916514592324298" calcext:value-type="float">
            <text:p>0.9165145923</text:p>
          </table:table-cell>
          <table:table-cell office:value-type="float" office:value="0.924073862572022" calcext:value-type="float">
            <text:p>0.924073862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4764709435053" calcext:value-type="float">
            <text:p>0.9547647094</text:p>
          </table:table-cell>
          <table:table-cell office:value-type="float" office:value="0.952714115090026" calcext:value-type="float">
            <text:p>0.9527141151</text:p>
          </table:table-cell>
          <table:table-cell office:value-type="float" office:value="0.946107188299209" calcext:value-type="float">
            <text:p>0.9461071883</text:p>
          </table:table-cell>
          <table:table-cell office:value-type="float" office:value="0.92725230332701" calcext:value-type="float">
            <text:p>0.9272523033</text:p>
          </table:table-cell>
          <table:table-cell office:value-type="float" office:value="0.914256169894703" calcext:value-type="float">
            <text:p>0.914256169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6007980414735" calcext:value-type="float">
            <text:p>0.9600798041</text:p>
          </table:table-cell>
          <table:table-cell office:value-type="float" office:value="0.947769925450413" calcext:value-type="float">
            <text:p>0.9477699255</text:p>
          </table:table-cell>
          <table:table-cell office:value-type="float" office:value="0.946313926299461" calcext:value-type="float">
            <text:p>0.9463139263</text:p>
          </table:table-cell>
          <table:table-cell office:value-type="float" office:value="0.941932011775393" calcext:value-type="float">
            <text:p>0.9419320118</text:p>
          </table:table-cell>
          <table:table-cell office:value-type="float" office:value="0.904076463238816" calcext:value-type="float">
            <text:p>0.904076463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63251955443526" calcext:value-type="float">
            <text:p>0.9632519554</text:p>
          </table:table-cell>
          <table:table-cell office:value-type="float" office:value="0.947508131790839" calcext:value-type="float">
            <text:p>0.9475081318</text:p>
          </table:table-cell>
          <table:table-cell office:value-type="float" office:value="0.938081708423043" calcext:value-type="float">
            <text:p>0.9380817084</text:p>
          </table:table-cell>
          <table:table-cell office:value-type="float" office:value="0.935704252168765" calcext:value-type="float">
            <text:p>0.9357042522</text:p>
          </table:table-cell>
          <table:table-cell office:value-type="float" office:value="0.932819119770777" calcext:value-type="float">
            <text:p>0.93281911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69383885975791" calcext:value-type="float">
            <text:p>0.969383886</text:p>
          </table:table-cell>
          <table:table-cell office:value-type="float" office:value="0.957145336711716" calcext:value-type="float">
            <text:p>0.9571453367</text:p>
          </table:table-cell>
          <table:table-cell office:value-type="float" office:value="0.947824654505082" calcext:value-type="float">
            <text:p>0.9478246545</text:p>
          </table:table-cell>
          <table:table-cell office:value-type="float" office:value="0.925949804093856" calcext:value-type="float">
            <text:p>0.9259498041</text:p>
          </table:table-cell>
          <table:table-cell office:value-type="float" office:value="0.935963467814094" calcext:value-type="float">
            <text:p>0.935963467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64789236646534" calcext:value-type="float">
            <text:p>0.9647892366</text:p>
          </table:table-cell>
          <table:table-cell office:value-type="float" office:value="0.960562572718483" calcext:value-type="float">
            <text:p>0.9605625727</text:p>
          </table:table-cell>
          <table:table-cell office:value-type="float" office:value="0.947853299135337" calcext:value-type="float">
            <text:p>0.9478532991</text:p>
          </table:table-cell>
          <table:table-cell office:value-type="float" office:value="0.949400353453367" calcext:value-type="float">
            <text:p>0.9494003535</text:p>
          </table:table-cell>
          <table:table-cell office:value-type="float" office:value="0.919022101528153" calcext:value-type="float">
            <text:p>0.919022101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58128842615798" calcext:value-type="float">
            <text:p>0.9581288426</text:p>
          </table:table-cell>
          <table:table-cell office:value-type="float" office:value="0.959808233600108" calcext:value-type="float">
            <text:p>0.9598082336</text:p>
          </table:table-cell>
          <table:table-cell office:value-type="float" office:value="0.959282518930832" calcext:value-type="float">
            <text:p>0.9592825189</text:p>
          </table:table-cell>
          <table:table-cell office:value-type="float" office:value="0.935822211879054" calcext:value-type="float">
            <text:p>0.9358222119</text:p>
          </table:table-cell>
          <table:table-cell office:value-type="float" office:value="0.915144945349612" calcext:value-type="float">
            <text:p>0.915144945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66667799522964" calcext:value-type="float">
            <text:p>0.9666677995</text:p>
          </table:table-cell>
          <table:table-cell office:value-type="float" office:value="0.965113022421714" calcext:value-type="float">
            <text:p>0.9651130224</text:p>
          </table:table-cell>
          <table:table-cell office:value-type="float" office:value="0.952076553694444" calcext:value-type="float">
            <text:p>0.9520765537</text:p>
          </table:table-cell>
          <table:table-cell office:value-type="float" office:value="0.951605150030592" calcext:value-type="float">
            <text:p>0.95160515</text:p>
          </table:table-cell>
          <table:table-cell office:value-type="float" office:value="0.948361806246334" calcext:value-type="float">
            <text:p>0.948361806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70995819115627" calcext:value-type="float">
            <text:p>0.9709958191</text:p>
          </table:table-cell>
          <table:table-cell office:value-type="float" office:value="0.965245628867107" calcext:value-type="float">
            <text:p>0.9652456289</text:p>
          </table:table-cell>
          <table:table-cell office:value-type="float" office:value="0.947701028803599" calcext:value-type="float">
            <text:p>0.9477010288</text:p>
          </table:table-cell>
          <table:table-cell office:value-type="float" office:value="0.94573941354133" calcext:value-type="float">
            <text:p>0.9457394135</text:p>
          </table:table-cell>
          <table:table-cell office:value-type="float" office:value="0.936039327241707" calcext:value-type="float">
            <text:p>0.936039327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76169811292238" calcext:value-type="float">
            <text:p>0.9761698113</text:p>
          </table:table-cell>
          <table:table-cell office:value-type="float" office:value="0.970818023242109" calcext:value-type="float">
            <text:p>0.9708180232</text:p>
          </table:table-cell>
          <table:table-cell office:value-type="float" office:value="0.949745001444196" calcext:value-type="float">
            <text:p>0.9497450014</text:p>
          </table:table-cell>
          <table:table-cell office:value-type="float" office:value="0.9608664508366" calcext:value-type="float">
            <text:p>0.9608664508</text:p>
          </table:table-cell>
          <table:table-cell office:value-type="float" office:value="0.953857722205626" calcext:value-type="float">
            <text:p>0.95385772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72431867755479" calcext:value-type="float">
            <text:p>0.9724318678</text:p>
          </table:table-cell>
          <table:table-cell office:value-type="float" office:value="0.969834713585348" calcext:value-type="float">
            <text:p>0.9698347136</text:p>
          </table:table-cell>
          <table:table-cell office:value-type="float" office:value="0.963268149842715" calcext:value-type="float">
            <text:p>0.9632681498</text:p>
          </table:table-cell>
          <table:table-cell office:value-type="float" office:value="0.952043693866834" calcext:value-type="float">
            <text:p>0.9520436939</text:p>
          </table:table-cell>
          <table:table-cell office:value-type="float" office:value="0.926567216828552" calcext:value-type="float">
            <text:p>0.926567216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74829822265714" calcext:value-type="float">
            <text:p>0.9748298223</text:p>
          </table:table-cell>
          <table:table-cell office:value-type="float" office:value="0.970322887251747" calcext:value-type="float">
            <text:p>0.9703228873</text:p>
          </table:table-cell>
          <table:table-cell office:value-type="float" office:value="0.967050728899723" calcext:value-type="float">
            <text:p>0.9670507289</text:p>
          </table:table-cell>
          <table:table-cell office:value-type="float" office:value="0.968235222661732" calcext:value-type="float">
            <text:p>0.9682352227</text:p>
          </table:table-cell>
          <table:table-cell office:value-type="float" office:value="0.93690894380215" calcext:value-type="float">
            <text:p>0.936908943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78855509072612" calcext:value-type="float">
            <text:p>0.9788555091</text:p>
          </table:table-cell>
          <table:table-cell office:value-type="float" office:value="0.970781628457368" calcext:value-type="float">
            <text:p>0.9707816285</text:p>
          </table:table-cell>
          <table:table-cell office:value-type="float" office:value="0.96615232105907" calcext:value-type="float">
            <text:p>0.9661523211</text:p>
          </table:table-cell>
          <table:table-cell office:value-type="float" office:value="0.945998578364435" calcext:value-type="float">
            <text:p>0.9459985784</text:p>
          </table:table-cell>
          <table:table-cell office:value-type="float" office:value="0.965774613753888" calcext:value-type="float">
            <text:p>0.965774613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773856200413" calcext:value-type="float">
            <text:p>0.97738562</text:p>
          </table:table-cell>
          <table:table-cell office:value-type="float" office:value="0.971852735066881" calcext:value-type="float">
            <text:p>0.9718527351</text:p>
          </table:table-cell>
          <table:table-cell office:value-type="float" office:value="0.968240969637057" calcext:value-type="float">
            <text:p>0.9682409696</text:p>
          </table:table-cell>
          <table:table-cell office:value-type="float" office:value="0.961767163917689" calcext:value-type="float">
            <text:p>0.9617671639</text:p>
          </table:table-cell>
          <table:table-cell office:value-type="float" office:value="0.947344378856622" calcext:value-type="float">
            <text:p>0.947344378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7532260227642" calcext:value-type="float">
            <text:p>0.9753226023</text:p>
          </table:table-cell>
          <table:table-cell office:value-type="float" office:value="0.971854883707632" calcext:value-type="float">
            <text:p>0.9718548837</text:p>
          </table:table-cell>
          <table:table-cell office:value-type="float" office:value="0.965234120474252" calcext:value-type="float">
            <text:p>0.9652341205</text:p>
          </table:table-cell>
          <table:table-cell office:value-type="float" office:value="0.955321691914159" calcext:value-type="float">
            <text:p>0.9553216919</text:p>
          </table:table-cell>
          <table:table-cell office:value-type="float" office:value="0.963002970006516" calcext:value-type="float">
            <text:p>0.9630029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79338640335374" calcext:value-type="float">
            <text:p>0.9793386403</text:p>
          </table:table-cell>
          <table:table-cell office:value-type="float" office:value="0.976825241485007" calcext:value-type="float">
            <text:p>0.9768252415</text:p>
          </table:table-cell>
          <table:table-cell office:value-type="float" office:value="0.97083503826628" calcext:value-type="float">
            <text:p>0.9708350383</text:p>
          </table:table-cell>
          <table:table-cell office:value-type="float" office:value="0.960215790774342" calcext:value-type="float">
            <text:p>0.9602157908</text:p>
          </table:table-cell>
          <table:table-cell office:value-type="float" office:value="0.94385310525573" calcext:value-type="float">
            <text:p>0.94385310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80144266863303" calcext:value-type="float">
            <text:p>0.9801442669</text:p>
          </table:table-cell>
          <table:table-cell office:value-type="float" office:value="0.97997980397715" calcext:value-type="float">
            <text:p>0.979979804</text:p>
          </table:table-cell>
          <table:table-cell office:value-type="float" office:value="0.973001410623143" calcext:value-type="float">
            <text:p>0.9730014106</text:p>
          </table:table-cell>
          <table:table-cell office:value-type="float" office:value="0.967183081267786" calcext:value-type="float">
            <text:p>0.9671830813</text:p>
          </table:table-cell>
          <table:table-cell office:value-type="float" office:value="0.94926339208571" calcext:value-type="float">
            <text:p>0.949263392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83337850623337" calcext:value-type="float">
            <text:p>0.9833378506</text:p>
          </table:table-cell>
          <table:table-cell office:value-type="float" office:value="0.980003988490509" calcext:value-type="float">
            <text:p>0.9800039885</text:p>
          </table:table-cell>
          <table:table-cell office:value-type="float" office:value="0.972561589699508" calcext:value-type="float">
            <text:p>0.9725615897</text:p>
          </table:table-cell>
          <table:table-cell office:value-type="float" office:value="0.973593714863418" calcext:value-type="float">
            <text:p>0.9735937149</text:p>
          </table:table-cell>
          <table:table-cell office:value-type="float" office:value="0.901081785293746" calcext:value-type="float">
            <text:p>0.901081785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79870357992172" calcext:value-type="float">
            <text:p>0.979870358</text:p>
          </table:table-cell>
          <table:table-cell office:value-type="float" office:value="0.974053305301174" calcext:value-type="float">
            <text:p>0.9740533053</text:p>
          </table:table-cell>
          <table:table-cell office:value-type="float" office:value="0.977665816543891" calcext:value-type="float">
            <text:p>0.9776658165</text:p>
          </table:table-cell>
          <table:table-cell office:value-type="float" office:value="0.964978281046579" calcext:value-type="float">
            <text:p>0.964978281</text:p>
          </table:table-cell>
          <table:table-cell office:value-type="float" office:value="0.966704638782339" calcext:value-type="float">
            <text:p>0.966704638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8429435779385" calcext:value-type="float">
            <text:p>0.9842943578</text:p>
          </table:table-cell>
          <table:table-cell office:value-type="float" office:value="0.973686577478004" calcext:value-type="float">
            <text:p>0.9736865775</text:p>
          </table:table-cell>
          <table:table-cell office:value-type="float" office:value="0.977911626923852" calcext:value-type="float">
            <text:p>0.9779116269</text:p>
          </table:table-cell>
          <table:table-cell office:value-type="float" office:value="0.977270442389817" calcext:value-type="float">
            <text:p>0.9772704424</text:p>
          </table:table-cell>
          <table:table-cell office:value-type="float" office:value="0.965766531094485" calcext:value-type="float">
            <text:p>0.965766531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83952759875176" calcext:value-type="float">
            <text:p>0.9839527599</text:p>
          </table:table-cell>
          <table:table-cell office:value-type="float" office:value="0.979444935516296" calcext:value-type="float">
            <text:p>0.9794449355</text:p>
          </table:table-cell>
          <table:table-cell office:value-type="float" office:value="0.975508995180953" calcext:value-type="float">
            <text:p>0.9755089952</text:p>
          </table:table-cell>
          <table:table-cell office:value-type="float" office:value="0.970789129928465" calcext:value-type="float">
            <text:p>0.9707891299</text:p>
          </table:table-cell>
          <table:table-cell office:value-type="float" office:value="0.966772839790129" calcext:value-type="float">
            <text:p>0.96677283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4865690460197" calcext:value-type="float">
            <text:p>0.9848656905</text:p>
          </table:table-cell>
          <table:table-cell office:value-type="float" office:value="0.983867367525836" calcext:value-type="float">
            <text:p>0.9838673675</text:p>
          </table:table-cell>
          <table:table-cell office:value-type="float" office:value="0.980164476850768" calcext:value-type="float">
            <text:p>0.9801644769</text:p>
          </table:table-cell>
          <table:table-cell office:value-type="float" office:value="0.972854882526788" calcext:value-type="float">
            <text:p>0.9728548825</text:p>
          </table:table-cell>
          <table:table-cell office:value-type="float" office:value="0.977161813582367" calcext:value-type="float">
            <text:p>0.977161813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6694241306953" calcext:value-type="float">
            <text:p>0.9866942413</text:p>
          </table:table-cell>
          <table:table-cell office:value-type="float" office:value="0.981704282250491" calcext:value-type="float">
            <text:p>0.9817042823</text:p>
          </table:table-cell>
          <table:table-cell office:value-type="float" office:value="0.974930437882723" calcext:value-type="float">
            <text:p>0.9749304379</text:p>
          </table:table-cell>
          <table:table-cell office:value-type="float" office:value="0.975277174249517" calcext:value-type="float">
            <text:p>0.9752771742</text:p>
          </table:table-cell>
          <table:table-cell office:value-type="float" office:value="0.975167903260062" calcext:value-type="float">
            <text:p>0.975167903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6288356798502" calcext:value-type="float">
            <text:p>0.9862883568</text:p>
          </table:table-cell>
          <table:table-cell office:value-type="float" office:value="0.986293571541085" calcext:value-type="float">
            <text:p>0.9862935715</text:p>
          </table:table-cell>
          <table:table-cell office:value-type="float" office:value="0.982868527309898" calcext:value-type="float">
            <text:p>0.9828685273</text:p>
          </table:table-cell>
          <table:table-cell office:value-type="float" office:value="0.981654898714713" calcext:value-type="float">
            <text:p>0.9816548987</text:p>
          </table:table-cell>
          <table:table-cell office:value-type="float" office:value="0.971173346291427" calcext:value-type="float">
            <text:p>0.971173346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87284856850187" calcext:value-type="float">
            <text:p>0.9872848569</text:p>
          </table:table-cell>
          <table:table-cell office:value-type="float" office:value="0.982512579030603" calcext:value-type="float">
            <text:p>0.982512579</text:p>
          </table:table-cell>
          <table:table-cell office:value-type="float" office:value="0.979892614715085" calcext:value-type="float">
            <text:p>0.9798926147</text:p>
          </table:table-cell>
          <table:table-cell office:value-type="float" office:value="0.974977114976507" calcext:value-type="float">
            <text:p>0.974977115</text:p>
          </table:table-cell>
          <table:table-cell office:value-type="float" office:value="0.974167060209063" calcext:value-type="float">
            <text:p>0.97416706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86848251012936" calcext:value-type="float">
            <text:p>0.986848251</text:p>
          </table:table-cell>
          <table:table-cell office:value-type="float" office:value="0.98221470809395" calcext:value-type="float">
            <text:p>0.9822147081</text:p>
          </table:table-cell>
          <table:table-cell office:value-type="float" office:value="0.983240516719032" calcext:value-type="float">
            <text:p>0.9832405167</text:p>
          </table:table-cell>
          <table:table-cell office:value-type="float" office:value="0.980979662309461" calcext:value-type="float">
            <text:p>0.9809796623</text:p>
          </table:table-cell>
          <table:table-cell office:value-type="float" office:value="0.968242778268255" calcext:value-type="float">
            <text:p>0.968242778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89681499143285" calcext:value-type="float">
            <text:p>0.9896814991</text:p>
          </table:table-cell>
          <table:table-cell office:value-type="float" office:value="0.985209027606886" calcext:value-type="float">
            <text:p>0.9852090276</text:p>
          </table:table-cell>
          <table:table-cell office:value-type="float" office:value="0.982237945269368" calcext:value-type="float">
            <text:p>0.9822379453</text:p>
          </table:table-cell>
          <table:table-cell office:value-type="float" office:value="0.979656532818158" calcext:value-type="float">
            <text:p>0.9796565328</text:p>
          </table:table-cell>
          <table:table-cell office:value-type="float" office:value="0.981621042921086" calcext:value-type="float">
            <text:p>0.981621042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87703612826432" calcext:value-type="float">
            <text:p>0.9877036128</text:p>
          </table:table-cell>
          <table:table-cell office:value-type="float" office:value="0.984248096554257" calcext:value-type="float">
            <text:p>0.9842480966</text:p>
          </table:table-cell>
          <table:table-cell office:value-type="float" office:value="0.982905282693857" calcext:value-type="float">
            <text:p>0.9829052827</text:p>
          </table:table-cell>
          <table:table-cell office:value-type="float" office:value="0.977661476626801" calcext:value-type="float">
            <text:p>0.9776614766</text:p>
          </table:table-cell>
          <table:table-cell office:value-type="float" office:value="0.969851375488468" calcext:value-type="float">
            <text:p>0.969851375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87652384287433" calcext:value-type="float">
            <text:p>0.9876523843</text:p>
          </table:table-cell>
          <table:table-cell office:value-type="float" office:value="0.988441027539954" calcext:value-type="float">
            <text:p>0.9884410275</text:p>
          </table:table-cell>
          <table:table-cell office:value-type="float" office:value="0.987850264786419" calcext:value-type="float">
            <text:p>0.9878502648</text:p>
          </table:table-cell>
          <table:table-cell office:value-type="float" office:value="0.987648072673127" calcext:value-type="float">
            <text:p>0.9876480727</text:p>
          </table:table-cell>
          <table:table-cell office:value-type="float" office:value="0.969184117933486" calcext:value-type="float">
            <text:p>0.969184117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83710573520376" calcext:value-type="float">
            <text:p>0.9837105735</text:p>
          </table:table-cell>
          <table:table-cell office:value-type="float" office:value="0.982539174063229" calcext:value-type="float">
            <text:p>0.9825391741</text:p>
          </table:table-cell>
          <table:table-cell office:value-type="float" office:value="0.985228905765201" calcext:value-type="float">
            <text:p>0.9852289058</text:p>
          </table:table-cell>
          <table:table-cell office:value-type="float" office:value="0.984937423755634" calcext:value-type="float">
            <text:p>0.9849374238</text:p>
          </table:table-cell>
          <table:table-cell office:value-type="float" office:value="0.974565918045739" calcext:value-type="float">
            <text:p>0.97456591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1449090425764" calcext:value-type="float">
            <text:p>0.9914490904</text:p>
          </table:table-cell>
          <table:table-cell office:value-type="float" office:value="0.991823325398415" calcext:value-type="float">
            <text:p>0.9918233254</text:p>
          </table:table-cell>
          <table:table-cell office:value-type="float" office:value="0.987306084438238" calcext:value-type="float">
            <text:p>0.9873060844</text:p>
          </table:table-cell>
          <table:table-cell office:value-type="float" office:value="0.980719272847448" calcext:value-type="float">
            <text:p>0.9807192728</text:p>
          </table:table-cell>
          <table:table-cell office:value-type="float" office:value="0.985409238241309" calcext:value-type="float">
            <text:p>0.985409238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89984412115068" calcext:value-type="float">
            <text:p>0.9899844121</text:p>
          </table:table-cell>
          <table:table-cell office:value-type="float" office:value="0.986387855302607" calcext:value-type="float">
            <text:p>0.9863878553</text:p>
          </table:table-cell>
          <table:table-cell office:value-type="float" office:value="0.984520789952744" calcext:value-type="float">
            <text:p>0.98452079</text:p>
          </table:table-cell>
          <table:table-cell office:value-type="float" office:value="0.984199668699446" calcext:value-type="float">
            <text:p>0.9841996687</text:p>
          </table:table-cell>
          <table:table-cell office:value-type="float" office:value="0.979241254828242" calcext:value-type="float">
            <text:p>0.979241254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1059141403216" calcext:value-type="float">
            <text:p>0.9910591414</text:p>
          </table:table-cell>
          <table:table-cell office:value-type="float" office:value="0.989471589618929" calcext:value-type="float">
            <text:p>0.9894715896</text:p>
          </table:table-cell>
          <table:table-cell office:value-type="float" office:value="0.987998104226131" calcext:value-type="float">
            <text:p>0.9879981042</text:p>
          </table:table-cell>
          <table:table-cell office:value-type="float" office:value="0.986014573551328" calcext:value-type="float">
            <text:p>0.9860145736</text:p>
          </table:table-cell>
          <table:table-cell office:value-type="float" office:value="0.988928926574695" calcext:value-type="float">
            <text:p>0.988928926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86388587362054" calcext:value-type="float">
            <text:p>0.9863885874</text:p>
          </table:table-cell>
          <table:table-cell office:value-type="float" office:value="0.991363873973186" calcext:value-type="float">
            <text:p>0.991363874</text:p>
          </table:table-cell>
          <table:table-cell office:value-type="float" office:value="0.990462788821079" calcext:value-type="float">
            <text:p>0.9904627888</text:p>
          </table:table-cell>
          <table:table-cell office:value-type="float" office:value="0.98200381270298" calcext:value-type="float">
            <text:p>0.9820038127</text:p>
          </table:table-cell>
          <table:table-cell office:value-type="float" office:value="0.974747238243496" calcext:value-type="float">
            <text:p>0.974747238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0068186323134" calcext:value-type="float">
            <text:p>0.9900681863</text:p>
          </table:table-cell>
          <table:table-cell office:value-type="float" office:value="0.990875693390842" calcext:value-type="float">
            <text:p>0.9908756934</text:p>
          </table:table-cell>
          <table:table-cell office:value-type="float" office:value="0.987664893086562" calcext:value-type="float">
            <text:p>0.9876648931</text:p>
          </table:table-cell>
          <table:table-cell office:value-type="float" office:value="0.990097976241246" calcext:value-type="float">
            <text:p>0.9900979762</text:p>
          </table:table-cell>
          <table:table-cell office:value-type="float" office:value="0.97016655325906" calcext:value-type="float">
            <text:p>0.970166553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315718473427" calcext:value-type="float">
            <text:p>0.9931571847</text:p>
          </table:table-cell>
          <table:table-cell office:value-type="float" office:value="0.986810557075239" calcext:value-type="float">
            <text:p>0.9868105571</text:p>
          </table:table-cell>
          <table:table-cell office:value-type="float" office:value="0.990915886596458" calcext:value-type="float">
            <text:p>0.9909158866</text:p>
          </table:table-cell>
          <table:table-cell office:value-type="float" office:value="0.987118518452137" calcext:value-type="float">
            <text:p>0.9871185185</text:p>
          </table:table-cell>
          <table:table-cell office:value-type="float" office:value="0.980209584625236" calcext:value-type="float">
            <text:p>0.980209584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91545791970912" calcext:value-type="float">
            <text:p>0.991545792</text:p>
          </table:table-cell>
          <table:table-cell office:value-type="float" office:value="0.992777037475789" calcext:value-type="float">
            <text:p>0.9927770375</text:p>
          </table:table-cell>
          <table:table-cell office:value-type="float" office:value="0.988402597734013" calcext:value-type="float">
            <text:p>0.9884025977</text:p>
          </table:table-cell>
          <table:table-cell office:value-type="float" office:value="0.988831705439926" calcext:value-type="float">
            <text:p>0.9888317054</text:p>
          </table:table-cell>
          <table:table-cell office:value-type="float" office:value="0.985440693878576" calcext:value-type="float">
            <text:p>0.985440693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93806735052619" calcext:value-type="float">
            <text:p>0.9938067351</text:p>
          </table:table-cell>
          <table:table-cell office:value-type="float" office:value="0.992640372095319" calcext:value-type="float">
            <text:p>0.9926403721</text:p>
          </table:table-cell>
          <table:table-cell office:value-type="float" office:value="0.990752398406882" calcext:value-type="float">
            <text:p>0.9907523984</text:p>
          </table:table-cell>
          <table:table-cell office:value-type="float" office:value="0.990146878904486" calcext:value-type="float">
            <text:p>0.9901468789</text:p>
          </table:table-cell>
          <table:table-cell office:value-type="float" office:value="0.974361611532014" calcext:value-type="float">
            <text:p>0.974361611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4363518784719" calcext:value-type="float">
            <text:p>0.9943635188</text:p>
          </table:table-cell>
          <table:table-cell office:value-type="float" office:value="0.992301039112548" calcext:value-type="float">
            <text:p>0.9923010391</text:p>
          </table:table-cell>
          <table:table-cell office:value-type="float" office:value="0.988263031376592" calcext:value-type="float">
            <text:p>0.9882630314</text:p>
          </table:table-cell>
          <table:table-cell office:value-type="float" office:value="0.990651364777786" calcext:value-type="float">
            <text:p>0.9906513648</text:p>
          </table:table-cell>
          <table:table-cell office:value-type="float" office:value="0.97799317525675" calcext:value-type="float">
            <text:p>0.977993175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94401312803114" calcext:value-type="float">
            <text:p>0.9944013128</text:p>
          </table:table-cell>
          <table:table-cell office:value-type="float" office:value="0.99466668957003" calcext:value-type="float">
            <text:p>0.9946666896</text:p>
          </table:table-cell>
          <table:table-cell office:value-type="float" office:value="0.990761649649882" calcext:value-type="float">
            <text:p>0.9907616496</text:p>
          </table:table-cell>
          <table:table-cell office:value-type="float" office:value="0.986485339455295" calcext:value-type="float">
            <text:p>0.9864853395</text:p>
          </table:table-cell>
          <table:table-cell office:value-type="float" office:value="0.98025538397616" calcext:value-type="float">
            <text:p>0.98025538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547909193932" calcext:value-type="float">
            <text:p>0.9954790919</text:p>
          </table:table-cell>
          <table:table-cell office:value-type="float" office:value="0.995590381215307" calcext:value-type="float">
            <text:p>0.9955903812</text:p>
          </table:table-cell>
          <table:table-cell office:value-type="float" office:value="0.988098563105073" calcext:value-type="float">
            <text:p>0.9880985631</text:p>
          </table:table-cell>
          <table:table-cell office:value-type="float" office:value="0.996589185554888" calcext:value-type="float">
            <text:p>0.9965891856</text:p>
          </table:table-cell>
          <table:table-cell office:value-type="float" office:value="0.980239181761459" calcext:value-type="float">
            <text:p>0.980239181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95464160039302" calcext:value-type="float">
            <text:p>0.99546416</text:p>
          </table:table-cell>
          <table:table-cell office:value-type="float" office:value="0.992928298135799" calcext:value-type="float">
            <text:p>0.9929282981</text:p>
          </table:table-cell>
          <table:table-cell office:value-type="float" office:value="0.99059024802831" calcext:value-type="float">
            <text:p>0.990590248</text:p>
          </table:table-cell>
          <table:table-cell office:value-type="float" office:value="0.98876439124834" calcext:value-type="float">
            <text:p>0.9887643912</text:p>
          </table:table-cell>
          <table:table-cell office:value-type="float" office:value="0.985826028270099" calcext:value-type="float">
            <text:p>0.985826028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95296811307789" calcext:value-type="float">
            <text:p>0.9952968113</text:p>
          </table:table-cell>
          <table:table-cell office:value-type="float" office:value="0.99288706044223" calcext:value-type="float">
            <text:p>0.9928870604</text:p>
          </table:table-cell>
          <table:table-cell office:value-type="float" office:value="0.996260861424324" calcext:value-type="float">
            <text:p>0.9962608614</text:p>
          </table:table-cell>
          <table:table-cell office:value-type="float" office:value="0.992658886629258" calcext:value-type="float">
            <text:p>0.9926588866</text:p>
          </table:table-cell>
          <table:table-cell office:value-type="float" office:value="0.9812029995149" calcext:value-type="float">
            <text:p>0.981202999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96395579421224" calcext:value-type="float">
            <text:p>0.9963955794</text:p>
          </table:table-cell>
          <table:table-cell office:value-type="float" office:value="0.992617782639343" calcext:value-type="float">
            <text:p>0.9926177826</text:p>
          </table:table-cell>
          <table:table-cell office:value-type="float" office:value="0.993887004398715" calcext:value-type="float">
            <text:p>0.9938870044</text:p>
          </table:table-cell>
          <table:table-cell office:value-type="float" office:value="0.985214317827692" calcext:value-type="float">
            <text:p>0.9852143178</text:p>
          </table:table-cell>
          <table:table-cell office:value-type="float" office:value="0.980642567956237" calcext:value-type="float">
            <text:p>0.98064256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4455527048511" calcext:value-type="float">
            <text:p>0.994455527</text:p>
          </table:table-cell>
          <table:table-cell office:value-type="float" office:value="0.994956147038629" calcext:value-type="float">
            <text:p>0.994956147</text:p>
          </table:table-cell>
          <table:table-cell office:value-type="float" office:value="0.996741898756662" calcext:value-type="float">
            <text:p>0.9967418988</text:p>
          </table:table-cell>
          <table:table-cell office:value-type="float" office:value="0.992274933955392" calcext:value-type="float">
            <text:p>0.992274934</text:p>
          </table:table-cell>
          <table:table-cell office:value-type="float" office:value="0.983286572866021" calcext:value-type="float">
            <text:p>0.983286572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7093001718267" calcext:value-type="float">
            <text:p>0.9970930017</text:p>
          </table:table-cell>
          <table:table-cell office:value-type="float" office:value="0.996181933689235" calcext:value-type="float">
            <text:p>0.9961819337</text:p>
          </table:table-cell>
          <table:table-cell office:value-type="float" office:value="0.992110178818129" calcext:value-type="float">
            <text:p>0.9921101788</text:p>
          </table:table-cell>
          <table:table-cell office:value-type="float" office:value="0.995190922344808" calcext:value-type="float">
            <text:p>0.9951909223</text:p>
          </table:table-cell>
          <table:table-cell office:value-type="float" office:value="0.991286346170098" calcext:value-type="float">
            <text:p>0.991286346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96539236413323" calcext:value-type="float">
            <text:p>0.9965392364</text:p>
          </table:table-cell>
          <table:table-cell office:value-type="float" office:value="0.995900017022645" calcext:value-type="float">
            <text:p>0.995900017</text:p>
          </table:table-cell>
          <table:table-cell office:value-type="float" office:value="0.992897017753491" calcext:value-type="float">
            <text:p>0.9928970178</text:p>
          </table:table-cell>
          <table:table-cell office:value-type="float" office:value="0.992691269108369" calcext:value-type="float">
            <text:p>0.9926912691</text:p>
          </table:table-cell>
          <table:table-cell office:value-type="float" office:value="0.994096568084127" calcext:value-type="float">
            <text:p>0.994096568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562642334814" calcext:value-type="float">
            <text:p>0.9956264233</text:p>
          </table:table-cell>
          <table:table-cell office:value-type="float" office:value="0.995865044219048" calcext:value-type="float">
            <text:p>0.9958650442</text:p>
          </table:table-cell>
          <table:table-cell office:value-type="float" office:value="0.991399362990549" calcext:value-type="float">
            <text:p>0.991399363</text:p>
          </table:table-cell>
          <table:table-cell office:value-type="float" office:value="0.995772542656784" calcext:value-type="float">
            <text:p>0.9957725427</text:p>
          </table:table-cell>
          <table:table-cell office:value-type="float" office:value="0.99708270262832" calcext:value-type="float">
            <text:p>0.99708270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7207397544919" calcext:value-type="float">
            <text:p>0.9972073975</text:p>
          </table:table-cell>
          <table:table-cell office:value-type="float" office:value="0.997076057097544" calcext:value-type="float">
            <text:p>0.9970760571</text:p>
          </table:table-cell>
          <table:table-cell office:value-type="float" office:value="0.99264199909888" calcext:value-type="float">
            <text:p>0.9926419991</text:p>
          </table:table-cell>
          <table:table-cell office:value-type="float" office:value="0.991752864753503" calcext:value-type="float">
            <text:p>0.9917528648</text:p>
          </table:table-cell>
          <table:table-cell office:value-type="float" office:value="0.990359003063453" calcext:value-type="float">
            <text:p>0.990359003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8501658420694" calcext:value-type="float">
            <text:p>0.9985016584</text:p>
          </table:table-cell>
          <table:table-cell office:value-type="float" office:value="0.995403062383245" calcext:value-type="float">
            <text:p>0.9954030624</text:p>
          </table:table-cell>
          <table:table-cell office:value-type="float" office:value="0.994961817046058" calcext:value-type="float">
            <text:p>0.994961817</text:p>
          </table:table-cell>
          <table:table-cell office:value-type="float" office:value="0.99240143191186" calcext:value-type="float">
            <text:p>0.9924014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6980880130694" calcext:value-type="float">
            <text:p>0.9969808801</text:p>
          </table:table-cell>
          <table:table-cell office:value-type="float" office:value="0.997857184235886" calcext:value-type="float">
            <text:p>0.9978571842</text:p>
          </table:table-cell>
          <table:table-cell office:value-type="float" office:value="0.993762202500417" calcext:value-type="float">
            <text:p>0.9937622025</text:p>
          </table:table-cell>
          <table:table-cell office:value-type="float" office:value="0.993135263539347" calcext:value-type="float">
            <text:p>0.9931352635</text:p>
          </table:table-cell>
          <table:table-cell office:value-type="float" office:value="0.994159785834166" calcext:value-type="float">
            <text:p>0.994159785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97911409269718" calcext:value-type="float">
            <text:p>0.9979114093</text:p>
          </table:table-cell>
          <table:table-cell office:value-type="float" office:value="0.997029792764896" calcext:value-type="float">
            <text:p>0.9970297928</text:p>
          </table:table-cell>
          <table:table-cell office:value-type="float" office:value="0.997334572435563" calcext:value-type="float">
            <text:p>0.9973345724</text:p>
          </table:table-cell>
          <table:table-cell office:value-type="float" office:value="0.99586268715685" calcext:value-type="float">
            <text:p>0.9958626872</text:p>
          </table:table-cell>
          <table:table-cell office:value-type="float" office:value="0.993628689004135" calcext:value-type="float">
            <text:p>0.99362868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6885541600635" calcext:value-type="float">
            <text:p>0.9968855416</text:p>
          </table:table-cell>
          <table:table-cell office:value-type="float" office:value="0.994950946611962" calcext:value-type="float">
            <text:p>0.9949509466</text:p>
          </table:table-cell>
          <table:table-cell office:value-type="float" office:value="0.998254128258253" calcext:value-type="float">
            <text:p>0.9982541283</text:p>
          </table:table-cell>
          <table:table-cell office:value-type="float" office:value="0.994805629796318" calcext:value-type="float">
            <text:p>0.9948056298</text:p>
          </table:table-cell>
          <table:table-cell office:value-type="float" office:value="0.99513992839894" calcext:value-type="float">
            <text:p>0.995139928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5333043794014" calcext:value-type="float">
            <text:p>0.9953330438</text:p>
          </table:table-cell>
          <table:table-cell office:value-type="float" office:value="0.99591847956374" calcext:value-type="float">
            <text:p>0.9959184796</text:p>
          </table:table-cell>
          <table:table-cell office:value-type="float" office:value="0.996541623744657" calcext:value-type="float">
            <text:p>0.9965416237</text:p>
          </table:table-cell>
          <table:table-cell office:value-type="float" office:value="0.997981741497893" calcext:value-type="float">
            <text:p>0.9979817415</text:p>
          </table:table-cell>
          <table:table-cell office:value-type="float" office:value="0.99735741382154" calcext:value-type="float">
            <text:p>0.997357413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6148285121045" calcext:value-type="float">
            <text:p>0.9961482851</text:p>
          </table:table-cell>
          <table:table-cell office:value-type="float" office:value="0.994008549752795" calcext:value-type="float">
            <text:p>0.9940085498</text:p>
          </table:table-cell>
          <table:table-cell office:value-type="float" office:value="0.995709705815844" calcext:value-type="float">
            <text:p>0.9957097058</text:p>
          </table:table-cell>
          <table:table-cell office:value-type="float" office:value="0.995603808122417" calcext:value-type="float">
            <text:p>0.9956038081</text:p>
          </table:table-cell>
          <table:table-cell office:value-type="float" office:value="0.986041467541159" calcext:value-type="float">
            <text:p>0.986041467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7243473106461" calcext:value-type="float">
            <text:p>0.9972434731</text:p>
          </table:table-cell>
          <table:table-cell office:value-type="float" office:value="0.998588962667576" calcext:value-type="float">
            <text:p>0.9985889627</text:p>
          </table:table-cell>
          <table:table-cell office:value-type="float" office:value="0.996100835999243" calcext:value-type="float">
            <text:p>0.996100836</text:p>
          </table:table-cell>
          <table:table-cell office:value-type="float" office:value="0.9940740191142" calcext:value-type="float">
            <text:p>0.9940740191</text:p>
          </table:table-cell>
          <table:table-cell office:value-type="float" office:value="0.998104286152095" calcext:value-type="float">
            <text:p>0.998104286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98143830222086" calcext:value-type="float">
            <text:p>0.9981438302</text:p>
          </table:table-cell>
          <table:table-cell office:value-type="float" office:value="0.997523790552664" calcext:value-type="float">
            <text:p>0.9975237906</text:p>
          </table:table-cell>
          <table:table-cell office:value-type="float" office:value="0.995760887234359" calcext:value-type="float">
            <text:p>0.9957608872</text:p>
          </table:table-cell>
          <table:table-cell office:value-type="float" office:value="0.996438973766406" calcext:value-type="float">
            <text:p>0.9964389738</text:p>
          </table:table-cell>
          <table:table-cell office:value-type="float" office:value="0.995029518676874" calcext:value-type="float">
            <text:p>0.995029518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8725526809482" calcext:value-type="float">
            <text:p>0.9987255268</text:p>
          </table:table-cell>
          <table:table-cell office:value-type="float" office:value="0.997626853831379" calcext:value-type="float">
            <text:p>0.9976268538</text:p>
          </table:table-cell>
          <table:table-cell office:value-type="float" office:value="0.997611631842405" calcext:value-type="float">
            <text:p>0.9976116318</text:p>
          </table:table-cell>
          <table:table-cell office:value-type="float" office:value="0.993836259586076" calcext:value-type="float">
            <text:p>0.9938362596</text:p>
          </table:table-cell>
          <table:table-cell office:value-type="float" office:value="0.987329773656408" calcext:value-type="float">
            <text:p>0.987329773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7686075159284" calcext:value-type="float">
            <text:p>0.9976860752</text:p>
          </table:table-cell>
          <table:table-cell office:value-type="float" office:value="0.996877019899253" calcext:value-type="float">
            <text:p>0.9968770199</text:p>
          </table:table-cell>
          <table:table-cell office:value-type="float" office:value="0.996874473264599" calcext:value-type="float">
            <text:p>0.9968744733</text:p>
          </table:table-cell>
          <table:table-cell office:value-type="float" office:value="0.9939649287602" calcext:value-type="float">
            <text:p>0.9939649288</text:p>
          </table:table-cell>
          <table:table-cell office:value-type="float" office:value="0.996367323760368" calcext:value-type="float">
            <text:p>0.996367323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98127838353959" calcext:value-type="float">
            <text:p>0.9981278384</text:p>
          </table:table-cell>
          <table:table-cell office:value-type="float" office:value="0.997413298294972" calcext:value-type="float">
            <text:p>0.9974132983</text:p>
          </table:table-cell>
          <table:table-cell office:value-type="float" office:value="0.997625120134123" calcext:value-type="float">
            <text:p>0.9976251201</text:p>
          </table:table-cell>
          <table:table-cell office:value-type="float" office:value="0.993047980108062" calcext:value-type="float">
            <text:p>0.9930479801</text:p>
          </table:table-cell>
          <table:table-cell office:value-type="float" office:value="0.994547916047916" calcext:value-type="float">
            <text:p>0.99454791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8322318942956" calcext:value-type="float">
            <text:p>0.9983223189</text:p>
          </table:table-cell>
          <table:table-cell office:value-type="float" office:value="0.998074319516214" calcext:value-type="float">
            <text:p>0.9980743195</text:p>
          </table:table-cell>
          <table:table-cell office:value-type="float" office:value="0.997467930351558" calcext:value-type="float">
            <text:p>0.9974679304</text:p>
          </table:table-cell>
          <table:table-cell office:value-type="float" office:value="0.99757282833286" calcext:value-type="float">
            <text:p>0.9975728283</text:p>
          </table:table-cell>
          <table:table-cell office:value-type="float" office:value="0.997736150144211" calcext:value-type="float">
            <text:p>0.997736150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98560754046022" calcext:value-type="float">
            <text:p>0.998560754</text:p>
          </table:table-cell>
          <table:table-cell office:value-type="float" office:value="0.999437105414984" calcext:value-type="float">
            <text:p>0.9994371054</text:p>
          </table:table-cell>
          <table:table-cell office:value-type="float" office:value="0.997098195034788" calcext:value-type="float">
            <text:p>0.997098195</text:p>
          </table:table-cell>
          <table:table-cell office:value-type="float" office:value="0.996990424398745" calcext:value-type="float">
            <text:p>0.9969904244</text:p>
          </table:table-cell>
          <table:table-cell office:value-type="float" office:value="0.997146583202921" calcext:value-type="float">
            <text:p>0.997146583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8028741210616" calcext:value-type="float">
            <text:p>0.9980287412</text:p>
          </table:table-cell>
          <table:table-cell office:value-type="float" office:value="0.998598298599632" calcext:value-type="float">
            <text:p>0.9985982986</text:p>
          </table:table-cell>
          <table:table-cell office:value-type="float" office:value="0.997697219856226" calcext:value-type="float">
            <text:p>0.9976972199</text:p>
          </table:table-cell>
          <table:table-cell office:value-type="float" office:value="0.996150011785241" calcext:value-type="float">
            <text:p>0.9961500118</text:p>
          </table:table-cell>
          <table:table-cell office:value-type="float" office:value="0.995828587174028" calcext:value-type="float">
            <text:p>0.995828587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8430673864143" calcext:value-type="float">
            <text:p>0.9984306739</text:p>
          </table:table-cell>
          <table:table-cell office:value-type="float" office:value="0.995902511788684" calcext:value-type="float">
            <text:p>0.9959025118</text:p>
          </table:table-cell>
          <table:table-cell office:value-type="float" office:value="0.997868068971751" calcext:value-type="float">
            <text:p>0.997868069</text:p>
          </table:table-cell>
          <table:table-cell office:value-type="float" office:value="0.997586442006168" calcext:value-type="float">
            <text:p>0.997586442</text:p>
          </table:table-cell>
          <table:table-cell office:value-type="float" office:value="0.992809559735142" calcext:value-type="float">
            <text:p>0.992809559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9168479740925" calcext:value-type="float">
            <text:p>0.9991684797</text:p>
          </table:table-cell>
          <table:table-cell office:value-type="float" office:value="0.997242113493968" calcext:value-type="float">
            <text:p>0.9972421135</text:p>
          </table:table-cell>
          <table:table-cell office:value-type="float" office:value="0.997761983203196" calcext:value-type="float">
            <text:p>0.9977619832</text:p>
          </table:table-cell>
          <table:table-cell office:value-type="float" office:value="0.997442926282978" calcext:value-type="float">
            <text:p>0.9974429263</text:p>
          </table:table-cell>
          <table:table-cell office:value-type="float" office:value="0.996009007396079" calcext:value-type="float">
            <text:p>0.996009007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97493623416392" calcext:value-type="float">
            <text:p>0.9974936234</text:p>
          </table:table-cell>
          <table:table-cell office:value-type="float" office:value="0.9977541252875" calcext:value-type="float">
            <text:p>0.9977541253</text:p>
          </table:table-cell>
          <table:table-cell office:value-type="float" office:value="0.998343695369562" calcext:value-type="float">
            <text:p>0.9983436954</text:p>
          </table:table-cell>
          <table:table-cell office:value-type="float" office:value="0.995626069681664" calcext:value-type="float">
            <text:p>0.9956260697</text:p>
          </table:table-cell>
          <table:table-cell office:value-type="float" office:value="0.998296062408395" calcext:value-type="float">
            <text:p>0.998296062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98426794220514" calcext:value-type="float">
            <text:p>0.9984267942</text:p>
          </table:table-cell>
          <table:table-cell office:value-type="float" office:value="0.999430805050954" calcext:value-type="float">
            <text:p>0.9994308051</text:p>
          </table:table-cell>
          <table:table-cell office:value-type="float" office:value="0.997730101977945" calcext:value-type="float">
            <text:p>0.997730102</text:p>
          </table:table-cell>
          <table:table-cell office:value-type="float" office:value="0.997945301102304" calcext:value-type="float">
            <text:p>0.9979453011</text:p>
          </table:table-cell>
          <table:table-cell office:value-type="float" office:value="0.991811030813023" calcext:value-type="float">
            <text:p>0.991811030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9010734701832" calcext:value-type="float">
            <text:p>0.9990107347</text:p>
          </table:table-cell>
          <table:table-cell office:value-type="float" office:value="0.998886437297402" calcext:value-type="float">
            <text:p>0.9988864373</text:p>
          </table:table-cell>
          <table:table-cell office:value-type="float" office:value="0.998798573975045" calcext:value-type="float">
            <text:p>0.998798574</text:p>
          </table:table-cell>
          <table:table-cell office:value-type="float" office:value="0.99772104607721" calcext:value-type="float">
            <text:p>0.9977210461</text:p>
          </table:table-cell>
          <table:table-cell office:value-type="float" office:value="0.995267591379926" calcext:value-type="float">
            <text:p>0.995267591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8830093878563" calcext:value-type="float">
            <text:p>0.9988300939</text:p>
          </table:table-cell>
          <table:table-cell office:value-type="float" office:value="0.997862874529644" calcext:value-type="float">
            <text:p>0.9978628745</text:p>
          </table:table-cell>
          <table:table-cell office:value-type="float" office:value="0.998987331073567" calcext:value-type="float">
            <text:p>0.9989873311</text:p>
          </table:table-cell>
          <table:table-cell office:value-type="float" office:value="0.994950802641147" calcext:value-type="float">
            <text:p>0.9949508026</text:p>
          </table:table-cell>
          <table:table-cell office:value-type="float" office:value="0.99832599426854" calcext:value-type="float">
            <text:p>0.998325994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98128861687433" calcext:value-type="float">
            <text:p>0.9981288617</text:p>
          </table:table-cell>
          <table:table-cell office:value-type="float" office:value="0.998535647731664" calcext:value-type="float">
            <text:p>0.9985356477</text:p>
          </table:table-cell>
          <table:table-cell office:value-type="float" office:value="0.99713135542371" calcext:value-type="float">
            <text:p>0.9971313554</text:p>
          </table:table-cell>
          <table:table-cell office:value-type="float" office:value="0.998257462007462" calcext:value-type="float">
            <text:p>0.998257462</text:p>
          </table:table-cell>
          <table:table-cell office:value-type="float" office:value="0.99838397093436" calcext:value-type="float">
            <text:p>0.998383970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8728562329267" calcext:value-type="float">
            <text:p>0.9987285623</text:p>
          </table:table-cell>
          <table:table-cell office:value-type="float" office:value="0.99948733904706" calcext:value-type="float">
            <text:p>0.999487339</text:p>
          </table:table-cell>
          <table:table-cell office:value-type="float" office:value="0.997537846086476" calcext:value-type="float">
            <text:p>0.9975378461</text:p>
          </table:table-cell>
          <table:table-cell office:value-type="float" office:value="0.998306525159114" calcext:value-type="float">
            <text:p>0.9983065252</text:p>
          </table:table-cell>
          <table:table-cell office:value-type="float" office:value="0.997951141369644" calcext:value-type="float">
            <text:p>0.997951141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9971611071682" calcext:value-type="float">
            <text:p>0.9997161107</text:p>
          </table:table-cell>
          <table:table-cell office:value-type="float" office:value="0.999552772808587" calcext:value-type="float">
            <text:p>0.9995527728</text:p>
          </table:table-cell>
          <table:table-cell office:value-type="float" office:value="0.999271778911271" calcext:value-type="float">
            <text:p>0.9992717789</text:p>
          </table:table-cell>
          <table:table-cell office:value-type="float" office:value="0.997521518006823" calcext:value-type="float">
            <text:p>0.997521518</text:p>
          </table:table-cell>
          <table:table-cell office:value-type="float" office:value="0.996142911389908" calcext:value-type="float">
            <text:p>0.996142911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99531929120695" calcext:value-type="float">
            <text:p>0.9995319291</text:p>
          </table:table-cell>
          <table:table-cell office:value-type="float" office:value="0.999178410138271" calcext:value-type="float">
            <text:p>0.9991784101</text:p>
          </table:table-cell>
          <table:table-cell office:value-type="float" office:value="0.997470704537162" calcext:value-type="float">
            <text:p>0.9974707045</text:p>
          </table:table-cell>
          <table:table-cell office:value-type="float" office:value="0.998842792239102" calcext:value-type="float">
            <text:p>0.9988427922</text:p>
          </table:table-cell>
          <table:table-cell office:value-type="float" office:value="0.998227799227799" calcext:value-type="float">
            <text:p>0.99822779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8985691950152" calcext:value-type="float">
            <text:p>0.998985692</text:p>
          </table:table-cell>
          <table:table-cell office:value-type="float" office:value="0.999001248075256" calcext:value-type="float">
            <text:p>0.9990012481</text:p>
          </table:table-cell>
          <table:table-cell office:value-type="float" office:value="0.999329745154095" calcext:value-type="float">
            <text:p>0.9993297452</text:p>
          </table:table-cell>
          <table:table-cell office:value-type="float" office:value="0.997986670914498" calcext:value-type="float">
            <text:p>0.9979866709</text:p>
          </table:table-cell>
          <table:table-cell office:value-type="float" office:value="0.997029704745163" calcext:value-type="float">
            <text:p>0.99702970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6:46:18.954541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5:59:11.591531784</meta:creation-date>
    <dc:date>2017-06-21T17:51:15.130428877</dc:date>
    <meta:editing-duration>PT33M51S</meta:editing-duration>
    <meta:editing-cycles>6</meta:editing-cycles>
    <meta:generator>LibreOffice/5.1.6.2$Linux_X86_64 LibreOffice_project/10m0$Build-2</meta:generator>
    <meta:document-statistic meta:table-count="2" meta:cell-count="18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51cm" svg:height="11.369cm" xlink:href=".." xlink:type="simple" chart:class="chart:scatter" chart:column-mapping="0 5 1 2 3 4" chart:style-name="ch1">
        <chart:title svg:x="6.4cm" svg:y="0.363cm" chart:style-name="ch2">
          <text:p>Résilience en fonction du nombre de noeuds attaqués</text:p>
        </chart:title>
        <chart:legend chart:legend-position="end" svg:x="19.376cm" svg:y="4.389cm" style:legend-expansion="high" chart:style-name="ch3"/>
        <chart:plot-area chart:style-name="ch4" table:cell-range-address="Sheet1.A2:Sheet1.A152 Sheet1.C1:Sheet1.G152" chart:data-source-has-labels="row" svg:x="1.482cm" svg:y="1.369cm" svg:width="17.423cm" svg:height="8.792cm">
          <chartooo:coordinate-region svg:x="2.209cm" svg:y="1.569cm" svg:width="16.416cm" svg:height="7.945cm"/>
          <chart:axis chart:dimension="x" chart:name="primary-x" chart:style-name="ch5">
            <chart:title svg:x="8.085cm" svg:y="10.388cm" chart:style-name="ch6">
              <text:p>Nombre de noeuds attaqués</text:p>
            </chart:title>
          </chart:axis>
          <chart:axis chart:dimension="y" chart:name="primary-y" chart:style-name="ch5">
            <chart:title svg:x="0.451cm" svg:y="8.005cm" chart:style-name="ch7">
              <text:p>Fraction du réseau compromis</text:p>
            </chart:title>
            <chart:grid chart:style-name="ch8" chart:class="major"/>
          </chart:axis>
          <chart:series chart:style-name="ch9" chart:values-cell-range-address="Sheet1.G2:Sheet1.G152" chart:label-cell-address="Sheet1.G1:Sheet1.G1" chart:class="chart:scatter">
            <chart:domain table:cell-range-address="Sheet1.A2:Sheet1.A152"/>
            <chart:data-point chart:repeated="151"/>
          </chart:series>
          <chart:series chart:style-name="ch10" chart:values-cell-range-address="Sheet1.C2:Sheet1.C152" chart:label-cell-address="Sheet1.C1:Sheet1.C1" chart:class="chart:scatter">
            <chart:data-point chart:repeated="151"/>
          </chart:series>
          <chart:series chart:style-name="ch11" chart:values-cell-range-address="Sheet1.D2:Sheet1.D152" chart:label-cell-address="Sheet1.D1:Sheet1.D1" chart:class="chart:scatter">
            <chart:data-point chart:repeated="151"/>
          </chart:series>
          <chart:series chart:style-name="ch12" chart:values-cell-range-address="Sheet1.E2:Sheet1.E152" chart:label-cell-address="Sheet1.E1:Sheet1.E1" chart:class="chart:scatter">
            <chart:data-point chart:repeated="151"/>
          </chart:series>
          <chart:series chart:style-name="ch13" chart:values-cell-range-address="Sheet1.F2:Sheet1.F152" chart:label-cell-address="Sheet1.F1:Sheet1.F1" chart:class="chart:scatter">
            <chart:data-point chart:repeated="1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ic_scheme</text:p>
                <draw:g>
                  <svg:desc>Sheet1.G1:Sheet1.G1</svg:desc>
                </draw:g>
              </table:table-cell>
              <table:table-cell office:value-type="string">
                <text:p>Q=2, ring_size=41</text:p>
                <draw:g>
                  <svg:desc>Sheet1.C1:Sheet1.C1</svg:desc>
                </draw:g>
              </table:table-cell>
              <table:table-cell office:value-type="string">
                <text:p>Q=3, ring_size=51</text:p>
                <draw:g>
                  <svg:desc>Sheet1.D1:Sheet1.D1</svg:desc>
                </draw:g>
              </table:table-cell>
              <table:table-cell office:value-type="string">
                <text:p>Q=4, ring_size=61</text:p>
                <draw:g>
                  <svg:desc>Sheet1.E1:Sheet1.E1</svg:desc>
                </draw:g>
              </table:table-cell>
              <table:table-cell office:value-type="string">
                <text:p>Q=5, ring_size=68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52</svg:desc>
                </draw:g>
              </table:table-cell>
              <table:table-cell office:value-type="float" office:value="0">
                <text:p>0</text:p>
                <draw:g>
                  <svg:desc>Sheet1.G2:Sheet1.G152</svg:desc>
                </draw:g>
              </table:table-cell>
              <table:table-cell office:value-type="float" office:value="0">
                <text:p>0</text:p>
                <draw:g>
                  <svg:desc>Sheet1.C2:Sheet1.C152</svg:desc>
                </draw:g>
              </table:table-cell>
              <table:table-cell office:value-type="float" office:value="0">
                <text:p>0</text:p>
                <draw:g>
                  <svg:desc>Sheet1.D2:Sheet1.D152</svg:desc>
                </draw:g>
              </table:table-cell>
              <table:table-cell office:value-type="float" office:value="0">
                <text:p>0</text:p>
                <draw:g>
                  <svg:desc>Sheet1.E2:Sheet1.E152</svg:desc>
                </draw:g>
              </table:table-cell>
              <table:table-cell office:value-type="float" office:value="0">
                <text:p>0</text:p>
                <draw:g>
                  <svg:desc>Sheet1.F2:Sheet1.F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76768993125326">
                <text:p>0.0276768993125326</text:p>
              </table:table-cell>
              <table:table-cell office:value-type="float" office:value="0.00218715119896162">
                <text:p>0.00218715119896162</text:p>
              </table:table-cell>
              <table:table-cell office:value-type="float" office:value="0.00120800048944028">
                <text:p>0.00120800048944028</text:p>
              </table:table-cell>
              <table:table-cell office:value-type="float" office:value="0.00176126856224699">
                <text:p>0.00176126856224699</text:p>
              </table:table-cell>
              <table:table-cell office:value-type="float" office:value="0.00147277217499939">
                <text:p>0.00147277217499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12279006084767">
                <text:p>0.0512279006084767</text:p>
              </table:table-cell>
              <table:table-cell office:value-type="float" office:value="0.00611916721130479">
                <text:p>0.00611916721130479</text:p>
              </table:table-cell>
              <table:table-cell office:value-type="float" office:value="0.00506904078898684">
                <text:p>0.00506904078898684</text:p>
              </table:table-cell>
              <table:table-cell office:value-type="float" office:value="0.00299369475099546">
                <text:p>0.00299369475099546</text:p>
              </table:table-cell>
              <table:table-cell office:value-type="float" office:value="0.00217432598278576">
                <text:p>0.00217432598278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80118207161092">
                <text:p>0.0780118207161092</text:p>
              </table:table-cell>
              <table:table-cell office:value-type="float" office:value="0.0121419790699634">
                <text:p>0.0121419790699634</text:p>
              </table:table-cell>
              <table:table-cell office:value-type="float" office:value="0.00494056401817483">
                <text:p>0.00494056401817483</text:p>
              </table:table-cell>
              <table:table-cell office:value-type="float" office:value="0.00388278920730994">
                <text:p>0.00388278920730994</text:p>
              </table:table-cell>
              <table:table-cell office:value-type="float" office:value="0.00409017354239167">
                <text:p>0.00409017354239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08359233738272">
                <text:p>0.108359233738272</text:p>
              </table:table-cell>
              <table:table-cell office:value-type="float" office:value="0.0203624869260451">
                <text:p>0.0203624869260451</text:p>
              </table:table-cell>
              <table:table-cell office:value-type="float" office:value="0.0101199574228204">
                <text:p>0.0101199574228204</text:p>
              </table:table-cell>
              <table:table-cell office:value-type="float" office:value="0.00580731254576335">
                <text:p>0.00580731254576335</text:p>
              </table:table-cell>
              <table:table-cell office:value-type="float" office:value="0.00559069251141912">
                <text:p>0.00559069251141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28242733284966">
                <text:p>0.128242733284966</text:p>
              </table:table-cell>
              <table:table-cell office:value-type="float" office:value="0.0292719790362824">
                <text:p>0.0292719790362824</text:p>
              </table:table-cell>
              <table:table-cell office:value-type="float" office:value="0.0162316898252139">
                <text:p>0.0162316898252139</text:p>
              </table:table-cell>
              <table:table-cell office:value-type="float" office:value="0.00582569247042788">
                <text:p>0.00582569247042788</text:p>
              </table:table-cell>
              <table:table-cell office:value-type="float" office:value="0.00862340125306297">
                <text:p>0.00862340125306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299469648109">
                <text:p>0.15299469648109</text:p>
              </table:table-cell>
              <table:table-cell office:value-type="float" office:value="0.0329800621482249">
                <text:p>0.0329800621482249</text:p>
              </table:table-cell>
              <table:table-cell office:value-type="float" office:value="0.0160405022097244">
                <text:p>0.0160405022097244</text:p>
              </table:table-cell>
              <table:table-cell office:value-type="float" office:value="0.0131215152862698">
                <text:p>0.0131215152862698</text:p>
              </table:table-cell>
              <table:table-cell office:value-type="float" office:value="0.0112782801293743">
                <text:p>0.0112782801293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82509985878643">
                <text:p>0.182509985878643</text:p>
              </table:table-cell>
              <table:table-cell office:value-type="float" office:value="0.0466597527300478">
                <text:p>0.0466597527300478</text:p>
              </table:table-cell>
              <table:table-cell office:value-type="float" office:value="0.0276186857652568">
                <text:p>0.0276186857652568</text:p>
              </table:table-cell>
              <table:table-cell office:value-type="float" office:value="0.0196252483031342">
                <text:p>0.0196252483031342</text:p>
              </table:table-cell>
              <table:table-cell office:value-type="float" office:value="0.0149990127968918">
                <text:p>0.0149990127968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6198576870484">
                <text:p>0.196198576870484</text:p>
              </table:table-cell>
              <table:table-cell office:value-type="float" office:value="0.0577868317556815">
                <text:p>0.0577868317556815</text:p>
              </table:table-cell>
              <table:table-cell office:value-type="float" office:value="0.0329732369162728">
                <text:p>0.0329732369162728</text:p>
              </table:table-cell>
              <table:table-cell office:value-type="float" office:value="0.026299627563221">
                <text:p>0.026299627563221</text:p>
              </table:table-cell>
              <table:table-cell office:value-type="float" office:value="0.0154978442419267">
                <text:p>0.0154978442419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62867028163">
                <text:p>0.22362867028163</text:p>
              </table:table-cell>
              <table:table-cell office:value-type="float" office:value="0.0703227153164093">
                <text:p>0.0703227153164093</text:p>
              </table:table-cell>
              <table:table-cell office:value-type="float" office:value="0.0415744235895185">
                <text:p>0.0415744235895185</text:p>
              </table:table-cell>
              <table:table-cell office:value-type="float" office:value="0.0343087379620247">
                <text:p>0.0343087379620247</text:p>
              </table:table-cell>
              <table:table-cell office:value-type="float" office:value="0.0247178683875453">
                <text:p>0.0247178683875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42302072980423">
                <text:p>0.242302072980423</text:p>
              </table:table-cell>
              <table:table-cell office:value-type="float" office:value="0.089596473075778">
                <text:p>0.089596473075778</text:p>
              </table:table-cell>
              <table:table-cell office:value-type="float" office:value="0.0584598410031732">
                <text:p>0.0584598410031732</text:p>
              </table:table-cell>
              <table:table-cell office:value-type="float" office:value="0.0415934791756046">
                <text:p>0.0415934791756046</text:p>
              </table:table-cell>
              <table:table-cell office:value-type="float" office:value="0.0305285656062428">
                <text:p>0.03052856560624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5417920706198">
                <text:p>0.275417920706198</text:p>
              </table:table-cell>
              <table:table-cell office:value-type="float" office:value="0.112768212652395">
                <text:p>0.112768212652395</text:p>
              </table:table-cell>
              <table:table-cell office:value-type="float" office:value="0.0731374255456097">
                <text:p>0.0731374255456097</text:p>
              </table:table-cell>
              <table:table-cell office:value-type="float" office:value="0.0584398789412818">
                <text:p>0.0584398789412818</text:p>
              </table:table-cell>
              <table:table-cell office:value-type="float" office:value="0.0405059196884662">
                <text:p>0.0405059196884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78732199520039">
                <text:p>0.278732199520039</text:p>
              </table:table-cell>
              <table:table-cell office:value-type="float" office:value="0.117352862961791">
                <text:p>0.117352862961791</text:p>
              </table:table-cell>
              <table:table-cell office:value-type="float" office:value="0.0825811300576217">
                <text:p>0.0825811300576217</text:p>
              </table:table-cell>
              <table:table-cell office:value-type="float" office:value="0.0528784891340323">
                <text:p>0.0528784891340323</text:p>
              </table:table-cell>
              <table:table-cell office:value-type="float" office:value="0.0554383480108626">
                <text:p>0.0554383480108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96639609668122">
                <text:p>0.296639609668122</text:p>
              </table:table-cell>
              <table:table-cell office:value-type="float" office:value="0.135799713321092">
                <text:p>0.135799713321092</text:p>
              </table:table-cell>
              <table:table-cell office:value-type="float" office:value="0.0991143961049451">
                <text:p>0.0991143961049451</text:p>
              </table:table-cell>
              <table:table-cell office:value-type="float" office:value="0.082091426733036">
                <text:p>0.082091426733036</text:p>
              </table:table-cell>
              <table:table-cell office:value-type="float" office:value="0.0695360899343539">
                <text:p>0.0695360899343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22006974696013">
                <text:p>0.322006974696013</text:p>
              </table:table-cell>
              <table:table-cell office:value-type="float" office:value="0.155270482191156">
                <text:p>0.155270482191156</text:p>
              </table:table-cell>
              <table:table-cell office:value-type="float" office:value="0.122068746301854">
                <text:p>0.122068746301854</text:p>
              </table:table-cell>
              <table:table-cell office:value-type="float" office:value="0.0862612212772089">
                <text:p>0.0862612212772089</text:p>
              </table:table-cell>
              <table:table-cell office:value-type="float" office:value="0.0760023943542805">
                <text:p>0.0760023943542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38631920900978">
                <text:p>0.338631920900978</text:p>
              </table:table-cell>
              <table:table-cell office:value-type="float" office:value="0.167659417205151">
                <text:p>0.167659417205151</text:p>
              </table:table-cell>
              <table:table-cell office:value-type="float" office:value="0.130613402466216">
                <text:p>0.130613402466216</text:p>
              </table:table-cell>
              <table:table-cell office:value-type="float" office:value="0.115770190427571">
                <text:p>0.115770190427571</text:p>
              </table:table-cell>
              <table:table-cell office:value-type="float" office:value="0.10231358750184">
                <text:p>0.10231358750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61980134738612">
                <text:p>0.361980134738612</text:p>
              </table:table-cell>
              <table:table-cell office:value-type="float" office:value="0.186633060315026">
                <text:p>0.186633060315026</text:p>
              </table:table-cell>
              <table:table-cell office:value-type="float" office:value="0.142969498209564">
                <text:p>0.142969498209564</text:p>
              </table:table-cell>
              <table:table-cell office:value-type="float" office:value="0.121739734835279">
                <text:p>0.121739734835279</text:p>
              </table:table-cell>
              <table:table-cell office:value-type="float" office:value="0.117152314762232">
                <text:p>0.117152314762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75136322124184">
                <text:p>0.375136322124184</text:p>
              </table:table-cell>
              <table:table-cell office:value-type="float" office:value="0.213073590046623">
                <text:p>0.213073590046623</text:p>
              </table:table-cell>
              <table:table-cell office:value-type="float" office:value="0.163899683988422">
                <text:p>0.163899683988422</text:p>
              </table:table-cell>
              <table:table-cell office:value-type="float" office:value="0.147982734423583">
                <text:p>0.147982734423583</text:p>
              </table:table-cell>
              <table:table-cell office:value-type="float" office:value="0.141407069387624">
                <text:p>0.141407069387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95255373401075">
                <text:p>0.395255373401075</text:p>
              </table:table-cell>
              <table:table-cell office:value-type="float" office:value="0.22577855757481">
                <text:p>0.22577855757481</text:p>
              </table:table-cell>
              <table:table-cell office:value-type="float" office:value="0.185897627794739">
                <text:p>0.185897627794739</text:p>
              </table:table-cell>
              <table:table-cell office:value-type="float" office:value="0.171253609352322">
                <text:p>0.171253609352322</text:p>
              </table:table-cell>
              <table:table-cell office:value-type="float" office:value="0.157192527415725">
                <text:p>0.157192527415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06368517523248">
                <text:p>0.406368517523248</text:p>
              </table:table-cell>
              <table:table-cell office:value-type="float" office:value="0.232400742555631">
                <text:p>0.232400742555631</text:p>
              </table:table-cell>
              <table:table-cell office:value-type="float" office:value="0.191075150292111">
                <text:p>0.191075150292111</text:p>
              </table:table-cell>
              <table:table-cell office:value-type="float" office:value="0.200881865920123">
                <text:p>0.200881865920123</text:p>
              </table:table-cell>
              <table:table-cell office:value-type="float" office:value="0.178903065357734">
                <text:p>0.178903065357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12656561806644">
                <text:p>0.412656561806644</text:p>
              </table:table-cell>
              <table:table-cell office:value-type="float" office:value="0.261625123899323">
                <text:p>0.261625123899323</text:p>
              </table:table-cell>
              <table:table-cell office:value-type="float" office:value="0.217215655175508">
                <text:p>0.217215655175508</text:p>
              </table:table-cell>
              <table:table-cell office:value-type="float" office:value="0.217352639993332">
                <text:p>0.217352639993332</text:p>
              </table:table-cell>
              <table:table-cell office:value-type="float" office:value="0.195769997571519">
                <text:p>0.195769997571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43768948412064">
                <text:p>0.443768948412064</text:p>
              </table:table-cell>
              <table:table-cell office:value-type="float" office:value="0.282252036674109">
                <text:p>0.282252036674109</text:p>
              </table:table-cell>
              <table:table-cell office:value-type="float" office:value="0.24977173150323">
                <text:p>0.24977173150323</text:p>
              </table:table-cell>
              <table:table-cell office:value-type="float" office:value="0.248793325665859">
                <text:p>0.248793325665859</text:p>
              </table:table-cell>
              <table:table-cell office:value-type="float" office:value="0.224854424358184">
                <text:p>0.224854424358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61912458228123">
                <text:p>0.461912458228123</text:p>
              </table:table-cell>
              <table:table-cell office:value-type="float" office:value="0.293639575190139">
                <text:p>0.293639575190139</text:p>
              </table:table-cell>
              <table:table-cell office:value-type="float" office:value="0.264797642139243">
                <text:p>0.264797642139243</text:p>
              </table:table-cell>
              <table:table-cell office:value-type="float" office:value="0.269134920425433">
                <text:p>0.269134920425433</text:p>
              </table:table-cell>
              <table:table-cell office:value-type="float" office:value="0.255291200280834">
                <text:p>0.255291200280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6458088699254">
                <text:p>0.46458088699254</text:p>
              </table:table-cell>
              <table:table-cell office:value-type="float" office:value="0.330458752383458">
                <text:p>0.330458752383458</text:p>
              </table:table-cell>
              <table:table-cell office:value-type="float" office:value="0.275441997947118">
                <text:p>0.275441997947118</text:p>
              </table:table-cell>
              <table:table-cell office:value-type="float" office:value="0.287166202010858">
                <text:p>0.287166202010858</text:p>
              </table:table-cell>
              <table:table-cell office:value-type="float" office:value="0.297159940463071">
                <text:p>0.297159940463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78131569924356">
                <text:p>0.478131569924356</text:p>
              </table:table-cell>
              <table:table-cell office:value-type="float" office:value="0.346715246898343">
                <text:p>0.346715246898343</text:p>
              </table:table-cell>
              <table:table-cell office:value-type="float" office:value="0.319611069828312">
                <text:p>0.319611069828312</text:p>
              </table:table-cell>
              <table:table-cell office:value-type="float" office:value="0.302382718350317">
                <text:p>0.302382718350317</text:p>
              </table:table-cell>
              <table:table-cell office:value-type="float" office:value="0.315652497794084">
                <text:p>0.315652497794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0743966918099">
                <text:p>0.50743966918099</text:p>
              </table:table-cell>
              <table:table-cell office:value-type="float" office:value="0.358832444495497">
                <text:p>0.358832444495497</text:p>
              </table:table-cell>
              <table:table-cell office:value-type="float" office:value="0.325264844732228">
                <text:p>0.325264844732228</text:p>
              </table:table-cell>
              <table:table-cell office:value-type="float" office:value="0.331129074483345">
                <text:p>0.331129074483345</text:p>
              </table:table-cell>
              <table:table-cell office:value-type="float" office:value="0.340695616983375">
                <text:p>0.340695616983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15047665839374">
                <text:p>0.515047665839374</text:p>
              </table:table-cell>
              <table:table-cell office:value-type="float" office:value="0.370954144589938">
                <text:p>0.370954144589938</text:p>
              </table:table-cell>
              <table:table-cell office:value-type="float" office:value="0.352649411211163">
                <text:p>0.352649411211163</text:p>
              </table:table-cell>
              <table:table-cell office:value-type="float" office:value="0.357052153024806">
                <text:p>0.357052153024806</text:p>
              </table:table-cell>
              <table:table-cell office:value-type="float" office:value="0.354456884632221">
                <text:p>0.354456884632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34705718710547">
                <text:p>0.534705718710547</text:p>
              </table:table-cell>
              <table:table-cell office:value-type="float" office:value="0.406317937279687">
                <text:p>0.406317937279687</text:p>
              </table:table-cell>
              <table:table-cell office:value-type="float" office:value="0.374307562215262">
                <text:p>0.374307562215262</text:p>
              </table:table-cell>
              <table:table-cell office:value-type="float" office:value="0.385290067410966">
                <text:p>0.385290067410966</text:p>
              </table:table-cell>
              <table:table-cell office:value-type="float" office:value="0.39912731386409">
                <text:p>0.39912731386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41178913131667">
                <text:p>0.541178913131667</text:p>
              </table:table-cell>
              <table:table-cell office:value-type="float" office:value="0.403176664763078">
                <text:p>0.403176664763078</text:p>
              </table:table-cell>
              <table:table-cell office:value-type="float" office:value="0.399938121981413">
                <text:p>0.399938121981413</text:p>
              </table:table-cell>
              <table:table-cell office:value-type="float" office:value="0.40877354402927">
                <text:p>0.40877354402927</text:p>
              </table:table-cell>
              <table:table-cell office:value-type="float" office:value="0.405248122918821">
                <text:p>0.405248122918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52912672163398">
                <text:p>0.552912672163398</text:p>
              </table:table-cell>
              <table:table-cell office:value-type="float" office:value="0.444228772587937">
                <text:p>0.444228772587937</text:p>
              </table:table-cell>
              <table:table-cell office:value-type="float" office:value="0.41715793696443">
                <text:p>0.41715793696443</text:p>
              </table:table-cell>
              <table:table-cell office:value-type="float" office:value="0.448790272130599">
                <text:p>0.448790272130599</text:p>
              </table:table-cell>
              <table:table-cell office:value-type="float" office:value="0.430830730570875">
                <text:p>0.430830730570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65931300396315">
                <text:p>0.565931300396315</text:p>
              </table:table-cell>
              <table:table-cell office:value-type="float" office:value="0.449037302243101">
                <text:p>0.449037302243101</text:p>
              </table:table-cell>
              <table:table-cell office:value-type="float" office:value="0.423343951203793">
                <text:p>0.423343951203793</text:p>
              </table:table-cell>
              <table:table-cell office:value-type="float" office:value="0.450772489049608">
                <text:p>0.450772489049608</text:p>
              </table:table-cell>
              <table:table-cell office:value-type="float" office:value="0.469271599013219">
                <text:p>0.469271599013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77734074547932">
                <text:p>0.577734074547932</text:p>
              </table:table-cell>
              <table:table-cell office:value-type="float" office:value="0.470349780283026">
                <text:p>0.470349780283026</text:p>
              </table:table-cell>
              <table:table-cell office:value-type="float" office:value="0.466643322554815">
                <text:p>0.466643322554815</text:p>
              </table:table-cell>
              <table:table-cell office:value-type="float" office:value="0.495133177858598">
                <text:p>0.495133177858598</text:p>
              </table:table-cell>
              <table:table-cell office:value-type="float" office:value="0.485576409388508">
                <text:p>0.485576409388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88499769171338">
                <text:p>0.588499769171338</text:p>
              </table:table-cell>
              <table:table-cell office:value-type="float" office:value="0.465049428455832">
                <text:p>0.465049428455832</text:p>
              </table:table-cell>
              <table:table-cell office:value-type="float" office:value="0.480300670810462">
                <text:p>0.480300670810462</text:p>
              </table:table-cell>
              <table:table-cell office:value-type="float" office:value="0.524126893825299">
                <text:p>0.524126893825299</text:p>
              </table:table-cell>
              <table:table-cell office:value-type="float" office:value="0.527225644689312">
                <text:p>0.527225644689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608006746739467">
                <text:p>0.608006746739467</text:p>
              </table:table-cell>
              <table:table-cell office:value-type="float" office:value="0.494141194015975">
                <text:p>0.494141194015975</text:p>
              </table:table-cell>
              <table:table-cell office:value-type="float" office:value="0.520974087708991">
                <text:p>0.520974087708991</text:p>
              </table:table-cell>
              <table:table-cell office:value-type="float" office:value="0.530638205830569">
                <text:p>0.530638205830569</text:p>
              </table:table-cell>
              <table:table-cell office:value-type="float" office:value="0.526421559337333">
                <text:p>0.526421559337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07142418649328">
                <text:p>0.607142418649328</text:p>
              </table:table-cell>
              <table:table-cell office:value-type="float" office:value="0.505121353728651">
                <text:p>0.505121353728651</text:p>
              </table:table-cell>
              <table:table-cell office:value-type="float" office:value="0.514820998831695">
                <text:p>0.514820998831695</text:p>
              </table:table-cell>
              <table:table-cell office:value-type="float" office:value="0.544356188698782">
                <text:p>0.544356188698782</text:p>
              </table:table-cell>
              <table:table-cell office:value-type="float" office:value="0.575652977539574">
                <text:p>0.575652977539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622863126275307">
                <text:p>0.622863126275307</text:p>
              </table:table-cell>
              <table:table-cell office:value-type="float" office:value="0.537632070143809">
                <text:p>0.537632070143809</text:p>
              </table:table-cell>
              <table:table-cell office:value-type="float" office:value="0.536369264603292">
                <text:p>0.536369264603292</text:p>
              </table:table-cell>
              <table:table-cell office:value-type="float" office:value="0.552861748330958">
                <text:p>0.552861748330958</text:p>
              </table:table-cell>
              <table:table-cell office:value-type="float" office:value="0.583685808804219">
                <text:p>0.583685808804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629382042064168">
                <text:p>0.629382042064168</text:p>
              </table:table-cell>
              <table:table-cell office:value-type="float" office:value="0.543326714561811">
                <text:p>0.543326714561811</text:p>
              </table:table-cell>
              <table:table-cell office:value-type="float" office:value="0.559895152349651">
                <text:p>0.559895152349651</text:p>
              </table:table-cell>
              <table:table-cell office:value-type="float" office:value="0.604298851577234">
                <text:p>0.604298851577234</text:p>
              </table:table-cell>
              <table:table-cell office:value-type="float" office:value="0.627471865512763">
                <text:p>0.627471865512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46572268427473">
                <text:p>0.646572268427473</text:p>
              </table:table-cell>
              <table:table-cell office:value-type="float" office:value="0.554341144657217">
                <text:p>0.554341144657217</text:p>
              </table:table-cell>
              <table:table-cell office:value-type="float" office:value="0.580289734131345">
                <text:p>0.580289734131345</text:p>
              </table:table-cell>
              <table:table-cell office:value-type="float" office:value="0.629003960943896">
                <text:p>0.629003960943896</text:p>
              </table:table-cell>
              <table:table-cell office:value-type="float" office:value="0.638492825223139">
                <text:p>0.638492825223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650401324753325">
                <text:p>0.650401324753325</text:p>
              </table:table-cell>
              <table:table-cell office:value-type="float" office:value="0.566454583087274">
                <text:p>0.566454583087274</text:p>
              </table:table-cell>
              <table:table-cell office:value-type="float" office:value="0.589009404884351">
                <text:p>0.589009404884351</text:p>
              </table:table-cell>
              <table:table-cell office:value-type="float" office:value="0.632768566878059">
                <text:p>0.632768566878059</text:p>
              </table:table-cell>
              <table:table-cell office:value-type="float" office:value="0.663265712179114">
                <text:p>0.663265712179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655131138882657">
                <text:p>0.655131138882657</text:p>
              </table:table-cell>
              <table:table-cell office:value-type="float" office:value="0.591472878882876">
                <text:p>0.591472878882876</text:p>
              </table:table-cell>
              <table:table-cell office:value-type="float" office:value="0.608449938222285">
                <text:p>0.608449938222285</text:p>
              </table:table-cell>
              <table:table-cell office:value-type="float" office:value="0.653399314337883">
                <text:p>0.653399314337883</text:p>
              </table:table-cell>
              <table:table-cell office:value-type="float" office:value="0.672753059020189">
                <text:p>0.6727530590201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661869023927854">
                <text:p>0.661869023927854</text:p>
              </table:table-cell>
              <table:table-cell office:value-type="float" office:value="0.605094142470999">
                <text:p>0.605094142470999</text:p>
              </table:table-cell>
              <table:table-cell office:value-type="float" office:value="0.623319855777844">
                <text:p>0.623319855777844</text:p>
              </table:table-cell>
              <table:table-cell office:value-type="float" office:value="0.668637951004237">
                <text:p>0.668637951004237</text:p>
              </table:table-cell>
              <table:table-cell office:value-type="float" office:value="0.705798589125468">
                <text:p>0.705798589125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681579956983533">
                <text:p>0.681579956983533</text:p>
              </table:table-cell>
              <table:table-cell office:value-type="float" office:value="0.628512080092952">
                <text:p>0.628512080092952</text:p>
              </table:table-cell>
              <table:table-cell office:value-type="float" office:value="0.649424624669134">
                <text:p>0.649424624669134</text:p>
              </table:table-cell>
              <table:table-cell office:value-type="float" office:value="0.687053329998873">
                <text:p>0.687053329998873</text:p>
              </table:table-cell>
              <table:table-cell office:value-type="float" office:value="0.714142720201928">
                <text:p>0.714142720201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677261162119858">
                <text:p>0.677261162119858</text:p>
              </table:table-cell>
              <table:table-cell office:value-type="float" office:value="0.653306263373834">
                <text:p>0.653306263373834</text:p>
              </table:table-cell>
              <table:table-cell office:value-type="float" office:value="0.666895796075847">
                <text:p>0.666895796075847</text:p>
              </table:table-cell>
              <table:table-cell office:value-type="float" office:value="0.698484444649722">
                <text:p>0.698484444649722</text:p>
              </table:table-cell>
              <table:table-cell office:value-type="float" office:value="0.718651215767722">
                <text:p>0.718651215767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699148938493018">
                <text:p>0.699148938493018</text:p>
              </table:table-cell>
              <table:table-cell office:value-type="float" office:value="0.619227663493281">
                <text:p>0.619227663493281</text:p>
              </table:table-cell>
              <table:table-cell office:value-type="float" office:value="0.6735843281295">
                <text:p>0.6735843281295</text:p>
              </table:table-cell>
              <table:table-cell office:value-type="float" office:value="0.743530610430236">
                <text:p>0.743530610430236</text:p>
              </table:table-cell>
              <table:table-cell office:value-type="float" office:value="0.755726247215585">
                <text:p>0.755726247215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15668671462334">
                <text:p>0.715668671462334</text:p>
              </table:table-cell>
              <table:table-cell office:value-type="float" office:value="0.645766242193644">
                <text:p>0.645766242193644</text:p>
              </table:table-cell>
              <table:table-cell office:value-type="float" office:value="0.68712230237605">
                <text:p>0.68712230237605</text:p>
              </table:table-cell>
              <table:table-cell office:value-type="float" office:value="0.748066746539926">
                <text:p>0.748066746539926</text:p>
              </table:table-cell>
              <table:table-cell office:value-type="float" office:value="0.781408738467332">
                <text:p>0.781408738467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01595436454697">
                <text:p>0.701595436454697</text:p>
              </table:table-cell>
              <table:table-cell office:value-type="float" office:value="0.674565071746444">
                <text:p>0.674565071746444</text:p>
              </table:table-cell>
              <table:table-cell office:value-type="float" office:value="0.702079810406211">
                <text:p>0.702079810406211</text:p>
              </table:table-cell>
              <table:table-cell office:value-type="float" office:value="0.758417451580454">
                <text:p>0.758417451580454</text:p>
              </table:table-cell>
              <table:table-cell office:value-type="float" office:value="0.792659814650577">
                <text:p>0.7926598146505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19778111956671">
                <text:p>0.719778111956671</text:p>
              </table:table-cell>
              <table:table-cell office:value-type="float" office:value="0.690332063668207">
                <text:p>0.690332063668207</text:p>
              </table:table-cell>
              <table:table-cell office:value-type="float" office:value="0.709050550244342">
                <text:p>0.709050550244342</text:p>
              </table:table-cell>
              <table:table-cell office:value-type="float" office:value="0.764506876967749">
                <text:p>0.764506876967749</text:p>
              </table:table-cell>
              <table:table-cell office:value-type="float" office:value="0.784291610820126">
                <text:p>0.784291610820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2840016697348">
                <text:p>0.72840016697348</text:p>
              </table:table-cell>
              <table:table-cell office:value-type="float" office:value="0.702979025723923">
                <text:p>0.702979025723923</text:p>
              </table:table-cell>
              <table:table-cell office:value-type="float" office:value="0.720184446340187">
                <text:p>0.720184446340187</text:p>
              </table:table-cell>
              <table:table-cell office:value-type="float" office:value="0.777318497647814">
                <text:p>0.777318497647814</text:p>
              </table:table-cell>
              <table:table-cell office:value-type="float" office:value="0.812138515326209">
                <text:p>0.812138515326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39928060991663">
                <text:p>0.739928060991663</text:p>
              </table:table-cell>
              <table:table-cell office:value-type="float" office:value="0.703650576312864">
                <text:p>0.703650576312864</text:p>
              </table:table-cell>
              <table:table-cell office:value-type="float" office:value="0.744579135362025">
                <text:p>0.744579135362025</text:p>
              </table:table-cell>
              <table:table-cell office:value-type="float" office:value="0.794778452790399">
                <text:p>0.794778452790399</text:p>
              </table:table-cell>
              <table:table-cell office:value-type="float" office:value="0.820914731710967">
                <text:p>0.820914731710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43769385165821">
                <text:p>0.743769385165821</text:p>
              </table:table-cell>
              <table:table-cell office:value-type="float" office:value="0.71511856312264">
                <text:p>0.71511856312264</text:p>
              </table:table-cell>
              <table:table-cell office:value-type="float" office:value="0.754245855928958">
                <text:p>0.754245855928958</text:p>
              </table:table-cell>
              <table:table-cell office:value-type="float" office:value="0.813507604383178">
                <text:p>0.813507604383178</text:p>
              </table:table-cell>
              <table:table-cell office:value-type="float" office:value="0.830354538774063">
                <text:p>0.830354538774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747817211633745">
                <text:p>0.747817211633745</text:p>
              </table:table-cell>
              <table:table-cell office:value-type="float" office:value="0.725074740041565">
                <text:p>0.725074740041565</text:p>
              </table:table-cell>
              <table:table-cell office:value-type="float" office:value="0.771145987570997">
                <text:p>0.771145987570997</text:p>
              </table:table-cell>
              <table:table-cell office:value-type="float" office:value="0.808421168951542">
                <text:p>0.808421168951542</text:p>
              </table:table-cell>
              <table:table-cell office:value-type="float" office:value="0.841859515583577">
                <text:p>0.841859515583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750289042063595">
                <text:p>0.750289042063595</text:p>
              </table:table-cell>
              <table:table-cell office:value-type="float" office:value="0.7218578945022">
                <text:p>0.7218578945022</text:p>
              </table:table-cell>
              <table:table-cell office:value-type="float" office:value="0.776955237785584">
                <text:p>0.776955237785584</text:p>
              </table:table-cell>
              <table:table-cell office:value-type="float" office:value="0.812050000673652">
                <text:p>0.812050000673652</text:p>
              </table:table-cell>
              <table:table-cell office:value-type="float" office:value="0.846290383590299">
                <text:p>0.846290383590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765044957827208">
                <text:p>0.765044957827208</text:p>
              </table:table-cell>
              <table:table-cell office:value-type="float" office:value="0.74398662630379">
                <text:p>0.74398662630379</text:p>
              </table:table-cell>
              <table:table-cell office:value-type="float" office:value="0.786885238399045">
                <text:p>0.786885238399045</text:p>
              </table:table-cell>
              <table:table-cell office:value-type="float" office:value="0.845704699464781">
                <text:p>0.845704699464781</text:p>
              </table:table-cell>
              <table:table-cell office:value-type="float" office:value="0.865910063067634">
                <text:p>0.8659100630676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772714954371746">
                <text:p>0.772714954371746</text:p>
              </table:table-cell>
              <table:table-cell office:value-type="float" office:value="0.761432359205107">
                <text:p>0.761432359205107</text:p>
              </table:table-cell>
              <table:table-cell office:value-type="float" office:value="0.80728781745135">
                <text:p>0.80728781745135</text:p>
              </table:table-cell>
              <table:table-cell office:value-type="float" office:value="0.835925833201626">
                <text:p>0.835925833201626</text:p>
              </table:table-cell>
              <table:table-cell office:value-type="float" office:value="0.881025931062621">
                <text:p>0.881025931062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777695260874857">
                <text:p>0.777695260874857</text:p>
              </table:table-cell>
              <table:table-cell office:value-type="float" office:value="0.767604416806008">
                <text:p>0.767604416806008</text:p>
              </table:table-cell>
              <table:table-cell office:value-type="float" office:value="0.803487505125116">
                <text:p>0.803487505125116</text:p>
              </table:table-cell>
              <table:table-cell office:value-type="float" office:value="0.850725218578342">
                <text:p>0.850725218578342</text:p>
              </table:table-cell>
              <table:table-cell office:value-type="float" office:value="0.879301331087843">
                <text:p>0.8793013310878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783534181787281">
                <text:p>0.783534181787281</text:p>
              </table:table-cell>
              <table:table-cell office:value-type="float" office:value="0.776482332914124">
                <text:p>0.776482332914124</text:p>
              </table:table-cell>
              <table:table-cell office:value-type="float" office:value="0.809947440691963">
                <text:p>0.809947440691963</text:p>
              </table:table-cell>
              <table:table-cell office:value-type="float" office:value="0.86111398314703">
                <text:p>0.86111398314703</text:p>
              </table:table-cell>
              <table:table-cell office:value-type="float" office:value="0.891452930079973">
                <text:p>0.8914529300799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89028152454118">
                <text:p>0.789028152454118</text:p>
              </table:table-cell>
              <table:table-cell office:value-type="float" office:value="0.78133797451811">
                <text:p>0.78133797451811</text:p>
              </table:table-cell>
              <table:table-cell office:value-type="float" office:value="0.8204881670242">
                <text:p>0.8204881670242</text:p>
              </table:table-cell>
              <table:table-cell office:value-type="float" office:value="0.868453363605551">
                <text:p>0.868453363605551</text:p>
              </table:table-cell>
              <table:table-cell office:value-type="float" office:value="0.894063248389574">
                <text:p>0.8940632483895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801410435635598">
                <text:p>0.801410435635598</text:p>
              </table:table-cell>
              <table:table-cell office:value-type="float" office:value="0.800980474721043">
                <text:p>0.800980474721043</text:p>
              </table:table-cell>
              <table:table-cell office:value-type="float" office:value="0.834697357151332">
                <text:p>0.834697357151332</text:p>
              </table:table-cell>
              <table:table-cell office:value-type="float" office:value="0.875961939755462">
                <text:p>0.875961939755462</text:p>
              </table:table-cell>
              <table:table-cell office:value-type="float" office:value="0.902889749744089">
                <text:p>0.902889749744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794561850235395">
                <text:p>0.794561850235395</text:p>
              </table:table-cell>
              <table:table-cell office:value-type="float" office:value="0.789182864679701">
                <text:p>0.789182864679701</text:p>
              </table:table-cell>
              <table:table-cell office:value-type="float" office:value="0.850411159621207">
                <text:p>0.850411159621207</text:p>
              </table:table-cell>
              <table:table-cell office:value-type="float" office:value="0.88416164351049">
                <text:p>0.88416164351049</text:p>
              </table:table-cell>
              <table:table-cell office:value-type="float" office:value="0.904756349642335">
                <text:p>0.904756349642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05100255224817">
                <text:p>0.805100255224817</text:p>
              </table:table-cell>
              <table:table-cell office:value-type="float" office:value="0.804718511733686">
                <text:p>0.804718511733686</text:p>
              </table:table-cell>
              <table:table-cell office:value-type="float" office:value="0.857058094147613">
                <text:p>0.857058094147613</text:p>
              </table:table-cell>
              <table:table-cell office:value-type="float" office:value="0.87869488956809">
                <text:p>0.87869488956809</text:p>
              </table:table-cell>
              <table:table-cell office:value-type="float" office:value="0.915130165947624">
                <text:p>0.915130165947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02297917583781">
                <text:p>0.802297917583781</text:p>
              </table:table-cell>
              <table:table-cell office:value-type="float" office:value="0.800032460183">
                <text:p>0.800032460183</text:p>
              </table:table-cell>
              <table:table-cell office:value-type="float" office:value="0.851369884269373">
                <text:p>0.851369884269373</text:p>
              </table:table-cell>
              <table:table-cell office:value-type="float" office:value="0.893029962708861">
                <text:p>0.893029962708861</text:p>
              </table:table-cell>
              <table:table-cell office:value-type="float" office:value="0.917945356386295">
                <text:p>0.917945356386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817398197816264">
                <text:p>0.817398197816264</text:p>
              </table:table-cell>
              <table:table-cell office:value-type="float" office:value="0.825526088836481">
                <text:p>0.825526088836481</text:p>
              </table:table-cell>
              <table:table-cell office:value-type="float" office:value="0.866807225832851">
                <text:p>0.866807225832851</text:p>
              </table:table-cell>
              <table:table-cell office:value-type="float" office:value="0.901163238824169">
                <text:p>0.901163238824169</text:p>
              </table:table-cell>
              <table:table-cell office:value-type="float" office:value="0.922195065444793">
                <text:p>0.922195065444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82232253666591">
                <text:p>0.82232253666591</text:p>
              </table:table-cell>
              <table:table-cell office:value-type="float" office:value="0.821269645518827">
                <text:p>0.821269645518827</text:p>
              </table:table-cell>
              <table:table-cell office:value-type="float" office:value="0.861903034067798">
                <text:p>0.861903034067798</text:p>
              </table:table-cell>
              <table:table-cell office:value-type="float" office:value="0.90898401922246">
                <text:p>0.90898401922246</text:p>
              </table:table-cell>
              <table:table-cell office:value-type="float" office:value="0.945342168171283">
                <text:p>0.945342168171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825601486258391">
                <text:p>0.825601486258391</text:p>
              </table:table-cell>
              <table:table-cell office:value-type="float" office:value="0.820698654675991">
                <text:p>0.820698654675991</text:p>
              </table:table-cell>
              <table:table-cell office:value-type="float" office:value="0.878823029811678">
                <text:p>0.878823029811678</text:p>
              </table:table-cell>
              <table:table-cell office:value-type="float" office:value="0.932400791553856">
                <text:p>0.932400791553856</text:p>
              </table:table-cell>
              <table:table-cell office:value-type="float" office:value="0.921526229871923">
                <text:p>0.921526229871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831905942081999">
                <text:p>0.831905942081999</text:p>
              </table:table-cell>
              <table:table-cell office:value-type="float" office:value="0.839862781721472">
                <text:p>0.839862781721472</text:p>
              </table:table-cell>
              <table:table-cell office:value-type="float" office:value="0.889019923025346">
                <text:p>0.889019923025346</text:p>
              </table:table-cell>
              <table:table-cell office:value-type="float" office:value="0.923566298894977">
                <text:p>0.923566298894977</text:p>
              </table:table-cell>
              <table:table-cell office:value-type="float" office:value="0.935744676201428">
                <text:p>0.9357446762014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837178315912058">
                <text:p>0.837178315912058</text:p>
              </table:table-cell>
              <table:table-cell office:value-type="float" office:value="0.8445216859238">
                <text:p>0.8445216859238</text:p>
              </table:table-cell>
              <table:table-cell office:value-type="float" office:value="0.877821731238597">
                <text:p>0.877821731238597</text:p>
              </table:table-cell>
              <table:table-cell office:value-type="float" office:value="0.930165245237837">
                <text:p>0.930165245237837</text:p>
              </table:table-cell>
              <table:table-cell office:value-type="float" office:value="0.953752998120317">
                <text:p>0.953752998120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827792189564665">
                <text:p>0.827792189564665</text:p>
              </table:table-cell>
              <table:table-cell office:value-type="float" office:value="0.862367239267963">
                <text:p>0.862367239267963</text:p>
              </table:table-cell>
              <table:table-cell office:value-type="float" office:value="0.8919156735964">
                <text:p>0.8919156735964</text:p>
              </table:table-cell>
              <table:table-cell office:value-type="float" office:value="0.931678187062837">
                <text:p>0.931678187062837</text:p>
              </table:table-cell>
              <table:table-cell office:value-type="float" office:value="0.949676254457028">
                <text:p>0.949676254457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847136825150123">
                <text:p>0.847136825150123</text:p>
              </table:table-cell>
              <table:table-cell office:value-type="float" office:value="0.85266509932565">
                <text:p>0.85266509932565</text:p>
              </table:table-cell>
              <table:table-cell office:value-type="float" office:value="0.896316999891588">
                <text:p>0.896316999891588</text:p>
              </table:table-cell>
              <table:table-cell office:value-type="float" office:value="0.934606663769869">
                <text:p>0.934606663769869</text:p>
              </table:table-cell>
              <table:table-cell office:value-type="float" office:value="0.959606102519191">
                <text:p>0.959606102519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840983293925054">
                <text:p>0.840983293925054</text:p>
              </table:table-cell>
              <table:table-cell office:value-type="float" office:value="0.865273682043867">
                <text:p>0.865273682043867</text:p>
              </table:table-cell>
              <table:table-cell office:value-type="float" office:value="0.911999911090605">
                <text:p>0.911999911090605</text:p>
              </table:table-cell>
              <table:table-cell office:value-type="float" office:value="0.940509400050355">
                <text:p>0.940509400050355</text:p>
              </table:table-cell>
              <table:table-cell office:value-type="float" office:value="0.963578351077985">
                <text:p>0.9635783510779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857672511459187">
                <text:p>0.857672511459187</text:p>
              </table:table-cell>
              <table:table-cell office:value-type="float" office:value="0.870014815978652">
                <text:p>0.870014815978652</text:p>
              </table:table-cell>
              <table:table-cell office:value-type="float" office:value="0.90962466855008">
                <text:p>0.90962466855008</text:p>
              </table:table-cell>
              <table:table-cell office:value-type="float" office:value="0.950316209122655">
                <text:p>0.950316209122655</text:p>
              </table:table-cell>
              <table:table-cell office:value-type="float" office:value="0.955789923026674">
                <text:p>0.955789923026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855256679976563">
                <text:p>0.855256679976563</text:p>
              </table:table-cell>
              <table:table-cell office:value-type="float" office:value="0.875921739720818">
                <text:p>0.875921739720818</text:p>
              </table:table-cell>
              <table:table-cell office:value-type="float" office:value="0.904143853029034">
                <text:p>0.904143853029034</text:p>
              </table:table-cell>
              <table:table-cell office:value-type="float" office:value="0.943918936667236">
                <text:p>0.943918936667236</text:p>
              </table:table-cell>
              <table:table-cell office:value-type="float" office:value="0.949681483567841">
                <text:p>0.949681483567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854774552913939">
                <text:p>0.854774552913939</text:p>
              </table:table-cell>
              <table:table-cell office:value-type="float" office:value="0.889906822074976">
                <text:p>0.889906822074976</text:p>
              </table:table-cell>
              <table:table-cell office:value-type="float" office:value="0.916638014457595">
                <text:p>0.916638014457595</text:p>
              </table:table-cell>
              <table:table-cell office:value-type="float" office:value="0.952934659114178">
                <text:p>0.952934659114178</text:p>
              </table:table-cell>
              <table:table-cell office:value-type="float" office:value="0.96488652610449">
                <text:p>0.964886526104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861056195486004">
                <text:p>0.861056195486004</text:p>
              </table:table-cell>
              <table:table-cell office:value-type="float" office:value="0.897430405795497">
                <text:p>0.897430405795497</text:p>
              </table:table-cell>
              <table:table-cell office:value-type="float" office:value="0.929712205816803">
                <text:p>0.929712205816803</text:p>
              </table:table-cell>
              <table:table-cell office:value-type="float" office:value="0.954763838842788">
                <text:p>0.954763838842788</text:p>
              </table:table-cell>
              <table:table-cell office:value-type="float" office:value="0.95596340042605">
                <text:p>0.955963400426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8643535217728">
                <text:p>0.8643535217728</text:p>
              </table:table-cell>
              <table:table-cell office:value-type="float" office:value="0.892180193653234">
                <text:p>0.892180193653234</text:p>
              </table:table-cell>
              <table:table-cell office:value-type="float" office:value="0.926271133697473">
                <text:p>0.926271133697473</text:p>
              </table:table-cell>
              <table:table-cell office:value-type="float" office:value="0.95981208767767">
                <text:p>0.95981208767767</text:p>
              </table:table-cell>
              <table:table-cell office:value-type="float" office:value="0.969121610948508">
                <text:p>0.9691216109485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880846685821511">
                <text:p>0.880846685821511</text:p>
              </table:table-cell>
              <table:table-cell office:value-type="float" office:value="0.901232980521975">
                <text:p>0.901232980521975</text:p>
              </table:table-cell>
              <table:table-cell office:value-type="float" office:value="0.935975605460601">
                <text:p>0.935975605460601</text:p>
              </table:table-cell>
              <table:table-cell office:value-type="float" office:value="0.962390671517381">
                <text:p>0.962390671517381</text:p>
              </table:table-cell>
              <table:table-cell office:value-type="float" office:value="0.968293930968323">
                <text:p>0.9682939309683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878358255860581">
                <text:p>0.878358255860581</text:p>
              </table:table-cell>
              <table:table-cell office:value-type="float" office:value="0.893662047283359">
                <text:p>0.893662047283359</text:p>
              </table:table-cell>
              <table:table-cell office:value-type="float" office:value="0.928229975346956">
                <text:p>0.928229975346956</text:p>
              </table:table-cell>
              <table:table-cell office:value-type="float" office:value="0.962462525129637">
                <text:p>0.962462525129637</text:p>
              </table:table-cell>
              <table:table-cell office:value-type="float" office:value="0.97318739147687">
                <text:p>0.973187391476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872318682825401">
                <text:p>0.872318682825401</text:p>
              </table:table-cell>
              <table:table-cell office:value-type="float" office:value="0.902140123918382">
                <text:p>0.902140123918382</text:p>
              </table:table-cell>
              <table:table-cell office:value-type="float" office:value="0.933047055755647">
                <text:p>0.933047055755647</text:p>
              </table:table-cell>
              <table:table-cell office:value-type="float" office:value="0.970202740158019">
                <text:p>0.970202740158019</text:p>
              </table:table-cell>
              <table:table-cell office:value-type="float" office:value="0.979189991621416">
                <text:p>0.979189991621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887382503171035">
                <text:p>0.887382503171035</text:p>
              </table:table-cell>
              <table:table-cell office:value-type="float" office:value="0.903881333696494">
                <text:p>0.903881333696494</text:p>
              </table:table-cell>
              <table:table-cell office:value-type="float" office:value="0.938697511885708">
                <text:p>0.938697511885708</text:p>
              </table:table-cell>
              <table:table-cell office:value-type="float" office:value="0.974404127769183">
                <text:p>0.974404127769183</text:p>
              </table:table-cell>
              <table:table-cell office:value-type="float" office:value="0.968534854230129">
                <text:p>0.968534854230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88455458292407">
                <text:p>0.88455458292407</text:p>
              </table:table-cell>
              <table:table-cell office:value-type="float" office:value="0.916841561261693">
                <text:p>0.916841561261693</text:p>
              </table:table-cell>
              <table:table-cell office:value-type="float" office:value="0.94622914172326">
                <text:p>0.94622914172326</text:p>
              </table:table-cell>
              <table:table-cell office:value-type="float" office:value="0.962241883129178">
                <text:p>0.962241883129178</text:p>
              </table:table-cell>
              <table:table-cell office:value-type="float" office:value="0.973797352149421">
                <text:p>0.973797352149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874197570020446">
                <text:p>0.874197570020446</text:p>
              </table:table-cell>
              <table:table-cell office:value-type="float" office:value="0.911719006074138">
                <text:p>0.911719006074138</text:p>
              </table:table-cell>
              <table:table-cell office:value-type="float" office:value="0.948275526222035">
                <text:p>0.948275526222035</text:p>
              </table:table-cell>
              <table:table-cell office:value-type="float" office:value="0.975612129250445">
                <text:p>0.975612129250445</text:p>
              </table:table-cell>
              <table:table-cell office:value-type="float" office:value="0.980878389838641">
                <text:p>0.980878389838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886934758519285">
                <text:p>0.886934758519285</text:p>
              </table:table-cell>
              <table:table-cell office:value-type="float" office:value="0.916044894834818">
                <text:p>0.916044894834818</text:p>
              </table:table-cell>
              <table:table-cell office:value-type="float" office:value="0.945775214802636">
                <text:p>0.945775214802636</text:p>
              </table:table-cell>
              <table:table-cell office:value-type="float" office:value="0.975143470799345">
                <text:p>0.975143470799345</text:p>
              </table:table-cell>
              <table:table-cell office:value-type="float" office:value="0.985498406586069">
                <text:p>0.9854984065860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888277804424229">
                <text:p>0.888277804424229</text:p>
              </table:table-cell>
              <table:table-cell office:value-type="float" office:value="0.925745463053002">
                <text:p>0.925745463053002</text:p>
              </table:table-cell>
              <table:table-cell office:value-type="float" office:value="0.945262221484354">
                <text:p>0.945262221484354</text:p>
              </table:table-cell>
              <table:table-cell office:value-type="float" office:value="0.972739962812564">
                <text:p>0.972739962812564</text:p>
              </table:table-cell>
              <table:table-cell office:value-type="float" office:value="0.979488744534551">
                <text:p>0.9794887445345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00301177384651">
                <text:p>0.900301177384651</text:p>
              </table:table-cell>
              <table:table-cell office:value-type="float" office:value="0.921952408615967">
                <text:p>0.921952408615967</text:p>
              </table:table-cell>
              <table:table-cell office:value-type="float" office:value="0.963161358992774">
                <text:p>0.963161358992774</text:p>
              </table:table-cell>
              <table:table-cell office:value-type="float" office:value="0.974786024692797">
                <text:p>0.974786024692797</text:p>
              </table:table-cell>
              <table:table-cell office:value-type="float" office:value="0.988268830058453">
                <text:p>0.988268830058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894278854414619">
                <text:p>0.894278854414619</text:p>
              </table:table-cell>
              <table:table-cell office:value-type="float" office:value="0.935204033378243">
                <text:p>0.935204033378243</text:p>
              </table:table-cell>
              <table:table-cell office:value-type="float" office:value="0.949986195603715">
                <text:p>0.949986195603715</text:p>
              </table:table-cell>
              <table:table-cell office:value-type="float" office:value="0.973113639488494">
                <text:p>0.973113639488494</text:p>
              </table:table-cell>
              <table:table-cell office:value-type="float" office:value="0.982526333776126">
                <text:p>0.9825263337761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0251168882274">
                <text:p>0.90251168882274</text:p>
              </table:table-cell>
              <table:table-cell office:value-type="float" office:value="0.932353838494226">
                <text:p>0.932353838494226</text:p>
              </table:table-cell>
              <table:table-cell office:value-type="float" office:value="0.964497291444792">
                <text:p>0.964497291444792</text:p>
              </table:table-cell>
              <table:table-cell office:value-type="float" office:value="0.971475828340677">
                <text:p>0.971475828340677</text:p>
              </table:table-cell>
              <table:table-cell office:value-type="float" office:value="0.988198614257838">
                <text:p>0.988198614257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06103894376444">
                <text:p>0.906103894376444</text:p>
              </table:table-cell>
              <table:table-cell office:value-type="float" office:value="0.927179574554718">
                <text:p>0.927179574554718</text:p>
              </table:table-cell>
              <table:table-cell office:value-type="float" office:value="0.964959977820979">
                <text:p>0.964959977820979</text:p>
              </table:table-cell>
              <table:table-cell office:value-type="float" office:value="0.97717304287663">
                <text:p>0.97717304287663</text:p>
              </table:table-cell>
              <table:table-cell office:value-type="float" office:value="0.990904222218891">
                <text:p>0.990904222218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06272529098446">
                <text:p>0.906272529098446</text:p>
              </table:table-cell>
              <table:table-cell office:value-type="float" office:value="0.940335624262679">
                <text:p>0.940335624262679</text:p>
              </table:table-cell>
              <table:table-cell office:value-type="float" office:value="0.952517139881141">
                <text:p>0.952517139881141</text:p>
              </table:table-cell>
              <table:table-cell office:value-type="float" office:value="0.98335827036635">
                <text:p>0.98335827036635</text:p>
              </table:table-cell>
              <table:table-cell office:value-type="float" office:value="0.986734419312512">
                <text:p>0.986734419312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06589884640148">
                <text:p>0.906589884640148</text:p>
              </table:table-cell>
              <table:table-cell office:value-type="float" office:value="0.942542477615848">
                <text:p>0.942542477615848</text:p>
              </table:table-cell>
              <table:table-cell office:value-type="float" office:value="0.963398039707884">
                <text:p>0.963398039707884</text:p>
              </table:table-cell>
              <table:table-cell office:value-type="float" office:value="0.979144970033986">
                <text:p>0.979144970033986</text:p>
              </table:table-cell>
              <table:table-cell office:value-type="float" office:value="0.986589344619365">
                <text:p>0.986589344619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12910320747206">
                <text:p>0.912910320747206</text:p>
              </table:table-cell>
              <table:table-cell office:value-type="float" office:value="0.934168842898015">
                <text:p>0.934168842898015</text:p>
              </table:table-cell>
              <table:table-cell office:value-type="float" office:value="0.965762836716339">
                <text:p>0.965762836716339</text:p>
              </table:table-cell>
              <table:table-cell office:value-type="float" office:value="0.985912065321369">
                <text:p>0.985912065321369</text:p>
              </table:table-cell>
              <table:table-cell office:value-type="float" office:value="0.985420695301413">
                <text:p>0.985420695301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10718868028332">
                <text:p>0.910718868028332</text:p>
              </table:table-cell>
              <table:table-cell office:value-type="float" office:value="0.943470662908022">
                <text:p>0.943470662908022</text:p>
              </table:table-cell>
              <table:table-cell office:value-type="float" office:value="0.972130792594998">
                <text:p>0.972130792594998</text:p>
              </table:table-cell>
              <table:table-cell office:value-type="float" office:value="0.982791859784115">
                <text:p>0.982791859784115</text:p>
              </table:table-cell>
              <table:table-cell office:value-type="float" office:value="0.990829069344253">
                <text:p>0.990829069344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1790611407278">
                <text:p>0.91790611407278</text:p>
              </table:table-cell>
              <table:table-cell office:value-type="float" office:value="0.936289076720047">
                <text:p>0.936289076720047</text:p>
              </table:table-cell>
              <table:table-cell office:value-type="float" office:value="0.965602361392387">
                <text:p>0.965602361392387</text:p>
              </table:table-cell>
              <table:table-cell office:value-type="float" office:value="0.984735607209855">
                <text:p>0.984735607209855</text:p>
              </table:table-cell>
              <table:table-cell office:value-type="float" office:value="0.992182765520777">
                <text:p>0.9921827655207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20729712859655">
                <text:p>0.920729712859655</text:p>
              </table:table-cell>
              <table:table-cell office:value-type="float" office:value="0.955738501634528">
                <text:p>0.955738501634528</text:p>
              </table:table-cell>
              <table:table-cell office:value-type="float" office:value="0.970960164313933">
                <text:p>0.970960164313933</text:p>
              </table:table-cell>
              <table:table-cell office:value-type="float" office:value="0.987170661725726">
                <text:p>0.987170661725726</text:p>
              </table:table-cell>
              <table:table-cell office:value-type="float" office:value="0.99168114979661">
                <text:p>0.991681149796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21610687732744">
                <text:p>0.921610687732744</text:p>
              </table:table-cell>
              <table:table-cell office:value-type="float" office:value="0.948366423741093">
                <text:p>0.948366423741093</text:p>
              </table:table-cell>
              <table:table-cell office:value-type="float" office:value="0.97321253896803">
                <text:p>0.97321253896803</text:p>
              </table:table-cell>
              <table:table-cell office:value-type="float" office:value="0.988232509927061">
                <text:p>0.988232509927061</text:p>
              </table:table-cell>
              <table:table-cell office:value-type="float" office:value="0.989935372131354">
                <text:p>0.9899353721313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17014589132554">
                <text:p>0.917014589132554</text:p>
              </table:table-cell>
              <table:table-cell office:value-type="float" office:value="0.958371538706651">
                <text:p>0.958371538706651</text:p>
              </table:table-cell>
              <table:table-cell office:value-type="float" office:value="0.977102237895621">
                <text:p>0.977102237895621</text:p>
              </table:table-cell>
              <table:table-cell office:value-type="float" office:value="0.984962964433783">
                <text:p>0.984962964433783</text:p>
              </table:table-cell>
              <table:table-cell office:value-type="float" office:value="0.990428854022612">
                <text:p>0.990428854022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27522029880429">
                <text:p>0.927522029880429</text:p>
              </table:table-cell>
              <table:table-cell office:value-type="float" office:value="0.95711057409439">
                <text:p>0.95711057409439</text:p>
              </table:table-cell>
              <table:table-cell office:value-type="float" office:value="0.978754400027417">
                <text:p>0.978754400027417</text:p>
              </table:table-cell>
              <table:table-cell office:value-type="float" office:value="0.985060485979275">
                <text:p>0.985060485979275</text:p>
              </table:table-cell>
              <table:table-cell office:value-type="float" office:value="0.995073681461401">
                <text:p>0.995073681461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21716162982454">
                <text:p>0.921716162982454</text:p>
              </table:table-cell>
              <table:table-cell office:value-type="float" office:value="0.96541475802701">
                <text:p>0.96541475802701</text:p>
              </table:table-cell>
              <table:table-cell office:value-type="float" office:value="0.976822496708282">
                <text:p>0.976822496708282</text:p>
              </table:table-cell>
              <table:table-cell office:value-type="float" office:value="0.991296314895445">
                <text:p>0.991296314895445</text:p>
              </table:table-cell>
              <table:table-cell office:value-type="float" office:value="0.989436359942818">
                <text:p>0.989436359942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26141488505213">
                <text:p>0.926141488505213</text:p>
              </table:table-cell>
              <table:table-cell office:value-type="float" office:value="0.953309679270009">
                <text:p>0.953309679270009</text:p>
              </table:table-cell>
              <table:table-cell office:value-type="float" office:value="0.979483349306007">
                <text:p>0.979483349306007</text:p>
              </table:table-cell>
              <table:table-cell office:value-type="float" office:value="0.990564446904109">
                <text:p>0.990564446904109</text:p>
              </table:table-cell>
              <table:table-cell office:value-type="float" office:value="0.993052318224889">
                <text:p>0.993052318224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34914074125527">
                <text:p>0.934914074125527</text:p>
              </table:table-cell>
              <table:table-cell office:value-type="float" office:value="0.960501759195254">
                <text:p>0.960501759195254</text:p>
              </table:table-cell>
              <table:table-cell office:value-type="float" office:value="0.981378073799679">
                <text:p>0.981378073799679</text:p>
              </table:table-cell>
              <table:table-cell office:value-type="float" office:value="0.986090522486762">
                <text:p>0.986090522486762</text:p>
              </table:table-cell>
              <table:table-cell office:value-type="float" office:value="0.99752862767307">
                <text:p>0.99752862767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29008501577325">
                <text:p>0.929008501577325</text:p>
              </table:table-cell>
              <table:table-cell office:value-type="float" office:value="0.963193748244839">
                <text:p>0.963193748244839</text:p>
              </table:table-cell>
              <table:table-cell office:value-type="float" office:value="0.979491511784874">
                <text:p>0.979491511784874</text:p>
              </table:table-cell>
              <table:table-cell office:value-type="float" office:value="0.993186792162639">
                <text:p>0.993186792162639</text:p>
              </table:table-cell>
              <table:table-cell office:value-type="float" office:value="0.991804701219088">
                <text:p>0.9918047012190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30436148881532">
                <text:p>0.930436148881532</text:p>
              </table:table-cell>
              <table:table-cell office:value-type="float" office:value="0.964820823699087">
                <text:p>0.964820823699087</text:p>
              </table:table-cell>
              <table:table-cell office:value-type="float" office:value="0.983762961772154">
                <text:p>0.983762961772154</text:p>
              </table:table-cell>
              <table:table-cell office:value-type="float" office:value="0.995531773506884">
                <text:p>0.995531773506884</text:p>
              </table:table-cell>
              <table:table-cell office:value-type="float" office:value="0.991480461301215">
                <text:p>0.9914804613012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3709247231379">
                <text:p>0.93709247231379</text:p>
              </table:table-cell>
              <table:table-cell office:value-type="float" office:value="0.96910803187491">
                <text:p>0.96910803187491</text:p>
              </table:table-cell>
              <table:table-cell office:value-type="float" office:value="0.982670867432125">
                <text:p>0.982670867432125</text:p>
              </table:table-cell>
              <table:table-cell office:value-type="float" office:value="0.990935702205454">
                <text:p>0.990935702205454</text:p>
              </table:table-cell>
              <table:table-cell office:value-type="float" office:value="0.996793446084878">
                <text:p>0.996793446084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942211782172951">
                <text:p>0.942211782172951</text:p>
              </table:table-cell>
              <table:table-cell office:value-type="float" office:value="0.963212518849024">
                <text:p>0.963212518849024</text:p>
              </table:table-cell>
              <table:table-cell office:value-type="float" office:value="0.982677517067519">
                <text:p>0.982677517067519</text:p>
              </table:table-cell>
              <table:table-cell office:value-type="float" office:value="0.991025104033924">
                <text:p>0.991025104033924</text:p>
              </table:table-cell>
              <table:table-cell office:value-type="float" office:value="0.994337264836083">
                <text:p>0.9943372648360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936570271092448">
                <text:p>0.936570271092448</text:p>
              </table:table-cell>
              <table:table-cell office:value-type="float" office:value="0.965535587056679">
                <text:p>0.965535587056679</text:p>
              </table:table-cell>
              <table:table-cell office:value-type="float" office:value="0.98000057255283">
                <text:p>0.98000057255283</text:p>
              </table:table-cell>
              <table:table-cell office:value-type="float" office:value="0.989123471307987">
                <text:p>0.989123471307987</text:p>
              </table:table-cell>
              <table:table-cell office:value-type="float" office:value="0.994591260784708">
                <text:p>0.994591260784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946231817980891">
                <text:p>0.946231817980891</text:p>
              </table:table-cell>
              <table:table-cell office:value-type="float" office:value="0.970554787083974">
                <text:p>0.970554787083974</text:p>
              </table:table-cell>
              <table:table-cell office:value-type="float" office:value="0.984756595971835">
                <text:p>0.984756595971835</text:p>
              </table:table-cell>
              <table:table-cell office:value-type="float" office:value="0.991771419265738">
                <text:p>0.991771419265738</text:p>
              </table:table-cell>
              <table:table-cell office:value-type="float" office:value="0.999214604863355">
                <text:p>0.999214604863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947170009271518">
                <text:p>0.947170009271518</text:p>
              </table:table-cell>
              <table:table-cell office:value-type="float" office:value="0.966126768824503">
                <text:p>0.966126768824503</text:p>
              </table:table-cell>
              <table:table-cell office:value-type="float" office:value="0.986272321313662">
                <text:p>0.986272321313662</text:p>
              </table:table-cell>
              <table:table-cell office:value-type="float" office:value="0.99135580870108">
                <text:p>0.99135580870108</text:p>
              </table:table-cell>
              <table:table-cell office:value-type="float" office:value="0.998589777379509">
                <text:p>0.998589777379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940611412517436">
                <text:p>0.940611412517436</text:p>
              </table:table-cell>
              <table:table-cell office:value-type="float" office:value="0.970047386195378">
                <text:p>0.970047386195378</text:p>
              </table:table-cell>
              <table:table-cell office:value-type="float" office:value="0.984966163282371">
                <text:p>0.984966163282371</text:p>
              </table:table-cell>
              <table:table-cell office:value-type="float" office:value="0.993886439982846">
                <text:p>0.993886439982846</text:p>
              </table:table-cell>
              <table:table-cell office:value-type="float" office:value="0.996549775296713">
                <text:p>0.9965497752967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950811363884971">
                <text:p>0.950811363884971</text:p>
              </table:table-cell>
              <table:table-cell office:value-type="float" office:value="0.97161712187828">
                <text:p>0.97161712187828</text:p>
              </table:table-cell>
              <table:table-cell office:value-type="float" office:value="0.982834600488398">
                <text:p>0.982834600488398</text:p>
              </table:table-cell>
              <table:table-cell office:value-type="float" office:value="0.99655866727005">
                <text:p>0.99655866727005</text:p>
              </table:table-cell>
              <table:table-cell office:value-type="float" office:value="0.998517389684717">
                <text:p>0.9985173896847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947520524201029">
                <text:p>0.947520524201029</text:p>
              </table:table-cell>
              <table:table-cell office:value-type="float" office:value="0.976378201808128">
                <text:p>0.976378201808128</text:p>
              </table:table-cell>
              <table:table-cell office:value-type="float" office:value="0.991010772629544">
                <text:p>0.991010772629544</text:p>
              </table:table-cell>
              <table:table-cell office:value-type="float" office:value="0.996526828433285">
                <text:p>0.996526828433285</text:p>
              </table:table-cell>
              <table:table-cell office:value-type="float" office:value="0.995393810622582">
                <text:p>0.995393810622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940697948020804">
                <text:p>0.940697948020804</text:p>
              </table:table-cell>
              <table:table-cell office:value-type="float" office:value="0.972349276394989">
                <text:p>0.972349276394989</text:p>
              </table:table-cell>
              <table:table-cell office:value-type="float" office:value="0.988230700392973">
                <text:p>0.988230700392973</text:p>
              </table:table-cell>
              <table:table-cell office:value-type="float" office:value="0.995162221416191">
                <text:p>0.995162221416191</text:p>
              </table:table-cell>
              <table:table-cell office:value-type="float" office:value="0.997305531294733">
                <text:p>0.9973055312947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954055610006385">
                <text:p>0.954055610006385</text:p>
              </table:table-cell>
              <table:table-cell office:value-type="float" office:value="0.977508521662475">
                <text:p>0.977508521662475</text:p>
              </table:table-cell>
              <table:table-cell office:value-type="float" office:value="0.990919304821961">
                <text:p>0.990919304821961</text:p>
              </table:table-cell>
              <table:table-cell office:value-type="float" office:value="0.995987612496887">
                <text:p>0.995987612496887</text:p>
              </table:table-cell>
              <table:table-cell office:value-type="float" office:value="0.997676636952901">
                <text:p>0.9976766369529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952789497119792">
                <text:p>0.952789497119792</text:p>
              </table:table-cell>
              <table:table-cell office:value-type="float" office:value="0.977433013233173">
                <text:p>0.977433013233173</text:p>
              </table:table-cell>
              <table:table-cell office:value-type="float" office:value="0.987377741264933">
                <text:p>0.987377741264933</text:p>
              </table:table-cell>
              <table:table-cell office:value-type="float" office:value="0.993153276634293">
                <text:p>0.993153276634293</text:p>
              </table:table-cell>
              <table:table-cell office:value-type="float" office:value="0.998062961659271">
                <text:p>0.9980629616592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952616945533908">
                <text:p>0.952616945533908</text:p>
              </table:table-cell>
              <table:table-cell office:value-type="float" office:value="0.981271708144851">
                <text:p>0.981271708144851</text:p>
              </table:table-cell>
              <table:table-cell office:value-type="float" office:value="0.993923973929624">
                <text:p>0.993923973929624</text:p>
              </table:table-cell>
              <table:table-cell office:value-type="float" office:value="0.994723162228448">
                <text:p>0.994723162228448</text:p>
              </table:table-cell>
              <table:table-cell office:value-type="float" office:value="0.99951516594202">
                <text:p>0.99951516594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952215588983827">
                <text:p>0.952215588983827</text:p>
              </table:table-cell>
              <table:table-cell office:value-type="float" office:value="0.983047854470284">
                <text:p>0.983047854470284</text:p>
              </table:table-cell>
              <table:table-cell office:value-type="float" office:value="0.992896306297464">
                <text:p>0.992896306297464</text:p>
              </table:table-cell>
              <table:table-cell office:value-type="float" office:value="0.99502878708173">
                <text:p>0.99502878708173</text:p>
              </table:table-cell>
              <table:table-cell office:value-type="float" office:value="0.997720094589451">
                <text:p>0.9977200945894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961500401459121">
                <text:p>0.961500401459121</text:p>
              </table:table-cell>
              <table:table-cell office:value-type="float" office:value="0.978153905554695">
                <text:p>0.978153905554695</text:p>
              </table:table-cell>
              <table:table-cell office:value-type="float" office:value="0.987666269495029">
                <text:p>0.987666269495029</text:p>
              </table:table-cell>
              <table:table-cell office:value-type="float" office:value="0.998210461509277">
                <text:p>0.998210461509277</text:p>
              </table:table-cell>
              <table:table-cell office:value-type="float" office:value="0.998616119681147">
                <text:p>0.9986161196811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957059995002857">
                <text:p>0.957059995002857</text:p>
              </table:table-cell>
              <table:table-cell office:value-type="float" office:value="0.980241725287932">
                <text:p>0.980241725287932</text:p>
              </table:table-cell>
              <table:table-cell office:value-type="float" office:value="0.991118438417713">
                <text:p>0.991118438417713</text:p>
              </table:table-cell>
              <table:table-cell office:value-type="float" office:value="0.994288443866815">
                <text:p>0.994288443866815</text:p>
              </table:table-cell>
              <table:table-cell office:value-type="float" office:value="0.997562140624427">
                <text:p>0.9975621406244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959333850493994">
                <text:p>0.959333850493994</text:p>
              </table:table-cell>
              <table:table-cell office:value-type="float" office:value="0.980073285734063">
                <text:p>0.980073285734063</text:p>
              </table:table-cell>
              <table:table-cell office:value-type="float" office:value="0.992449770887819">
                <text:p>0.992449770887819</text:p>
              </table:table-cell>
              <table:table-cell office:value-type="float" office:value="0.997968570818326">
                <text:p>0.997968570818326</text:p>
              </table:table-cell>
              <table:table-cell office:value-type="float" office:value="0.997356099811042">
                <text:p>0.9973560998110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962233282575338">
                <text:p>0.962233282575338</text:p>
              </table:table-cell>
              <table:table-cell office:value-type="float" office:value="0.981397178668449">
                <text:p>0.981397178668449</text:p>
              </table:table-cell>
              <table:table-cell office:value-type="float" office:value="0.989454281273436">
                <text:p>0.989454281273436</text:p>
              </table:table-cell>
              <table:table-cell office:value-type="float" office:value="0.997462407772269">
                <text:p>0.997462407772269</text:p>
              </table:table-cell>
              <table:table-cell office:value-type="float" office:value="0.997925352055297">
                <text:p>0.9979253520552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967204257677333">
                <text:p>0.967204257677333</text:p>
              </table:table-cell>
              <table:table-cell office:value-type="float" office:value="0.984370460874164">
                <text:p>0.984370460874164</text:p>
              </table:table-cell>
              <table:table-cell office:value-type="float" office:value="0.991152400418595">
                <text:p>0.991152400418595</text:p>
              </table:table-cell>
              <table:table-cell office:value-type="float" office:value="0.996689363559566">
                <text:p>0.996689363559566</text:p>
              </table:table-cell>
              <table:table-cell office:value-type="float" office:value="0.998931098543835">
                <text:p>0.998931098543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965260072846906">
                <text:p>0.965260072846906</text:p>
              </table:table-cell>
              <table:table-cell office:value-type="float" office:value="0.985355068003394">
                <text:p>0.985355068003394</text:p>
              </table:table-cell>
              <table:table-cell office:value-type="float" office:value="0.99242669652152">
                <text:p>0.99242669652152</text:p>
              </table:table-cell>
              <table:table-cell office:value-type="float" office:value="0.995833831382268">
                <text:p>0.995833831382268</text:p>
              </table:table-cell>
              <table:table-cell office:value-type="float" office:value="0.999306358381503">
                <text:p>0.999306358381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96195705804433">
                <text:p>0.96195705804433</text:p>
              </table:table-cell>
              <table:table-cell office:value-type="float" office:value="0.983269857148615">
                <text:p>0.983269857148615</text:p>
              </table:table-cell>
              <table:table-cell office:value-type="float" office:value="0.993810021179676">
                <text:p>0.993810021179676</text:p>
              </table:table-cell>
              <table:table-cell office:value-type="float" office:value="0.997919535546523">
                <text:p>0.997919535546523</text:p>
              </table:table-cell>
              <table:table-cell office:value-type="float" office:value="0.998341463414634">
                <text:p>0.998341463414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967529621800931">
                <text:p>0.967529621800931</text:p>
              </table:table-cell>
              <table:table-cell office:value-type="float" office:value="0.984739077440993">
                <text:p>0.984739077440993</text:p>
              </table:table-cell>
              <table:table-cell office:value-type="float" office:value="0.995345261009274">
                <text:p>0.995345261009274</text:p>
              </table:table-cell>
              <table:table-cell office:value-type="float" office:value="0.999185330144234">
                <text:p>0.999185330144234</text:p>
              </table:table-cell>
              <table:table-cell office:value-type="float" office:value="0.998517933800422">
                <text:p>0.9985179338004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966858114794165">
                <text:p>0.966858114794165</text:p>
              </table:table-cell>
              <table:table-cell office:value-type="float" office:value="0.988419920388335">
                <text:p>0.988419920388335</text:p>
              </table:table-cell>
              <table:table-cell office:value-type="float" office:value="0.99565816351291">
                <text:p>0.99565816351291</text:p>
              </table:table-cell>
              <table:table-cell office:value-type="float" office:value="0.997221989817937">
                <text:p>0.997221989817937</text:p>
              </table:table-cell>
              <table:table-cell office:value-type="float" office:value="0.996951454530477">
                <text:p>0.9969514545304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96863911356085">
                <text:p>0.96863911356085</text:p>
              </table:table-cell>
              <table:table-cell office:value-type="float" office:value="0.988934827380819">
                <text:p>0.988934827380819</text:p>
              </table:table-cell>
              <table:table-cell office:value-type="float" office:value="0.99570614182338">
                <text:p>0.99570614182338</text:p>
              </table:table-cell>
              <table:table-cell office:value-type="float" office:value="0.997816963912861">
                <text:p>0.997816963912861</text:p>
              </table:table-cell>
              <table:table-cell office:value-type="float" office:value="0.9987874404097">
                <text:p>0.9987874404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966238708982966">
                <text:p>0.966238708982966</text:p>
              </table:table-cell>
              <table:table-cell office:value-type="float" office:value="0.98688484528846">
                <text:p>0.98688484528846</text:p>
              </table:table-cell>
              <table:table-cell office:value-type="float" office:value="0.993583460519485">
                <text:p>0.993583460519485</text:p>
              </table:table-cell>
              <table:table-cell office:value-type="float" office:value="0.998624863923176">
                <text:p>0.998624863923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967429881407769">
                <text:p>0.967429881407769</text:p>
              </table:table-cell>
              <table:table-cell office:value-type="float" office:value="0.988001518413907">
                <text:p>0.988001518413907</text:p>
              </table:table-cell>
              <table:table-cell office:value-type="float" office:value="0.994349447264592">
                <text:p>0.994349447264592</text:p>
              </table:table-cell>
              <table:table-cell office:value-type="float" office:value="0.998789043361526">
                <text:p>0.998789043361526</text:p>
              </table:table-cell>
              <table:table-cell office:value-type="float" office:value="0.999445061043285">
                <text:p>0.999445061043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970284128878391">
                <text:p>0.970284128878391</text:p>
              </table:table-cell>
              <table:table-cell office:value-type="float" office:value="0.990776491118532">
                <text:p>0.990776491118532</text:p>
              </table:table-cell>
              <table:table-cell office:value-type="float" office:value="0.994993021358354">
                <text:p>0.994993021358354</text:p>
              </table:table-cell>
              <table:table-cell office:value-type="float" office:value="0.999306358381503">
                <text:p>0.999306358381503</text:p>
              </table:table-cell>
              <table:table-cell office:value-type="float" office:value="0.999073925884393">
                <text:p>0.999073925884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968116589275119">
                <text:p>0.968116589275119</text:p>
              </table:table-cell>
              <table:table-cell office:value-type="float" office:value="0.986365566779784">
                <text:p>0.986365566779784</text:p>
              </table:table-cell>
              <table:table-cell office:value-type="float" office:value="0.995629723934744">
                <text:p>0.995629723934744</text:p>
              </table:table-cell>
              <table:table-cell office:value-type="float" office:value="0.998069002508048">
                <text:p>0.998069002508048</text:p>
              </table:table-cell>
              <table:table-cell office:value-type="float" office:value="0.999289099526066">
                <text:p>0.9992890995260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97217095258897">
                <text:p>0.97217095258897</text:p>
              </table:table-cell>
              <table:table-cell office:value-type="float" office:value="0.986700827878383">
                <text:p>0.986700827878383</text:p>
              </table:table-cell>
              <table:table-cell office:value-type="float" office:value="0.995528193315014">
                <text:p>0.995528193315014</text:p>
              </table:table-cell>
              <table:table-cell office:value-type="float" office:value="0.997894853378724">
                <text:p>0.997894853378724</text:p>
              </table:table-cell>
              <table:table-cell office:value-type="float" office:value="0.999283475207694">
                <text:p>0.999283475207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969711804569279">
                <text:p>0.969711804569279</text:p>
              </table:table-cell>
              <table:table-cell office:value-type="float" office:value="0.989431133778826">
                <text:p>0.989431133778826</text:p>
              </table:table-cell>
              <table:table-cell office:value-type="float" office:value="0.995603502031551">
                <text:p>0.995603502031551</text:p>
              </table:table-cell>
              <table:table-cell office:value-type="float" office:value="0.996840795817705">
                <text:p>0.996840795817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969637343545266">
                <text:p>0.969637343545266</text:p>
              </table:table-cell>
              <table:table-cell office:value-type="float" office:value="0.989359610253609">
                <text:p>0.989359610253609</text:p>
              </table:table-cell>
              <table:table-cell office:value-type="float" office:value="0.995437549879562">
                <text:p>0.995437549879562</text:p>
              </table:table-cell>
              <table:table-cell office:value-type="float" office:value="0.998465517182732">
                <text:p>0.998465517182732</text:p>
              </table:table-cell>
              <table:table-cell office:value-type="float" office:value="0.998852223816356">
                <text:p>0.998852223816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972682116023072">
                <text:p>0.972682116023072</text:p>
              </table:table-cell>
              <table:table-cell office:value-type="float" office:value="0.988368065146519">
                <text:p>0.988368065146519</text:p>
              </table:table-cell>
              <table:table-cell office:value-type="float" office:value="0.994874813015241">
                <text:p>0.994874813015241</text:p>
              </table:table-cell>
              <table:table-cell office:value-type="float" office:value="0.998443519865">
                <text:p>0.998443519865</text:p>
              </table:table-cell>
              <table:table-cell office:value-type="float" office:value="0.999773499433749">
                <text:p>0.999773499433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971051485824351">
                <text:p>0.971051485824351</text:p>
              </table:table-cell>
              <table:table-cell office:value-type="float" office:value="0.986689387627067">
                <text:p>0.986689387627067</text:p>
              </table:table-cell>
              <table:table-cell office:value-type="float" office:value="0.995114786449862">
                <text:p>0.995114786449862</text:p>
              </table:table-cell>
              <table:table-cell office:value-type="float" office:value="0.999715995703991">
                <text:p>0.999715995703991</text:p>
              </table:table-cell>
              <table:table-cell office:value-type="float" office:value="0.997737280338322">
                <text:p>0.9977372803383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97409015149888">
                <text:p>0.97409015149888</text:p>
              </table:table-cell>
              <table:table-cell office:value-type="float" office:value="0.990724341356397">
                <text:p>0.990724341356397</text:p>
              </table:table-cell>
              <table:table-cell office:value-type="float" office:value="0.99557165142949">
                <text:p>0.995571651429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97691272021385">
                <text:p>0.97691272021385</text:p>
              </table:table-cell>
              <table:table-cell office:value-type="float" office:value="0.992775319345373">
                <text:p>0.992775319345373</text:p>
              </table:table-cell>
              <table:table-cell office:value-type="float" office:value="0.997166443874129">
                <text:p>0.997166443874129</text:p>
              </table:table-cell>
              <table:table-cell office:value-type="float" office:value="0.997613312814335">
                <text:p>0.997613312814335</text:p>
              </table:table-cell>
              <table:table-cell office:value-type="float" office:value="0.997979797979798">
                <text:p>0.9979797979797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972731661454937">
                <text:p>0.972731661454937</text:p>
              </table:table-cell>
              <table:table-cell office:value-type="float" office:value="0.989910539659475">
                <text:p>0.989910539659475</text:p>
              </table:table-cell>
              <table:table-cell office:value-type="float" office:value="0.997167773561037">
                <text:p>0.997167773561037</text:p>
              </table:table-cell>
              <table:table-cell office:value-type="float" office:value="0.998870056497175">
                <text:p>0.998870056497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975875799650679">
                <text:p>0.975875799650679</text:p>
              </table:table-cell>
              <table:table-cell office:value-type="float" office:value="0.99402265344458">
                <text:p>0.99402265344458</text:p>
              </table:table-cell>
              <table:table-cell office:value-type="float" office:value="0.997682065912401">
                <text:p>0.997682065912401</text:p>
              </table:table-cell>
              <table:table-cell office:value-type="float" office:value="0.999667590027701">
                <text:p>0.999667590027701</text:p>
              </table:table-cell>
              <table:table-cell office:value-type="float" office:value="0.999142156862745">
                <text:p>0.9991421568627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974535851117847">
                <text:p>0.974535851117847</text:p>
              </table:table-cell>
              <table:table-cell office:value-type="float" office:value="0.994302544087227">
                <text:p>0.994302544087227</text:p>
              </table:table-cell>
              <table:table-cell office:value-type="float" office:value="0.997169144072007">
                <text:p>0.997169144072007</text:p>
              </table:table-cell>
              <table:table-cell office:value-type="float" office:value="0.999154334038055">
                <text:p>0.999154334038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974728743777044">
                <text:p>0.974728743777044</text:p>
              </table:table-cell>
              <table:table-cell office:value-type="float" office:value="0.993029850947828">
                <text:p>0.993029850947828</text:p>
              </table:table-cell>
              <table:table-cell office:value-type="float" office:value="0.996060646536626">
                <text:p>0.996060646536626</text:p>
              </table:table-cell>
              <table:table-cell office:value-type="float" office:value="0.998751358859766">
                <text:p>0.998751358859766</text:p>
              </table:table-cell>
              <table:table-cell office:value-type="float" office:value="0.999149453219927">
                <text:p>0.999149453219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980676710169382">
                <text:p>0.980676710169382</text:p>
              </table:table-cell>
              <table:table-cell office:value-type="float" office:value="0.995604638138279">
                <text:p>0.995604638138279</text:p>
              </table:table-cell>
              <table:table-cell office:value-type="float" office:value="0.998345881614018">
                <text:p>0.998345881614018</text:p>
              </table:table-cell>
              <table:table-cell office:value-type="float" office:value="0.999396863691194">
                <text:p>0.999396863691194</text:p>
              </table:table-cell>
              <table:table-cell office:value-type="float" office:value="0.9990625">
                <text:p>0.999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97705118604934">
                <text:p>0.97705118604934</text:p>
              </table:table-cell>
              <table:table-cell office:value-type="float" office:value="0.991973287658852">
                <text:p>0.991973287658852</text:p>
              </table:table-cell>
              <table:table-cell office:value-type="float" office:value="0.996685065352016">
                <text:p>0.996685065352016</text:p>
              </table:table-cell>
              <table:table-cell office:value-type="float" office:value="0.999070847851336">
                <text:p>0.999070847851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979737073124741">
                <text:p>0.979737073124741</text:p>
              </table:table-cell>
              <table:table-cell office:value-type="float" office:value="0.994399712056634">
                <text:p>0.994399712056634</text:p>
              </table:table-cell>
              <table:table-cell office:value-type="float" office:value="0.997658150605501">
                <text:p>0.997658150605501</text:p>
              </table:table-cell>
              <table:table-cell office:value-type="float" office:value="0.998542993509965">
                <text:p>0.998542993509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978245327879958">
                <text:p>0.978245327879958</text:p>
              </table:table-cell>
              <table:table-cell office:value-type="float" office:value="0.993962624673733">
                <text:p>0.993962624673733</text:p>
              </table:table-cell>
              <table:table-cell office:value-type="float" office:value="0.996440982904577">
                <text:p>0.996440982904577</text:p>
              </table:table-cell>
              <table:table-cell office:value-type="float" office:value="0.999711677078328">
                <text:p>0.999711677078328</text:p>
              </table:table-cell>
              <table:table-cell office:value-type="float" office:value="0.99938080495356">
                <text:p>0.999380804953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983727419401294">
                <text:p>0.983727419401294</text:p>
              </table:table-cell>
              <table:table-cell office:value-type="float" office:value="0.989057665993231">
                <text:p>0.989057665993231</text:p>
              </table:table-cell>
              <table:table-cell office:value-type="float" office:value="0.997565039064262">
                <text:p>0.997565039064262</text:p>
              </table:table-cell>
              <table:table-cell office:value-type="float" office:value="0.999157610520801">
                <text:p>0.999157610520801</text:p>
              </table:table-cell>
              <table:table-cell office:value-type="float" office:value="0.9997799779978">
                <text:p>0.99977997799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983066453237111">
                <text:p>0.983066453237111</text:p>
              </table:table-cell>
              <table:table-cell office:value-type="float" office:value="0.995131711287226">
                <text:p>0.995131711287226</text:p>
              </table:table-cell>
              <table:table-cell office:value-type="float" office:value="0.999248512888302">
                <text:p>0.9992485128883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97683274232962">
                <text:p>0.97683274232962</text:p>
              </table:table-cell>
              <table:table-cell office:value-type="float" office:value="0.995660913166068">
                <text:p>0.995660913166068</text:p>
              </table:table-cell>
              <table:table-cell office:value-type="float" office:value="0.998968288824104">
                <text:p>0.998968288824104</text:p>
              </table:table-cell>
              <table:table-cell office:value-type="float" office:value="0.999272197962154">
                <text:p>0.999272197962154</text:p>
              </table:table-cell>
              <table:table-cell office:value-type="float" office:value="0.998948355807272">
                <text:p>0.9989483558072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982087575133419">
                <text:p>0.982087575133419</text:p>
              </table:table-cell>
              <table:table-cell office:value-type="float" office:value="0.995250138472202">
                <text:p>0.995250138472202</text:p>
              </table:table-cell>
              <table:table-cell office:value-type="float" office:value="0.998146744104206">
                <text:p>0.9981467441042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982046341021204">
                <text:p>0.982046341021204</text:p>
              </table:table-cell>
              <table:table-cell office:value-type="float" office:value="0.995243412592276">
                <text:p>0.995243412592276</text:p>
              </table:table-cell>
              <table:table-cell office:value-type="float" office:value="0.999701332034777">
                <text:p>0.999701332034777</text:p>
              </table:table-cell>
              <table:table-cell office:value-type="float" office:value="1">
                <text:p>1</text:p>
              </table:table-cell>
              <table:table-cell office:value-type="float" office:value="0.999348534201954">
                <text:p>0.9993485342019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984794537948809">
                <text:p>0.984794537948809</text:p>
              </table:table-cell>
              <table:table-cell office:value-type="float" office:value="0.995075450413306">
                <text:p>0.995075450413306</text:p>
              </table:table-cell>
              <table:table-cell office:value-type="float" office:value="0.999059511611572">
                <text:p>0.999059511611572</text:p>
              </table:table-cell>
              <table:table-cell office:value-type="float" office:value="0.999529208179053">
                <text:p>0.999529208179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981965527429759">
                <text:p>0.981965527429759</text:p>
              </table:table-cell>
              <table:table-cell office:value-type="float" office:value="0.996032553327643">
                <text:p>0.996032553327643</text:p>
              </table:table-cell>
              <table:table-cell office:value-type="float" office:value="0.999465967405402">
                <text:p>0.999465967405402</text:p>
              </table:table-cell>
              <table:table-cell office:value-type="float" office:value="0.999421965317919">
                <text:p>0.999421965317919</text:p>
              </table:table-cell>
              <table:table-cell office:value-type="float" office:value="0.999206349206349">
                <text:p>0.9992063492063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982240741659255">
                <text:p>0.982240741659255</text:p>
              </table:table-cell>
              <table:table-cell office:value-type="float" office:value="0.994185421286373">
                <text:p>0.994185421286373</text:p>
              </table:table-cell>
              <table:table-cell office:value-type="float" office:value="0.998494581082079">
                <text:p>0.998494581082079</text:p>
              </table:table-cell>
              <table:table-cell office:value-type="float" office:value="0.99975845410628">
                <text:p>0.99975845410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97940420995188">
                <text:p>0.97940420995188</text:p>
              </table:table-cell>
              <table:table-cell office:value-type="float" office:value="0.996329496841804">
                <text:p>0.996329496841804</text:p>
              </table:table-cell>
              <table:table-cell office:value-type="float" office:value="0.997611657797293">
                <text:p>0.997611657797293</text:p>
              </table:table-cell>
              <table:table-cell office:value-type="float" office:value="0.999547511312217">
                <text:p>0.9995475113122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853cm" svg:height="13.202cm" xlink:href=".." xlink:type="simple" chart:class="chart:scatter" chart:style-name="ch1">
        <chart:title svg:x="7.038cm" svg:y="0.4cm" chart:style-name="ch2">
          <text:p>Résilience en fonction du nombre de noeuds attaqués avec 50 clés par capteur</text:p>
        </chart:title>
        <chart:legend chart:legend-position="end" svg:x="27.742cm" svg:y="5.306cm" style:legend-expansion="high" chart:style-name="ch3"/>
        <chart:plot-area chart:style-name="ch4" table:cell-range-address="Sheet2.A2:Sheet2.F152 Sheet2.B1:Sheet2.F1" chart:data-source-has-labels="row" svg:x="1.608cm" svg:y="1.443cm" svg:width="25.537cm" svg:height="10.514cm">
          <chartooo:coordinate-region svg:x="2.441cm" svg:y="1.643cm" svg:width="24.424cm" svg:height="10.115cm"/>
          <chart:axis chart:dimension="x" chart:name="primary-x" chart:style-name="ch5">
            <chart:title svg:x="12.295cm" svg:y="12.221cm" chart:style-name="ch6">
              <text:p>nombre de noeuds attaqués</text:p>
            </chart:title>
          </chart:axis>
          <chart:axis chart:dimension="y" chart:name="primary-y" chart:style-name="ch5">
            <chart:title svg:x="0.451cm" svg:y="8.781cm" chart:style-name="ch7">
              <text:p>Fraction de liens compromis</text:p>
            </chart:title>
            <chart:grid chart:style-name="ch8" chart:class="major"/>
          </chart:axis>
          <chart:series chart:style-name="ch9" chart:values-cell-range-address="Sheet2.B2:Sheet2.B152" chart:label-cell-address="Sheet2.B1:Sheet2.B1" chart:class="chart:scatter">
            <chart:domain table:cell-range-address="Sheet2.A2:Sheet2.A152"/>
            <chart:data-point chart:repeated="151"/>
          </chart:series>
          <chart:series chart:style-name="ch10" chart:values-cell-range-address="Sheet2.C2:Sheet2.C152" chart:label-cell-address="Sheet2.C1:Sheet2.C1" chart:class="chart:scatter">
            <chart:data-point chart:repeated="151"/>
          </chart:series>
          <chart:series chart:style-name="ch11" chart:values-cell-range-address="Sheet2.D2:Sheet2.D152" chart:label-cell-address="Sheet2.D1:Sheet2.D1" chart:class="chart:scatter">
            <chart:data-point chart:repeated="151"/>
          </chart:series>
          <chart:series chart:style-name="ch12" chart:values-cell-range-address="Sheet2.E2:Sheet2.E152" chart:label-cell-address="Sheet2.E1:Sheet2.E1" chart:class="chart:scatter">
            <chart:data-point chart:repeated="151"/>
          </chart:series>
          <chart:series chart:style-name="ch13" chart:values-cell-range-address="Sheet2.F2:Sheet2.F152" chart:label-cell-address="Sheet2.F1:Sheet2.F1" chart:class="chart:scatter">
            <chart:data-point chart:repeated="1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=1</text:p>
                <draw:g>
                  <svg:desc>Sheet2.B1:Sheet2.B1</svg:desc>
                </draw:g>
              </table:table-cell>
              <table:table-cell office:value-type="string">
                <text:p>Q=2</text:p>
                <draw:g>
                  <svg:desc>Sheet2.C1:Sheet2.C1</svg:desc>
                </draw:g>
              </table:table-cell>
              <table:table-cell office:value-type="string">
                <text:p>Q=3</text:p>
                <draw:g>
                  <svg:desc>Sheet2.D1:Sheet2.D1</svg:desc>
                </draw:g>
              </table:table-cell>
              <table:table-cell office:value-type="string">
                <text:p>Q=4</text:p>
                <draw:g>
                  <svg:desc>Sheet2.E1:Sheet2.E1</svg:desc>
                </draw:g>
              </table:table-cell>
              <table:table-cell office:value-type="string">
                <text:p>Q=5,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52</svg:desc>
                </draw:g>
              </table:table-cell>
              <table:table-cell office:value-type="float" office:value="0">
                <text:p>0</text:p>
                <draw:g>
                  <svg:desc>Sheet2.B2:Sheet2.B152</svg:desc>
                </draw:g>
              </table:table-cell>
              <table:table-cell office:value-type="float" office:value="0">
                <text:p>0</text:p>
                <draw:g>
                  <svg:desc>Sheet2.C2:Sheet2.C152</svg:desc>
                </draw:g>
              </table:table-cell>
              <table:table-cell office:value-type="float" office:value="0">
                <text:p>0</text:p>
                <draw:g>
                  <svg:desc>Sheet2.D2:Sheet2.D152</svg:desc>
                </draw:g>
              </table:table-cell>
              <table:table-cell office:value-type="float" office:value="0">
                <text:p>0</text:p>
                <draw:g>
                  <svg:desc>Sheet2.E2:Sheet2.E152</svg:desc>
                </draw:g>
              </table:table-cell>
              <table:table-cell office:value-type="float" office:value="0">
                <text:p>0</text:p>
                <draw:g>
                  <svg:desc>Sheet2.F2:Sheet2.F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23844816195018">
                <text:p>0.0123844816195018</text:p>
              </table:table-cell>
              <table:table-cell office:value-type="float" office:value="0.00236934497025501">
                <text:p>0.00236934497025501</text:p>
              </table:table-cell>
              <table:table-cell office:value-type="float" office:value="0.002766757159723">
                <text:p>0.002766757159723</text:p>
              </table:table-cell>
              <table:table-cell office:value-type="float" office:value="0.00140273969734004">
                <text:p>0.00140273969734004</text:p>
              </table:table-cell>
              <table:table-cell office:value-type="float" office:value="0.000793128415059416">
                <text:p>0.000793128415059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69463273932748">
                <text:p>0.0269463273932748</text:p>
              </table:table-cell>
              <table:table-cell office:value-type="float" office:value="0.00742877449730957">
                <text:p>0.00742877449730957</text:p>
              </table:table-cell>
              <table:table-cell office:value-type="float" office:value="0.00303259598367487">
                <text:p>0.00303259598367487</text:p>
              </table:table-cell>
              <table:table-cell office:value-type="float" office:value="0.00267353751610615">
                <text:p>0.00267353751610615</text:p>
              </table:table-cell>
              <table:table-cell office:value-type="float" office:value="-0.00033001656119406">
                <text:p>-0.00033001656119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99572577000283">
                <text:p>0.0399572577000283</text:p>
              </table:table-cell>
              <table:table-cell office:value-type="float" office:value="0.0123026786127559">
                <text:p>0.0123026786127559</text:p>
              </table:table-cell>
              <table:table-cell office:value-type="float" office:value="0.00592180396571337">
                <text:p>0.00592180396571337</text:p>
              </table:table-cell>
              <table:table-cell office:value-type="float" office:value="0.00460809198519806">
                <text:p>0.00460809198519806</text:p>
              </table:table-cell>
              <table:table-cell office:value-type="float" office:value="0.00813803147521591">
                <text:p>0.00813803147521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554246941361585">
                <text:p>0.0554246941361585</text:p>
              </table:table-cell>
              <table:table-cell office:value-type="float" office:value="0.0205250081955007">
                <text:p>0.0205250081955007</text:p>
              </table:table-cell>
              <table:table-cell office:value-type="float" office:value="0.0073283747859497">
                <text:p>0.0073283747859497</text:p>
              </table:table-cell>
              <table:table-cell office:value-type="float" office:value="0.0062502243568879">
                <text:p>0.0062502243568879</text:p>
              </table:table-cell>
              <table:table-cell office:value-type="float" office:value="0.00583390539597462">
                <text:p>0.00583390539597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707556021321453">
                <text:p>0.0707556021321453</text:p>
              </table:table-cell>
              <table:table-cell office:value-type="float" office:value="0.0270997543248871">
                <text:p>0.0270997543248871</text:p>
              </table:table-cell>
              <table:table-cell office:value-type="float" office:value="0.0121995427392931">
                <text:p>0.0121995427392931</text:p>
              </table:table-cell>
              <table:table-cell office:value-type="float" office:value="0.00379405759007394">
                <text:p>0.00379405759007394</text:p>
              </table:table-cell>
              <table:table-cell office:value-type="float" office:value="0.00937048604665464">
                <text:p>0.00937048604665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70780972669861">
                <text:p>0.0870780972669861</text:p>
              </table:table-cell>
              <table:table-cell office:value-type="float" office:value="0.0395548356411827">
                <text:p>0.0395548356411827</text:p>
              </table:table-cell>
              <table:table-cell office:value-type="float" office:value="0.0177452532446705">
                <text:p>0.0177452532446705</text:p>
              </table:table-cell>
              <table:table-cell office:value-type="float" office:value="0.00906782767959824">
                <text:p>0.00906782767959824</text:p>
              </table:table-cell>
              <table:table-cell office:value-type="float" office:value="0.0102052049020849">
                <text:p>0.0102052049020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06750397468468">
                <text:p>0.106750397468468</text:p>
              </table:table-cell>
              <table:table-cell office:value-type="float" office:value="0.0477300447147914">
                <text:p>0.0477300447147914</text:p>
              </table:table-cell>
              <table:table-cell office:value-type="float" office:value="0.0263102859889067">
                <text:p>0.0263102859889067</text:p>
              </table:table-cell>
              <table:table-cell office:value-type="float" office:value="0.0202722122976229">
                <text:p>0.0202722122976229</text:p>
              </table:table-cell>
              <table:table-cell office:value-type="float" office:value="0.0088005989894767">
                <text:p>0.0088005989894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27502512319416">
                <text:p>0.127502512319416</text:p>
              </table:table-cell>
              <table:table-cell office:value-type="float" office:value="0.063228083518906">
                <text:p>0.063228083518906</text:p>
              </table:table-cell>
              <table:table-cell office:value-type="float" office:value="0.0352914229564277">
                <text:p>0.0352914229564277</text:p>
              </table:table-cell>
              <table:table-cell office:value-type="float" office:value="0.014852384817688">
                <text:p>0.014852384817688</text:p>
              </table:table-cell>
              <table:table-cell office:value-type="float" office:value="0.0123756487833833">
                <text:p>0.0123756487833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44683923609021">
                <text:p>0.144683923609021</text:p>
              </table:table-cell>
              <table:table-cell office:value-type="float" office:value="0.0791340153208753">
                <text:p>0.0791340153208753</text:p>
              </table:table-cell>
              <table:table-cell office:value-type="float" office:value="0.0469824252730613">
                <text:p>0.0469824252730613</text:p>
              </table:table-cell>
              <table:table-cell office:value-type="float" office:value="0.0244807614190858">
                <text:p>0.0244807614190858</text:p>
              </table:table-cell>
              <table:table-cell office:value-type="float" office:value="0.0172583314101639">
                <text:p>0.0172583314101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66485997754036">
                <text:p>0.166485997754036</text:p>
              </table:table-cell>
              <table:table-cell office:value-type="float" office:value="0.0983620133424663">
                <text:p>0.0983620133424663</text:p>
              </table:table-cell>
              <table:table-cell office:value-type="float" office:value="0.0462037834310049">
                <text:p>0.0462037834310049</text:p>
              </table:table-cell>
              <table:table-cell office:value-type="float" office:value="0.0285682836585816">
                <text:p>0.0285682836585816</text:p>
              </table:table-cell>
              <table:table-cell office:value-type="float" office:value="0.0261943420234021">
                <text:p>0.0261943420234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79911750486164">
                <text:p>0.179911750486164</text:p>
              </table:table-cell>
              <table:table-cell office:value-type="float" office:value="0.111338487810961">
                <text:p>0.111338487810961</text:p>
              </table:table-cell>
              <table:table-cell office:value-type="float" office:value="0.0711416414391306">
                <text:p>0.0711416414391306</text:p>
              </table:table-cell>
              <table:table-cell office:value-type="float" office:value="0.037667303287484">
                <text:p>0.037667303287484</text:p>
              </table:table-cell>
              <table:table-cell office:value-type="float" office:value="0.0208775243595497">
                <text:p>0.0208775243595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06480091839149">
                <text:p>0.206480091839149</text:p>
              </table:table-cell>
              <table:table-cell office:value-type="float" office:value="0.1334217853304">
                <text:p>0.1334217853304</text:p>
              </table:table-cell>
              <table:table-cell office:value-type="float" office:value="0.0862525515743666">
                <text:p>0.0862525515743666</text:p>
              </table:table-cell>
              <table:table-cell office:value-type="float" office:value="0.0494089075531796">
                <text:p>0.0494089075531796</text:p>
              </table:table-cell>
              <table:table-cell office:value-type="float" office:value="0.0372446094799514">
                <text:p>0.0372446094799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20467109009098">
                <text:p>0.220467109009098</text:p>
              </table:table-cell>
              <table:table-cell office:value-type="float" office:value="0.153701306597027">
                <text:p>0.153701306597027</text:p>
              </table:table-cell>
              <table:table-cell office:value-type="float" office:value="0.0898408885823474">
                <text:p>0.0898408885823474</text:p>
              </table:table-cell>
              <table:table-cell office:value-type="float" office:value="0.0677230947329584">
                <text:p>0.0677230947329584</text:p>
              </table:table-cell>
              <table:table-cell office:value-type="float" office:value="0.0240740717494747">
                <text:p>0.0240740717494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46910592864131">
                <text:p>0.246910592864131</text:p>
              </table:table-cell>
              <table:table-cell office:value-type="float" office:value="0.168024849798493">
                <text:p>0.168024849798493</text:p>
              </table:table-cell>
              <table:table-cell office:value-type="float" office:value="0.107340543377639">
                <text:p>0.107340543377639</text:p>
              </table:table-cell>
              <table:table-cell office:value-type="float" office:value="0.0644412151394682">
                <text:p>0.0644412151394682</text:p>
              </table:table-cell>
              <table:table-cell office:value-type="float" office:value="0.0464625894756888">
                <text:p>0.0464625894756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6049483865705">
                <text:p>0.26049483865705</text:p>
              </table:table-cell>
              <table:table-cell office:value-type="float" office:value="0.178853810811406">
                <text:p>0.178853810811406</text:p>
              </table:table-cell>
              <table:table-cell office:value-type="float" office:value="0.137403794097797">
                <text:p>0.137403794097797</text:p>
              </table:table-cell>
              <table:table-cell office:value-type="float" office:value="0.0745239282992564">
                <text:p>0.0745239282992564</text:p>
              </table:table-cell>
              <table:table-cell office:value-type="float" office:value="0.0370388560699518">
                <text:p>0.0370388560699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90076427309311">
                <text:p>0.290076427309311</text:p>
              </table:table-cell>
              <table:table-cell office:value-type="float" office:value="0.213190704705554">
                <text:p>0.213190704705554</text:p>
              </table:table-cell>
              <table:table-cell office:value-type="float" office:value="0.141332996758867">
                <text:p>0.141332996758867</text:p>
              </table:table-cell>
              <table:table-cell office:value-type="float" office:value="0.10221350466881">
                <text:p>0.10221350466881</text:p>
              </table:table-cell>
              <table:table-cell office:value-type="float" office:value="0.0674749988143135">
                <text:p>0.0674749988143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4699144009549">
                <text:p>0.314699144009549</text:p>
              </table:table-cell>
              <table:table-cell office:value-type="float" office:value="0.233102208014012">
                <text:p>0.233102208014012</text:p>
              </table:table-cell>
              <table:table-cell office:value-type="float" office:value="0.155323202896736">
                <text:p>0.155323202896736</text:p>
              </table:table-cell>
              <table:table-cell office:value-type="float" office:value="0.10166114732858">
                <text:p>0.10166114732858</text:p>
              </table:table-cell>
              <table:table-cell office:value-type="float" office:value="0.0724421689328529">
                <text:p>0.0724421689328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23290431691319">
                <text:p>0.323290431691319</text:p>
              </table:table-cell>
              <table:table-cell office:value-type="float" office:value="0.253536579815044">
                <text:p>0.253536579815044</text:p>
              </table:table-cell>
              <table:table-cell office:value-type="float" office:value="0.183042832269287">
                <text:p>0.183042832269287</text:p>
              </table:table-cell>
              <table:table-cell office:value-type="float" office:value="0.133472222712596">
                <text:p>0.133472222712596</text:p>
              </table:table-cell>
              <table:table-cell office:value-type="float" office:value="0.0716229947295677">
                <text:p>0.0716229947295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48984269634787">
                <text:p>0.348984269634787</text:p>
              </table:table-cell>
              <table:table-cell office:value-type="float" office:value="0.27816675880685">
                <text:p>0.27816675880685</text:p>
              </table:table-cell>
              <table:table-cell office:value-type="float" office:value="0.192284915192171">
                <text:p>0.192284915192171</text:p>
              </table:table-cell>
              <table:table-cell office:value-type="float" office:value="0.133015097050395">
                <text:p>0.133015097050395</text:p>
              </table:table-cell>
              <table:table-cell office:value-type="float" office:value="0.0822900480094793">
                <text:p>0.0822900480094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8591577994259">
                <text:p>0.38591577994259</text:p>
              </table:table-cell>
              <table:table-cell office:value-type="float" office:value="0.291854764594884">
                <text:p>0.291854764594884</text:p>
              </table:table-cell>
              <table:table-cell office:value-type="float" office:value="0.209428618437591">
                <text:p>0.209428618437591</text:p>
              </table:table-cell>
              <table:table-cell office:value-type="float" office:value="0.159606460701408">
                <text:p>0.159606460701408</text:p>
              </table:table-cell>
              <table:table-cell office:value-type="float" office:value="0.125885403286271">
                <text:p>0.125885403286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86296004922345">
                <text:p>0.386296004922345</text:p>
              </table:table-cell>
              <table:table-cell office:value-type="float" office:value="0.311953452382248">
                <text:p>0.311953452382248</text:p>
              </table:table-cell>
              <table:table-cell office:value-type="float" office:value="0.243563496944822">
                <text:p>0.243563496944822</text:p>
              </table:table-cell>
              <table:table-cell office:value-type="float" office:value="0.178745644427936">
                <text:p>0.178745644427936</text:p>
              </table:table-cell>
              <table:table-cell office:value-type="float" office:value="0.133492781329764">
                <text:p>0.133492781329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11787710801856">
                <text:p>0.411787710801856</text:p>
              </table:table-cell>
              <table:table-cell office:value-type="float" office:value="0.340390544036412">
                <text:p>0.340390544036412</text:p>
              </table:table-cell>
              <table:table-cell office:value-type="float" office:value="0.252890390393597">
                <text:p>0.252890390393597</text:p>
              </table:table-cell>
              <table:table-cell office:value-type="float" office:value="0.209289942772739">
                <text:p>0.209289942772739</text:p>
              </table:table-cell>
              <table:table-cell office:value-type="float" office:value="0.16733722933198">
                <text:p>0.16733722933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31108041884632">
                <text:p>0.431108041884632</text:p>
              </table:table-cell>
              <table:table-cell office:value-type="float" office:value="0.354361856754718">
                <text:p>0.354361856754718</text:p>
              </table:table-cell>
              <table:table-cell office:value-type="float" office:value="0.277963158689493">
                <text:p>0.277963158689493</text:p>
              </table:table-cell>
              <table:table-cell office:value-type="float" office:value="0.213748752494443">
                <text:p>0.213748752494443</text:p>
              </table:table-cell>
              <table:table-cell office:value-type="float" office:value="0.173190896713482">
                <text:p>0.173190896713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55418027836283">
                <text:p>0.455418027836283</text:p>
              </table:table-cell>
              <table:table-cell office:value-type="float" office:value="0.387978010977015">
                <text:p>0.387978010977015</text:p>
              </table:table-cell>
              <table:table-cell office:value-type="float" office:value="0.291434508761851">
                <text:p>0.291434508761851</text:p>
              </table:table-cell>
              <table:table-cell office:value-type="float" office:value="0.231049031698197">
                <text:p>0.231049031698197</text:p>
              </table:table-cell>
              <table:table-cell office:value-type="float" office:value="0.201853639720024">
                <text:p>0.201853639720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75215518976439">
                <text:p>0.475215518976439</text:p>
              </table:table-cell>
              <table:table-cell office:value-type="float" office:value="0.395536541222942">
                <text:p>0.395536541222942</text:p>
              </table:table-cell>
              <table:table-cell office:value-type="float" office:value="0.312849072185109">
                <text:p>0.312849072185109</text:p>
              </table:table-cell>
              <table:table-cell office:value-type="float" office:value="0.246986524429725">
                <text:p>0.246986524429725</text:p>
              </table:table-cell>
              <table:table-cell office:value-type="float" office:value="0.209363889988151">
                <text:p>0.209363889988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94885418085226">
                <text:p>0.494885418085226</text:p>
              </table:table-cell>
              <table:table-cell office:value-type="float" office:value="0.426056744368598">
                <text:p>0.426056744368598</text:p>
              </table:table-cell>
              <table:table-cell office:value-type="float" office:value="0.353205172041695">
                <text:p>0.353205172041695</text:p>
              </table:table-cell>
              <table:table-cell office:value-type="float" office:value="0.279985830172934">
                <text:p>0.279985830172934</text:p>
              </table:table-cell>
              <table:table-cell office:value-type="float" office:value="0.212129293841072">
                <text:p>0.212129293841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19571448960215">
                <text:p>0.519571448960215</text:p>
              </table:table-cell>
              <table:table-cell office:value-type="float" office:value="0.437454097236055">
                <text:p>0.437454097236055</text:p>
              </table:table-cell>
              <table:table-cell office:value-type="float" office:value="0.366762236122254">
                <text:p>0.366762236122254</text:p>
              </table:table-cell>
              <table:table-cell office:value-type="float" office:value="0.291715276861891">
                <text:p>0.291715276861891</text:p>
              </table:table-cell>
              <table:table-cell office:value-type="float" office:value="0.243151194785211">
                <text:p>0.243151194785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27004721089283">
                <text:p>0.527004721089283</text:p>
              </table:table-cell>
              <table:table-cell office:value-type="float" office:value="0.462467165814169">
                <text:p>0.462467165814169</text:p>
              </table:table-cell>
              <table:table-cell office:value-type="float" office:value="0.366665008415296">
                <text:p>0.366665008415296</text:p>
              </table:table-cell>
              <table:table-cell office:value-type="float" office:value="0.335147169358037">
                <text:p>0.335147169358037</text:p>
              </table:table-cell>
              <table:table-cell office:value-type="float" office:value="0.278156689325844">
                <text:p>0.2781566893258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41057670834227">
                <text:p>0.541057670834227</text:p>
              </table:table-cell>
              <table:table-cell office:value-type="float" office:value="0.489450850088933">
                <text:p>0.489450850088933</text:p>
              </table:table-cell>
              <table:table-cell office:value-type="float" office:value="0.411101218430847">
                <text:p>0.411101218430847</text:p>
              </table:table-cell>
              <table:table-cell office:value-type="float" office:value="0.32829611414389">
                <text:p>0.32829611414389</text:p>
              </table:table-cell>
              <table:table-cell office:value-type="float" office:value="0.290157244190333">
                <text:p>0.290157244190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69018946673839">
                <text:p>0.569018946673839</text:p>
              </table:table-cell>
              <table:table-cell office:value-type="float" office:value="0.51292314130711">
                <text:p>0.51292314130711</text:p>
              </table:table-cell>
              <table:table-cell office:value-type="float" office:value="0.435367423805947">
                <text:p>0.435367423805947</text:p>
              </table:table-cell>
              <table:table-cell office:value-type="float" office:value="0.344701085549128">
                <text:p>0.344701085549128</text:p>
              </table:table-cell>
              <table:table-cell office:value-type="float" office:value="0.290910364951347">
                <text:p>0.290910364951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90932381094402">
                <text:p>0.590932381094402</text:p>
              </table:table-cell>
              <table:table-cell office:value-type="float" office:value="0.516643329104371">
                <text:p>0.516643329104371</text:p>
              </table:table-cell>
              <table:table-cell office:value-type="float" office:value="0.466844597430633">
                <text:p>0.466844597430633</text:p>
              </table:table-cell>
              <table:table-cell office:value-type="float" office:value="0.352701510870714">
                <text:p>0.352701510870714</text:p>
              </table:table-cell>
              <table:table-cell office:value-type="float" office:value="0.297506099961487">
                <text:p>0.297506099961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03308426442393">
                <text:p>0.603308426442393</text:p>
              </table:table-cell>
              <table:table-cell office:value-type="float" office:value="0.544286114391533">
                <text:p>0.544286114391533</text:p>
              </table:table-cell>
              <table:table-cell office:value-type="float" office:value="0.459392696435342">
                <text:p>0.459392696435342</text:p>
              </table:table-cell>
              <table:table-cell office:value-type="float" office:value="0.433189656383531">
                <text:p>0.433189656383531</text:p>
              </table:table-cell>
              <table:table-cell office:value-type="float" office:value="0.35235136993496">
                <text:p>0.35235136993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623880962907272">
                <text:p>0.623880962907272</text:p>
              </table:table-cell>
              <table:table-cell office:value-type="float" office:value="0.562288205803">
                <text:p>0.562288205803</text:p>
              </table:table-cell>
              <table:table-cell office:value-type="float" office:value="0.496713693332717">
                <text:p>0.496713693332717</text:p>
              </table:table-cell>
              <table:table-cell office:value-type="float" office:value="0.429594366715661">
                <text:p>0.429594366715661</text:p>
              </table:table-cell>
              <table:table-cell office:value-type="float" office:value="0.360413956234083">
                <text:p>0.360413956234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25945704446389">
                <text:p>0.625945704446389</text:p>
              </table:table-cell>
              <table:table-cell office:value-type="float" office:value="0.567377273610727">
                <text:p>0.567377273610727</text:p>
              </table:table-cell>
              <table:table-cell office:value-type="float" office:value="0.511598242510178">
                <text:p>0.511598242510178</text:p>
              </table:table-cell>
              <table:table-cell office:value-type="float" office:value="0.423150746691878">
                <text:p>0.423150746691878</text:p>
              </table:table-cell>
              <table:table-cell office:value-type="float" office:value="0.386034402742137">
                <text:p>0.386034402742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659417909878509">
                <text:p>0.659417909878509</text:p>
              </table:table-cell>
              <table:table-cell office:value-type="float" office:value="0.603071936891968">
                <text:p>0.603071936891968</text:p>
              </table:table-cell>
              <table:table-cell office:value-type="float" office:value="0.527957106971336">
                <text:p>0.527957106971336</text:p>
              </table:table-cell>
              <table:table-cell office:value-type="float" office:value="0.481673242678779">
                <text:p>0.481673242678779</text:p>
              </table:table-cell>
              <table:table-cell office:value-type="float" office:value="0.370659047138864">
                <text:p>0.370659047138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667626202736959">
                <text:p>0.667626202736959</text:p>
              </table:table-cell>
              <table:table-cell office:value-type="float" office:value="0.609387384365778">
                <text:p>0.609387384365778</text:p>
              </table:table-cell>
              <table:table-cell office:value-type="float" office:value="0.53808995282406">
                <text:p>0.53808995282406</text:p>
              </table:table-cell>
              <table:table-cell office:value-type="float" office:value="0.483644106214909">
                <text:p>0.483644106214909</text:p>
              </table:table-cell>
              <table:table-cell office:value-type="float" office:value="0.426998434917879">
                <text:p>0.426998434917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92569553277681">
                <text:p>0.692569553277681</text:p>
              </table:table-cell>
              <table:table-cell office:value-type="float" office:value="0.623314319920347">
                <text:p>0.623314319920347</text:p>
              </table:table-cell>
              <table:table-cell office:value-type="float" office:value="0.571027548049255">
                <text:p>0.571027548049255</text:p>
              </table:table-cell>
              <table:table-cell office:value-type="float" office:value="0.508681547890134">
                <text:p>0.508681547890134</text:p>
              </table:table-cell>
              <table:table-cell office:value-type="float" office:value="0.446538838922415">
                <text:p>0.446538838922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687597469473321">
                <text:p>0.687597469473321</text:p>
              </table:table-cell>
              <table:table-cell office:value-type="float" office:value="0.647558106440204">
                <text:p>0.647558106440204</text:p>
              </table:table-cell>
              <table:table-cell office:value-type="float" office:value="0.596835576622979">
                <text:p>0.596835576622979</text:p>
              </table:table-cell>
              <table:table-cell office:value-type="float" office:value="0.528568021522167">
                <text:p>0.528568021522167</text:p>
              </table:table-cell>
              <table:table-cell office:value-type="float" office:value="0.463128832830526">
                <text:p>0.463128832830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09037848111387">
                <text:p>0.709037848111387</text:p>
              </table:table-cell>
              <table:table-cell office:value-type="float" office:value="0.65729231332637">
                <text:p>0.65729231332637</text:p>
              </table:table-cell>
              <table:table-cell office:value-type="float" office:value="0.612667562290889">
                <text:p>0.612667562290889</text:p>
              </table:table-cell>
              <table:table-cell office:value-type="float" office:value="0.534875579333243">
                <text:p>0.534875579333243</text:p>
              </table:table-cell>
              <table:table-cell office:value-type="float" office:value="0.472950258505777">
                <text:p>0.4729502585057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07958562726065">
                <text:p>0.707958562726065</text:p>
              </table:table-cell>
              <table:table-cell office:value-type="float" office:value="0.677583505677477">
                <text:p>0.677583505677477</text:p>
              </table:table-cell>
              <table:table-cell office:value-type="float" office:value="0.626769935640652">
                <text:p>0.626769935640652</text:p>
              </table:table-cell>
              <table:table-cell office:value-type="float" office:value="0.569968580363141">
                <text:p>0.569968580363141</text:p>
              </table:table-cell>
              <table:table-cell office:value-type="float" office:value="0.469561094502121">
                <text:p>0.469561094502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29069150602995">
                <text:p>0.729069150602995</text:p>
              </table:table-cell>
              <table:table-cell office:value-type="float" office:value="0.685260798596347">
                <text:p>0.685260798596347</text:p>
              </table:table-cell>
              <table:table-cell office:value-type="float" office:value="0.63886657970117">
                <text:p>0.63886657970117</text:p>
              </table:table-cell>
              <table:table-cell office:value-type="float" office:value="0.576065528779681">
                <text:p>0.576065528779681</text:p>
              </table:table-cell>
              <table:table-cell office:value-type="float" office:value="0.521584424186521">
                <text:p>0.521584424186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31637464459262">
                <text:p>0.731637464459262</text:p>
              </table:table-cell>
              <table:table-cell office:value-type="float" office:value="0.685843864708208">
                <text:p>0.685843864708208</text:p>
              </table:table-cell>
              <table:table-cell office:value-type="float" office:value="0.646401999446887">
                <text:p>0.646401999446887</text:p>
              </table:table-cell>
              <table:table-cell office:value-type="float" office:value="0.59289667916706">
                <text:p>0.59289667916706</text:p>
              </table:table-cell>
              <table:table-cell office:value-type="float" office:value="0.473249117624026">
                <text:p>0.473249117624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57837372367195">
                <text:p>0.757837372367195</text:p>
              </table:table-cell>
              <table:table-cell office:value-type="float" office:value="0.724628896733272">
                <text:p>0.724628896733272</text:p>
              </table:table-cell>
              <table:table-cell office:value-type="float" office:value="0.665356505078324">
                <text:p>0.665356505078324</text:p>
              </table:table-cell>
              <table:table-cell office:value-type="float" office:value="0.615041622501776">
                <text:p>0.615041622501776</text:p>
              </table:table-cell>
              <table:table-cell office:value-type="float" office:value="0.559196828293542">
                <text:p>0.559196828293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71033048702048">
                <text:p>0.771033048702048</text:p>
              </table:table-cell>
              <table:table-cell office:value-type="float" office:value="0.731244105708638">
                <text:p>0.731244105708638</text:p>
              </table:table-cell>
              <table:table-cell office:value-type="float" office:value="0.6767821959976">
                <text:p>0.6767821959976</text:p>
              </table:table-cell>
              <table:table-cell office:value-type="float" office:value="0.623820258988515">
                <text:p>0.623820258988515</text:p>
              </table:table-cell>
              <table:table-cell office:value-type="float" office:value="0.559519528944323">
                <text:p>0.559519528944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82433030533126">
                <text:p>0.782433030533126</text:p>
              </table:table-cell>
              <table:table-cell office:value-type="float" office:value="0.732219838097926">
                <text:p>0.732219838097926</text:p>
              </table:table-cell>
              <table:table-cell office:value-type="float" office:value="0.692967335171469">
                <text:p>0.692967335171469</text:p>
              </table:table-cell>
              <table:table-cell office:value-type="float" office:value="0.64554680057696">
                <text:p>0.64554680057696</text:p>
              </table:table-cell>
              <table:table-cell office:value-type="float" office:value="0.580268099978142">
                <text:p>0.5802680999781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86070577945386">
                <text:p>0.786070577945386</text:p>
              </table:table-cell>
              <table:table-cell office:value-type="float" office:value="0.753053545670293">
                <text:p>0.753053545670293</text:p>
              </table:table-cell>
              <table:table-cell office:value-type="float" office:value="0.728204804550805">
                <text:p>0.728204804550805</text:p>
              </table:table-cell>
              <table:table-cell office:value-type="float" office:value="0.660998139013395">
                <text:p>0.660998139013395</text:p>
              </table:table-cell>
              <table:table-cell office:value-type="float" office:value="0.622729340576153">
                <text:p>0.622729340576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89702828861947">
                <text:p>0.789702828861947</text:p>
              </table:table-cell>
              <table:table-cell office:value-type="float" office:value="0.75277002526056">
                <text:p>0.75277002526056</text:p>
              </table:table-cell>
              <table:table-cell office:value-type="float" office:value="0.710772479053719">
                <text:p>0.710772479053719</text:p>
              </table:table-cell>
              <table:table-cell office:value-type="float" office:value="0.662364320852277">
                <text:p>0.662364320852277</text:p>
              </table:table-cell>
              <table:table-cell office:value-type="float" office:value="0.633332318048768">
                <text:p>0.633332318048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811071262561708">
                <text:p>0.811071262561708</text:p>
              </table:table-cell>
              <table:table-cell office:value-type="float" office:value="0.778624907782271">
                <text:p>0.778624907782271</text:p>
              </table:table-cell>
              <table:table-cell office:value-type="float" office:value="0.725202669475179">
                <text:p>0.725202669475179</text:p>
              </table:table-cell>
              <table:table-cell office:value-type="float" office:value="0.704537770581778">
                <text:p>0.704537770581778</text:p>
              </table:table-cell>
              <table:table-cell office:value-type="float" office:value="0.620439827527028">
                <text:p>0.6204398275270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815120879106093">
                <text:p>0.815120879106093</text:p>
              </table:table-cell>
              <table:table-cell office:value-type="float" office:value="0.80085499921176">
                <text:p>0.80085499921176</text:p>
              </table:table-cell>
              <table:table-cell office:value-type="float" office:value="0.745525730827065">
                <text:p>0.745525730827065</text:p>
              </table:table-cell>
              <table:table-cell office:value-type="float" office:value="0.704906980359088">
                <text:p>0.704906980359088</text:p>
              </table:table-cell>
              <table:table-cell office:value-type="float" office:value="0.663716553543758">
                <text:p>0.663716553543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819847288723982">
                <text:p>0.819847288723982</text:p>
              </table:table-cell>
              <table:table-cell office:value-type="float" office:value="0.798877769703731">
                <text:p>0.798877769703731</text:p>
              </table:table-cell>
              <table:table-cell office:value-type="float" office:value="0.763387962487856">
                <text:p>0.763387962487856</text:p>
              </table:table-cell>
              <table:table-cell office:value-type="float" office:value="0.720769801116489">
                <text:p>0.720769801116489</text:p>
              </table:table-cell>
              <table:table-cell office:value-type="float" office:value="0.67752676463151">
                <text:p>0.67752676463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83525813509935">
                <text:p>0.83525813509935</text:p>
              </table:table-cell>
              <table:table-cell office:value-type="float" office:value="0.806405048551058">
                <text:p>0.806405048551058</text:p>
              </table:table-cell>
              <table:table-cell office:value-type="float" office:value="0.751072658381863">
                <text:p>0.751072658381863</text:p>
              </table:table-cell>
              <table:table-cell office:value-type="float" office:value="0.716889855726897">
                <text:p>0.716889855726897</text:p>
              </table:table-cell>
              <table:table-cell office:value-type="float" office:value="0.699131814939257">
                <text:p>0.699131814939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840109652587283">
                <text:p>0.840109652587283</text:p>
              </table:table-cell>
              <table:table-cell office:value-type="float" office:value="0.821957999879888">
                <text:p>0.821957999879888</text:p>
              </table:table-cell>
              <table:table-cell office:value-type="float" office:value="0.788344808862553">
                <text:p>0.788344808862553</text:p>
              </table:table-cell>
              <table:table-cell office:value-type="float" office:value="0.73735755138922">
                <text:p>0.73735755138922</text:p>
              </table:table-cell>
              <table:table-cell office:value-type="float" office:value="0.688265799016439">
                <text:p>0.688265799016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857300679479495">
                <text:p>0.857300679479495</text:p>
              </table:table-cell>
              <table:table-cell office:value-type="float" office:value="0.827248971778278">
                <text:p>0.827248971778278</text:p>
              </table:table-cell>
              <table:table-cell office:value-type="float" office:value="0.794038810336974">
                <text:p>0.794038810336974</text:p>
              </table:table-cell>
              <table:table-cell office:value-type="float" office:value="0.754014408381053">
                <text:p>0.754014408381053</text:p>
              </table:table-cell>
              <table:table-cell office:value-type="float" office:value="0.704125247862745">
                <text:p>0.704125247862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859743519070837">
                <text:p>0.859743519070837</text:p>
              </table:table-cell>
              <table:table-cell office:value-type="float" office:value="0.827546196632436">
                <text:p>0.827546196632436</text:p>
              </table:table-cell>
              <table:table-cell office:value-type="float" office:value="0.790087601589492">
                <text:p>0.790087601589492</text:p>
              </table:table-cell>
              <table:table-cell office:value-type="float" office:value="0.74349574055168">
                <text:p>0.74349574055168</text:p>
              </table:table-cell>
              <table:table-cell office:value-type="float" office:value="0.713979920228174">
                <text:p>0.7139799202281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863792202674033">
                <text:p>0.863792202674033</text:p>
              </table:table-cell>
              <table:table-cell office:value-type="float" office:value="0.823818341756535">
                <text:p>0.823818341756535</text:p>
              </table:table-cell>
              <table:table-cell office:value-type="float" office:value="0.794642769344903">
                <text:p>0.794642769344903</text:p>
              </table:table-cell>
              <table:table-cell office:value-type="float" office:value="0.770911831005921">
                <text:p>0.770911831005921</text:p>
              </table:table-cell>
              <table:table-cell office:value-type="float" office:value="0.739888699276964">
                <text:p>0.7398886992769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872101509811671">
                <text:p>0.872101509811671</text:p>
              </table:table-cell>
              <table:table-cell office:value-type="float" office:value="0.862701052793863">
                <text:p>0.862701052793863</text:p>
              </table:table-cell>
              <table:table-cell office:value-type="float" office:value="0.829873195899646">
                <text:p>0.829873195899646</text:p>
              </table:table-cell>
              <table:table-cell office:value-type="float" office:value="0.795041977846825">
                <text:p>0.795041977846825</text:p>
              </table:table-cell>
              <table:table-cell office:value-type="float" office:value="0.775493637871687">
                <text:p>0.775493637871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872835405546168">
                <text:p>0.872835405546168</text:p>
              </table:table-cell>
              <table:table-cell office:value-type="float" office:value="0.865357651700938">
                <text:p>0.865357651700938</text:p>
              </table:table-cell>
              <table:table-cell office:value-type="float" office:value="0.82228438663289">
                <text:p>0.82228438663289</text:p>
              </table:table-cell>
              <table:table-cell office:value-type="float" office:value="0.789294711868283">
                <text:p>0.789294711868283</text:p>
              </table:table-cell>
              <table:table-cell office:value-type="float" office:value="0.734914980068402">
                <text:p>0.734914980068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873338972073445">
                <text:p>0.873338972073445</text:p>
              </table:table-cell>
              <table:table-cell office:value-type="float" office:value="0.86407964777291">
                <text:p>0.86407964777291</text:p>
              </table:table-cell>
              <table:table-cell office:value-type="float" office:value="0.843553332800338">
                <text:p>0.843553332800338</text:p>
              </table:table-cell>
              <table:table-cell office:value-type="float" office:value="0.803606126543047">
                <text:p>0.803606126543047</text:p>
              </table:table-cell>
              <table:table-cell office:value-type="float" office:value="0.772710474363293">
                <text:p>0.772710474363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88160675470957">
                <text:p>0.888160675470957</text:p>
              </table:table-cell>
              <table:table-cell office:value-type="float" office:value="0.875029539748102">
                <text:p>0.875029539748102</text:p>
              </table:table-cell>
              <table:table-cell office:value-type="float" office:value="0.843009174694509">
                <text:p>0.843009174694509</text:p>
              </table:table-cell>
              <table:table-cell office:value-type="float" office:value="0.814203510715443">
                <text:p>0.814203510715443</text:p>
              </table:table-cell>
              <table:table-cell office:value-type="float" office:value="0.815769073415701">
                <text:p>0.8157690734157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79036727611158">
                <text:p>0.879036727611158</text:p>
              </table:table-cell>
              <table:table-cell office:value-type="float" office:value="0.869752125900576">
                <text:p>0.869752125900576</text:p>
              </table:table-cell>
              <table:table-cell office:value-type="float" office:value="0.846695227960731">
                <text:p>0.846695227960731</text:p>
              </table:table-cell>
              <table:table-cell office:value-type="float" office:value="0.81616337430963">
                <text:p>0.81616337430963</text:p>
              </table:table-cell>
              <table:table-cell office:value-type="float" office:value="0.770144653185839">
                <text:p>0.7701446531858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898558494419571">
                <text:p>0.898558494419571</text:p>
              </table:table-cell>
              <table:table-cell office:value-type="float" office:value="0.893179480650208">
                <text:p>0.893179480650208</text:p>
              </table:table-cell>
              <table:table-cell office:value-type="float" office:value="0.858033595998623">
                <text:p>0.858033595998623</text:p>
              </table:table-cell>
              <table:table-cell office:value-type="float" office:value="0.829828715169528">
                <text:p>0.829828715169528</text:p>
              </table:table-cell>
              <table:table-cell office:value-type="float" office:value="0.789063196950614">
                <text:p>0.789063196950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01369789820278">
                <text:p>0.901369789820278</text:p>
              </table:table-cell>
              <table:table-cell office:value-type="float" office:value="0.895931891526749">
                <text:p>0.895931891526749</text:p>
              </table:table-cell>
              <table:table-cell office:value-type="float" office:value="0.856723965520897">
                <text:p>0.856723965520897</text:p>
              </table:table-cell>
              <table:table-cell office:value-type="float" office:value="0.853600050047159">
                <text:p>0.853600050047159</text:p>
              </table:table-cell>
              <table:table-cell office:value-type="float" office:value="0.805027324563771">
                <text:p>0.8050273245637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08370653600458">
                <text:p>0.908370653600458</text:p>
              </table:table-cell>
              <table:table-cell office:value-type="float" office:value="0.896909091475724">
                <text:p>0.896909091475724</text:p>
              </table:table-cell>
              <table:table-cell office:value-type="float" office:value="0.864413558497053">
                <text:p>0.864413558497053</text:p>
              </table:table-cell>
              <table:table-cell office:value-type="float" office:value="0.847397819392837">
                <text:p>0.847397819392837</text:p>
              </table:table-cell>
              <table:table-cell office:value-type="float" office:value="0.830840183941615">
                <text:p>0.830840183941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06669392904475">
                <text:p>0.906669392904475</text:p>
              </table:table-cell>
              <table:table-cell office:value-type="float" office:value="0.899811257922676">
                <text:p>0.899811257922676</text:p>
              </table:table-cell>
              <table:table-cell office:value-type="float" office:value="0.874177686090459">
                <text:p>0.874177686090459</text:p>
              </table:table-cell>
              <table:table-cell office:value-type="float" office:value="0.863219078804876">
                <text:p>0.863219078804876</text:p>
              </table:table-cell>
              <table:table-cell office:value-type="float" office:value="0.813282674102627">
                <text:p>0.8132826741026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12532376661934">
                <text:p>0.912532376661934</text:p>
              </table:table-cell>
              <table:table-cell office:value-type="float" office:value="0.903972442452336">
                <text:p>0.903972442452336</text:p>
              </table:table-cell>
              <table:table-cell office:value-type="float" office:value="0.890564064080588">
                <text:p>0.890564064080588</text:p>
              </table:table-cell>
              <table:table-cell office:value-type="float" office:value="0.866852318185156">
                <text:p>0.866852318185156</text:p>
              </table:table-cell>
              <table:table-cell office:value-type="float" office:value="0.832826940764491">
                <text:p>0.8328269407644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19415724455515">
                <text:p>0.919415724455515</text:p>
              </table:table-cell>
              <table:table-cell office:value-type="float" office:value="0.90935938818045">
                <text:p>0.90935938818045</text:p>
              </table:table-cell>
              <table:table-cell office:value-type="float" office:value="0.873225170359479">
                <text:p>0.873225170359479</text:p>
              </table:table-cell>
              <table:table-cell office:value-type="float" office:value="0.859263628206805">
                <text:p>0.859263628206805</text:p>
              </table:table-cell>
              <table:table-cell office:value-type="float" office:value="0.820131989810427">
                <text:p>0.820131989810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20799661705552">
                <text:p>0.920799661705552</text:p>
              </table:table-cell>
              <table:table-cell office:value-type="float" office:value="0.909519588851469">
                <text:p>0.909519588851469</text:p>
              </table:table-cell>
              <table:table-cell office:value-type="float" office:value="0.884810183247469">
                <text:p>0.884810183247469</text:p>
              </table:table-cell>
              <table:table-cell office:value-type="float" office:value="0.866583387980487">
                <text:p>0.866583387980487</text:p>
              </table:table-cell>
              <table:table-cell office:value-type="float" office:value="0.847371546643388">
                <text:p>0.8473715466433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22365789551855">
                <text:p>0.922365789551855</text:p>
              </table:table-cell>
              <table:table-cell office:value-type="float" office:value="0.908381682858617">
                <text:p>0.908381682858617</text:p>
              </table:table-cell>
              <table:table-cell office:value-type="float" office:value="0.908113049239692">
                <text:p>0.908113049239692</text:p>
              </table:table-cell>
              <table:table-cell office:value-type="float" office:value="0.877239638602925">
                <text:p>0.877239638602925</text:p>
              </table:table-cell>
              <table:table-cell office:value-type="float" office:value="0.846924372764584">
                <text:p>0.846924372764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25580712444529">
                <text:p>0.925580712444529</text:p>
              </table:table-cell>
              <table:table-cell office:value-type="float" office:value="0.924520349927746">
                <text:p>0.924520349927746</text:p>
              </table:table-cell>
              <table:table-cell office:value-type="float" office:value="0.906548626894867">
                <text:p>0.906548626894867</text:p>
              </table:table-cell>
              <table:table-cell office:value-type="float" office:value="0.895299612885437">
                <text:p>0.895299612885437</text:p>
              </table:table-cell>
              <table:table-cell office:value-type="float" office:value="0.865842290933696">
                <text:p>0.865842290933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28763808132689">
                <text:p>0.928763808132689</text:p>
              </table:table-cell>
              <table:table-cell office:value-type="float" office:value="0.922010964571312">
                <text:p>0.922010964571312</text:p>
              </table:table-cell>
              <table:table-cell office:value-type="float" office:value="0.908224187193141">
                <text:p>0.908224187193141</text:p>
              </table:table-cell>
              <table:table-cell office:value-type="float" office:value="0.890417581848866">
                <text:p>0.890417581848866</text:p>
              </table:table-cell>
              <table:table-cell office:value-type="float" office:value="0.87866527951139">
                <text:p>0.87866527951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3363671279492">
                <text:p>0.93363671279492</text:p>
              </table:table-cell>
              <table:table-cell office:value-type="float" office:value="0.92863515182686">
                <text:p>0.92863515182686</text:p>
              </table:table-cell>
              <table:table-cell office:value-type="float" office:value="0.907451783219076">
                <text:p>0.907451783219076</text:p>
              </table:table-cell>
              <table:table-cell office:value-type="float" office:value="0.898409853835634">
                <text:p>0.898409853835634</text:p>
              </table:table-cell>
              <table:table-cell office:value-type="float" office:value="0.877750670416611">
                <text:p>0.8777506704166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43615543764248">
                <text:p>0.943615543764248</text:p>
              </table:table-cell>
              <table:table-cell office:value-type="float" office:value="0.92305964664299">
                <text:p>0.92305964664299</text:p>
              </table:table-cell>
              <table:table-cell office:value-type="float" office:value="0.915443573616733">
                <text:p>0.915443573616733</text:p>
              </table:table-cell>
              <table:table-cell office:value-type="float" office:value="0.895094820938908">
                <text:p>0.895094820938908</text:p>
              </table:table-cell>
              <table:table-cell office:value-type="float" office:value="0.892519073383116">
                <text:p>0.892519073383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44500442388562">
                <text:p>0.944500442388562</text:p>
              </table:table-cell>
              <table:table-cell office:value-type="float" office:value="0.936860769830857">
                <text:p>0.936860769830857</text:p>
              </table:table-cell>
              <table:table-cell office:value-type="float" office:value="0.916440507605672">
                <text:p>0.916440507605672</text:p>
              </table:table-cell>
              <table:table-cell office:value-type="float" office:value="0.898010469888163">
                <text:p>0.898010469888163</text:p>
              </table:table-cell>
              <table:table-cell office:value-type="float" office:value="0.887370588554533">
                <text:p>0.887370588554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48154167704666">
                <text:p>0.948154167704666</text:p>
              </table:table-cell>
              <table:table-cell office:value-type="float" office:value="0.946291115504279">
                <text:p>0.946291115504279</text:p>
              </table:table-cell>
              <table:table-cell office:value-type="float" office:value="0.923081116452432">
                <text:p>0.923081116452432</text:p>
              </table:table-cell>
              <table:table-cell office:value-type="float" office:value="0.908458830965758">
                <text:p>0.908458830965758</text:p>
              </table:table-cell>
              <table:table-cell office:value-type="float" office:value="0.894039186099394">
                <text:p>0.8940391860993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4891435778482">
                <text:p>0.94891435778482</text:p>
              </table:table-cell>
              <table:table-cell office:value-type="float" office:value="0.949580134139896">
                <text:p>0.949580134139896</text:p>
              </table:table-cell>
              <table:table-cell office:value-type="float" office:value="0.919353084346135">
                <text:p>0.919353084346135</text:p>
              </table:table-cell>
              <table:table-cell office:value-type="float" office:value="0.909497952312111">
                <text:p>0.909497952312111</text:p>
              </table:table-cell>
              <table:table-cell office:value-type="float" office:value="0.894369517295279">
                <text:p>0.894369517295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52469241647044">
                <text:p>0.952469241647044</text:p>
              </table:table-cell>
              <table:table-cell office:value-type="float" office:value="0.946471347303682">
                <text:p>0.946471347303682</text:p>
              </table:table-cell>
              <table:table-cell office:value-type="float" office:value="0.929922498580075">
                <text:p>0.929922498580075</text:p>
              </table:table-cell>
              <table:table-cell office:value-type="float" office:value="0.93400811346542">
                <text:p>0.93400811346542</text:p>
              </table:table-cell>
              <table:table-cell office:value-type="float" office:value="0.897769047232477">
                <text:p>0.8977690472324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51127309095658">
                <text:p>0.951127309095658</text:p>
              </table:table-cell>
              <table:table-cell office:value-type="float" office:value="0.946785988707008">
                <text:p>0.946785988707008</text:p>
              </table:table-cell>
              <table:table-cell office:value-type="float" office:value="0.92192215869264">
                <text:p>0.92192215869264</text:p>
              </table:table-cell>
              <table:table-cell office:value-type="float" office:value="0.916514592324298">
                <text:p>0.916514592324298</text:p>
              </table:table-cell>
              <table:table-cell office:value-type="float" office:value="0.924073862572022">
                <text:p>0.924073862572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54764709435053">
                <text:p>0.954764709435053</text:p>
              </table:table-cell>
              <table:table-cell office:value-type="float" office:value="0.952714115090026">
                <text:p>0.952714115090026</text:p>
              </table:table-cell>
              <table:table-cell office:value-type="float" office:value="0.946107188299209">
                <text:p>0.946107188299209</text:p>
              </table:table-cell>
              <table:table-cell office:value-type="float" office:value="0.92725230332701">
                <text:p>0.92725230332701</text:p>
              </table:table-cell>
              <table:table-cell office:value-type="float" office:value="0.914256169894703">
                <text:p>0.9142561698947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6007980414735">
                <text:p>0.96007980414735</text:p>
              </table:table-cell>
              <table:table-cell office:value-type="float" office:value="0.947769925450413">
                <text:p>0.947769925450413</text:p>
              </table:table-cell>
              <table:table-cell office:value-type="float" office:value="0.946313926299461">
                <text:p>0.946313926299461</text:p>
              </table:table-cell>
              <table:table-cell office:value-type="float" office:value="0.941932011775393">
                <text:p>0.941932011775393</text:p>
              </table:table-cell>
              <table:table-cell office:value-type="float" office:value="0.904076463238816">
                <text:p>0.904076463238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63251955443526">
                <text:p>0.963251955443526</text:p>
              </table:table-cell>
              <table:table-cell office:value-type="float" office:value="0.947508131790839">
                <text:p>0.947508131790839</text:p>
              </table:table-cell>
              <table:table-cell office:value-type="float" office:value="0.938081708423043">
                <text:p>0.938081708423043</text:p>
              </table:table-cell>
              <table:table-cell office:value-type="float" office:value="0.935704252168765">
                <text:p>0.935704252168765</text:p>
              </table:table-cell>
              <table:table-cell office:value-type="float" office:value="0.932819119770777">
                <text:p>0.9328191197707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69383885975791">
                <text:p>0.969383885975791</text:p>
              </table:table-cell>
              <table:table-cell office:value-type="float" office:value="0.957145336711716">
                <text:p>0.957145336711716</text:p>
              </table:table-cell>
              <table:table-cell office:value-type="float" office:value="0.947824654505082">
                <text:p>0.947824654505082</text:p>
              </table:table-cell>
              <table:table-cell office:value-type="float" office:value="0.925949804093856">
                <text:p>0.925949804093856</text:p>
              </table:table-cell>
              <table:table-cell office:value-type="float" office:value="0.935963467814094">
                <text:p>0.9359634678140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64789236646534">
                <text:p>0.964789236646534</text:p>
              </table:table-cell>
              <table:table-cell office:value-type="float" office:value="0.960562572718483">
                <text:p>0.960562572718483</text:p>
              </table:table-cell>
              <table:table-cell office:value-type="float" office:value="0.947853299135337">
                <text:p>0.947853299135337</text:p>
              </table:table-cell>
              <table:table-cell office:value-type="float" office:value="0.949400353453367">
                <text:p>0.949400353453367</text:p>
              </table:table-cell>
              <table:table-cell office:value-type="float" office:value="0.919022101528153">
                <text:p>0.919022101528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58128842615798">
                <text:p>0.958128842615798</text:p>
              </table:table-cell>
              <table:table-cell office:value-type="float" office:value="0.959808233600108">
                <text:p>0.959808233600108</text:p>
              </table:table-cell>
              <table:table-cell office:value-type="float" office:value="0.959282518930832">
                <text:p>0.959282518930832</text:p>
              </table:table-cell>
              <table:table-cell office:value-type="float" office:value="0.935822211879054">
                <text:p>0.935822211879054</text:p>
              </table:table-cell>
              <table:table-cell office:value-type="float" office:value="0.915144945349612">
                <text:p>0.915144945349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66667799522964">
                <text:p>0.966667799522964</text:p>
              </table:table-cell>
              <table:table-cell office:value-type="float" office:value="0.965113022421714">
                <text:p>0.965113022421714</text:p>
              </table:table-cell>
              <table:table-cell office:value-type="float" office:value="0.952076553694444">
                <text:p>0.952076553694444</text:p>
              </table:table-cell>
              <table:table-cell office:value-type="float" office:value="0.951605150030592">
                <text:p>0.951605150030592</text:p>
              </table:table-cell>
              <table:table-cell office:value-type="float" office:value="0.948361806246334">
                <text:p>0.948361806246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70995819115627">
                <text:p>0.970995819115627</text:p>
              </table:table-cell>
              <table:table-cell office:value-type="float" office:value="0.965245628867107">
                <text:p>0.965245628867107</text:p>
              </table:table-cell>
              <table:table-cell office:value-type="float" office:value="0.947701028803599">
                <text:p>0.947701028803599</text:p>
              </table:table-cell>
              <table:table-cell office:value-type="float" office:value="0.94573941354133">
                <text:p>0.94573941354133</text:p>
              </table:table-cell>
              <table:table-cell office:value-type="float" office:value="0.936039327241707">
                <text:p>0.936039327241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76169811292238">
                <text:p>0.976169811292238</text:p>
              </table:table-cell>
              <table:table-cell office:value-type="float" office:value="0.970818023242109">
                <text:p>0.970818023242109</text:p>
              </table:table-cell>
              <table:table-cell office:value-type="float" office:value="0.949745001444196">
                <text:p>0.949745001444196</text:p>
              </table:table-cell>
              <table:table-cell office:value-type="float" office:value="0.9608664508366">
                <text:p>0.9608664508366</text:p>
              </table:table-cell>
              <table:table-cell office:value-type="float" office:value="0.953857722205626">
                <text:p>0.953857722205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72431867755479">
                <text:p>0.972431867755479</text:p>
              </table:table-cell>
              <table:table-cell office:value-type="float" office:value="0.969834713585348">
                <text:p>0.969834713585348</text:p>
              </table:table-cell>
              <table:table-cell office:value-type="float" office:value="0.963268149842715">
                <text:p>0.963268149842715</text:p>
              </table:table-cell>
              <table:table-cell office:value-type="float" office:value="0.952043693866834">
                <text:p>0.952043693866834</text:p>
              </table:table-cell>
              <table:table-cell office:value-type="float" office:value="0.926567216828552">
                <text:p>0.926567216828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74829822265714">
                <text:p>0.974829822265714</text:p>
              </table:table-cell>
              <table:table-cell office:value-type="float" office:value="0.970322887251747">
                <text:p>0.970322887251747</text:p>
              </table:table-cell>
              <table:table-cell office:value-type="float" office:value="0.967050728899723">
                <text:p>0.967050728899723</text:p>
              </table:table-cell>
              <table:table-cell office:value-type="float" office:value="0.968235222661732">
                <text:p>0.968235222661732</text:p>
              </table:table-cell>
              <table:table-cell office:value-type="float" office:value="0.93690894380215">
                <text:p>0.936908943802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78855509072612">
                <text:p>0.978855509072612</text:p>
              </table:table-cell>
              <table:table-cell office:value-type="float" office:value="0.970781628457368">
                <text:p>0.970781628457368</text:p>
              </table:table-cell>
              <table:table-cell office:value-type="float" office:value="0.96615232105907">
                <text:p>0.96615232105907</text:p>
              </table:table-cell>
              <table:table-cell office:value-type="float" office:value="0.945998578364435">
                <text:p>0.945998578364435</text:p>
              </table:table-cell>
              <table:table-cell office:value-type="float" office:value="0.965774613753888">
                <text:p>0.9657746137538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773856200413">
                <text:p>0.9773856200413</text:p>
              </table:table-cell>
              <table:table-cell office:value-type="float" office:value="0.971852735066881">
                <text:p>0.971852735066881</text:p>
              </table:table-cell>
              <table:table-cell office:value-type="float" office:value="0.968240969637057">
                <text:p>0.968240969637057</text:p>
              </table:table-cell>
              <table:table-cell office:value-type="float" office:value="0.961767163917689">
                <text:p>0.961767163917689</text:p>
              </table:table-cell>
              <table:table-cell office:value-type="float" office:value="0.947344378856622">
                <text:p>0.947344378856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7532260227642">
                <text:p>0.97532260227642</text:p>
              </table:table-cell>
              <table:table-cell office:value-type="float" office:value="0.971854883707632">
                <text:p>0.971854883707632</text:p>
              </table:table-cell>
              <table:table-cell office:value-type="float" office:value="0.965234120474252">
                <text:p>0.965234120474252</text:p>
              </table:table-cell>
              <table:table-cell office:value-type="float" office:value="0.955321691914159">
                <text:p>0.955321691914159</text:p>
              </table:table-cell>
              <table:table-cell office:value-type="float" office:value="0.963002970006516">
                <text:p>0.963002970006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79338640335374">
                <text:p>0.979338640335374</text:p>
              </table:table-cell>
              <table:table-cell office:value-type="float" office:value="0.976825241485007">
                <text:p>0.976825241485007</text:p>
              </table:table-cell>
              <table:table-cell office:value-type="float" office:value="0.97083503826628">
                <text:p>0.97083503826628</text:p>
              </table:table-cell>
              <table:table-cell office:value-type="float" office:value="0.960215790774342">
                <text:p>0.960215790774342</text:p>
              </table:table-cell>
              <table:table-cell office:value-type="float" office:value="0.94385310525573">
                <text:p>0.943853105255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80144266863303">
                <text:p>0.980144266863303</text:p>
              </table:table-cell>
              <table:table-cell office:value-type="float" office:value="0.97997980397715">
                <text:p>0.97997980397715</text:p>
              </table:table-cell>
              <table:table-cell office:value-type="float" office:value="0.973001410623143">
                <text:p>0.973001410623143</text:p>
              </table:table-cell>
              <table:table-cell office:value-type="float" office:value="0.967183081267786">
                <text:p>0.967183081267786</text:p>
              </table:table-cell>
              <table:table-cell office:value-type="float" office:value="0.94926339208571">
                <text:p>0.949263392085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83337850623337">
                <text:p>0.983337850623337</text:p>
              </table:table-cell>
              <table:table-cell office:value-type="float" office:value="0.980003988490509">
                <text:p>0.980003988490509</text:p>
              </table:table-cell>
              <table:table-cell office:value-type="float" office:value="0.972561589699508">
                <text:p>0.972561589699508</text:p>
              </table:table-cell>
              <table:table-cell office:value-type="float" office:value="0.973593714863418">
                <text:p>0.973593714863418</text:p>
              </table:table-cell>
              <table:table-cell office:value-type="float" office:value="0.901081785293746">
                <text:p>0.901081785293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79870357992172">
                <text:p>0.979870357992172</text:p>
              </table:table-cell>
              <table:table-cell office:value-type="float" office:value="0.974053305301174">
                <text:p>0.974053305301174</text:p>
              </table:table-cell>
              <table:table-cell office:value-type="float" office:value="0.977665816543891">
                <text:p>0.977665816543891</text:p>
              </table:table-cell>
              <table:table-cell office:value-type="float" office:value="0.964978281046579">
                <text:p>0.964978281046579</text:p>
              </table:table-cell>
              <table:table-cell office:value-type="float" office:value="0.966704638782339">
                <text:p>0.966704638782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8429435779385">
                <text:p>0.98429435779385</text:p>
              </table:table-cell>
              <table:table-cell office:value-type="float" office:value="0.973686577478004">
                <text:p>0.973686577478004</text:p>
              </table:table-cell>
              <table:table-cell office:value-type="float" office:value="0.977911626923852">
                <text:p>0.977911626923852</text:p>
              </table:table-cell>
              <table:table-cell office:value-type="float" office:value="0.977270442389817">
                <text:p>0.977270442389817</text:p>
              </table:table-cell>
              <table:table-cell office:value-type="float" office:value="0.965766531094485">
                <text:p>0.965766531094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83952759875176">
                <text:p>0.983952759875176</text:p>
              </table:table-cell>
              <table:table-cell office:value-type="float" office:value="0.979444935516296">
                <text:p>0.979444935516296</text:p>
              </table:table-cell>
              <table:table-cell office:value-type="float" office:value="0.975508995180953">
                <text:p>0.975508995180953</text:p>
              </table:table-cell>
              <table:table-cell office:value-type="float" office:value="0.970789129928465">
                <text:p>0.970789129928465</text:p>
              </table:table-cell>
              <table:table-cell office:value-type="float" office:value="0.966772839790129">
                <text:p>0.966772839790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84865690460197">
                <text:p>0.984865690460197</text:p>
              </table:table-cell>
              <table:table-cell office:value-type="float" office:value="0.983867367525836">
                <text:p>0.983867367525836</text:p>
              </table:table-cell>
              <table:table-cell office:value-type="float" office:value="0.980164476850768">
                <text:p>0.980164476850768</text:p>
              </table:table-cell>
              <table:table-cell office:value-type="float" office:value="0.972854882526788">
                <text:p>0.972854882526788</text:p>
              </table:table-cell>
              <table:table-cell office:value-type="float" office:value="0.977161813582367">
                <text:p>0.9771618135823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86694241306953">
                <text:p>0.986694241306953</text:p>
              </table:table-cell>
              <table:table-cell office:value-type="float" office:value="0.981704282250491">
                <text:p>0.981704282250491</text:p>
              </table:table-cell>
              <table:table-cell office:value-type="float" office:value="0.974930437882723">
                <text:p>0.974930437882723</text:p>
              </table:table-cell>
              <table:table-cell office:value-type="float" office:value="0.975277174249517">
                <text:p>0.975277174249517</text:p>
              </table:table-cell>
              <table:table-cell office:value-type="float" office:value="0.975167903260062">
                <text:p>0.9751679032600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6288356798502">
                <text:p>0.986288356798502</text:p>
              </table:table-cell>
              <table:table-cell office:value-type="float" office:value="0.986293571541085">
                <text:p>0.986293571541085</text:p>
              </table:table-cell>
              <table:table-cell office:value-type="float" office:value="0.982868527309898">
                <text:p>0.982868527309898</text:p>
              </table:table-cell>
              <table:table-cell office:value-type="float" office:value="0.981654898714713">
                <text:p>0.981654898714713</text:p>
              </table:table-cell>
              <table:table-cell office:value-type="float" office:value="0.971173346291427">
                <text:p>0.971173346291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987284856850187">
                <text:p>0.987284856850187</text:p>
              </table:table-cell>
              <table:table-cell office:value-type="float" office:value="0.982512579030603">
                <text:p>0.982512579030603</text:p>
              </table:table-cell>
              <table:table-cell office:value-type="float" office:value="0.979892614715085">
                <text:p>0.979892614715085</text:p>
              </table:table-cell>
              <table:table-cell office:value-type="float" office:value="0.974977114976507">
                <text:p>0.974977114976507</text:p>
              </table:table-cell>
              <table:table-cell office:value-type="float" office:value="0.974167060209063">
                <text:p>0.9741670602090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986848251012936">
                <text:p>0.986848251012936</text:p>
              </table:table-cell>
              <table:table-cell office:value-type="float" office:value="0.98221470809395">
                <text:p>0.98221470809395</text:p>
              </table:table-cell>
              <table:table-cell office:value-type="float" office:value="0.983240516719032">
                <text:p>0.983240516719032</text:p>
              </table:table-cell>
              <table:table-cell office:value-type="float" office:value="0.980979662309461">
                <text:p>0.980979662309461</text:p>
              </table:table-cell>
              <table:table-cell office:value-type="float" office:value="0.968242778268255">
                <text:p>0.968242778268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989681499143285">
                <text:p>0.989681499143285</text:p>
              </table:table-cell>
              <table:table-cell office:value-type="float" office:value="0.985209027606886">
                <text:p>0.985209027606886</text:p>
              </table:table-cell>
              <table:table-cell office:value-type="float" office:value="0.982237945269368">
                <text:p>0.982237945269368</text:p>
              </table:table-cell>
              <table:table-cell office:value-type="float" office:value="0.979656532818158">
                <text:p>0.979656532818158</text:p>
              </table:table-cell>
              <table:table-cell office:value-type="float" office:value="0.981621042921086">
                <text:p>0.981621042921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987703612826432">
                <text:p>0.987703612826432</text:p>
              </table:table-cell>
              <table:table-cell office:value-type="float" office:value="0.984248096554257">
                <text:p>0.984248096554257</text:p>
              </table:table-cell>
              <table:table-cell office:value-type="float" office:value="0.982905282693857">
                <text:p>0.982905282693857</text:p>
              </table:table-cell>
              <table:table-cell office:value-type="float" office:value="0.977661476626801">
                <text:p>0.977661476626801</text:p>
              </table:table-cell>
              <table:table-cell office:value-type="float" office:value="0.969851375488468">
                <text:p>0.9698513754884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987652384287433">
                <text:p>0.987652384287433</text:p>
              </table:table-cell>
              <table:table-cell office:value-type="float" office:value="0.988441027539954">
                <text:p>0.988441027539954</text:p>
              </table:table-cell>
              <table:table-cell office:value-type="float" office:value="0.987850264786419">
                <text:p>0.987850264786419</text:p>
              </table:table-cell>
              <table:table-cell office:value-type="float" office:value="0.987648072673127">
                <text:p>0.987648072673127</text:p>
              </table:table-cell>
              <table:table-cell office:value-type="float" office:value="0.969184117933486">
                <text:p>0.9691841179334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983710573520376">
                <text:p>0.983710573520376</text:p>
              </table:table-cell>
              <table:table-cell office:value-type="float" office:value="0.982539174063229">
                <text:p>0.982539174063229</text:p>
              </table:table-cell>
              <table:table-cell office:value-type="float" office:value="0.985228905765201">
                <text:p>0.985228905765201</text:p>
              </table:table-cell>
              <table:table-cell office:value-type="float" office:value="0.984937423755634">
                <text:p>0.984937423755634</text:p>
              </table:table-cell>
              <table:table-cell office:value-type="float" office:value="0.974565918045739">
                <text:p>0.9745659180457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991449090425764">
                <text:p>0.991449090425764</text:p>
              </table:table-cell>
              <table:table-cell office:value-type="float" office:value="0.991823325398415">
                <text:p>0.991823325398415</text:p>
              </table:table-cell>
              <table:table-cell office:value-type="float" office:value="0.987306084438238">
                <text:p>0.987306084438238</text:p>
              </table:table-cell>
              <table:table-cell office:value-type="float" office:value="0.980719272847448">
                <text:p>0.980719272847448</text:p>
              </table:table-cell>
              <table:table-cell office:value-type="float" office:value="0.985409238241309">
                <text:p>0.9854092382413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989984412115068">
                <text:p>0.989984412115068</text:p>
              </table:table-cell>
              <table:table-cell office:value-type="float" office:value="0.986387855302607">
                <text:p>0.986387855302607</text:p>
              </table:table-cell>
              <table:table-cell office:value-type="float" office:value="0.984520789952744">
                <text:p>0.984520789952744</text:p>
              </table:table-cell>
              <table:table-cell office:value-type="float" office:value="0.984199668699446">
                <text:p>0.984199668699446</text:p>
              </table:table-cell>
              <table:table-cell office:value-type="float" office:value="0.979241254828242">
                <text:p>0.9792412548282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991059141403216">
                <text:p>0.991059141403216</text:p>
              </table:table-cell>
              <table:table-cell office:value-type="float" office:value="0.989471589618929">
                <text:p>0.989471589618929</text:p>
              </table:table-cell>
              <table:table-cell office:value-type="float" office:value="0.987998104226131">
                <text:p>0.987998104226131</text:p>
              </table:table-cell>
              <table:table-cell office:value-type="float" office:value="0.986014573551328">
                <text:p>0.986014573551328</text:p>
              </table:table-cell>
              <table:table-cell office:value-type="float" office:value="0.988928926574695">
                <text:p>0.9889289265746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986388587362054">
                <text:p>0.986388587362054</text:p>
              </table:table-cell>
              <table:table-cell office:value-type="float" office:value="0.991363873973186">
                <text:p>0.991363873973186</text:p>
              </table:table-cell>
              <table:table-cell office:value-type="float" office:value="0.990462788821079">
                <text:p>0.990462788821079</text:p>
              </table:table-cell>
              <table:table-cell office:value-type="float" office:value="0.98200381270298">
                <text:p>0.98200381270298</text:p>
              </table:table-cell>
              <table:table-cell office:value-type="float" office:value="0.974747238243496">
                <text:p>0.9747472382434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990068186323134">
                <text:p>0.990068186323134</text:p>
              </table:table-cell>
              <table:table-cell office:value-type="float" office:value="0.990875693390842">
                <text:p>0.990875693390842</text:p>
              </table:table-cell>
              <table:table-cell office:value-type="float" office:value="0.987664893086562">
                <text:p>0.987664893086562</text:p>
              </table:table-cell>
              <table:table-cell office:value-type="float" office:value="0.990097976241246">
                <text:p>0.990097976241246</text:p>
              </table:table-cell>
              <table:table-cell office:value-type="float" office:value="0.97016655325906">
                <text:p>0.97016655325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99315718473427">
                <text:p>0.99315718473427</text:p>
              </table:table-cell>
              <table:table-cell office:value-type="float" office:value="0.986810557075239">
                <text:p>0.986810557075239</text:p>
              </table:table-cell>
              <table:table-cell office:value-type="float" office:value="0.990915886596458">
                <text:p>0.990915886596458</text:p>
              </table:table-cell>
              <table:table-cell office:value-type="float" office:value="0.987118518452137">
                <text:p>0.987118518452137</text:p>
              </table:table-cell>
              <table:table-cell office:value-type="float" office:value="0.980209584625236">
                <text:p>0.9802095846252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991545791970912">
                <text:p>0.991545791970912</text:p>
              </table:table-cell>
              <table:table-cell office:value-type="float" office:value="0.992777037475789">
                <text:p>0.992777037475789</text:p>
              </table:table-cell>
              <table:table-cell office:value-type="float" office:value="0.988402597734013">
                <text:p>0.988402597734013</text:p>
              </table:table-cell>
              <table:table-cell office:value-type="float" office:value="0.988831705439926">
                <text:p>0.988831705439926</text:p>
              </table:table-cell>
              <table:table-cell office:value-type="float" office:value="0.985440693878576">
                <text:p>0.9854406938785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993806735052619">
                <text:p>0.993806735052619</text:p>
              </table:table-cell>
              <table:table-cell office:value-type="float" office:value="0.992640372095319">
                <text:p>0.992640372095319</text:p>
              </table:table-cell>
              <table:table-cell office:value-type="float" office:value="0.990752398406882">
                <text:p>0.990752398406882</text:p>
              </table:table-cell>
              <table:table-cell office:value-type="float" office:value="0.990146878904486">
                <text:p>0.990146878904486</text:p>
              </table:table-cell>
              <table:table-cell office:value-type="float" office:value="0.974361611532014">
                <text:p>0.9743616115320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994363518784719">
                <text:p>0.994363518784719</text:p>
              </table:table-cell>
              <table:table-cell office:value-type="float" office:value="0.992301039112548">
                <text:p>0.992301039112548</text:p>
              </table:table-cell>
              <table:table-cell office:value-type="float" office:value="0.988263031376592">
                <text:p>0.988263031376592</text:p>
              </table:table-cell>
              <table:table-cell office:value-type="float" office:value="0.990651364777786">
                <text:p>0.990651364777786</text:p>
              </table:table-cell>
              <table:table-cell office:value-type="float" office:value="0.97799317525675">
                <text:p>0.977993175256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994401312803114">
                <text:p>0.994401312803114</text:p>
              </table:table-cell>
              <table:table-cell office:value-type="float" office:value="0.99466668957003">
                <text:p>0.99466668957003</text:p>
              </table:table-cell>
              <table:table-cell office:value-type="float" office:value="0.990761649649882">
                <text:p>0.990761649649882</text:p>
              </table:table-cell>
              <table:table-cell office:value-type="float" office:value="0.986485339455295">
                <text:p>0.986485339455295</text:p>
              </table:table-cell>
              <table:table-cell office:value-type="float" office:value="0.98025538397616">
                <text:p>0.980255383976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99547909193932">
                <text:p>0.99547909193932</text:p>
              </table:table-cell>
              <table:table-cell office:value-type="float" office:value="0.995590381215307">
                <text:p>0.995590381215307</text:p>
              </table:table-cell>
              <table:table-cell office:value-type="float" office:value="0.988098563105073">
                <text:p>0.988098563105073</text:p>
              </table:table-cell>
              <table:table-cell office:value-type="float" office:value="0.996589185554888">
                <text:p>0.996589185554888</text:p>
              </table:table-cell>
              <table:table-cell office:value-type="float" office:value="0.980239181761459">
                <text:p>0.980239181761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995464160039302">
                <text:p>0.995464160039302</text:p>
              </table:table-cell>
              <table:table-cell office:value-type="float" office:value="0.992928298135799">
                <text:p>0.992928298135799</text:p>
              </table:table-cell>
              <table:table-cell office:value-type="float" office:value="0.99059024802831">
                <text:p>0.99059024802831</text:p>
              </table:table-cell>
              <table:table-cell office:value-type="float" office:value="0.98876439124834">
                <text:p>0.98876439124834</text:p>
              </table:table-cell>
              <table:table-cell office:value-type="float" office:value="0.985826028270099">
                <text:p>0.9858260282700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995296811307789">
                <text:p>0.995296811307789</text:p>
              </table:table-cell>
              <table:table-cell office:value-type="float" office:value="0.99288706044223">
                <text:p>0.99288706044223</text:p>
              </table:table-cell>
              <table:table-cell office:value-type="float" office:value="0.996260861424324">
                <text:p>0.996260861424324</text:p>
              </table:table-cell>
              <table:table-cell office:value-type="float" office:value="0.992658886629258">
                <text:p>0.992658886629258</text:p>
              </table:table-cell>
              <table:table-cell office:value-type="float" office:value="0.9812029995149">
                <text:p>0.98120299951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996395579421224">
                <text:p>0.996395579421224</text:p>
              </table:table-cell>
              <table:table-cell office:value-type="float" office:value="0.992617782639343">
                <text:p>0.992617782639343</text:p>
              </table:table-cell>
              <table:table-cell office:value-type="float" office:value="0.993887004398715">
                <text:p>0.993887004398715</text:p>
              </table:table-cell>
              <table:table-cell office:value-type="float" office:value="0.985214317827692">
                <text:p>0.985214317827692</text:p>
              </table:table-cell>
              <table:table-cell office:value-type="float" office:value="0.980642567956237">
                <text:p>0.980642567956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994455527048511">
                <text:p>0.994455527048511</text:p>
              </table:table-cell>
              <table:table-cell office:value-type="float" office:value="0.994956147038629">
                <text:p>0.994956147038629</text:p>
              </table:table-cell>
              <table:table-cell office:value-type="float" office:value="0.996741898756662">
                <text:p>0.996741898756662</text:p>
              </table:table-cell>
              <table:table-cell office:value-type="float" office:value="0.992274933955392">
                <text:p>0.992274933955392</text:p>
              </table:table-cell>
              <table:table-cell office:value-type="float" office:value="0.983286572866021">
                <text:p>0.983286572866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997093001718267">
                <text:p>0.997093001718267</text:p>
              </table:table-cell>
              <table:table-cell office:value-type="float" office:value="0.996181933689235">
                <text:p>0.996181933689235</text:p>
              </table:table-cell>
              <table:table-cell office:value-type="float" office:value="0.992110178818129">
                <text:p>0.992110178818129</text:p>
              </table:table-cell>
              <table:table-cell office:value-type="float" office:value="0.995190922344808">
                <text:p>0.995190922344808</text:p>
              </table:table-cell>
              <table:table-cell office:value-type="float" office:value="0.991286346170098">
                <text:p>0.9912863461700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996539236413323">
                <text:p>0.996539236413323</text:p>
              </table:table-cell>
              <table:table-cell office:value-type="float" office:value="0.995900017022645">
                <text:p>0.995900017022645</text:p>
              </table:table-cell>
              <table:table-cell office:value-type="float" office:value="0.992897017753491">
                <text:p>0.992897017753491</text:p>
              </table:table-cell>
              <table:table-cell office:value-type="float" office:value="0.992691269108369">
                <text:p>0.992691269108369</text:p>
              </table:table-cell>
              <table:table-cell office:value-type="float" office:value="0.994096568084127">
                <text:p>0.9940965680841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99562642334814">
                <text:p>0.99562642334814</text:p>
              </table:table-cell>
              <table:table-cell office:value-type="float" office:value="0.995865044219048">
                <text:p>0.995865044219048</text:p>
              </table:table-cell>
              <table:table-cell office:value-type="float" office:value="0.991399362990549">
                <text:p>0.991399362990549</text:p>
              </table:table-cell>
              <table:table-cell office:value-type="float" office:value="0.995772542656784">
                <text:p>0.995772542656784</text:p>
              </table:table-cell>
              <table:table-cell office:value-type="float" office:value="0.99708270262832">
                <text:p>0.99708270262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997207397544919">
                <text:p>0.997207397544919</text:p>
              </table:table-cell>
              <table:table-cell office:value-type="float" office:value="0.997076057097544">
                <text:p>0.997076057097544</text:p>
              </table:table-cell>
              <table:table-cell office:value-type="float" office:value="0.99264199909888">
                <text:p>0.99264199909888</text:p>
              </table:table-cell>
              <table:table-cell office:value-type="float" office:value="0.991752864753503">
                <text:p>0.991752864753503</text:p>
              </table:table-cell>
              <table:table-cell office:value-type="float" office:value="0.990359003063453">
                <text:p>0.9903590030634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998501658420694">
                <text:p>0.998501658420694</text:p>
              </table:table-cell>
              <table:table-cell office:value-type="float" office:value="0.995403062383245">
                <text:p>0.995403062383245</text:p>
              </table:table-cell>
              <table:table-cell office:value-type="float" office:value="0.994961817046058">
                <text:p>0.994961817046058</text:p>
              </table:table-cell>
              <table:table-cell office:value-type="float" office:value="0.99240143191186">
                <text:p>0.9924014319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996980880130694">
                <text:p>0.996980880130694</text:p>
              </table:table-cell>
              <table:table-cell office:value-type="float" office:value="0.997857184235886">
                <text:p>0.997857184235886</text:p>
              </table:table-cell>
              <table:table-cell office:value-type="float" office:value="0.993762202500417">
                <text:p>0.993762202500417</text:p>
              </table:table-cell>
              <table:table-cell office:value-type="float" office:value="0.993135263539347">
                <text:p>0.993135263539347</text:p>
              </table:table-cell>
              <table:table-cell office:value-type="float" office:value="0.994159785834166">
                <text:p>0.994159785834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997911409269718">
                <text:p>0.997911409269718</text:p>
              </table:table-cell>
              <table:table-cell office:value-type="float" office:value="0.997029792764896">
                <text:p>0.997029792764896</text:p>
              </table:table-cell>
              <table:table-cell office:value-type="float" office:value="0.997334572435563">
                <text:p>0.997334572435563</text:p>
              </table:table-cell>
              <table:table-cell office:value-type="float" office:value="0.99586268715685">
                <text:p>0.99586268715685</text:p>
              </table:table-cell>
              <table:table-cell office:value-type="float" office:value="0.993628689004135">
                <text:p>0.9936286890041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996885541600635">
                <text:p>0.996885541600635</text:p>
              </table:table-cell>
              <table:table-cell office:value-type="float" office:value="0.994950946611962">
                <text:p>0.994950946611962</text:p>
              </table:table-cell>
              <table:table-cell office:value-type="float" office:value="0.998254128258253">
                <text:p>0.998254128258253</text:p>
              </table:table-cell>
              <table:table-cell office:value-type="float" office:value="0.994805629796318">
                <text:p>0.994805629796318</text:p>
              </table:table-cell>
              <table:table-cell office:value-type="float" office:value="0.99513992839894">
                <text:p>0.99513992839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995333043794014">
                <text:p>0.995333043794014</text:p>
              </table:table-cell>
              <table:table-cell office:value-type="float" office:value="0.99591847956374">
                <text:p>0.99591847956374</text:p>
              </table:table-cell>
              <table:table-cell office:value-type="float" office:value="0.996541623744657">
                <text:p>0.996541623744657</text:p>
              </table:table-cell>
              <table:table-cell office:value-type="float" office:value="0.997981741497893">
                <text:p>0.997981741497893</text:p>
              </table:table-cell>
              <table:table-cell office:value-type="float" office:value="0.99735741382154">
                <text:p>0.99735741382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996148285121045">
                <text:p>0.996148285121045</text:p>
              </table:table-cell>
              <table:table-cell office:value-type="float" office:value="0.994008549752795">
                <text:p>0.994008549752795</text:p>
              </table:table-cell>
              <table:table-cell office:value-type="float" office:value="0.995709705815844">
                <text:p>0.995709705815844</text:p>
              </table:table-cell>
              <table:table-cell office:value-type="float" office:value="0.995603808122417">
                <text:p>0.995603808122417</text:p>
              </table:table-cell>
              <table:table-cell office:value-type="float" office:value="0.986041467541159">
                <text:p>0.986041467541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997243473106461">
                <text:p>0.997243473106461</text:p>
              </table:table-cell>
              <table:table-cell office:value-type="float" office:value="0.998588962667576">
                <text:p>0.998588962667576</text:p>
              </table:table-cell>
              <table:table-cell office:value-type="float" office:value="0.996100835999243">
                <text:p>0.996100835999243</text:p>
              </table:table-cell>
              <table:table-cell office:value-type="float" office:value="0.9940740191142">
                <text:p>0.9940740191142</text:p>
              </table:table-cell>
              <table:table-cell office:value-type="float" office:value="0.998104286152095">
                <text:p>0.998104286152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998143830222086">
                <text:p>0.998143830222086</text:p>
              </table:table-cell>
              <table:table-cell office:value-type="float" office:value="0.997523790552664">
                <text:p>0.997523790552664</text:p>
              </table:table-cell>
              <table:table-cell office:value-type="float" office:value="0.995760887234359">
                <text:p>0.995760887234359</text:p>
              </table:table-cell>
              <table:table-cell office:value-type="float" office:value="0.996438973766406">
                <text:p>0.996438973766406</text:p>
              </table:table-cell>
              <table:table-cell office:value-type="float" office:value="0.995029518676874">
                <text:p>0.9950295186768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998725526809482">
                <text:p>0.998725526809482</text:p>
              </table:table-cell>
              <table:table-cell office:value-type="float" office:value="0.997626853831379">
                <text:p>0.997626853831379</text:p>
              </table:table-cell>
              <table:table-cell office:value-type="float" office:value="0.997611631842405">
                <text:p>0.997611631842405</text:p>
              </table:table-cell>
              <table:table-cell office:value-type="float" office:value="0.993836259586076">
                <text:p>0.993836259586076</text:p>
              </table:table-cell>
              <table:table-cell office:value-type="float" office:value="0.987329773656408">
                <text:p>0.9873297736564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997686075159284">
                <text:p>0.997686075159284</text:p>
              </table:table-cell>
              <table:table-cell office:value-type="float" office:value="0.996877019899253">
                <text:p>0.996877019899253</text:p>
              </table:table-cell>
              <table:table-cell office:value-type="float" office:value="0.996874473264599">
                <text:p>0.996874473264599</text:p>
              </table:table-cell>
              <table:table-cell office:value-type="float" office:value="0.9939649287602">
                <text:p>0.9939649287602</text:p>
              </table:table-cell>
              <table:table-cell office:value-type="float" office:value="0.996367323760368">
                <text:p>0.996367323760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998127838353959">
                <text:p>0.998127838353959</text:p>
              </table:table-cell>
              <table:table-cell office:value-type="float" office:value="0.997413298294972">
                <text:p>0.997413298294972</text:p>
              </table:table-cell>
              <table:table-cell office:value-type="float" office:value="0.997625120134123">
                <text:p>0.997625120134123</text:p>
              </table:table-cell>
              <table:table-cell office:value-type="float" office:value="0.993047980108062">
                <text:p>0.993047980108062</text:p>
              </table:table-cell>
              <table:table-cell office:value-type="float" office:value="0.994547916047916">
                <text:p>0.9945479160479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998322318942956">
                <text:p>0.998322318942956</text:p>
              </table:table-cell>
              <table:table-cell office:value-type="float" office:value="0.998074319516214">
                <text:p>0.998074319516214</text:p>
              </table:table-cell>
              <table:table-cell office:value-type="float" office:value="0.997467930351558">
                <text:p>0.997467930351558</text:p>
              </table:table-cell>
              <table:table-cell office:value-type="float" office:value="0.99757282833286">
                <text:p>0.99757282833286</text:p>
              </table:table-cell>
              <table:table-cell office:value-type="float" office:value="0.997736150144211">
                <text:p>0.9977361501442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998560754046022">
                <text:p>0.998560754046022</text:p>
              </table:table-cell>
              <table:table-cell office:value-type="float" office:value="0.999437105414984">
                <text:p>0.999437105414984</text:p>
              </table:table-cell>
              <table:table-cell office:value-type="float" office:value="0.997098195034788">
                <text:p>0.997098195034788</text:p>
              </table:table-cell>
              <table:table-cell office:value-type="float" office:value="0.996990424398745">
                <text:p>0.996990424398745</text:p>
              </table:table-cell>
              <table:table-cell office:value-type="float" office:value="0.997146583202921">
                <text:p>0.9971465832029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998028741210616">
                <text:p>0.998028741210616</text:p>
              </table:table-cell>
              <table:table-cell office:value-type="float" office:value="0.998598298599632">
                <text:p>0.998598298599632</text:p>
              </table:table-cell>
              <table:table-cell office:value-type="float" office:value="0.997697219856226">
                <text:p>0.997697219856226</text:p>
              </table:table-cell>
              <table:table-cell office:value-type="float" office:value="0.996150011785241">
                <text:p>0.996150011785241</text:p>
              </table:table-cell>
              <table:table-cell office:value-type="float" office:value="0.995828587174028">
                <text:p>0.9958285871740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998430673864143">
                <text:p>0.998430673864143</text:p>
              </table:table-cell>
              <table:table-cell office:value-type="float" office:value="0.995902511788684">
                <text:p>0.995902511788684</text:p>
              </table:table-cell>
              <table:table-cell office:value-type="float" office:value="0.997868068971751">
                <text:p>0.997868068971751</text:p>
              </table:table-cell>
              <table:table-cell office:value-type="float" office:value="0.997586442006168">
                <text:p>0.997586442006168</text:p>
              </table:table-cell>
              <table:table-cell office:value-type="float" office:value="0.992809559735142">
                <text:p>0.992809559735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999168479740925">
                <text:p>0.999168479740925</text:p>
              </table:table-cell>
              <table:table-cell office:value-type="float" office:value="0.997242113493968">
                <text:p>0.997242113493968</text:p>
              </table:table-cell>
              <table:table-cell office:value-type="float" office:value="0.997761983203196">
                <text:p>0.997761983203196</text:p>
              </table:table-cell>
              <table:table-cell office:value-type="float" office:value="0.997442926282978">
                <text:p>0.997442926282978</text:p>
              </table:table-cell>
              <table:table-cell office:value-type="float" office:value="0.996009007396079">
                <text:p>0.9960090073960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997493623416392">
                <text:p>0.997493623416392</text:p>
              </table:table-cell>
              <table:table-cell office:value-type="float" office:value="0.9977541252875">
                <text:p>0.9977541252875</text:p>
              </table:table-cell>
              <table:table-cell office:value-type="float" office:value="0.998343695369562">
                <text:p>0.998343695369562</text:p>
              </table:table-cell>
              <table:table-cell office:value-type="float" office:value="0.995626069681664">
                <text:p>0.995626069681664</text:p>
              </table:table-cell>
              <table:table-cell office:value-type="float" office:value="0.998296062408395">
                <text:p>0.998296062408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998426794220514">
                <text:p>0.998426794220514</text:p>
              </table:table-cell>
              <table:table-cell office:value-type="float" office:value="0.999430805050954">
                <text:p>0.999430805050954</text:p>
              </table:table-cell>
              <table:table-cell office:value-type="float" office:value="0.997730101977945">
                <text:p>0.997730101977945</text:p>
              </table:table-cell>
              <table:table-cell office:value-type="float" office:value="0.997945301102304">
                <text:p>0.997945301102304</text:p>
              </table:table-cell>
              <table:table-cell office:value-type="float" office:value="0.991811030813023">
                <text:p>0.9918110308130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999010734701832">
                <text:p>0.999010734701832</text:p>
              </table:table-cell>
              <table:table-cell office:value-type="float" office:value="0.998886437297402">
                <text:p>0.998886437297402</text:p>
              </table:table-cell>
              <table:table-cell office:value-type="float" office:value="0.998798573975045">
                <text:p>0.998798573975045</text:p>
              </table:table-cell>
              <table:table-cell office:value-type="float" office:value="0.99772104607721">
                <text:p>0.99772104607721</text:p>
              </table:table-cell>
              <table:table-cell office:value-type="float" office:value="0.995267591379926">
                <text:p>0.9952675913799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998830093878563">
                <text:p>0.998830093878563</text:p>
              </table:table-cell>
              <table:table-cell office:value-type="float" office:value="0.997862874529644">
                <text:p>0.997862874529644</text:p>
              </table:table-cell>
              <table:table-cell office:value-type="float" office:value="0.998987331073567">
                <text:p>0.998987331073567</text:p>
              </table:table-cell>
              <table:table-cell office:value-type="float" office:value="0.994950802641147">
                <text:p>0.994950802641147</text:p>
              </table:table-cell>
              <table:table-cell office:value-type="float" office:value="0.99832599426854">
                <text:p>0.998325994268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998128861687433">
                <text:p>0.998128861687433</text:p>
              </table:table-cell>
              <table:table-cell office:value-type="float" office:value="0.998535647731664">
                <text:p>0.998535647731664</text:p>
              </table:table-cell>
              <table:table-cell office:value-type="float" office:value="0.99713135542371">
                <text:p>0.99713135542371</text:p>
              </table:table-cell>
              <table:table-cell office:value-type="float" office:value="0.998257462007462">
                <text:p>0.998257462007462</text:p>
              </table:table-cell>
              <table:table-cell office:value-type="float" office:value="0.99838397093436">
                <text:p>0.99838397093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998728562329267">
                <text:p>0.998728562329267</text:p>
              </table:table-cell>
              <table:table-cell office:value-type="float" office:value="0.99948733904706">
                <text:p>0.99948733904706</text:p>
              </table:table-cell>
              <table:table-cell office:value-type="float" office:value="0.997537846086476">
                <text:p>0.997537846086476</text:p>
              </table:table-cell>
              <table:table-cell office:value-type="float" office:value="0.998306525159114">
                <text:p>0.998306525159114</text:p>
              </table:table-cell>
              <table:table-cell office:value-type="float" office:value="0.997951141369644">
                <text:p>0.997951141369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99971611071682">
                <text:p>0.99971611071682</text:p>
              </table:table-cell>
              <table:table-cell office:value-type="float" office:value="0.999552772808587">
                <text:p>0.999552772808587</text:p>
              </table:table-cell>
              <table:table-cell office:value-type="float" office:value="0.999271778911271">
                <text:p>0.999271778911271</text:p>
              </table:table-cell>
              <table:table-cell office:value-type="float" office:value="0.997521518006823">
                <text:p>0.997521518006823</text:p>
              </table:table-cell>
              <table:table-cell office:value-type="float" office:value="0.996142911389908">
                <text:p>0.9961429113899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999531929120695">
                <text:p>0.999531929120695</text:p>
              </table:table-cell>
              <table:table-cell office:value-type="float" office:value="0.999178410138271">
                <text:p>0.999178410138271</text:p>
              </table:table-cell>
              <table:table-cell office:value-type="float" office:value="0.997470704537162">
                <text:p>0.997470704537162</text:p>
              </table:table-cell>
              <table:table-cell office:value-type="float" office:value="0.998842792239102">
                <text:p>0.998842792239102</text:p>
              </table:table-cell>
              <table:table-cell office:value-type="float" office:value="0.998227799227799">
                <text:p>0.9982277992277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998985691950152">
                <text:p>0.998985691950152</text:p>
              </table:table-cell>
              <table:table-cell office:value-type="float" office:value="0.999001248075256">
                <text:p>0.999001248075256</text:p>
              </table:table-cell>
              <table:table-cell office:value-type="float" office:value="0.999329745154095">
                <text:p>0.999329745154095</text:p>
              </table:table-cell>
              <table:table-cell office:value-type="float" office:value="0.997986670914498">
                <text:p>0.997986670914498</text:p>
              </table:table-cell>
              <table:table-cell office:value-type="float" office:value="0.997029704745163">
                <text:p>0.997029704745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